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Lato" svg:font-family="Lato" style:font-adornments="Bold" style:font-pitch="variable"/>
    <style:font-face style:name="Lato1" svg:font-family="Lato" style:font-adornments="Bold Italic" style:font-pitch="variable"/>
    <style:font-face style:name="Lato2" svg:font-family="Lato" style:font-adornments="Regular" style:font-pitch="variable"/>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Ubuntu" svg:font-family="Ubuntu" style:font-adornments="Regular"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irst_20_paragraph">
      <style:text-properties fo:font-weight="bold" style:font-weight-asian="bold" style:font-weight-complex="bold"/>
    </style:style>
    <style:style style:name="P3" style:family="paragraph" style:parent-style-name="First_20_paragraph">
      <style:text-properties officeooo:paragraph-rsid="00171922"/>
    </style:style>
    <style:style style:name="P4" style:family="paragraph" style:parent-style-name="Text_20_body" style:list-style-name="L1">
      <style:paragraph-properties fo:margin-top="0cm" fo:margin-bottom="0cm" style:contextual-spacing="false"/>
    </style:style>
    <style:style style:name="P5" style:family="paragraph" style:parent-style-name="Text_20_body" style:list-style-name="L2">
      <style:paragraph-properties fo:margin-top="0cm" fo:margin-bottom="0cm" style:contextual-spacing="false"/>
    </style:style>
    <style:style style:name="P6" style:family="paragraph" style:parent-style-name="Text_20_body" style:list-style-name="L3">
      <style:paragraph-properties fo:margin-top="0cm" fo:margin-bottom="0cm" style:contextual-spacing="false"/>
    </style:style>
    <style:style style:name="P7" style:family="paragraph" style:parent-style-name="Text_20_body" style:list-style-name="L4">
      <style:paragraph-properties fo:margin-top="0cm" fo:margin-bottom="0cm" style:contextual-spacing="false"/>
    </style:style>
    <style:style style:name="P8" style:family="paragraph" style:parent-style-name="Text_20_body" style:list-style-name="L5">
      <style:paragraph-properties fo:margin-top="0cm" fo:margin-bottom="0cm" style:contextual-spacing="false"/>
    </style:style>
    <style:style style:name="P9" style:family="paragraph" style:parent-style-name="Text_20_body" style:list-style-name="L6">
      <style:paragraph-properties fo:margin-top="0cm" fo:margin-bottom="0cm" style:contextual-spacing="false"/>
    </style:style>
    <style:style style:name="P10" style:family="paragraph" style:parent-style-name="Text_20_body" style:list-style-name="L7">
      <style:paragraph-properties fo:margin-top="0cm" fo:margin-bottom="0cm" style:contextual-spacing="false"/>
    </style:style>
    <style:style style:name="P11" style:family="paragraph" style:parent-style-name="Text_20_body" style:list-style-name="L8">
      <style:paragraph-properties fo:margin-top="0cm" fo:margin-bottom="0cm" style:contextual-spacing="false"/>
    </style:style>
    <style:style style:name="P12" style:family="paragraph" style:parent-style-name="Text_20_body" style:list-style-name="L9">
      <style:paragraph-properties fo:margin-top="0cm" fo:margin-bottom="0cm" style:contextual-spacing="false"/>
    </style:style>
    <style:style style:name="P13" style:family="paragraph" style:parent-style-name="Text_20_body" style:list-style-name="L10">
      <style:paragraph-properties fo:margin-top="0cm" fo:margin-bottom="0cm" style:contextual-spacing="false"/>
    </style:style>
    <style:style style:name="P14" style:family="paragraph" style:parent-style-name="Text_20_body" style:list-style-name="L11">
      <style:paragraph-properties fo:margin-top="0cm" fo:margin-bottom="0cm" style:contextual-spacing="false"/>
    </style:style>
    <style:style style:name="P15" style:family="paragraph" style:parent-style-name="Text_20_body" style:list-style-name="L12">
      <style:paragraph-properties fo:margin-top="0cm" fo:margin-bottom="0cm" style:contextual-spacing="false"/>
    </style:style>
    <style:style style:name="P16" style:family="paragraph" style:parent-style-name="Text_20_body" style:list-style-name="L13">
      <style:paragraph-properties fo:margin-top="0cm" fo:margin-bottom="0cm" style:contextual-spacing="false"/>
    </style:style>
    <style:style style:name="P17" style:family="paragraph" style:parent-style-name="Text_20_body" style:list-style-name="L14">
      <style:paragraph-properties fo:margin-top="0cm" fo:margin-bottom="0cm" style:contextual-spacing="false"/>
    </style:style>
    <style:style style:name="P18" style:family="paragraph" style:parent-style-name="Text_20_body" style:list-style-name="L15">
      <style:paragraph-properties fo:margin-top="0cm" fo:margin-bottom="0cm" style:contextual-spacing="false"/>
    </style:style>
    <style:style style:name="P19" style:family="paragraph" style:parent-style-name="Text_20_body" style:list-style-name="L16">
      <style:paragraph-properties fo:margin-top="0cm" fo:margin-bottom="0cm" style:contextual-spacing="false"/>
    </style:style>
    <style:style style:name="P20" style:family="paragraph" style:parent-style-name="Text_20_body" style:list-style-name="L17">
      <style:paragraph-properties fo:margin-top="0cm" fo:margin-bottom="0cm" style:contextual-spacing="false"/>
    </style:style>
    <style:style style:name="P21" style:family="paragraph" style:parent-style-name="Text_20_body" style:list-style-name="L18">
      <style:paragraph-properties fo:margin-top="0cm" fo:margin-bottom="0cm" style:contextual-spacing="false"/>
    </style:style>
    <style:style style:name="P22" style:family="paragraph" style:parent-style-name="Text_20_body" style:list-style-name="L19">
      <style:paragraph-properties fo:margin-top="0cm" fo:margin-bottom="0cm" style:contextual-spacing="false"/>
    </style:style>
    <style:style style:name="P23" style:family="paragraph" style:parent-style-name="Text_20_body" style:list-style-name="L20">
      <style:paragraph-properties fo:margin-top="0cm" fo:margin-bottom="0cm" style:contextual-spacing="false"/>
    </style:style>
    <style:style style:name="P24" style:family="paragraph" style:parent-style-name="Text_20_body">
      <style:text-properties fo:font-weight="bold" style:font-weight-asian="bold" style:font-weight-complex="bold"/>
    </style:style>
    <style:style style:name="P25" style:family="paragraph" style:parent-style-name="Text_20_body" style:list-style-name="L21">
      <style:paragraph-properties fo:margin-top="0cm" fo:margin-bottom="0cm" style:contextual-spacing="false"/>
    </style:style>
    <style:style style:name="P26" style:family="paragraph" style:parent-style-name="Text_20_body">
      <style:text-properties fo:font-style="italic" style:font-style-asian="italic" style:font-style-complex="italic"/>
    </style:style>
    <style:style style:name="P27" style:family="paragraph" style:parent-style-name="Text_20_body" style:list-style-name="L22">
      <style:paragraph-properties fo:margin-top="0cm" fo:margin-bottom="0cm" style:contextual-spacing="false"/>
    </style:style>
    <style:style style:name="P28" style:family="paragraph" style:parent-style-name="Text_20_body" style:list-style-name="L23">
      <style:paragraph-properties fo:margin-top="0cm" fo:margin-bottom="0cm" style:contextual-spacing="false"/>
    </style:style>
    <style:style style:name="P29" style:family="paragraph" style:parent-style-name="Text_20_body" style:list-style-name="L24">
      <style:paragraph-properties fo:margin-top="0cm" fo:margin-bottom="0cm" style:contextual-spacing="false"/>
    </style:style>
    <style:style style:name="P30" style:family="paragraph" style:parent-style-name="Text_20_body" style:list-style-name="L25">
      <style:paragraph-properties fo:margin-top="0cm" fo:margin-bottom="0cm" style:contextual-spacing="false"/>
    </style:style>
    <style:style style:name="P31" style:family="paragraph" style:parent-style-name="Text_20_body" style:list-style-name="L26">
      <style:paragraph-properties fo:margin-top="0cm" fo:margin-bottom="0cm" style:contextual-spacing="false"/>
    </style:style>
    <style:style style:name="P32" style:family="paragraph" style:parent-style-name="Text_20_body" style:list-style-name="L27">
      <style:paragraph-properties fo:margin-top="0cm" fo:margin-bottom="0cm" style:contextual-spacing="false"/>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variant="normal" fo:text-transform="none"/>
    </style:style>
    <style:style style:name="T4" style:family="text">
      <style:text-properties fo:font-variant="normal" fo:text-transform="none" style:text-position="0% 100%"/>
    </style:style>
    <style:style style:name="T5" style:family="text">
      <style:text-properties fo:font-variant="normal" fo:text-transform="none" style:text-position="0% 100%" fo:font-style="normal"/>
    </style:style>
    <style:style style:name="T6" style:family="text">
      <style:text-properties fo:font-variant="normal" fo:text-transform="none" style:text-position="0% 100%" fo:font-style="normal" style:text-underline-style="none"/>
    </style:style>
    <style:style style:name="T7" style:family="text">
      <style:text-properties fo:font-variant="normal" fo:text-transform="none" style:text-position="0% 100%" fo:font-style="normal" style:text-underline-style="none" fo:font-weight="normal"/>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1. Introduction - What kind of game maker are you?</text:p>
      <text:list text:style-name="L1">
        <text:list-item>
          <text:p text:style-name="P4"><text:a xlink:type="simple" xlink:href="#introduction---what-kind-of-game-maker-are-you" text:style-name="Internet_20_link" text:visited-style-name="Visited_20_Internet_20_Link"><text:span text:style-name="Definition">Introduction - “What kind of Game Maker are you?”</text:span></text:a></text:p>
          <text:list text:style-name="L2">
            <text:list-item>
              <text:p text:style-name="P5"><text:a xlink:type="simple" xlink:href="#a-study-of-the-cultural-and-interpersonal-dimensions-and-evolving-tool-use-of-an-emerging-community-of-families-coding-digital-games-together." text:style-name="Internet_20_link" text:visited-style-name="Visited_20_Internet_20_Link"><text:span text:style-name="Definition">A study of the cultural and interpersonal dimensions and evolving tool use of an emerging community of families coding digital games together.</text:span></text:a></text:p>
            </text:list-item>
            <text:list-item>
              <text:p text:style-name="P5"><text:a xlink:type="simple" xlink:href="#abstract" text:style-name="Internet_20_link" text:visited-style-name="Visited_20_Internet_20_Link"><text:span text:style-name="Definition">Abstract</text:span></text:a></text:p>
            </text:list-item>
            <text:list-item>
              <text:p text:style-name="P5"><text:a xlink:type="simple" xlink:href="#outline" text:style-name="Internet_20_link" text:visited-style-name="Visited_20_Internet_20_Link"><text:span text:style-name="Definition">outline</text:span></text:a></text:p>
            </text:list-item>
            <text:list-item>
              <text:p text:style-name="P5"><text:a xlink:type="simple" xlink:href="#research-questions---march-2024" text:style-name="Internet_20_link" text:visited-style-name="Visited_20_Internet_20_Link"><text:span text:style-name="Definition">Research Questions - March 2024</text:span></text:a></text:p>
            </text:list-item>
            <text:list-item>
              <text:p text:style-name="P5"><text:a xlink:type="simple" xlink:href="#introduction-to-broad-context" text:style-name="Internet_20_link" text:visited-style-name="Visited_20_Internet_20_Link"><text:span text:style-name="Definition">Introduction to broad context</text:span></text:a></text:p>
            </text:list-item>
            <text:list-item>
              <text:p text:style-name="P5"><text:a xlink:type="simple" xlink:href="#personal-context-and-motivation-for-undertaking-this-study" text:style-name="Internet_20_link" text:visited-style-name="Visited_20_Internet_20_Link"><text:span text:style-name="Definition">Personal context and motivation for undertaking this study</text:span></text:a></text:p>
              <text:list text:style-name="L3">
                <text:list-item>
                  <text:p text:style-name="P6"><text:a xlink:type="simple" xlink:href="#revisiting-my-context-and-aims-in-relation-to-the-research-questions-of-this-thesis" text:style-name="Internet_20_link" text:visited-style-name="Visited_20_Internet_20_Link"><text:span text:style-name="Definition">Revisiting my context and aims in relation to the research questions of this thesis</text:span></text:a></text:p>
                  <text:list text:style-name="L4">
                    <text:list-item>
                      <text:p text:style-name="P7"><text:a xlink:type="simple" xlink:href="#the-complex-role-of-agency-in-this-thesis" text:style-name="Internet_20_link" text:visited-style-name="Visited_20_Internet_20_Link"><text:span text:style-name="Definition">The complex role of agency in this thesis</text:span></text:a></text:p>
                    </text:list-item>
                    <text:list-item>
                      <text:p text:style-name="P7"><text:a xlink:type="simple" xlink:href="#sketchy-pedagogies" text:style-name="Internet_20_link" text:visited-style-name="Visited_20_Internet_20_Link"><text:span text:style-name="Definition">Sketchy pedagogies</text:span></text:a></text:p>
                    </text:list-item>
                  </text:list>
                </text:list-item>
              </text:list>
            </text:list-item>
            <text:list-item>
              <text:p text:style-name="P5"><text:a xlink:type="simple" xlink:href="#conceptual-context" text:style-name="Internet_20_link" text:visited-style-name="Visited_20_Internet_20_Link"><text:span text:style-name="Definition">Conceptual Context</text:span></text:a></text:p>
              <text:list text:style-name="L5">
                <text:list-item>
                  <text:p text:style-name="P8"><text:a xlink:type="simple" xlink:href="#the-utility-of-understanding-projects-and-socio-cultural-and-activist-concepts-of-activity" text:style-name="Internet_20_link" text:visited-style-name="Visited_20_Internet_20_Link"><text:span text:style-name="Definition">The utility of understanding projects and socio cultural and activist concepts of activity</text:span></text:a></text:p>
                </text:list-item>
              </text:list>
            </text:list-item>
            <text:list-item>
              <text:p text:style-name="P5"><text:a xlink:type="simple" xlink:href="#context-of-teaching-and-learning-coding-via-game-making" text:style-name="Internet_20_link" text:visited-style-name="Visited_20_Internet_20_Link"><text:span text:style-name="Definition">Context of teaching and learning coding via game making</text:span></text:a></text:p>
              <text:list text:style-name="L6">
                <text:list-item>
                  <text:p text:style-name="P9"><text:a xlink:type="simple" xlink:href="#overview-and-motivations-of-game-making-for-learning" text:style-name="Internet_20_link" text:visited-style-name="Visited_20_Internet_20_Link"><text:span text:style-name="Definition">Overview and motivations of game making (for learning)</text:span></text:a></text:p>
                </text:list-item>
              </text:list>
            </text:list-item>
            <text:list-item>
              <text:p text:style-name="P5"><text:a xlink:type="simple" xlink:href="#context-of-game-making-for-curricular-purposes" text:style-name="Internet_20_link" text:visited-style-name="Visited_20_Internet_20_Link"><text:span text:style-name="Definition">Context of game making for curricular purposes</text:span></text:a></text:p>
              <text:list text:style-name="L7">
                <text:list-item>
                  <text:p text:style-name="P10"><text:a xlink:type="simple" xlink:href="#computing-as-a-school-subject-in-the-uk" text:style-name="Internet_20_link" text:visited-style-name="Visited_20_Internet_20_Link"><text:span text:style-name="Definition">Computing as a School Subject in the UK</text:span></text:a></text:p>
                </text:list-item>
              </text:list>
            </text:list-item>
            <text:list-item>
              <text:p text:style-name="P5"><text:a xlink:type="simple" xlink:href="#context-of-digital-making-and-culture-in-informal-settings" text:style-name="Internet_20_link" text:visited-style-name="Visited_20_Internet_20_Link"><text:span text:style-name="Definition">Context of digital making and culture in informal settings</text:span></text:a></text:p>
              <text:list text:style-name="L8">
                <text:list-item>
                  <text:p text:style-name="P11"><text:a xlink:type="simple" xlink:href="#context-of-authenticity-of-tools-practices-and-relationship-with-agency-and-empowerment" text:style-name="Internet_20_link" text:visited-style-name="Visited_20_Internet_20_Link"><text:span text:style-name="Definition">Context of authenticity of tools, practices and relationship with agency and empowerment</text:span></text:a></text:p>
                  <text:list text:style-name="L9">
                    <text:list-item>
                      <text:p text:style-name="P12"><text:a xlink:type="simple" xlink:href="#code-playgrounds" text:style-name="Internet_20_link" text:visited-style-name="Visited_20_Internet_20_Link"><text:span text:style-name="Definition">Code playgrounds</text:span></text:a></text:p>
                    </text:list-item>
                  </text:list>
                </text:list-item>
              </text:list>
            </text:list-item>
            <text:list-item>
              <text:p text:style-name="P5"><text:a xlink:type="simple" xlink:href="#digital-gaming-and-making-culture" text:style-name="Internet_20_link" text:visited-style-name="Visited_20_Internet_20_Link"><text:span text:style-name="Definition">Digital gaming and making culture</text:span></text:a></text:p>
              <text:list text:style-name="L10">
                <text:list-item>
                  <text:p text:style-name="P13"><text:a xlink:type="simple" xlink:href="#on-gaming-move-to-a-gaming-cultures-section" text:style-name="Internet_20_link" text:visited-style-name="Visited_20_Internet_20_Link"><text:span text:style-name="Definition">On Gaming (move to a gaming cultures section? )</text:span></text:a></text:p>
                </text:list-item>
                <text:list-item>
                  <text:p text:style-name="P13"><text:a xlink:type="simple" xlink:href="#home-making-and-consuming-of-media" text:style-name="Internet_20_link" text:visited-style-name="Visited_20_Internet_20_Link"><text:span text:style-name="Definition">Home making and consuming of media</text:span></text:a></text:p>
                </text:list-item>
              </text:list>
            </text:list-item>
            <text:list-item>
              <text:p text:style-name="P5"><text:a xlink:type="simple" xlink:href="#context-of-home-education-and-family-learning" text:style-name="Internet_20_link" text:visited-style-name="Visited_20_Internet_20_Link"><text:span text:style-name="Definition">Context of Home Education and family learning</text:span></text:a></text:p>
            </text:list-item>
            <text:list-item>
              <text:p text:style-name="P5"><text:a xlink:type="simple" xlink:href="#review-of-relevant-barriers-to-participating-in-coding-practices-emerging-in-the-literature" text:style-name="Internet_20_link" text:visited-style-name="Visited_20_Internet_20_Link"><text:span text:style-name="Definition">Review of relevant barriers to participating in coding practices emerging in the literature</text:span></text:a></text:p>
            </text:list-item>
            <text:list-item>
              <text:p text:style-name="P5"><text:a xlink:type="simple" xlink:href="#barriers" text:style-name="Internet_20_link" text:visited-style-name="Visited_20_Internet_20_Link"><text:span text:style-name="Definition">Barriers</text:span></text:a></text:p>
              <text:list text:style-name="L11">
                <text:list-item>
                  <text:p text:style-name="P14"><text:a xlink:type="simple" xlink:href="#technical-barriers---difficulties-in-learning-to-program" text:style-name="Internet_20_link" text:visited-style-name="Visited_20_Internet_20_Link"><text:span text:style-name="Definition">Technical Barriers - Difficulties in learning to program</text:span></text:a></text:p>
                </text:list-item>
                <text:list-item>
                  <text:p text:style-name="P14"><text:a xlink:type="simple" xlink:href="#cultural-identity-barriers-to-participation-in" text:style-name="Internet_20_link" text:visited-style-name="Visited_20_Internet_20_Link"><text:span text:style-name="Definition">Cultural / Identity barriers to participation in …</text:span></text:a></text:p>
                  <text:list text:style-name="L12">
                    <text:list-item>
                      <text:p text:style-name="P15"><text:a xlink:type="simple" xlink:href="#barrier---identity-and-computer-cultures" text:style-name="Internet_20_link" text:visited-style-name="Visited_20_Internet_20_Link"><text:span text:style-name="Definition">Barrier - Identity and computer cultures</text:span></text:a></text:p>
                    </text:list-item>
                  </text:list>
                </text:list-item>
                <text:list-item>
                  <text:p text:style-name="P14"><text:a xlink:type="simple" xlink:href="#barrier---unfamiliarity-with-support-practices" text:style-name="Internet_20_link" text:visited-style-name="Visited_20_Internet_20_Link"><text:span text:style-name="Definition">Barrier - unfamiliarity with support practices</text:span></text:a></text:p>
                </text:list-item>
                <text:list-item>
                  <text:p text:style-name="P14"><text:a xlink:type="simple" xlink:href="#studies-informing-cultural-barriers-aspects-of-game-making" text:style-name="Internet_20_link" text:visited-style-name="Visited_20_Internet_20_Link"><text:span text:style-name="Definition">Studies informing cultural barriers / aspects of game making</text:span></text:a></text:p>
                </text:list-item>
                <text:list-item>
                  <text:p text:style-name="P14"><text:a xlink:type="simple" xlink:href="#financial-barriers---funding-sustainable-programmes" text:style-name="Internet_20_link" text:visited-style-name="Visited_20_Internet_20_Link"><text:span text:style-name="Definition">Financial Barriers - Funding sustainable programmes</text:span></text:a></text:p>
                  <text:list text:style-name="L13">
                    <text:list-item>
                      <text:p text:style-name="P16"><text:a xlink:type="simple" xlink:href="#school-context" text:style-name="Internet_20_link" text:visited-style-name="Visited_20_Internet_20_Link"><text:span text:style-name="Definition">School context</text:span></text:a></text:p>
                    </text:list-item>
                    <text:list-item>
                      <text:p text:style-name="P16"><text:a xlink:type="simple" xlink:href="#university-context" text:style-name="Internet_20_link" text:visited-style-name="Visited_20_Internet_20_Link"><text:span text:style-name="Definition">University context</text:span></text:a></text:p>
                    </text:list-item>
                  </text:list>
                </text:list-item>
              </text:list>
            </text:list-item>
            <text:list-item>
              <text:p text:style-name="P5"><text:a xlink:type="simple" xlink:href="#case-studies" text:style-name="Internet_20_link" text:visited-style-name="Visited_20_Internet_20_Link"><text:span text:style-name="Definition">Case Studies</text:span></text:a></text:p>
              <text:list text:style-name="L14">
                <text:list-item>
                  <text:p text:style-name="P17"><text:a xlink:type="simple" xlink:href="#th-dimension-case-study" text:style-name="Internet_20_link" text:visited-style-name="Visited_20_Internet_20_Link"><text:span text:style-name="Definition">5th Dimension Case Study</text:span></text:a></text:p>
                </text:list-item>
                <text:list-item>
                  <text:p text:style-name="P17"><text:a xlink:type="simple" xlink:href="#creative-family-learning---roque" text:style-name="Internet_20_link" text:visited-style-name="Visited_20_Internet_20_Link"><text:span text:style-name="Definition">Creative Family Learning - Roque</text:span></text:a></text:p>
                </text:list-item>
                <text:list-item>
                  <text:p text:style-name="P17"><text:a xlink:type="simple" xlink:href="#digital-braves-as-a-small-moe-5d-project" text:style-name="Internet_20_link" text:visited-style-name="Visited_20_Internet_20_Link"><text:span text:style-name="Definition">Digital Braves as a small MoE / 5D project</text:span></text:a></text:p>
                </text:list-item>
              </text:list>
            </text:list-item>
            <text:list-item>
              <text:p text:style-name="P5"><text:a xlink:type="simple" xlink:href="#summary-of-the-thesis-motivation-and-structure" text:style-name="Internet_20_link" text:visited-style-name="Visited_20_Internet_20_Link"><text:span text:style-name="Definition">Summary of the thesis motivation and structure</text:span></text:a></text:p>
              <text:list text:style-name="L15">
                <text:list-item>
                  <text:p text:style-name="P18"><text:a xlink:type="simple" xlink:href="#recap-of-motivation" text:style-name="Internet_20_link" text:visited-style-name="Visited_20_Internet_20_Link"><text:span text:style-name="Definition">Recap of motivation</text:span></text:a></text:p>
                  <text:list text:style-name="L16">
                    <text:list-item>
                      <text:p text:style-name="P19"><text:a xlink:type="simple" xlink:href="#an-area-of-tension-to-address---limited-leaner-choice-in-process-if-driven-by-curriculum." text:style-name="Internet_20_link" text:visited-style-name="Visited_20_Internet_20_Link"><text:span text:style-name="Definition">An area of tension to address - limited leaner choice in process if driven by curriculum.</text:span></text:a></text:p>
                    </text:list-item>
                  </text:list>
                </text:list-item>
                <text:list-item>
                  <text:p text:style-name="P18"><text:a xlink:type="simple" xlink:href="#gaps-in-existing-research-contribution-to-knowledge-of-this-thesis" text:style-name="Internet_20_link" text:visited-style-name="Visited_20_Internet_20_Link"><text:span text:style-name="Definition">Gaps in existing research / Contribution to knowledge of this thesis</text:span></text:a></text:p>
                </text:list-item>
                <text:list-item>
                  <text:p text:style-name="P18"><text:a xlink:type="simple" xlink:href="#research-questions" text:style-name="Internet_20_link" text:visited-style-name="Visited_20_Internet_20_Link"><text:span text:style-name="Definition">Research Questions</text:span></text:a></text:p>
                </text:list-item>
                <text:list-item>
                  <text:p text:style-name="P18"><text:a xlink:type="simple" xlink:href="#chapter-outline" text:style-name="Internet_20_link" text:visited-style-name="Visited_20_Internet_20_Link"><text:span text:style-name="Definition">Chapter outline</text:span></text:a></text:p>
                </text:list-item>
                <text:list-item>
                  <text:p text:style-name="P18"><text:a xlink:type="simple" xlink:href="#link-to-next-chapter" text:style-name="Internet_20_link" text:visited-style-name="Visited_20_Internet_20_Link"><text:soft-page-break/><text:span text:style-name="Definition">Link to next chapter</text:span></text:a></text:p>
                </text:list-item>
              </text:list>
            </text:list-item>
            <text:list-item>
              <text:p text:style-name="P5"><text:a xlink:type="simple" xlink:href="#links" text:style-name="Internet_20_link" text:visited-style-name="Visited_20_Internet_20_Link"><text:span text:style-name="Definition">Links</text:span></text:a></text:p>
            </text:list-item>
          </text:list>
        </text:list-item>
      </text:list>
      <text:h text:style-name="Heading_20_1" text:outline-level="1"><text:bookmark-start text:name="introduction---what-kind-of-game-maker-are-you"/>Introduction - “What kind of Game Maker are you?”<text:bookmark-end text:name="introduction---what-kind-of-game-maker-are-you"/></text:h>
      <text:h text:style-name="Heading_20_3" text:outline-level="3"><text:bookmark-start text:name="a-study-of-the-cultural-and-interpersonal-dimensions-and-evolving-tool-use-of-an-emerging-community-of-families-coding-digital-games-together."/>A study of the cultural and interpersonal dimensions and evolving tool use of an emerging community of families coding digital games together.<text:bookmark-end text:name="a-study-of-the-cultural-and-interpersonal-dimensions-and-evolving-tool-use-of-an-emerging-community-of-families-coding-digital-games-together."/></text:h>
      <text:p text:style-name="First_20_paragraph">Author Mick Chesterman</text:p>
      <text:h text:style-name="Heading_20_2" text:outline-level="2"><text:bookmark-start text:name="abstract"/>Abstract<text:bookmark-end text:name="abstract"/></text:h>
      <text:p text:style-name="First_20_paragraph">to come - for now see outline of thesis at the end of chapter</text:p>
      <text:h text:style-name="Heading_20_2" text:outline-level="2"><text:bookmark-start text:name="outline"/>outline<text:bookmark-end text:name="outline"/></text:h>
      <text:list xml:id="list3404904401" text:style-name="L17">
        <text:list-item>
          <text:p text:style-name="P20">personal context</text:p>
        </text:list-item>
        <text:list-item>
          <text:p text:style-name="P20">conceptual context - at etc</text:p>
        </text:list-item>
        <text:list-item>
          <text:p text:style-name="P20">context of teaching and learning coding - motivations</text:p>
          <text:list text:style-name="L18">
            <text:list-item>
              <text:p text:style-name="P21">SCHOOLS</text:p>
            </text:list-item>
            <text:list-item>
              <text:p text:style-name="P21">Informal , professional &amp; enthusiast</text:p>
            </text:list-item>
          </text:list>
        </text:list-item>
        <text:list-item>
          <text:p text:style-name="P20">home education context</text:p>
        </text:list-item>
        <text:list-item>
          <text:p text:style-name="P20">barriers - start otu outline types , technical and cultural</text:p>
        </text:list-item>
        <text:list-item>
          <text:p text:style-name="P20">case studies</text:p>
        </text:list-item>
      </text:list>
      <text:h text:style-name="Heading_20_2" text:outline-level="2"><text:bookmark-start text:name="research-questions---march-2024"/>Research Questions - March 2024<text:bookmark-end text:name="research-questions---march-2024"/></text:h>
      <text:list text:style-name="L19">
        <text:list-item>
          <text:p text:style-name="P22">What pedagogical tools and processes are available to support novices to overcome barriers to participation in game coding processes?</text:p>
        </text:list-item>
        <text:list-item>
          <text:p text:style-name="P22">How can game design patterns support the development of coding practices with novices?</text:p>
        </text:list-item>
        <text:list-item>
          <text:p text:style-name="P22">How can learners build agency in an evolving community of game makers?</text:p>
        </text:list-item>
      </text:list>
      <text:h text:style-name="Heading_20_2" text:outline-level="2"><text:bookmark-start text:name="introduction-to-broad-context"/>Introduction to broad context<text:bookmark-end text:name="introduction-to-broad-context"/></text:h>
      <text:p text:style-name="P3">In this thesis, I explore digital game making as a vehicle for inclusive pedagogy to coding fluency and participation in coding practices. The potential of digital game making is explored in depth in a review by Kafai and Burke <text:reference-mark-start text:name="ZOTERO_ITEM CSL_CITATION {&quot;citationID&quot;:&quot;kuuxfith&quot;,&quot;properties&quot;:{&quot;formattedCitation&quot;:&quot;(2015)&quot;,&quot;plainCitation&quot;:&quot;(2015)&quot;,&quot;noteIndex&quot;:0},&quot;citationItems&quot;:[{&quot;id&quot;:3520,&quot;uris&quot;:[&quot;http://zotero.org/users/1913249/items/8K58PTFV&quot;,[&quot;http://zotero.org/users/1913249/items/8K58PTFV&quot;]],&quot;itemData&quot;:{&quot;id&quot;:3520,&quot;type&quot;:&quot;paper-conference&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collection-title&quot;:&quot;WiPSCE '15&quot;,&quot;container-title&quot;:&quot;Proceedings of the Workshop in Primary and Secondary Computing Education&quot;,&quot;DOI&quot;:&quot;10.1145/2818314.2818334&quot;,&quot;event-place&quot;:&quot;New York, NY, USA&quot;,&quot;ISBN&quot;:&quot;978-1-4503-3753-3&quot;,&quot;page&quot;:&quot;49–54&quot;,&quot;publisher&quot;:&quot;Association for Computing Machinery&quot;,&quot;publisher-place&quot;:&quot;New York, NY, USA&quot;,&quot;source&quot;:&quot;ACM Digital Library&quot;,&quot;title&quot;:&quot;Constructionist Gaming Beyond the Screen: Middle School Students' Crafting and Computing of Touchpads, Board Games, and Controllers&quot;,&quot;title-short&quot;:&quot;Constructionist Gaming Beyond the Screen&quot;,&quot;URL&quot;:&quot;https://doi.org/10.1145/2818314.2818334&quot;,&quot;author&quot;:[{&quot;family&quot;:&quot;Kafai&quot;,&quot;given&quot;:&quot;Yasmin B.&quot;},{&quot;family&quot;:&quot;Vasudevan&quot;,&quot;given&quot;:&quot;Veena&quot;}],&quot;accessed&quot;:{&quot;date-parts&quot;:[[&quot;2020&quot;,8,19]]},&quot;issued&quot;:{&quot;date-parts&quot;:[[&quot;2015&quot;,11,9]]},&quot;citation-key&quot;:&quot;kafai_constructionist_2015&quot;},&quot;suppress-author&quot;:true,&quot;prefix&quot;:&quot;&quot;,&quot;suffix&quot;:&quot;&quot;}],&quot;schema&quot;:&quot;https://github.com/citation-style-language/schema/raw/master/csl-citation.json&quot;} RNDD7dwlhWrOx"/>(2015)<text:reference-mark-end text:name="ZOTERO_ITEM CSL_CITATION {&quot;citationID&quot;:&quot;kuuxfith&quot;,&quot;properties&quot;:{&quot;formattedCitation&quot;:&quot;(2015)&quot;,&quot;plainCitation&quot;:&quot;(2015)&quot;,&quot;noteIndex&quot;:0},&quot;citationItems&quot;:[{&quot;id&quot;:3520,&quot;uris&quot;:[&quot;http://zotero.org/users/1913249/items/8K58PTFV&quot;,[&quot;http://zotero.org/users/1913249/items/8K58PTFV&quot;]],&quot;itemData&quot;:{&quot;id&quot;:3520,&quot;type&quot;:&quot;paper-conference&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collection-title&quot;:&quot;WiPSCE '15&quot;,&quot;container-title&quot;:&quot;Proceedings of the Workshop in Primary and Secondary Computing Education&quot;,&quot;DOI&quot;:&quot;10.1145/2818314.2818334&quot;,&quot;event-place&quot;:&quot;New York, NY, USA&quot;,&quot;ISBN&quot;:&quot;978-1-4503-3753-3&quot;,&quot;page&quot;:&quot;49–54&quot;,&quot;publisher&quot;:&quot;Association for Computing Machinery&quot;,&quot;publisher-place&quot;:&quot;New York, NY, USA&quot;,&quot;source&quot;:&quot;ACM Digital Library&quot;,&quot;title&quot;:&quot;Constructionist Gaming Beyond the Screen: Middle School Students' Crafting and Computing of Touchpads, Board Games, and Controllers&quot;,&quot;title-short&quot;:&quot;Constructionist Gaming Beyond the Screen&quot;,&quot;URL&quot;:&quot;https://doi.org/10.1145/2818314.2818334&quot;,&quot;author&quot;:[{&quot;family&quot;:&quot;Kafai&quot;,&quot;given&quot;:&quot;Yasmin B.&quot;},{&quot;family&quot;:&quot;Vasudevan&quot;,&quot;given&quot;:&quot;Veena&quot;}],&quot;accessed&quot;:{&quot;date-parts&quot;:[[&quot;2020&quot;,8,19]]},&quot;issued&quot;:{&quot;date-parts&quot;:[[&quot;2015&quot;,11,9]]},&quot;citation-key&quot;:&quot;kafai_constructionist_2015&quot;},&quot;suppress-author&quot;:true,&quot;prefix&quot;:&quot;&quot;,&quot;suffix&quot;:&quot;&quot;}],&quot;schema&quot;:&quot;https://github.com/citation-style-language/schema/raw/master/csl-citation.json&quot;} RNDD7dwlhWrOx"/>. The most prominent learning objective of making games in educational setting is to develop <text:span text:style-name="T1">coding and computing skills</text:span>. There are extensive studies on <text:span text:style-name="T1">game making to learn other subjects</text:span> including maths, biology and chemistry but diverse examples exist. Game making can also develop social skills, self-reflection, cultural awareness and a range of technical abilities that allow participation in information society. They are also a powerful vehicle for exploring issues involving race, sex, social issues <text:reference-mark-start text:name="ZOTERO_ITEM CSL_CITATION {&quot;citationID&quot;:&quot;pagduekd&quot;,&quot;properties&quot;:{&quot;formattedCitation&quot;:&quot;(Tekinba\\uc0\\u351{} et al., 2010)&quot;,&quot;plainCitation&quot;:&quot;(Tekinbaş et al., 2010)&quot;,&quot;noteIndex&quot;:0},&quot;citationItems&quot;:[{&quot;id&quot;:3874,&quot;uris&quot;:[&quot;http://zotero.org/users/1913249/items/3AQZ3WDH&quot;,[&quot;http://zotero.org/users/1913249/items/3AQZ3WDH&quot;]],&quot;itemData&quot;:{&quot;id&quot;:3874,&quot;type&quot;:&quot;book&quot;,&quot;abstract&quot;:&quot;The design for Quest to Learn, an innovative school in New York City that offers a \&quot;game-like\&quot; approach to learning. Quest to Learn, an innovative school for grades 6 to 12 in New York City, grew out of the idea that gaming and game design offer a promising new paradigm for curriculum and learning. The designers of Quest to Learn developed an approach to learning that draws from what games do best: drop kids into inquiry-based, complex problem spaces that are built to help players understand how they are doing, what they need to work on, and where to go next. Content is not treated as dry information but as a living resource; students are encouraged to interact with the larger world in ways that feel relevant, exciting, and empowering. Quest to Learn opened in the fall of 2009 with 76 sixth graders. In their first semester, these students learned―among other things―to convert fractions into decimals in order to break a piece of code found in a library book; to use atlases and read maps to create a location guide for a reality television series; and to create video tutorials for a hapless group of fictional inventors. This research and development document outlines the learning framework for the school, making the original design available to others in the field. Elements in development include a detailed curriculum map, a budget, and samples of student and teacher handbooks.&quot;,&quot;event-place&quot;:&quot;Cambridge, Mass&quot;,&quot;ISBN&quot;:&quot;978-0-262-51565-8&quot;,&quot;language&quot;:&quot;English&quot;,&quot;note&quot;:&quot;DOI: 10.7551/mitpress/8909.001.0001&quot;,&quot;number-of-pages&quot;:&quot;164&quot;,&quot;publisher&quot;:&quot;The MIT Press&quot;,&quot;publisher-place&quot;:&quot;Cambridge, Mass&quot;,&quot;source&quot;:&quot;Amazon&quot;,&quot;title&quot;:&quot;Quest to learn: developing the school for digital kids&quot;,&quot;title-short&quot;:&quot;Quest to learn&quot;,&quot;author&quot;:[{&quot;family&quot;:&quot;Tekinbaş&quot;,&quot;given&quot;:&quot;Katie Salen&quot;},{&quot;family&quot;:&quot;Torres&quot;,&quot;given&quot;:&quot;Robert&quot;},{&quot;family&quot;:&quot;Wolozin&quot;,&quot;given&quot;:&quot;Loretta&quot;},{&quot;family&quot;:&quot;Rufo-Tepper&quot;,&quot;given&quot;:&quot;Rebecca&quot;},{&quot;family&quot;:&quot;Shapiro&quot;,&quot;given&quot;:&quot;Arana&quot;}],&quot;issued&quot;:{&quot;date-parts&quot;:[[&quot;2010&quot;,10,29]]},&quot;citation-key&quot;:&quot;tekinbas_quest_2010&quot;},&quot;prefix&quot;:&quot;&quot;,&quot;suffix&quot;:&quot;&quot;}],&quot;schema&quot;:&quot;https://github.com/citation-style-language/schema/raw/master/csl-citation.json&quot;} RNDhrLlzEpNvr"/><text:span text:style-name="T7">(Tekinbaş et al., 2010)</text:span><text:reference-mark-end text:name="ZOTERO_ITEM CSL_CITATION {&quot;citationID&quot;:&quot;pagduekd&quot;,&quot;properties&quot;:{&quot;formattedCitation&quot;:&quot;(Tekinba\\uc0\\u351{} et al., 2010)&quot;,&quot;plainCitation&quot;:&quot;(Tekinbaş et al., 2010)&quot;,&quot;noteIndex&quot;:0},&quot;citationItems&quot;:[{&quot;id&quot;:3874,&quot;uris&quot;:[&quot;http://zotero.org/users/1913249/items/3AQZ3WDH&quot;,[&quot;http://zotero.org/users/1913249/items/3AQZ3WDH&quot;]],&quot;itemData&quot;:{&quot;id&quot;:3874,&quot;type&quot;:&quot;book&quot;,&quot;abstract&quot;:&quot;The design for Quest to Learn, an innovative school in New York City that offers a \&quot;game-like\&quot; approach to learning. Quest to Learn, an innovative school for grades 6 to 12 in New York City, grew out of the idea that gaming and game design offer a promising new paradigm for curriculum and learning. The designers of Quest to Learn developed an approach to learning that draws from what games do best: drop kids into inquiry-based, complex problem spaces that are built to help players understand how they are doing, what they need to work on, and where to go next. Content is not treated as dry information but as a living resource; students are encouraged to interact with the larger world in ways that feel relevant, exciting, and empowering. Quest to Learn opened in the fall of 2009 with 76 sixth graders. In their first semester, these students learned―among other things―to convert fractions into decimals in order to break a piece of code found in a library book; to use atlases and read maps to create a location guide for a reality television series; and to create video tutorials for a hapless group of fictional inventors. This research and development document outlines the learning framework for the school, making the original design available to others in the field. Elements in development include a detailed curriculum map, a budget, and samples of student and teacher handbooks.&quot;,&quot;event-place&quot;:&quot;Cambridge, Mass&quot;,&quot;ISBN&quot;:&quot;978-0-262-51565-8&quot;,&quot;language&quot;:&quot;English&quot;,&quot;note&quot;:&quot;DOI: 10.7551/mitpress/8909.001.0001&quot;,&quot;number-of-pages&quot;:&quot;164&quot;,&quot;publisher&quot;:&quot;The MIT Press&quot;,&quot;publisher-place&quot;:&quot;Cambridge, Mass&quot;,&quot;source&quot;:&quot;Amazon&quot;,&quot;title&quot;:&quot;Quest to learn: developing the school for digital kids&quot;,&quot;title-short&quot;:&quot;Quest to learn&quot;,&quot;author&quot;:[{&quot;family&quot;:&quot;Tekinbaş&quot;,&quot;given&quot;:&quot;Katie Salen&quot;},{&quot;family&quot;:&quot;Torres&quot;,&quot;given&quot;:&quot;Robert&quot;},{&quot;family&quot;:&quot;Wolozin&quot;,&quot;given&quot;:&quot;Loretta&quot;},{&quot;family&quot;:&quot;Rufo-Tepper&quot;,&quot;given&quot;:&quot;Rebecca&quot;},{&quot;family&quot;:&quot;Shapiro&quot;,&quot;given&quot;:&quot;Arana&quot;}],&quot;issued&quot;:{&quot;date-parts&quot;:[[&quot;2010&quot;,10,29]]},&quot;citation-key&quot;:&quot;tekinbas_quest_2010&quot;},&quot;prefix&quot;:&quot;&quot;,&quot;suffix&quot;:&quot;&quot;}],&quot;schema&quot;:&quot;https://github.com/citation-style-language/schema/raw/master/csl-citation.json&quot;} RNDhrLlzEpNvr"/>. While there has been a large body of research on the value and practice of game making for educational purposes, it is a dynamic landscape which has many areas which merit additional research.</text:p>
      <text:p text:style-name="Text_20_body">In line educational research which highlights the important of learning contexts, my own interest is on the process of the creation and evolution of game making cultures. The development of agency in the participation in game making communities is of particular interest to me. This interest stems in part from my desire to develop learner agency in my wider work on student project-based approaches in higher education and STEM education, and also in part from my past involvement in <text:soft-page-break/>grass-roots music and campaigning projects. The next section is a summarise the root of this interest through an exploration of my personal context.</text:p>
      <text:h text:style-name="Heading_20_2" text:outline-level="2"><text:bookmark-start text:name="personal-context-and-motivation-for-undertaking-this-study"/>Personal context and motivation for undertaking this study<text:bookmark-end text:name="personal-context-and-motivation-for-undertaking-this-study"/></text:h>
      <text:p text:style-name="First_20_paragraph">e </text:p>
      <text:p text:style-name="Text_20_body">In 1995, the internet seemed to me almost free of corporate messages. It was a space for oddballs, niche enthusiasts and more importantly activists. As someone involved with counter culture and political activism, the growth of the internet offered huge potential. I was involved in the resultant linking of activities of disparate political and cultural groups around gatherings international finance institution (IFIs). I found the, so-called, party and protest movement an inspirational site of learning. My involvement with the movement led me to help develop my internet publishing skills aligning myself with a broad network of media and internet activists centred around the Indymedia project <text:reference-mark-start text:name="ZOTERO_ITEM CSL_CITATION {&quot;citationID&quot;:&quot;zhunukxh&quot;,&quot;properties&quot;:{&quot;formattedCitation&quot;:&quot;(Pickard, 2006)&quot;,&quot;plainCitation&quot;:&quot;(Pickard, 2006)&quot;,&quot;noteIndex&quot;:0},&quot;citationItems&quot;:[{&quot;id&quot;:9434,&quot;uris&quot;:[&quot;http://zotero.org/users/1913249/items/Z2VEYGGL&quot;,[&quot;http://zotero.org/users/1913249/items/Z2VEYGGL&quot;]],&quot;itemData&quot;:{&quot;id&quot;:9434,&quot;type&quot;:&quot;article-journal&quot;,&quot;abstract&quot;:&quot;The past decade has witnessed an emergent form of activism increasingly defined by its reliance on internet strategies, network social structures and participatory practices. Internet strategies employed by many contemporary activists include websites, listservs and hyperlinked networks used for exchanging information, mobilizing both old and new constituencies, and coordinating collective action. Networks of organizations and individuals are formed both on and offline and decision-making within these groups is often made by consensus. Perhaps best characterizing this activism is its lack of hierarchy, epitomized by democratic communications, both within and between networked organizations. This article focuses on Indymedia, a prime institutional exemplar for the indicators mentioned above internet-based activism, network formation and participatory politics. Specifically, it addresses issues related to sustainability and political efficacy in radical democratic activist networks that are increasingly enabled by internet technologies.&quot;,&quot;container-title&quot;:&quot;Media, Culture &amp; Society&quot;,&quot;DOI&quot;:&quot;10.1177/0163443706061685&quot;,&quot;ISSN&quot;:&quot;0163-4437, 1460-3675&quot;,&quot;issue&quot;:&quot;3&quot;,&quot;journalAbbreviation&quot;:&quot;Media, Culture &amp; Society&quot;,&quot;language&quot;:&quot;en&quot;,&quot;page&quot;:&quot;315-336&quot;,&quot;source&quot;:&quot;DOI.org (Crossref)&quot;,&quot;title&quot;:&quot;United yet autonomous: Indymedia and the struggle to sustain a radical democratic network&quot;,&quot;title-short&quot;:&quot;United yet autonomous&quot;,&quot;URL&quot;:&quot;http://journals.sagepub.com/doi/10.1177/0163443706061685&quot;,&quot;volume&quot;:&quot;28&quot;,&quot;author&quot;:[{&quot;family&quot;:&quot;Pickard&quot;,&quot;given&quot;:&quot;Victor W.&quot;}],&quot;accessed&quot;:{&quot;date-parts&quot;:[[&quot;2024&quot;,3,11]]},&quot;issued&quot;:{&quot;date-parts&quot;:[[&quot;2006&quot;,5]]},&quot;citation-key&quot;:&quot;pickard_united_2006&quot;},&quot;prefix&quot;:&quot;&quot;,&quot;suffix&quot;:&quot;&quot;}],&quot;schema&quot;:&quot;https://github.com/citation-style-language/schema/raw/master/csl-citation.json&quot;} RNDa65IjQYIX0"/>(Pickard, 2006)<text:reference-mark-end text:name="ZOTERO_ITEM CSL_CITATION {&quot;citationID&quot;:&quot;zhunukxh&quot;,&quot;properties&quot;:{&quot;formattedCitation&quot;:&quot;(Pickard, 2006)&quot;,&quot;plainCitation&quot;:&quot;(Pickard, 2006)&quot;,&quot;noteIndex&quot;:0},&quot;citationItems&quot;:[{&quot;id&quot;:9434,&quot;uris&quot;:[&quot;http://zotero.org/users/1913249/items/Z2VEYGGL&quot;,[&quot;http://zotero.org/users/1913249/items/Z2VEYGGL&quot;]],&quot;itemData&quot;:{&quot;id&quot;:9434,&quot;type&quot;:&quot;article-journal&quot;,&quot;abstract&quot;:&quot;The past decade has witnessed an emergent form of activism increasingly defined by its reliance on internet strategies, network social structures and participatory practices. Internet strategies employed by many contemporary activists include websites, listservs and hyperlinked networks used for exchanging information, mobilizing both old and new constituencies, and coordinating collective action. Networks of organizations and individuals are formed both on and offline and decision-making within these groups is often made by consensus. Perhaps best characterizing this activism is its lack of hierarchy, epitomized by democratic communications, both within and between networked organizations. This article focuses on Indymedia, a prime institutional exemplar for the indicators mentioned above internet-based activism, network formation and participatory politics. Specifically, it addresses issues related to sustainability and political efficacy in radical democratic activist networks that are increasingly enabled by internet technologies.&quot;,&quot;container-title&quot;:&quot;Media, Culture &amp; Society&quot;,&quot;DOI&quot;:&quot;10.1177/0163443706061685&quot;,&quot;ISSN&quot;:&quot;0163-4437, 1460-3675&quot;,&quot;issue&quot;:&quot;3&quot;,&quot;journalAbbreviation&quot;:&quot;Media, Culture &amp; Society&quot;,&quot;language&quot;:&quot;en&quot;,&quot;page&quot;:&quot;315-336&quot;,&quot;source&quot;:&quot;DOI.org (Crossref)&quot;,&quot;title&quot;:&quot;United yet autonomous: Indymedia and the struggle to sustain a radical democratic network&quot;,&quot;title-short&quot;:&quot;United yet autonomous&quot;,&quot;URL&quot;:&quot;http://journals.sagepub.com/doi/10.1177/0163443706061685&quot;,&quot;volume&quot;:&quot;28&quot;,&quot;author&quot;:[{&quot;family&quot;:&quot;Pickard&quot;,&quot;given&quot;:&quot;Victor W.&quot;}],&quot;accessed&quot;:{&quot;date-parts&quot;:[[&quot;2024&quot;,3,11]]},&quot;issued&quot;:{&quot;date-parts&quot;:[[&quot;2006&quot;,5]]},&quot;citation-key&quot;:&quot;pickard_united_2006&quot;},&quot;prefix&quot;:&quot;&quot;,&quot;suffix&quot;:&quot;&quot;}],&quot;schema&quot;:&quot;https://github.com/citation-style-language/schema/raw/master/csl-citation.json&quot;} RNDa65IjQYIX0"/>. On a personal level, my development as a media activist including but not limited to: graphic design; web page creation; computer programming; video editing; audio-visual events tech; and server maintenance was driven with motivation and support provided by people involved in that scene. As time developed, my activist activities aligned with arts techniques, integrating performance art and activist outreach particularly at film screenings. I enjoyed being part of a wide network of activists embracing playful, performance based actions and activism <text:reference-mark-start text:name="ZOTERO_ITEM CSL_CITATION {&quot;citationID&quot;:&quot;jbalbgzx&quot;,&quot;properties&quot;:{&quot;formattedCitation&quot;:&quot;(Klepto, 2004; Routledge, 2012)&quot;,&quot;plainCitation&quot;:&quot;(Klepto, 2004; Routledge, 2012)&quot;,&quot;noteIndex&quot;:0},&quot;citationItems&quot;:[{&quot;id&quot;:8996,&quot;uris&quot;:[&quot;http://zotero.org/users/1913249/items/U6UK7C58&quot;,[&quot;http://zotero.org/users/1913249/items/U6UK7C58&quot;]],&quot;itemData&quot;:{&quot;id&quot;:8996,&quot;type&quot;:&quot;article-journal&quot;,&quot;container-title&quot;:&quot;City&quot;,&quot;DOI&quot;:&quot;10.1080/1360481042000313536&quot;,&quot;ISSN&quot;:&quot;1360-4813&quot;,&quot;issue&quot;:&quot;3&quot;,&quot;note&quot;:&quot;publisher: Routledge\n_eprint: https://doi.org/10.1080/1360481042000313536&quot;,&quot;page&quot;:&quot;403-411&quot;,&quot;source&quot;:&quot;Taylor and Francis+NEJM&quot;,&quot;title&quot;:&quot;Making war with love: the Clandestine Insurgent Rebel Clown Army&quot;,&quot;title-short&quot;:&quot;Making war with love&quot;,&quot;URL&quot;:&quot;https://doi.org/10.1080/1360481042000313536&quot;,&quot;volume&quot;:&quot;8&quot;,&quot;author&quot;:[{&quot;family&quot;:&quot;Klepto&quot;,&quot;given&quot;:&quot;Kolonel&quot;}],&quot;accessed&quot;:{&quot;date-parts&quot;:[[&quot;2023&quot;,10,3]]},&quot;issued&quot;:{&quot;date-parts&quot;:[[&quot;2004&quot;,12,1]]},&quot;citation-key&quot;:&quot;klepto_making_2004&quot;},&quot;prefix&quot;:&quot;&quot;,&quot;suffix&quot;:&quot;&quot;},{&quot;id&quot;:8998,&quot;uris&quot;:[&quot;http://zotero.org/users/1913249/items/C8AMA89V&quot;,[&quot;http://zotero.org/users/1913249/items/C8AMA89V&quot;]],&quot;itemData&quot;:{&quot;id&quot;:8998,&quot;type&quot;:&quot;article-journal&quot;,&quot;abstract&quot;:&quot;Abstract: This paper is concerned with the political performance of the Clandestine Insurgent Rebel Clown Army (CIRCA) during the protests against the G8 meeting in Gleneagles, Scotland in 2005. In particular, the paper is concerned with how emotional experiences within political moments or events can be constituted through performances that fashion “sensuous solidarities”. Sensuous solidarities are generated through diverse bodily movements and techniques, and are indicative of both the performative character of activist subjectivities and the content of activists’ public (political) performances. Reflecting on my participation in CIRCA, this paper will argue that sensuous solidarities constituted a series of complex, contradictory and emotive co-performances and resonances with police, other protestors and the public and in doing so will consider the efficacy of those forms of activism that Duncombe (2007, Dream: Reimagining Progressive Politics in an Age of Fantasy. London: The New Press) has termed “ethical spectacles”.&quot;,&quot;container-title&quot;:&quot;Antipode&quot;,&quot;DOI&quot;:&quot;10.1111/j.1467-8330.2010.00862.x&quot;,&quot;ISSN&quot;:&quot;1467-8330&quot;,&quot;issue&quot;:&quot;2&quot;,&quot;language&quot;:&quot;en&quot;,&quot;license&quot;:&quot;© 2011 The Authors Antipode© 2011 Editorial Board of Antipode.&quot;,&quot;note&quot;:&quot;_eprint: https://onlinelibrary.wiley.com/doi/pdf/10.1111/j.1467-8330.2010.00862.x&quot;,&quot;page&quot;:&quot;428-452&quot;,&quot;source&quot;:&quot;Wiley Online Library&quot;,&quot;title&quot;:&quot;Sensuous Solidarities: Emotion, Politics and Performance in the Clandestine Insurgent Rebel Clown Army&quot;,&quot;title-short&quot;:&quot;Sensuous Solidarities&quot;,&quot;URL&quot;:&quot;https://onlinelibrary.wiley.com/doi/abs/10.1111/j.1467-8330.2010.00862.x&quot;,&quot;volume&quot;:&quot;44&quot;,&quot;author&quot;:[{&quot;family&quot;:&quot;Routledge&quot;,&quot;given&quot;:&quot;Paul&quot;}],&quot;accessed&quot;:{&quot;date-parts&quot;:[[&quot;2023&quot;,10,3]]},&quot;issued&quot;:{&quot;date-parts&quot;:[[&quot;2012&quot;]]},&quot;citation-key&quot;:&quot;routledge_sensuous_2012&quot;},&quot;prefix&quot;:&quot;&quot;,&quot;suffix&quot;:&quot;&quot;}],&quot;schema&quot;:&quot;https://github.com/citation-style-language/schema/raw/master/csl-citation.json&quot;} RNDx5dqlp76hb"/>(Klepto, 2004; Routledge, 2012)<text:reference-mark-end text:name="ZOTERO_ITEM CSL_CITATION {&quot;citationID&quot;:&quot;jbalbgzx&quot;,&quot;properties&quot;:{&quot;formattedCitation&quot;:&quot;(Klepto, 2004; Routledge, 2012)&quot;,&quot;plainCitation&quot;:&quot;(Klepto, 2004; Routledge, 2012)&quot;,&quot;noteIndex&quot;:0},&quot;citationItems&quot;:[{&quot;id&quot;:8996,&quot;uris&quot;:[&quot;http://zotero.org/users/1913249/items/U6UK7C58&quot;,[&quot;http://zotero.org/users/1913249/items/U6UK7C58&quot;]],&quot;itemData&quot;:{&quot;id&quot;:8996,&quot;type&quot;:&quot;article-journal&quot;,&quot;container-title&quot;:&quot;City&quot;,&quot;DOI&quot;:&quot;10.1080/1360481042000313536&quot;,&quot;ISSN&quot;:&quot;1360-4813&quot;,&quot;issue&quot;:&quot;3&quot;,&quot;note&quot;:&quot;publisher: Routledge\n_eprint: https://doi.org/10.1080/1360481042000313536&quot;,&quot;page&quot;:&quot;403-411&quot;,&quot;source&quot;:&quot;Taylor and Francis+NEJM&quot;,&quot;title&quot;:&quot;Making war with love: the Clandestine Insurgent Rebel Clown Army&quot;,&quot;title-short&quot;:&quot;Making war with love&quot;,&quot;URL&quot;:&quot;https://doi.org/10.1080/1360481042000313536&quot;,&quot;volume&quot;:&quot;8&quot;,&quot;author&quot;:[{&quot;family&quot;:&quot;Klepto&quot;,&quot;given&quot;:&quot;Kolonel&quot;}],&quot;accessed&quot;:{&quot;date-parts&quot;:[[&quot;2023&quot;,10,3]]},&quot;issued&quot;:{&quot;date-parts&quot;:[[&quot;2004&quot;,12,1]]},&quot;citation-key&quot;:&quot;klepto_making_2004&quot;},&quot;prefix&quot;:&quot;&quot;,&quot;suffix&quot;:&quot;&quot;},{&quot;id&quot;:8998,&quot;uris&quot;:[&quot;http://zotero.org/users/1913249/items/C8AMA89V&quot;,[&quot;http://zotero.org/users/1913249/items/C8AMA89V&quot;]],&quot;itemData&quot;:{&quot;id&quot;:8998,&quot;type&quot;:&quot;article-journal&quot;,&quot;abstract&quot;:&quot;Abstract: This paper is concerned with the political performance of the Clandestine Insurgent Rebel Clown Army (CIRCA) during the protests against the G8 meeting in Gleneagles, Scotland in 2005. In particular, the paper is concerned with how emotional experiences within political moments or events can be constituted through performances that fashion “sensuous solidarities”. Sensuous solidarities are generated through diverse bodily movements and techniques, and are indicative of both the performative character of activist subjectivities and the content of activists’ public (political) performances. Reflecting on my participation in CIRCA, this paper will argue that sensuous solidarities constituted a series of complex, contradictory and emotive co-performances and resonances with police, other protestors and the public and in doing so will consider the efficacy of those forms of activism that Duncombe (2007, Dream: Reimagining Progressive Politics in an Age of Fantasy. London: The New Press) has termed “ethical spectacles”.&quot;,&quot;container-title&quot;:&quot;Antipode&quot;,&quot;DOI&quot;:&quot;10.1111/j.1467-8330.2010.00862.x&quot;,&quot;ISSN&quot;:&quot;1467-8330&quot;,&quot;issue&quot;:&quot;2&quot;,&quot;language&quot;:&quot;en&quot;,&quot;license&quot;:&quot;© 2011 The Authors Antipode© 2011 Editorial Board of Antipode.&quot;,&quot;note&quot;:&quot;_eprint: https://onlinelibrary.wiley.com/doi/pdf/10.1111/j.1467-8330.2010.00862.x&quot;,&quot;page&quot;:&quot;428-452&quot;,&quot;source&quot;:&quot;Wiley Online Library&quot;,&quot;title&quot;:&quot;Sensuous Solidarities: Emotion, Politics and Performance in the Clandestine Insurgent Rebel Clown Army&quot;,&quot;title-short&quot;:&quot;Sensuous Solidarities&quot;,&quot;URL&quot;:&quot;https://onlinelibrary.wiley.com/doi/abs/10.1111/j.1467-8330.2010.00862.x&quot;,&quot;volume&quot;:&quot;44&quot;,&quot;author&quot;:[{&quot;family&quot;:&quot;Routledge&quot;,&quot;given&quot;:&quot;Paul&quot;}],&quot;accessed&quot;:{&quot;date-parts&quot;:[[&quot;2023&quot;,10,3]]},&quot;issued&quot;:{&quot;date-parts&quot;:[[&quot;2012&quot;]]},&quot;citation-key&quot;:&quot;routledge_sensuous_2012&quot;},&quot;prefix&quot;:&quot;&quot;,&quot;suffix&quot;:&quot;&quot;}],&quot;schema&quot;:&quot;https://github.com/citation-style-language/schema/raw/master/csl-citation.json&quot;} RNDx5dqlp76hb"/>.</text:p>
      <text:p text:style-name="Text_20_body">There was a resonance between the non-hierarchical approach of activist spaces and the decentralised organising principles of the free software movement and the associated free culture approaches <text:reference-mark-start text:name="ZOTERO_ITEM CSL_CITATION {&quot;citationID&quot;:&quot;yyshtqjr&quot;,&quot;properties&quot;:{&quot;formattedCitation&quot;:&quot;(Lessig, 2004)&quot;,&quot;plainCitation&quot;:&quot;(Lessig, 2004)&quot;,&quot;noteIndex&quot;:0},&quot;citationItems&quot;:[{&quot;id&quot;:423,&quot;uris&quot;:[&quot;http://zotero.org/users/1913249/items/F5RW69XD&quot;,[&quot;http://zotero.org/users/1913249/items/F5RW69XD&quot;]],&quot;itemData&quot;:{&quot;id&quot;:423,&quot;type&quot;:&quot;book&quot;,&quot;call-number&quot;:&quot;KF2979 .L47 2004&quot;,&quot;event-place&quot;:&quot;New York&quot;,&quot;ISBN&quot;:&quot;1-59420-006-8&quot;,&quot;number-of-pages&quot;:&quot;345&quot;,&quot;publisher&quot;:&quot;Penguin Press&quot;,&quot;publisher-place&quot;:&quot;New York&quot;,&quot;source&quot;:&quot;Library of Congress ISBN&quot;,&quot;title&quot;:&quot;Free culture: how big media uses technology and the law to lock down culture and control creativity&quot;,&quot;title-short&quot;:&quot;Free culture&quot;,&quot;author&quot;:[{&quot;family&quot;:&quot;Lessig&quot;,&quot;given&quot;:&quot;Lawrence&quot;}],&quot;issued&quot;:{&quot;date-parts&quot;:[[&quot;2004&quot;]]},&quot;citation-key&quot;:&quot;lessig_free_2004&quot;},&quot;prefix&quot;:&quot;&quot;,&quot;suffix&quot;:&quot;&quot;}],&quot;schema&quot;:&quot;https://github.com/citation-style-language/schema/raw/master/csl-citation.json&quot;} RNDOxnUe3umzv"/>(Lessig, 2004)<text:reference-mark-end text:name="ZOTERO_ITEM CSL_CITATION {&quot;citationID&quot;:&quot;yyshtqjr&quot;,&quot;properties&quot;:{&quot;formattedCitation&quot;:&quot;(Lessig, 2004)&quot;,&quot;plainCitation&quot;:&quot;(Lessig, 2004)&quot;,&quot;noteIndex&quot;:0},&quot;citationItems&quot;:[{&quot;id&quot;:423,&quot;uris&quot;:[&quot;http://zotero.org/users/1913249/items/F5RW69XD&quot;,[&quot;http://zotero.org/users/1913249/items/F5RW69XD&quot;]],&quot;itemData&quot;:{&quot;id&quot;:423,&quot;type&quot;:&quot;book&quot;,&quot;call-number&quot;:&quot;KF2979 .L47 2004&quot;,&quot;event-place&quot;:&quot;New York&quot;,&quot;ISBN&quot;:&quot;1-59420-006-8&quot;,&quot;number-of-pages&quot;:&quot;345&quot;,&quot;publisher&quot;:&quot;Penguin Press&quot;,&quot;publisher-place&quot;:&quot;New York&quot;,&quot;source&quot;:&quot;Library of Congress ISBN&quot;,&quot;title&quot;:&quot;Free culture: how big media uses technology and the law to lock down culture and control creativity&quot;,&quot;title-short&quot;:&quot;Free culture&quot;,&quot;author&quot;:[{&quot;family&quot;:&quot;Lessig&quot;,&quot;given&quot;:&quot;Lawrence&quot;}],&quot;issued&quot;:{&quot;date-parts&quot;:[[&quot;2004&quot;]]},&quot;citation-key&quot;:&quot;lessig_free_2004&quot;},&quot;prefix&quot;:&quot;&quot;,&quot;suffix&quot;:&quot;&quot;}],&quot;schema&quot;:&quot;https://github.com/citation-style-language/schema/raw/master/csl-citation.json&quot;} RNDOxnUe3umzv"/>. The ethos and new uses of technology of these networks and was something that I wanted to share with local networks and organisations. I developed a specialism in internet and media creation training and community development as paid activity to support my environmental and migrant-rights activism. I set up and ran three media centres. The first at an activist social centre, another for Community Arts Northwest and the last for People’s Voice Media in Salford.</text:p>
      <text:p text:style-name="Text_20_body">I documented and promoted low-cost media and web production processes in as a member of with FLOSS Manuals and Transmission international networks. As part of this process I co-wrote A Open Web which celebrated the opportunities of the decentralised, even playing field provided by open source web technology and processes.</text:p>
      <text:p text:style-name="Text_20_body">In 2011, it was revealed that several activist groups I had been involved with were infiltrated by an undercover police officer (Mark Kennedy / Stone)<text:note text:id="ftn1" text:note-class="footnote"><text:note-citation>1</text:note-citation><text:note-body><text:p text:style-name="Footnote">https://en.wikipedia.org/wiki/Undercover_Policing_Inquiry</text:p></text:note-body></text:note>. While I had suspected undercover police interest in our work previously, the extent and proximity of this infiltration still had a significant impact on me. My role in outreach for this movement became very uncomfortable as it became clear to extent to which participation in this movement came with hidden risks. The ongoing news of further police infiltration of activist networks, and the use of undercover police staff developing personal relationships with activist to further spy on and disrupt to community <text:note text:id="ftn2" text:note-class="footnote"><text:note-citation>2</text:note-citation><text:note-body><text:p text:style-name="Footnote">https://en.wikipedia.org/wiki/UK_undercover_policing_relationships_scandal</text:p></text:note-body></text:note>, took a heavy toll on my mental health and my world outlook.</text:p>
      <text:p text:style-name="Text_20_body">Our attempts to create systemic change were being countered with response from the state who were far better resourced than we were. The momentum of this movement had been in part by driven by new uses of technology and grass-roots organising processes. There were responses from both governmental and corporate institutions using legislative, intimidatory and other tactics. For example, Mark Kennedy / Stone’s moved from police to a private firm spying for corporate clients on similar networks. While an inquiry on undercover policing scandal dragged with little to show for it, policing legislation of protest movements continues apace. The growth of the open web as a <text:soft-page-break/>means for more egalitarian and non-corporate means of publishing was also attacked. A process exemplified by the embrace, extend &amp; extinguish <text:note text:id="ftn3" text:note-class="footnote"><text:note-citation>3</text:note-citation><text:note-body><text:p text:style-name="Footnote">https://en.wikipedia.org/wiki/Embrace,_extend,_and_extinguish</text:p></text:note-body></text:note><text:s/>tactic. At the same time, the open posting Indymedia network became difficult to maintain in part due to extensive posting of misinformation and ad-hominem attacks from suspicious sources, an early example of state-sponsored troll farms targetting community activism on social media [jensen_russian_2018].</text:p>
      <text:p text:style-name="Text_20_body">In response to growing discomfort around involvement in political and environmental activism, I shifted focus towards less <text:span text:style-name="T1">frontline</text:span> activities. community work and training and documentation work with international networks and then eventually to informal learning of media creation with young people and families A key vehicle for this work was FLOSS Manuals where I wrote and promoted documentation and online learning resources media creation and and collaborative processes using Free Software. This work gave me access to diverse international networks whose work was informed by participatory and egalitarian methods. One partnership was Mozilla Webmaker education programme. Webmaker involved creating tools and workshops guides with networks of informal educators. The motivation was to involve teens in being web literate through making web products inspired in part by Douglas Rushkoff’s call for everyone to know at least a little bit of coding <text:reference-mark-start text:name="ZOTERO_ITEM CSL_CITATION {&quot;citationID&quot;:&quot;prwlykvr&quot;,&quot;properties&quot;:{&quot;formattedCitation&quot;:&quot;(Rushkoff, 2010)&quot;,&quot;plainCitation&quot;:&quot;(Rushkoff, 2010)&quot;,&quot;noteIndex&quot;:0},&quot;citationItems&quot;:[{&quot;id&quot;:1132,&quot;uris&quot;:[&quot;http://zotero.org/users/1913249/items/TNE6KXEZ&quot;,[&quot;http://zotero.org/users/1913249/items/TNE6KXEZ&quot;]],&quot;itemData&quot;:{&quot;id&quot;:1132,&quot;type&quot;:&quot;book&quot;,&quot;abstract&quot;:&quot;\&quot;The media theorist who gave us the concepts of viral media, social currency and screenagers is back with his most far-reaching appraisal yet of digital media\&quot; --Cover, p. 4&quot;,&quot;call-number&quot;:&quot;QA76.9.C66 R868 2010&quot;,&quot;event-place&quot;:&quot;New York&quot;,&quot;ISBN&quot;:&quot;978-1-935928-15-7&quot;,&quot;number-of-pages&quot;:&quot;149&quot;,&quot;publisher&quot;:&quot;OR Books&quot;,&quot;publisher-place&quot;:&quot;New York&quot;,&quot;source&quot;:&quot;Library of Congress ISBN&quot;,&quot;title&quot;:&quot;Program or be programmed: ten commands for a digital age&quot;,&quot;title-short&quot;:&quot;Program or be programmed&quot;,&quot;author&quot;:[{&quot;family&quot;:&quot;Rushkoff&quot;,&quot;given&quot;:&quot;Douglas&quot;}],&quot;issued&quot;:{&quot;date-parts&quot;:[[&quot;2010&quot;]]},&quot;citation-key&quot;:&quot;rushkoff_program_2010&quot;},&quot;prefix&quot;:&quot;&quot;,&quot;suffix&quot;:&quot;&quot;}],&quot;schema&quot;:&quot;https://github.com/citation-style-language/schema/raw/master/csl-citation.json&quot;} RNDkTht4LXIAN"/>(Rushkoff, 2010)<text:reference-mark-end text:name="ZOTERO_ITEM CSL_CITATION {&quot;citationID&quot;:&quot;prwlykvr&quot;,&quot;properties&quot;:{&quot;formattedCitation&quot;:&quot;(Rushkoff, 2010)&quot;,&quot;plainCitation&quot;:&quot;(Rushkoff, 2010)&quot;,&quot;noteIndex&quot;:0},&quot;citationItems&quot;:[{&quot;id&quot;:1132,&quot;uris&quot;:[&quot;http://zotero.org/users/1913249/items/TNE6KXEZ&quot;,[&quot;http://zotero.org/users/1913249/items/TNE6KXEZ&quot;]],&quot;itemData&quot;:{&quot;id&quot;:1132,&quot;type&quot;:&quot;book&quot;,&quot;abstract&quot;:&quot;\&quot;The media theorist who gave us the concepts of viral media, social currency and screenagers is back with his most far-reaching appraisal yet of digital media\&quot; --Cover, p. 4&quot;,&quot;call-number&quot;:&quot;QA76.9.C66 R868 2010&quot;,&quot;event-place&quot;:&quot;New York&quot;,&quot;ISBN&quot;:&quot;978-1-935928-15-7&quot;,&quot;number-of-pages&quot;:&quot;149&quot;,&quot;publisher&quot;:&quot;OR Books&quot;,&quot;publisher-place&quot;:&quot;New York&quot;,&quot;source&quot;:&quot;Library of Congress ISBN&quot;,&quot;title&quot;:&quot;Program or be programmed: ten commands for a digital age&quot;,&quot;title-short&quot;:&quot;Program or be programmed&quot;,&quot;author&quot;:[{&quot;family&quot;:&quot;Rushkoff&quot;,&quot;given&quot;:&quot;Douglas&quot;}],&quot;issued&quot;:{&quot;date-parts&quot;:[[&quot;2010&quot;]]},&quot;citation-key&quot;:&quot;rushkoff_program_2010&quot;},&quot;prefix&quot;:&quot;&quot;,&quot;suffix&quot;:&quot;&quot;}],&quot;schema&quot;:&quot;https://github.com/citation-style-language/schema/raw/master/csl-citation.json&quot;} RNDkTht4LXIAN"/>.</text:p>
      <text:p text:style-name="Preformatted_20_Text">And as we move into an increasingly digital reality, we must learn not just how to use programs but how to make them. In the emerging highly programmed landscape ahead, you will either create the software or you will be the software. It's really that simple: Program, or be programmed. [@rushkoff_program_2010].</text:p>
      <text:p text:style-name="First_20_paragraph">This avenue offered a positive way to discuss the politics of independent communications and an empowerment agenda. The rhetoric accompanying the launch of a new curriculum promised the ability to undertake game and media project production as a way to increase learners authentic real-world programming skills through creating authentic projects <text:reference-mark-start text:name="ZOTERO_ITEM CSL_CITATION {&quot;citationID&quot;:&quot;huhlfeho&quot;,&quot;properties&quot;:{&quot;formattedCitation&quot;:&quot;(Livingstone and Hope, 2010)&quot;,&quot;plainCitation&quot;:&quot;(Livingstone and Hope, 2010)&quot;,&quot;noteIndex&quot;:0},&quot;citationItems&quot;:[{&quot;id&quot;:14,&quot;uris&quot;:[&quot;http://zotero.org/users/1913249/items/4NN3EMNW&quot;,[&quot;http://zotero.org/users/1913249/items/4NN3EMNW&quot;]],&quot;itemData&quot;:{&quot;id&quot;:14,&quot;type&quot;:&quot;book&quot;,&quot;note&quot;:&quot;Citation Key: livingstone2010next&quot;,&quot;publisher&quot;:&quot;Nesta&quot;,&quot;title&quot;:&quot;Next Gen: transforming the UK into the world's leading talent hub for the video games and visual effects industries&quot;,&quot;author&quot;:[{&quot;family&quot;:&quot;Livingstone&quot;,&quot;given&quot;:&quot;Ian&quot;},{&quot;family&quot;:&quot;Hope&quot;,&quot;given&quot;:&quot;Alex&quot;}],&quot;issued&quot;:{&quot;date-parts&quot;:[[&quot;2010&quot;]]},&quot;citation-key&quot;:&quot;livingstone2010next&quot;},&quot;prefix&quot;:&quot;&quot;,&quot;suffix&quot;:&quot;&quot;}],&quot;schema&quot;:&quot;https://github.com/citation-style-language/schema/raw/master/csl-citation.json&quot;} RNDOuaKgzbibE"/>(Livingstone and Hope, 2010)<text:reference-mark-end text:name="ZOTERO_ITEM CSL_CITATION {&quot;citationID&quot;:&quot;huhlfeho&quot;,&quot;properties&quot;:{&quot;formattedCitation&quot;:&quot;(Livingstone and Hope, 2010)&quot;,&quot;plainCitation&quot;:&quot;(Livingstone and Hope, 2010)&quot;,&quot;noteIndex&quot;:0},&quot;citationItems&quot;:[{&quot;id&quot;:14,&quot;uris&quot;:[&quot;http://zotero.org/users/1913249/items/4NN3EMNW&quot;,[&quot;http://zotero.org/users/1913249/items/4NN3EMNW&quot;]],&quot;itemData&quot;:{&quot;id&quot;:14,&quot;type&quot;:&quot;book&quot;,&quot;note&quot;:&quot;Citation Key: livingstone2010next&quot;,&quot;publisher&quot;:&quot;Nesta&quot;,&quot;title&quot;:&quot;Next Gen: transforming the UK into the world's leading talent hub for the video games and visual effects industries&quot;,&quot;author&quot;:[{&quot;family&quot;:&quot;Livingstone&quot;,&quot;given&quot;:&quot;Ian&quot;},{&quot;family&quot;:&quot;Hope&quot;,&quot;given&quot;:&quot;Alex&quot;}],&quot;issued&quot;:{&quot;date-parts&quot;:[[&quot;2010&quot;]]},&quot;citation-key&quot;:&quot;livingstone2010next&quot;},&quot;prefix&quot;:&quot;&quot;,&quot;suffix&quot;:&quot;&quot;}],&quot;schema&quot;:&quot;https://github.com/citation-style-language/schema/raw/master/csl-citation.json&quot;} RNDOuaKgzbibE"/>. This motivation as well as the reduction in funding for adult education austerity agenda, led me to retrain. I undertook a masters in Computing and then an PGCE in teaching Computing. During my PGCE year I found it challenging to bring in the kind of project based learning techniques to the classroom, a theme explored in this thesis.</text:p>
      <text:p text:style-name="Text_20_body">I did however manage to create a pilot scheme to teach javascript in playful ways, using Mozilla’s webmaker tools and ethos, which I trialled in the classroom and wrote up as a dissertation and published the results as an addition to the Mozilla’s online teaching resources. While the context of secondary schools within which I trained did not suit creative project based approaches, a new role Manchester Met University role doing community partnerships as part of their EdLab project <text:note text:id="ftn4" text:note-class="footnote"><text:note-citation>4</text:note-citation><text:note-body><text:p text:style-name="Footnote">https://web.archive.org/web/20200423162826/http://edlab.org.uk/ </text:p></text:note-body></text:note><text:s/>did provide opportunities to pursue this work. The turn to investigate game making as creative media production stemmed from a consultation with home educators to undertake joint-work with EdLab. Parents and children at the consultation asked if the University could lead activities which drew on interest in games like Minecraft to motivate computer coding.</text:p>
      <text:h text:style-name="Heading_20_3" text:outline-level="3"><text:bookmark-start text:name="revisiting-my-context-and-aims-in-relation-to-the-research-questions-of-this-thesis"/>Revisiting my context and aims in relation to the research questions of this thesis<text:bookmark-end text:name="revisiting-my-context-and-aims-in-relation-to-the-research-questions-of-this-thesis"/></text:h>
      <text:p text:style-name="First_20_paragraph">NOTE - PERHAPS THIS IS AT THE END OF THE INTRODUCTION</text:p>
      <text:p text:style-name="Text_20_body">As I began to investigate games as a medium to explore and create as a playful educational experience, I saw possible parallels to previous work. Building fluency of media production and personal expression aligns with motivation of empowerment and equality of access to digital participatory culture mirroring my experience with DIY music events and protest culture.</text:p>
      <text:p text:style-name="Text_20_body"><text:soft-page-break/>At this point I applied to undertake a PhD with Education and Social Research Institute of Manchester Metropolitan University (ESRI) with game making with families as the topic for activity. I sniffed a chance to repeat the goals of previous projects in a new context and setting. However, while I had a sense of what success felt like but not a clear ability to communicate this clearly. It smelled like rebellious teen-spirit. However, how could this be best described with in an academic context? Thus, one of my objectives was to be able to better understand the driving forces of my involvement in education aspects of community in terms of the range of training and community projects that I had been involved with.</text:p>
      <text:h text:style-name="Heading_20_4" text:outline-level="4"><text:bookmark-start text:name="the-complex-role-of-agency-in-this-thesis"/>The complex role of agency in this thesis<text:bookmark-end text:name="the-complex-role-of-agency-in-this-thesis"/></text:h>
      <text:p text:style-name="First_20_paragraph">RQ3 addresses the process of developing agency within a community.</text:p>
      <text:p text:style-name="Text_20_body">One of the key research questions which addresses this is RQ3 which addresses agency. Agency emerged as a key word of this research from conversations with colleagues and from interrogating the research in this area. There was a messiness and a responsiveness that I wanted to capture and celebrate, and a dedication to real-life projects and working with the interests of participants. This celebration resonated with Papert and Turkle’s celebration of bricolage approaches and corresponding rejection of the primacy of abstract approaches to learning computing.</text:p>
      <text:p text:style-name="Text_20_body">This concern was timely, two years after starting my studies, a special issue of Mind and Culture journal explored young people, digital mediation, and transformative agency [kajamaa_young_2019].</text:p>
      <text:p text:style-name="Text_20_body">At the same time, I had a wariness to celebrate this uncritically given my recent experiences of unintended consequences of change. This applied even in a computing teaching context. For while as a Computer teacher candidate I was drawn to the possibilities offered by a new technologies and the shifts in computer pedagogy, school settings faced constraints of the curriculum, exams and time related pressures which threaten to prevent the kind of authentic project based work.</text:p>
      <text:p text:style-name="Text_20_body">Thus the concept of transformative agency is vital to this thesis as its location within a socio-cultural research context allows a full exploration of</text:p>
      <text:p text:style-name="Text_20_body">Thus while agency was important, understanding barriers to participation to undertaking project work were also important to the overall thesis.</text:p>
      <text:p text:style-name="Text_20_body">My personal context is an example that changes happening within one system may cause a reaction from wider system elements and actors, which pushes back to reverse the initial changes. My story illustrates the ‘risky’ process of collective agency working on objectives that may run away to involve unforeseen outcomes <text:reference-mark-start text:name="ZOTERO_ITEM CSL_CITATION {&quot;citationID&quot;:&quot;jtjhgpgd&quot;,&quot;properties&quot;:{&quot;formattedCitation&quot;:&quot;(Edwards, 2009:200)&quot;,&quot;plainCitation&quot;:&quot;(Edwards, 2009:200)&quot;,&quot;noteIndex&quot;:0},&quot;citationItems&quot;:[{&quot;id&quot;:8802,&quot;uris&quot;:[&quot;http://zotero.org/users/1913249/items/P7UTFAYY&quot;,[&quot;http://zotero.org/users/1913249/items/P7UTFAYY&quot;]],&quot;itemData&quot;:{&quot;id&quot;:8802,&quot;type&quot;:&quot;article-journal&quot;,&quot;container-title&quot;:&quot;Learning and expanding with activity theory&quot;,&quot;note&quot;:&quot;Citation Key: edwards2009systemic&quot;,&quot;page&quot;:&quot;197–211&quot;,&quot;title&quot;:&quot;From the systemic to the relational: Relational agency and activity theory&quot;,&quot;author&quot;:[{&quot;family&quot;:&quot;Edwards&quot;,&quot;given&quot;:&quot;Anne&quot;}],&quot;issued&quot;:{&quot;date-parts&quot;:[[&quot;2009&quot;]]},&quot;citation-key&quot;:&quot;edwards2009systemic&quot;},&quot;locator&quot;:&quot; 200&quot;,&quot;prefix&quot;:&quot;&quot;}],&quot;schema&quot;:&quot;https://github.com/citation-style-language/schema/raw/master/csl-citation.json&quot;} RNDtwo0JOIQNX"/>(Edwards, 2009:200)<text:reference-mark-end text:name="ZOTERO_ITEM CSL_CITATION {&quot;citationID&quot;:&quot;jtjhgpgd&quot;,&quot;properties&quot;:{&quot;formattedCitation&quot;:&quot;(Edwards, 2009:200)&quot;,&quot;plainCitation&quot;:&quot;(Edwards, 2009:200)&quot;,&quot;noteIndex&quot;:0},&quot;citationItems&quot;:[{&quot;id&quot;:8802,&quot;uris&quot;:[&quot;http://zotero.org/users/1913249/items/P7UTFAYY&quot;,[&quot;http://zotero.org/users/1913249/items/P7UTFAYY&quot;]],&quot;itemData&quot;:{&quot;id&quot;:8802,&quot;type&quot;:&quot;article-journal&quot;,&quot;container-title&quot;:&quot;Learning and expanding with activity theory&quot;,&quot;note&quot;:&quot;Citation Key: edwards2009systemic&quot;,&quot;page&quot;:&quot;197–211&quot;,&quot;title&quot;:&quot;From the systemic to the relational: Relational agency and activity theory&quot;,&quot;author&quot;:[{&quot;family&quot;:&quot;Edwards&quot;,&quot;given&quot;:&quot;Anne&quot;}],&quot;issued&quot;:{&quot;date-parts&quot;:[[&quot;2009&quot;]]},&quot;citation-key&quot;:&quot;edwards2009systemic&quot;},&quot;locator&quot;:&quot; 200&quot;,&quot;prefix&quot;:&quot;&quot;}],&quot;schema&quot;:&quot;https://github.com/citation-style-language/schema/raw/master/csl-citation.json&quot;} RNDtwo0JOIQNX"/>. On a personal level, I want to transcend feelings of regret associated with not being wary enough of unintended effects of embracing possibilities for social change offered new technologies.</text:p>
      <text:p text:style-name="Text_20_body">The link with this thesis here is that the process of community change can be rapid and transformational and that greater understanding of the processes involved are of value. Thus, a wider goal is the research is to reflect on experiences of developing agency. While agency and autonomy have disputed, often inter-related definitions <text:reference-mark-start text:name="ZOTERO_ITEM CSL_CITATION {&quot;citationID&quot;:&quot;gutrzqtc&quot;,&quot;properties&quot;:{&quot;formattedCitation&quot;:&quot;(Huang and Benson, 2013; Matusov et al., 2016)&quot;,&quot;plainCitation&quot;:&quot;(Huang and Benson, 2013; Matusov et al., 2016)&quot;,&quot;noteIndex&quot;:0},&quot;citationItems&quot;:[{&quot;id&quot;:8822,&quot;uris&quot;:[&quot;http://zotero.org/users/1913249/items/PSMR8LFN&quot;,[&quot;http://zotero.org/users/1913249/items/PSMR8LFN&quot;]],&quot;itemData&quot;:{&quot;id&quot;:8822,&quot;type&quot;:&quot;article-journal&quot;,&quot;abstract&quot;:&quot;This paper reviews key constructs explored in this special issue of Chinese Journal of Applied Linguistics, including autonomy, agency and identity in foreign/second language education. We first explore and compare, in relatively greater depth, the complex meanings of the two similar concepts of autonomy and agency. In discussing autonomy, we start with an analysis of the meaning of capacity and control in Benson’s (2011) broad definition of autonomy as a capacity to take control of one’s own learning, and briefly look at related issues of learner agendas and affordances. Based on a close scrutiny of the concept of agency, we propose that autonomy and agency are best treated as distinct concepts in terms of the degree of effective control over the learning-teaching process. Following a close examination of the two similar concepts of autonomy and agency, we discuss the concept of identity and finally the interrelatedness among these major concepts of autonomy, agency, and identity in language education.&quot;,&quot;container-title&quot;:&quot;Chinese Journal of Applied Linguistics&quot;,&quot;DOI&quot;:&quot;10.1515/cjal-2013-0002&quot;,&quot;ISSN&quot;:&quot;2192-9513, 2192-9505&quot;,&quot;issue&quot;:&quot;1&quot;,&quot;language&quot;:&quot;en&quot;,&quot;source&quot;:&quot;DOI.org (Crossref)&quot;,&quot;title&quot;:&quot;Autonomy, Agency and Identity in Foreign and Second Language Education&quot;,&quot;URL&quot;:&quot;https://www.degruyter.com/document/doi/10.1515/cjal-2013-0002/html&quot;,&quot;volume&quot;:&quot;36&quot;,&quot;author&quot;:[{&quot;family&quot;:&quot;Huang&quot;,&quot;given&quot;:&quot;Jing (Peter)&quot;},{&quot;family&quot;:&quot;Benson&quot;,&quot;given&quot;:&quot;Phil&quot;}],&quot;accessed&quot;:{&quot;date-parts&quot;:[[&quot;2023&quot;,6,19]]},&quot;issued&quot;:{&quot;date-parts&quot;:[[&quot;2013&quot;,1,2]]},&quot;citation-key&quot;:&quot;huang_autonomy_2013&quot;},&quot;prefix&quot;:&quot;&quot;,&quot;suffix&quot;:&quot;&quot;},{&quot;id&quot;:8819,&quot;uris&quot;:[&quot;http://zotero.org/users/1913249/items/ZU33LZ9E&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prefix&quot;:&quot;&quot;,&quot;suffix&quot;:&quot;&quot;}],&quot;schema&quot;:&quot;https://github.com/citation-style-language/schema/raw/master/csl-citation.json&quot;} RNDnbqWx9BuoC"/>(Huang and Benson, 2013; Matusov et al., 2016)<text:reference-mark-end text:name="ZOTERO_ITEM CSL_CITATION {&quot;citationID&quot;:&quot;gutrzqtc&quot;,&quot;properties&quot;:{&quot;formattedCitation&quot;:&quot;(Huang and Benson, 2013; Matusov et al., 2016)&quot;,&quot;plainCitation&quot;:&quot;(Huang and Benson, 2013; Matusov et al., 2016)&quot;,&quot;noteIndex&quot;:0},&quot;citationItems&quot;:[{&quot;id&quot;:8822,&quot;uris&quot;:[&quot;http://zotero.org/users/1913249/items/PSMR8LFN&quot;,[&quot;http://zotero.org/users/1913249/items/PSMR8LFN&quot;]],&quot;itemData&quot;:{&quot;id&quot;:8822,&quot;type&quot;:&quot;article-journal&quot;,&quot;abstract&quot;:&quot;This paper reviews key constructs explored in this special issue of Chinese Journal of Applied Linguistics, including autonomy, agency and identity in foreign/second language education. We first explore and compare, in relatively greater depth, the complex meanings of the two similar concepts of autonomy and agency. In discussing autonomy, we start with an analysis of the meaning of capacity and control in Benson’s (2011) broad definition of autonomy as a capacity to take control of one’s own learning, and briefly look at related issues of learner agendas and affordances. Based on a close scrutiny of the concept of agency, we propose that autonomy and agency are best treated as distinct concepts in terms of the degree of effective control over the learning-teaching process. Following a close examination of the two similar concepts of autonomy and agency, we discuss the concept of identity and finally the interrelatedness among these major concepts of autonomy, agency, and identity in language education.&quot;,&quot;container-title&quot;:&quot;Chinese Journal of Applied Linguistics&quot;,&quot;DOI&quot;:&quot;10.1515/cjal-2013-0002&quot;,&quot;ISSN&quot;:&quot;2192-9513, 2192-9505&quot;,&quot;issue&quot;:&quot;1&quot;,&quot;language&quot;:&quot;en&quot;,&quot;source&quot;:&quot;DOI.org (Crossref)&quot;,&quot;title&quot;:&quot;Autonomy, Agency and Identity in Foreign and Second Language Education&quot;,&quot;URL&quot;:&quot;https://www.degruyter.com/document/doi/10.1515/cjal-2013-0002/html&quot;,&quot;volume&quot;:&quot;36&quot;,&quot;author&quot;:[{&quot;family&quot;:&quot;Huang&quot;,&quot;given&quot;:&quot;Jing (Peter)&quot;},{&quot;family&quot;:&quot;Benson&quot;,&quot;given&quot;:&quot;Phil&quot;}],&quot;accessed&quot;:{&quot;date-parts&quot;:[[&quot;2023&quot;,6,19]]},&quot;issued&quot;:{&quot;date-parts&quot;:[[&quot;2013&quot;,1,2]]},&quot;citation-key&quot;:&quot;huang_autonomy_2013&quot;},&quot;prefix&quot;:&quot;&quot;,&quot;suffix&quot;:&quot;&quot;},{&quot;id&quot;:8819,&quot;uris&quot;:[&quot;http://zotero.org/users/1913249/items/ZU33LZ9E&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prefix&quot;:&quot;&quot;,&quot;suffix&quot;:&quot;&quot;}],&quot;schema&quot;:&quot;https://github.com/citation-style-language/schema/raw/master/csl-citation.json&quot;} RNDnbqWx9BuoC"/>. This study uses the following terms which can help locate RQ3 more precisely: instrumental agency, relational agency and authorial agency.</text:p>
      <text:p text:style-name="Text_20_body"/>
      <text:p text:style-name="Text_20_body">While RQ3 is necessarily limited in the extent it directly addresses forms of agency. The surfacing of my conflicted understandings of the experimental change need to acknowledged here for context as they do emerge in the way I locate the findings in relation to other research in later chapters.</text:p>
      <text:h text:style-name="Heading_20_4" text:outline-level="4"><text:bookmark-start text:name="sketchy-pedagogies"/><text:soft-page-break/>Sketchy pedagogies<text:bookmark-end text:name="sketchy-pedagogies"/></text:h>
      <text:p text:style-name="First_20_paragraph">The messiness and sketchiness of my preferred learning experience were also somehow important for me to preserve and to investigate as part of this study. This is present in the mutually evolving nature of the methodology of the study, as represented in design based learning.</text:p>
      <text:p text:style-name="Text_20_body">The process of launching into the unknown with project involving a group of people hoping to collectively make some kind of progress towards a sketchy goal was something familiar to me but under-explored. Dave Gray’s Gamestorming resource [gray_gamestorming_2010] (which became a guiding principle of EdLab project work) outlined a principle of fuzzy goals adapted from Blackwell’s work [blackwell_radical_2009]</text:p>
      <text:p text:style-name="Text_20_body">The process aligns with mutuality of design work and acknowledgement that while the process can seem a bit sketchy the results which incorporate ideas from diverse participants, also build a collective understanding of the problem area among participants which is as valuable as the proposed solution. It can also avoid unforeseen consequences by a more rapid adjustment in the course of a project.</text:p>
      <text:p text:style-name="Text_20_body">After much searching for a suitable methodology, I concluded that this can map to transformative agency.</text:p>
      <text:p text:style-name="Text_20_body">The use of new technologies by communities to achieve new aims. New technology can provide communities with tools to leverage new opportunities in a way which gives participants greater agency. Community-based approaches to learning can facilitate this process. The process of learn through undertaking creative media projects is explored in existing PBL literature but more work is needed which share effective practice. This study, in part, explores ways in which how the motivational and navigational affordances of enthusiast game making communities can be brought into more structured educational environments.</text:p>
      <text:p text:style-name="Text_20_body">RQ2 explores this with a focus on the use of game design patterns, a concept used in both professional and enthusiast settings.</text:p>
      <text:h text:style-name="Heading_20_2" text:outline-level="2"><text:bookmark-start text:name="conceptual-context"/>Conceptual Context<text:bookmark-end text:name="conceptual-context"/></text:h>
      <text:h text:style-name="Heading_20_3" text:outline-level="3"><text:bookmark-start text:name="the-utility-of-understanding-projects-and-socio-cultural-and-activist-concepts-of-activity"/>The utility of understanding projects and socio cultural and activist concepts of activity<text:bookmark-end text:name="the-utility-of-understanding-projects-and-socio-cultural-and-activist-concepts-of-activity"/></text:h>
      <text:p text:style-name="First_20_paragraph">In this section I briefly explain CHAT as a suitable choice to explore this research based around a shared project.</text:p>
      <text:p text:style-name="Text_20_body">I also problematise educational projects beyond the sometimes superficial take on educational project in schools with wider concepts derived from the socio cultural tradition.</text:p>
      <text:p text:style-name="Text_20_body">While the kind of learning explored in this study may not traditionally be thought of as an activist project, I find synergies between activist conceptions of education and learning and my wider concerns in a modest but achievable way. Specifically as a desire to move beyond curricular and technical concepts of computational thinking to wider concerns based on empowerment <text:reference-mark-start text:name="ZOTERO_ITEM CSL_CITATION {&quot;citationID&quot;:&quot;ezfxdzbw&quot;,&quot;properties&quot;:{&quot;formattedCitation&quot;:&quot;(Lee and Soep, 2016)&quot;,&quot;plainCitation&quot;:&quot;(Lee and Soep, 2016)&quot;,&quot;noteIndex&quot;:0},&quot;citationItems&quot;:[{&quot;id&quot;:8970,&quot;uris&quot;:[&quot;http://zotero.org/users/1913249/items/NN25MFNI&quot;,[&quot;http://zotero.org/users/1913249/items/NN25MFNI&quot;]],&quot;itemData&quot;:{&quot;id&quot;:8970,&quot;type&quot;:&quot;article-journal&quot;,&quot;abstract&quot;:&quot;Critical computational literacy (CCL) is a new pedagogical and conceptual framework that combines the strengths of critical literacy and computational thinking. Through CCL, young people conceptualize, create, and disseminate digital projects that break silences, expose important truths, and challenge unjust systems, all the while building skills such as coding and design. This empirical study of CCL is based at Youth Radio, a nationally recognized multimedia production company in Oakland, California. Using embedded ethnographic methods, we focus on one collaborative project inside Youth Radio's Interactive department, where young people partnered with adult colleagues to produce a web-based interactive map of gentrification in a West Oakland neighborhood. Findings demonstrate a highly sophisticated knowledge production process where youth are simultaneously contending with content, message, audience, aesthetics, design, functionality, execution, and the long-term ramifications or “digital afterlife” of their work. Through learning environments organized around critical computational literacy, young people emerge as critical problem-solvers unified by the technical know-how and the critical consciousness necessary for them to leverage digital tools for social transformation.&quot;,&quot;container-title&quot;:&quot;Equity &amp; Excellence in Education&quot;,&quot;DOI&quot;:&quot;10.1080/10665684.2016.1227157&quot;,&quot;ISSN&quot;:&quot;1066-5684&quot;,&quot;issue&quot;:&quot;4&quot;,&quot;note&quot;:&quot;publisher: Routledge\n_eprint: https://doi.org/10.1080/10665684.2016.1227157&quot;,&quot;page&quot;:&quot;480-492&quot;,&quot;source&quot;:&quot;Taylor and Francis+NEJM&quot;,&quot;title&quot;:&quot;None But Ourselves Can Free Our Minds: Critical Computational Literacy as a Pedagogy of Resistance&quot;,&quot;title-short&quot;:&quot;None But Ourselves Can Free Our Minds&quot;,&quot;URL&quot;:&quot;https://doi.org/10.1080/10665684.2016.1227157&quot;,&quot;volume&quot;:&quot;49&quot;,&quot;author&quot;:[{&quot;family&quot;:&quot;Lee&quot;,&quot;given&quot;:&quot;Clifford H.&quot;},{&quot;family&quot;:&quot;Soep&quot;,&quot;given&quot;:&quot;Elisabeth&quot;}],&quot;accessed&quot;:{&quot;date-parts&quot;:[[&quot;2023&quot;,10,2]]},&quot;issued&quot;:{&quot;date-parts&quot;:[[&quot;2016&quot;,10,1]]},&quot;citation-key&quot;:&quot;lee_none_2016&quot;},&quot;prefix&quot;:&quot;&quot;,&quot;suffix&quot;:&quot;&quot;}],&quot;schema&quot;:&quot;https://github.com/citation-style-language/schema/raw/master/csl-citation.json&quot;} RNDBY9CXNjOeN"/>(Lee and Soep, 2016)<text:reference-mark-end text:name="ZOTERO_ITEM CSL_CITATION {&quot;citationID&quot;:&quot;ezfxdzbw&quot;,&quot;properties&quot;:{&quot;formattedCitation&quot;:&quot;(Lee and Soep, 2016)&quot;,&quot;plainCitation&quot;:&quot;(Lee and Soep, 2016)&quot;,&quot;noteIndex&quot;:0},&quot;citationItems&quot;:[{&quot;id&quot;:8970,&quot;uris&quot;:[&quot;http://zotero.org/users/1913249/items/NN25MFNI&quot;,[&quot;http://zotero.org/users/1913249/items/NN25MFNI&quot;]],&quot;itemData&quot;:{&quot;id&quot;:8970,&quot;type&quot;:&quot;article-journal&quot;,&quot;abstract&quot;:&quot;Critical computational literacy (CCL) is a new pedagogical and conceptual framework that combines the strengths of critical literacy and computational thinking. Through CCL, young people conceptualize, create, and disseminate digital projects that break silences, expose important truths, and challenge unjust systems, all the while building skills such as coding and design. This empirical study of CCL is based at Youth Radio, a nationally recognized multimedia production company in Oakland, California. Using embedded ethnographic methods, we focus on one collaborative project inside Youth Radio's Interactive department, where young people partnered with adult colleagues to produce a web-based interactive map of gentrification in a West Oakland neighborhood. Findings demonstrate a highly sophisticated knowledge production process where youth are simultaneously contending with content, message, audience, aesthetics, design, functionality, execution, and the long-term ramifications or “digital afterlife” of their work. Through learning environments organized around critical computational literacy, young people emerge as critical problem-solvers unified by the technical know-how and the critical consciousness necessary for them to leverage digital tools for social transformation.&quot;,&quot;container-title&quot;:&quot;Equity &amp; Excellence in Education&quot;,&quot;DOI&quot;:&quot;10.1080/10665684.2016.1227157&quot;,&quot;ISSN&quot;:&quot;1066-5684&quot;,&quot;issue&quot;:&quot;4&quot;,&quot;note&quot;:&quot;publisher: Routledge\n_eprint: https://doi.org/10.1080/10665684.2016.1227157&quot;,&quot;page&quot;:&quot;480-492&quot;,&quot;source&quot;:&quot;Taylor and Francis+NEJM&quot;,&quot;title&quot;:&quot;None But Ourselves Can Free Our Minds: Critical Computational Literacy as a Pedagogy of Resistance&quot;,&quot;title-short&quot;:&quot;None But Ourselves Can Free Our Minds&quot;,&quot;URL&quot;:&quot;https://doi.org/10.1080/10665684.2016.1227157&quot;,&quot;volume&quot;:&quot;49&quot;,&quot;author&quot;:[{&quot;family&quot;:&quot;Lee&quot;,&quot;given&quot;:&quot;Clifford H.&quot;},{&quot;family&quot;:&quot;Soep&quot;,&quot;given&quot;:&quot;Elisabeth&quot;}],&quot;accessed&quot;:{&quot;date-parts&quot;:[[&quot;2023&quot;,10,2]]},&quot;issued&quot;:{&quot;date-parts&quot;:[[&quot;2016&quot;,10,1]]},&quot;citation-key&quot;:&quot;lee_none_2016&quot;},&quot;prefix&quot;:&quot;&quot;,&quot;suffix&quot;:&quot;&quot;}],&quot;schema&quot;:&quot;https://github.com/citation-style-language/schema/raw/master/csl-citation.json&quot;} RNDBY9CXNjOeN"/>.</text:p>
      <text:p text:style-name="Text_20_body">In addition the wider framework of CHAT is optimistic but realistic in the focus on the possibility of change.</text:p>
      <text:p text:style-name="Text_20_body">This process links back to my own feelings of entrapment, powerlessness and guilt after being involved with wider activist movements and projects. I want to be able to give detailed tools of critically analysis that do not paralyse but also do not unthinkingly evangelise social change in ways <text:soft-page-break/>which may be unsafe or unrealistic.</text:p>
      <text:h text:style-name="Heading_20_2" text:outline-level="2"><text:bookmark-start text:name="context-of-teaching-and-learning-coding-via-game-making"/>Context of teaching and learning coding via game making<text:bookmark-end text:name="context-of-teaching-and-learning-coding-via-game-making"/></text:h>
      <text:p text:style-name="First_20_paragraph">While there has been a large body of research on the value and practice of game making for educational purposes, it is a dynamic landscape which has many areas which merit additional research. New software tools to make games which offer new pedagogical possibilities emerge regularly. Game playing practices and the opportunities provided by participation in wider communities also continue to evolve. For example, casual and retro games played by both adults and children are increasingly available via smart phones and home consoles. The nostalgia around such games and the associated aesthetics of cuteness creates a potential for connection between younger and older players <text:reference-mark-start text:name="ZOTERO_ITEM CSL_CITATION {&quot;citationID&quot;:&quot;oplrcnth&quot;,&quot;properties&quot;:{&quot;formattedCitation&quot;:&quot;(Boyle and Kao, 2017)&quot;,&quot;plainCitation&quot;:&quot;(Boyle and Kao, 2017)&quot;,&quot;noteIndex&quot;:0},&quot;citationItems&quot;:[{&quot;id&quot;:3743,&quot;uris&quot;:[&quot;http://zotero.org/users/1913249/items/47HDZ7GT&quot;,[&quot;http://zotero.org/users/1913249/items/47HDZ7GT&quot;]],&quot;itemData&quot;:{&quot;id&quot;:3743,&quot;type&quot;:&quot;book&quot;,&quot;abstract&quot;:&quot;Is it possible to conceive of a Hello Kitty Middle Ages or a Tickle Me Elmo Renaissance? The Oxford English Dictionary dates the first reference to “cute” in the sense of “attractive, pretty, charming” to 1834. More recently, Sianne Ngai has offered a critical overview of the cuteness of the twentieth-century avant-garde within the context of consumer culture. But if cuteness can get under the skin, what kinds of surfaces does it best infiltrate, particularly in the framework of historical forms, events, and objects that traditionally have been read as emergences around “big” aesthetics of formal symmetries, high affects, and resemblances?  The Retrofuturism of Cuteness seeks to undo the temporal strictures surrounding aesthetic and affective categories, to displace a strict focus on commodification and cuteness, and to interrogate how cuteness as a minor aesthetics can refocus our perceptions and readings of both premodern and modern media, literature, and culture. Taking seriously the retro and the futuristic temporalities of cuteness, this volume puts in conversation projects that have unearthed remnants of a “cult of cute”—positioned historically and critically in between transitions into secularization, capitalist frameworks of commodification, and the enchantment of objects—and those that have investigated the uncanny haunting of earlier aesthetics in future-oriented modes of cuteness.&quot;,&quot;language&quot;:&quot;English&quot;,&quot;note&quot;:&quot;Accepted: 2019-03-26 23:55\nDOI: 10.21983/P3.0188.1.00&quot;,&quot;publisher&quot;:&quot;punctum books&quot;,&quot;source&quot;:&quot;library.oapen.org&quot;,&quot;title&quot;:&quot;The retro-futurism of cuteness&quot;,&quot;URL&quot;:&quot;https://library.oapen.org/handle/20.500.12657/25441&quot;,&quot;editor&quot;:[{&quot;family&quot;:&quot;Boyle&quot;,&quot;given&quot;:&quot;Jen&quot;},{&quot;family&quot;:&quot;Kao&quot;,&quot;given&quot;:&quot;Wan-Chuan&quot;}],&quot;accessed&quot;:{&quot;date-parts&quot;:[[&quot;2022&quot;,8,7]]},&quot;issued&quot;:{&quot;date-parts&quot;:[[&quot;2017&quot;]]},&quot;citation-key&quot;:&quot;boyle_retro-futurism_2017&quot;},&quot;prefix&quot;:&quot;&quot;,&quot;suffix&quot;:&quot;&quot;}],&quot;schema&quot;:&quot;https://github.com/citation-style-language/schema/raw/master/csl-citation.json&quot;} RNDtyRP1aZvWn"/>(Boyle and Kao, 2017)<text:reference-mark-end text:name="ZOTERO_ITEM CSL_CITATION {&quot;citationID&quot;:&quot;oplrcnth&quot;,&quot;properties&quot;:{&quot;formattedCitation&quot;:&quot;(Boyle and Kao, 2017)&quot;,&quot;plainCitation&quot;:&quot;(Boyle and Kao, 2017)&quot;,&quot;noteIndex&quot;:0},&quot;citationItems&quot;:[{&quot;id&quot;:3743,&quot;uris&quot;:[&quot;http://zotero.org/users/1913249/items/47HDZ7GT&quot;,[&quot;http://zotero.org/users/1913249/items/47HDZ7GT&quot;]],&quot;itemData&quot;:{&quot;id&quot;:3743,&quot;type&quot;:&quot;book&quot;,&quot;abstract&quot;:&quot;Is it possible to conceive of a Hello Kitty Middle Ages or a Tickle Me Elmo Renaissance? The Oxford English Dictionary dates the first reference to “cute” in the sense of “attractive, pretty, charming” to 1834. More recently, Sianne Ngai has offered a critical overview of the cuteness of the twentieth-century avant-garde within the context of consumer culture. But if cuteness can get under the skin, what kinds of surfaces does it best infiltrate, particularly in the framework of historical forms, events, and objects that traditionally have been read as emergences around “big” aesthetics of formal symmetries, high affects, and resemblances?  The Retrofuturism of Cuteness seeks to undo the temporal strictures surrounding aesthetic and affective categories, to displace a strict focus on commodification and cuteness, and to interrogate how cuteness as a minor aesthetics can refocus our perceptions and readings of both premodern and modern media, literature, and culture. Taking seriously the retro and the futuristic temporalities of cuteness, this volume puts in conversation projects that have unearthed remnants of a “cult of cute”—positioned historically and critically in between transitions into secularization, capitalist frameworks of commodification, and the enchantment of objects—and those that have investigated the uncanny haunting of earlier aesthetics in future-oriented modes of cuteness.&quot;,&quot;language&quot;:&quot;English&quot;,&quot;note&quot;:&quot;Accepted: 2019-03-26 23:55\nDOI: 10.21983/P3.0188.1.00&quot;,&quot;publisher&quot;:&quot;punctum books&quot;,&quot;source&quot;:&quot;library.oapen.org&quot;,&quot;title&quot;:&quot;The retro-futurism of cuteness&quot;,&quot;URL&quot;:&quot;https://library.oapen.org/handle/20.500.12657/25441&quot;,&quot;editor&quot;:[{&quot;family&quot;:&quot;Boyle&quot;,&quot;given&quot;:&quot;Jen&quot;},{&quot;family&quot;:&quot;Kao&quot;,&quot;given&quot;:&quot;Wan-Chuan&quot;}],&quot;accessed&quot;:{&quot;date-parts&quot;:[[&quot;2022&quot;,8,7]]},&quot;issued&quot;:{&quot;date-parts&quot;:[[&quot;2017&quot;]]},&quot;citation-key&quot;:&quot;boyle_retro-futurism_2017&quot;},&quot;prefix&quot;:&quot;&quot;,&quot;suffix&quot;:&quot;&quot;}],&quot;schema&quot;:&quot;https://github.com/citation-style-language/schema/raw/master/csl-citation.json&quot;} RNDtyRP1aZvWn"/>. The sustained popularity of retro games together with easy-to-use game making tools and code frameworks provides an entry point for game players into game making cultures which is reflected in the success of amateur games publishing websites like itch.io <text:reference-mark-start text:name="ZOTERO_ITEM CSL_CITATION {&quot;citationID&quot;:&quot;vztxzrme&quot;,&quot;properties&quot;:{&quot;formattedCitation&quot;:&quot;(Garda, 2014)&quot;,&quot;plainCitation&quot;:&quot;(Garda, 2014)&quot;,&quot;noteIndex&quot;:0},&quot;citationItems&quot;:[{&quot;id&quot;:3757,&quot;uris&quot;:[&quot;http://zotero.org/users/1913249/items/U5QUFD8Q&quot;,[&quot;http://zotero.org/users/1913249/items/U5QUFD8Q&quot;]],&quot;itemData&quot;:{&quot;id&quot;:3757,&quot;type&quot;:&quot;paper-conference&quot;,&quot;container-title&quot;:&quot;DiGRA - Proceedings of the 2013 DiGRA International Conference: DeFragging Game Studies&quot;,&quot;ISBN&quot;:&quot;ISSN 2342-9666&quot;,&quot;title&quot;:&quot;Nostalgia in retro game design&quot;,&quot;URL&quot;:&quot;http://www.digra.org/wp-content/uploads/digital-library/paper_310.pdf&quot;,&quot;author&quot;:[{&quot;family&quot;:&quot;Garda&quot;,&quot;given&quot;:&quot;Maria B&quot;}],&quot;issued&quot;:{&quot;date-parts&quot;:[[&quot;2014&quot;,8]]},&quot;citation-key&quot;:&quot;garda_nostalgia_2014&quot;},&quot;prefix&quot;:&quot;&quot;,&quot;suffix&quot;:&quot;&quot;}],&quot;schema&quot;:&quot;https://github.com/citation-style-language/schema/raw/master/csl-citation.json&quot;} RND0yV1IC1pPZ"/>(Garda, 2014)<text:reference-mark-end text:name="ZOTERO_ITEM CSL_CITATION {&quot;citationID&quot;:&quot;vztxzrme&quot;,&quot;properties&quot;:{&quot;formattedCitation&quot;:&quot;(Garda, 2014)&quot;,&quot;plainCitation&quot;:&quot;(Garda, 2014)&quot;,&quot;noteIndex&quot;:0},&quot;citationItems&quot;:[{&quot;id&quot;:3757,&quot;uris&quot;:[&quot;http://zotero.org/users/1913249/items/U5QUFD8Q&quot;,[&quot;http://zotero.org/users/1913249/items/U5QUFD8Q&quot;]],&quot;itemData&quot;:{&quot;id&quot;:3757,&quot;type&quot;:&quot;paper-conference&quot;,&quot;container-title&quot;:&quot;DiGRA - Proceedings of the 2013 DiGRA International Conference: DeFragging Game Studies&quot;,&quot;ISBN&quot;:&quot;ISSN 2342-9666&quot;,&quot;title&quot;:&quot;Nostalgia in retro game design&quot;,&quot;URL&quot;:&quot;http://www.digra.org/wp-content/uploads/digital-library/paper_310.pdf&quot;,&quot;author&quot;:[{&quot;family&quot;:&quot;Garda&quot;,&quot;given&quot;:&quot;Maria B&quot;}],&quot;issued&quot;:{&quot;date-parts&quot;:[[&quot;2014&quot;,8]]},&quot;citation-key&quot;:&quot;garda_nostalgia_2014&quot;},&quot;prefix&quot;:&quot;&quot;,&quot;suffix&quot;:&quot;&quot;}],&quot;schema&quot;:&quot;https://github.com/citation-style-language/schema/raw/master/csl-citation.json&quot;} RND0yV1IC1pPZ"/>.</text:p>
      <text:h text:style-name="Heading_20_3" text:outline-level="3"><text:bookmark-start text:name="overview-and-motivations-of-game-making-for-learning"/>Overview and motivations of game making (for learning)<text:bookmark-end text:name="overview-and-motivations-of-game-making-for-learning"/></text:h>
      <text:p text:style-name="First_20_paragraph">The title of Kafai and Burke’s book “Connected Gaming: What Making Video Games Can Teach Us about Learning and Literacy” <text:reference-mark-start text:name="ZOTERO_ITEM CSL_CITATION {&quot;citationID&quot;:&quot;gbqfqnzh&quot;,&quot;properties&quot;:{&quot;formattedCitation&quot;:&quot;(Kafai et al., 2016)&quot;,&quot;plainCitation&quot;:&quot;(Kafai et al., 2016)&quot;,&quot;noteIndex&quot;:0},&quot;citationItems&quot;:[{&quot;id&quot;:1409,&quot;uris&quot;:[&quot;http://zotero.org/users/1913249/items/C9RM6JHC&quot;,[&quot;http://zotero.org/users/1913249/items/C9RM6JHC&quot;]],&quot;itemData&quot;:{&quot;id&quot;:1409,&quot;type&quot;:&quot;book&quot;,&quot;abstract&quot;:&quot;Over the last decade, video games designed to teach academic content have multiplied. Students can learn about Newtonian physics from a game or prep for entry into the army. An emphasis on the instructionist approach to gaming, however, has overshadowed the constructionist approach, in which students learn by designing their own games themselves. In this book, Yasmin Kafai and Quinn Burke discuss the educational benefits of constructionist gaming -- coding, collaboration, and creativity -- and the move from \&quot;computational thinking\&quot; toward \&quot;computational participation.\&quot; Kafai and Burke point to recent developments that support a shift to game making from game playing, including the game industry's acceptance, and even promotion, of \&quot;modding\&quot; and the growth of a DIY culture. Kafai and Burke show that student-designed games teach not only such technical skills as programming but also academic subjects. Making games also teaches collaboration, as students frequently work in teams to produce content and then share their games with in class or with others online. Yet Kafai and Burke don't advocate abandoning instructionist for constructionist approaches. Rather, they argue for a more comprehensive, inclusive idea of connected gaming in which both making and gaming play a part.&quot;,&quot;ISBN&quot;:&quot;978-0-262-03537-8&quot;,&quot;language&quot;:&quot;en&quot;,&quot;note&quot;:&quot;Google-Books-ID: zPC7DQAAQBAJ&quot;,&quot;number-of-pages&quot;:&quot;221&quot;,&quot;publisher&quot;:&quot;MIT Press&quot;,&quot;source&quot;:&quot;Google Books&quot;,&quot;title&quot;:&quot;Connected Gaming: What Making Video Games Can Teach Us about Learning and Literacy&quot;,&quot;title-short&quot;:&quot;Connected Gaming&quot;,&quot;author&quot;:[{&quot;family&quot;:&quot;Kafai&quot;,&quot;given&quot;:&quot;Yasmin B.&quot;},{&quot;family&quot;:&quot;Burke&quot;,&quot;given&quot;:&quot;Quinn&quot;},{&quot;family&quot;:&quot;Steinkuehler&quot;,&quot;given&quot;:&quot;Constance&quot;}],&quot;issued&quot;:{&quot;date-parts&quot;:[[&quot;2016&quot;,12,23]]},&quot;citation-key&quot;:&quot;kafai_connected_2016&quot;},&quot;prefix&quot;:&quot;&quot;,&quot;suffix&quot;:&quot;&quot;}],&quot;schema&quot;:&quot;https://github.com/citation-style-language/schema/raw/master/csl-citation.json&quot;} RNDDMieG562NY"/>(Kafai et al., 2016)<text:reference-mark-end text:name="ZOTERO_ITEM CSL_CITATION {&quot;citationID&quot;:&quot;gbqfqnzh&quot;,&quot;properties&quot;:{&quot;formattedCitation&quot;:&quot;(Kafai et al., 2016)&quot;,&quot;plainCitation&quot;:&quot;(Kafai et al., 2016)&quot;,&quot;noteIndex&quot;:0},&quot;citationItems&quot;:[{&quot;id&quot;:1409,&quot;uris&quot;:[&quot;http://zotero.org/users/1913249/items/C9RM6JHC&quot;,[&quot;http://zotero.org/users/1913249/items/C9RM6JHC&quot;]],&quot;itemData&quot;:{&quot;id&quot;:1409,&quot;type&quot;:&quot;book&quot;,&quot;abstract&quot;:&quot;Over the last decade, video games designed to teach academic content have multiplied. Students can learn about Newtonian physics from a game or prep for entry into the army. An emphasis on the instructionist approach to gaming, however, has overshadowed the constructionist approach, in which students learn by designing their own games themselves. In this book, Yasmin Kafai and Quinn Burke discuss the educational benefits of constructionist gaming -- coding, collaboration, and creativity -- and the move from \&quot;computational thinking\&quot; toward \&quot;computational participation.\&quot; Kafai and Burke point to recent developments that support a shift to game making from game playing, including the game industry's acceptance, and even promotion, of \&quot;modding\&quot; and the growth of a DIY culture. Kafai and Burke show that student-designed games teach not only such technical skills as programming but also academic subjects. Making games also teaches collaboration, as students frequently work in teams to produce content and then share their games with in class or with others online. Yet Kafai and Burke don't advocate abandoning instructionist for constructionist approaches. Rather, they argue for a more comprehensive, inclusive idea of connected gaming in which both making and gaming play a part.&quot;,&quot;ISBN&quot;:&quot;978-0-262-03537-8&quot;,&quot;language&quot;:&quot;en&quot;,&quot;note&quot;:&quot;Google-Books-ID: zPC7DQAAQBAJ&quot;,&quot;number-of-pages&quot;:&quot;221&quot;,&quot;publisher&quot;:&quot;MIT Press&quot;,&quot;source&quot;:&quot;Google Books&quot;,&quot;title&quot;:&quot;Connected Gaming: What Making Video Games Can Teach Us about Learning and Literacy&quot;,&quot;title-short&quot;:&quot;Connected Gaming&quot;,&quot;author&quot;:[{&quot;family&quot;:&quot;Kafai&quot;,&quot;given&quot;:&quot;Yasmin B.&quot;},{&quot;family&quot;:&quot;Burke&quot;,&quot;given&quot;:&quot;Quinn&quot;},{&quot;family&quot;:&quot;Steinkuehler&quot;,&quot;given&quot;:&quot;Constance&quot;}],&quot;issued&quot;:{&quot;date-parts&quot;:[[&quot;2016&quot;,12,23]]},&quot;citation-key&quot;:&quot;kafai_connected_2016&quot;},&quot;prefix&quot;:&quot;&quot;,&quot;suffix&quot;:&quot;&quot;}],&quot;schema&quot;:&quot;https://github.com/citation-style-language/schema/raw/master/csl-citation.json&quot;} RNDDMieG562NY"/> indicates their desire to mirror Gee’s work around the importance of context and community the process of game making. The structure of the book revolves around studying personal, social and cultural element of game making. In doing so the authours outline motivations for learning to code specifically via game making. Which are in summary:</text:p>
      <text:list text:style-name="L20">
        <text:list-item>
          <text:p text:style-name="P23">for intrinsic pleasure of making games or other products</text:p>
        </text:list-item>
        <text:list-item>
          <text:p text:style-name="P23">for commercial purposes to join games industry</text:p>
        </text:list-item>
        <text:list-item>
          <text:p text:style-name="P23">STEM pipeline in more general terms</text:p>
        </text:list-item>
        <text:list-item>
          <text:p text:style-name="P23">for empowerment of individual and health of society</text:p>
        </text:list-item>
      </text:list>
      <text:p text:style-name="First_20_paragraph">also</text:p>
      <text:p text:style-name="Preformatted_20_Text">- From Kafai's review (not directly) draw on</text:p>
      <text:p text:style-name="Preformatted_20_Text">- personal</text:p>
      <text:p text:style-name="Preformatted_20_Text">- more general / social / 21st C, computational fluency</text:p>
      <text:p text:style-name="Preformatted_20_Text">- more general / social / 21st C,</text:p>
      <text:p text:style-name="Preformatted_20_Text">- Computational Fluency - expression [@bers_coding_2021; @resnick_closing_2001; @resnick_fulfilling_2017]</text:p>
      <text:p text:style-name="First_20_paragraph">While this book is rightly regarded a keystone work in this area the coverage of the cultural elements of game making is not as strong as other aspects focusing mainly on studies of diverse participants rather than sharing culturally focused pedagogies.</text:p>
      <text:p text:style-name="Text_20_body">DUPLICATION WITH BELOW</text:p>
      <text:h text:style-name="Heading_20_2" text:outline-level="2"><text:bookmark-start text:name="context-of-game-making-for-curricular-purposes"/>Context of game making for curricular purposes<text:bookmark-end text:name="context-of-game-making-for-curricular-purposes"/></text:h>
      <text:p text:style-name="First_20_paragraph">The context of many studies of game making to learning either computer science or other subject knowledge in curricular for the most part happens in a school or after school environment.</text:p>
      <text:h text:style-name="Heading_20_3" text:outline-level="3"><text:bookmark-start text:name="computing-as-a-school-subject-in-the-uk"/>Computing as a School Subject in the UK<text:bookmark-end text:name="computing-as-a-school-subject-in-the-uk"/></text:h>
      <text:p text:style-name="First_20_paragraph">The influential report “Next Gen: Transforming the UK into the world’s leading talent hub for the video games and visual effects industries” was focused on providing the UK games and animation industry with the talent needed to succeed <text:reference-mark-start text:name="ZOTERO_ITEM CSL_CITATION {&quot;citationID&quot;:&quot;aipvgrmm&quot;,&quot;properties&quot;:{&quot;formattedCitation&quot;:&quot;(Livingstone and Hope, 2011)&quot;,&quot;plainCitation&quot;:&quot;(Livingstone and Hope, 2011)&quot;,&quot;noteIndex&quot;:0},&quot;citationItems&quot;:[{&quot;id&quot;:3457,&quot;uris&quot;:[&quot;http://zotero.org/users/1913249/items/VBXU3WDU&quot;,[&quot;http://zotero.org/users/1913249/items/VBXU3WDU&quot;]],&quot;itemData&quot;:{&quot;id&quot;:3457,&quot;type&quot;:&quot;article-journal&quot;,&quot;container-title&quot;:&quot;National Endowment for Science, Technology and the Arts (NESTA), London, UK&quot;,&quot;title&quot;:&quot;Next Gen: Transforming the UK into the world’s leading talent hub for the video games and visual effects industries&quot;,&quot;author&quot;:[{&quot;family&quot;:&quot;Livingstone&quot;,&quot;given&quot;:&quot;Ian&quot;},{&quot;family&quot;:&quot;Hope&quot;,&quot;given&quot;:&quot;Alex&quot;}],&quot;issued&quot;:{&quot;date-parts&quot;:[[&quot;2011&quot;]]},&quot;citation-key&quot;:&quot;livingstone_next_2011&quot;},&quot;prefix&quot;:&quot;&quot;,&quot;suffix&quot;:&quot;&quot;}],&quot;schema&quot;:&quot;https://github.com/citation-style-language/schema/raw/master/csl-citation.json&quot;} RNDOYXaUo7zpN"/>(Livingstone and Hope, 2011)<text:reference-mark-end text:name="ZOTERO_ITEM CSL_CITATION {&quot;citationID&quot;:&quot;aipvgrmm&quot;,&quot;properties&quot;:{&quot;formattedCitation&quot;:&quot;(Livingstone and Hope, 2011)&quot;,&quot;plainCitation&quot;:&quot;(Livingstone and Hope, 2011)&quot;,&quot;noteIndex&quot;:0},&quot;citationItems&quot;:[{&quot;id&quot;:3457,&quot;uris&quot;:[&quot;http://zotero.org/users/1913249/items/VBXU3WDU&quot;,[&quot;http://zotero.org/users/1913249/items/VBXU3WDU&quot;]],&quot;itemData&quot;:{&quot;id&quot;:3457,&quot;type&quot;:&quot;article-journal&quot;,&quot;container-title&quot;:&quot;National Endowment for Science, Technology and the Arts (NESTA), London, UK&quot;,&quot;title&quot;:&quot;Next Gen: Transforming the UK into the world’s leading talent hub for the video games and visual effects industries&quot;,&quot;author&quot;:[{&quot;family&quot;:&quot;Livingstone&quot;,&quot;given&quot;:&quot;Ian&quot;},{&quot;family&quot;:&quot;Hope&quot;,&quot;given&quot;:&quot;Alex&quot;}],&quot;issued&quot;:{&quot;date-parts&quot;:[[&quot;2011&quot;]]},&quot;citation-key&quot;:&quot;livingstone_next_2011&quot;},&quot;prefix&quot;:&quot;&quot;,&quot;suffix&quot;:&quot;&quot;}],&quot;schema&quot;:&quot;https://github.com/citation-style-language/schema/raw/master/csl-citation.json&quot;} RNDOYXaUo7zpN"/>. The top recommendations were to include computer science in core curriculum, introduce a new Computing GCSE (a general exam for 16 year olds before they progress to more specialised study) exam, offer <text:soft-page-break/>bursaries for computing teachers and to implement well-supported use of games and visual animation in the school curriculum as a way to attract more young people to the subject.</text:p>
      <text:p text:style-name="Text_20_body">The After the Reboot report <text:reference-mark-start text:name="ZOTERO_ITEM CSL_CITATION {&quot;citationID&quot;:&quot;epqsitfx&quot;,&quot;properties&quot;:{&quot;formattedCitation&quot;:&quot;(Waite, 2017)&quot;,&quot;plainCitation&quot;:&quot;(Waite, 2017)&quot;,&quot;noteIndex&quot;:0},&quot;citationItems&quot;:[{&quot;id&quot;:3869,&quot;uris&quot;:[&quot;http://zotero.org/users/1913249/items/R4M4KKC8&quot;,[&quot;http://zotero.org/users/1913249/items/R4M4KKC8&quot;]],&quot;itemData&quot;:{&quot;id&quot;:3869,&quot;type&quot;:&quot;report&quot;,&quot;language&quot;:&quot;en&quot;,&quot;page&quot;:&quot;90&quot;,&quot;publisher&quot;:&quot;Royal Society&quot;,&quot;source&quot;:&quot;Zotero&quot;,&quot;title&quot;:&quot;Pedagogy in teaching Computer Science in schools: A Literature Review&quot;,&quot;URL&quot;:&quot;https://royalsociety.org/%7E/media/policy/projects/computing-education/literature-review-pedagogy-in-teaching.pdf&quot;,&quot;author&quot;:[{&quot;family&quot;:&quot;Waite&quot;,&quot;given&quot;:&quot;Jane&quot;}],&quot;issued&quot;:{&quot;date-parts&quot;:[[&quot;2017&quot;]]},&quot;citation-key&quot;:&quot;waite_pedagogy_2017&quot;},&quot;prefix&quot;:&quot;&quot;,&quot;suffix&quot;:&quot;&quot;}],&quot;schema&quot;:&quot;https://github.com/citation-style-language/schema/raw/master/csl-citation.json&quot;} RND2mlhfaJGBo"/>(Waite, 2017)<text:reference-mark-end text:name="ZOTERO_ITEM CSL_CITATION {&quot;citationID&quot;:&quot;epqsitfx&quot;,&quot;properties&quot;:{&quot;formattedCitation&quot;:&quot;(Waite, 2017)&quot;,&quot;plainCitation&quot;:&quot;(Waite, 2017)&quot;,&quot;noteIndex&quot;:0},&quot;citationItems&quot;:[{&quot;id&quot;:3869,&quot;uris&quot;:[&quot;http://zotero.org/users/1913249/items/R4M4KKC8&quot;,[&quot;http://zotero.org/users/1913249/items/R4M4KKC8&quot;]],&quot;itemData&quot;:{&quot;id&quot;:3869,&quot;type&quot;:&quot;report&quot;,&quot;language&quot;:&quot;en&quot;,&quot;page&quot;:&quot;90&quot;,&quot;publisher&quot;:&quot;Royal Society&quot;,&quot;source&quot;:&quot;Zotero&quot;,&quot;title&quot;:&quot;Pedagogy in teaching Computer Science in schools: A Literature Review&quot;,&quot;URL&quot;:&quot;https://royalsociety.org/%7E/media/policy/projects/computing-education/literature-review-pedagogy-in-teaching.pdf&quot;,&quot;author&quot;:[{&quot;family&quot;:&quot;Waite&quot;,&quot;given&quot;:&quot;Jane&quot;}],&quot;issued&quot;:{&quot;date-parts&quot;:[[&quot;2017&quot;]]},&quot;citation-key&quot;:&quot;waite_pedagogy_2017&quot;},&quot;prefix&quot;:&quot;&quot;,&quot;suffix&quot;:&quot;&quot;}],&quot;schema&quot;:&quot;https://github.com/citation-style-language/schema/raw/master/csl-citation.json&quot;} RND2mlhfaJGBo"/>, returned to the subject of game making as a way of increasing engagement in the process of coding. The review highlighted several areas of promise which needed more research: using games for engagement, use of design patterns - a term explored later in this chapter - and the involvement of girls in coding and social and cultural aspects of coding. The “After the Reboot” report also contained concerning observations. The report found that girls, ethnic minorities, and students of lower socio-economic status were all less likely to take computing as a subject at GCSE level. Game making aligns well with the principles of inclusive practices and project-based learning (PBL). It provides: learner choice in projects which increases motivation; authentic and shareable project outcomes to encourage peer feedback and reflection; iterative projects work supporting student mastery; and challenging goals and guidance in goal setting aiding self-regulation in learners.</text:p>
      <text:h text:style-name="Heading_20_2" text:outline-level="2"><text:bookmark-start text:name="context-of-digital-making-and-culture-in-informal-settings"/>Context of digital making and culture in informal settings<text:bookmark-end text:name="context-of-digital-making-and-culture-in-informal-settings"/></text:h>
      <text:p text:style-name="First_20_paragraph">The context of these communities is important to situate the relevance of this study. These contexts are explored in summary.</text:p>
      <text:p text:style-name="Text_20_body">While key pedagogies used in this area are explored in chapter two, at times context and pedagogy are not neatly separated. Thus in this section brief summaries of strategies are sometimes included to be explored in more depth in Chapter 2.</text:p>
      <text:h text:style-name="Heading_20_3" text:outline-level="3"><text:bookmark-start text:name="context-of-authenticity-of-tools-practices-and-relationship-with-agency-and-empowerment"/>Context of authenticity of tools, practices and relationship with agency and empowerment<text:bookmark-end text:name="context-of-authenticity-of-tools-practices-and-relationship-with-agency-and-empowerment"/></text:h>
      <text:p text:style-name="First_20_paragraph">Later in this thesis I problematise the use of the work authentic in learning <text:reference-mark-start text:name="ZOTERO_ITEM CSL_CITATION {&quot;citationID&quot;:&quot;joprhuhi&quot;,&quot;properties&quot;:{&quot;formattedCitation&quot;:&quot;(Lee and Soep, 2016)&quot;,&quot;plainCitation&quot;:&quot;(Lee and Soep, 2016)&quot;,&quot;noteIndex&quot;:0},&quot;citationItems&quot;:[{&quot;id&quot;:8970,&quot;uris&quot;:[&quot;http://zotero.org/users/1913249/items/NN25MFNI&quot;,[&quot;http://zotero.org/users/1913249/items/NN25MFNI&quot;]],&quot;itemData&quot;:{&quot;id&quot;:8970,&quot;type&quot;:&quot;article-journal&quot;,&quot;abstract&quot;:&quot;Critical computational literacy (CCL) is a new pedagogical and conceptual framework that combines the strengths of critical literacy and computational thinking. Through CCL, young people conceptualize, create, and disseminate digital projects that break silences, expose important truths, and challenge unjust systems, all the while building skills such as coding and design. This empirical study of CCL is based at Youth Radio, a nationally recognized multimedia production company in Oakland, California. Using embedded ethnographic methods, we focus on one collaborative project inside Youth Radio's Interactive department, where young people partnered with adult colleagues to produce a web-based interactive map of gentrification in a West Oakland neighborhood. Findings demonstrate a highly sophisticated knowledge production process where youth are simultaneously contending with content, message, audience, aesthetics, design, functionality, execution, and the long-term ramifications or “digital afterlife” of their work. Through learning environments organized around critical computational literacy, young people emerge as critical problem-solvers unified by the technical know-how and the critical consciousness necessary for them to leverage digital tools for social transformation.&quot;,&quot;container-title&quot;:&quot;Equity &amp; Excellence in Education&quot;,&quot;DOI&quot;:&quot;10.1080/10665684.2016.1227157&quot;,&quot;ISSN&quot;:&quot;1066-5684&quot;,&quot;issue&quot;:&quot;4&quot;,&quot;note&quot;:&quot;publisher: Routledge\n_eprint: https://doi.org/10.1080/10665684.2016.1227157&quot;,&quot;page&quot;:&quot;480-492&quot;,&quot;source&quot;:&quot;Taylor and Francis+NEJM&quot;,&quot;title&quot;:&quot;None But Ourselves Can Free Our Minds: Critical Computational Literacy as a Pedagogy of Resistance&quot;,&quot;title-short&quot;:&quot;None But Ourselves Can Free Our Minds&quot;,&quot;URL&quot;:&quot;https://doi.org/10.1080/10665684.2016.1227157&quot;,&quot;volume&quot;:&quot;49&quot;,&quot;author&quot;:[{&quot;family&quot;:&quot;Lee&quot;,&quot;given&quot;:&quot;Clifford H.&quot;},{&quot;family&quot;:&quot;Soep&quot;,&quot;given&quot;:&quot;Elisabeth&quot;}],&quot;accessed&quot;:{&quot;date-parts&quot;:[[&quot;2023&quot;,10,2]]},&quot;issued&quot;:{&quot;date-parts&quot;:[[&quot;2016&quot;,10,1]]},&quot;citation-key&quot;:&quot;lee_none_2016&quot;},&quot;prefix&quot;:&quot;&quot;,&quot;suffix&quot;:&quot;&quot;}],&quot;schema&quot;:&quot;https://github.com/citation-style-language/schema/raw/master/csl-citation.json&quot;} RNDaoSGEefd5d"/>(Lee and Soep, 2016)<text:reference-mark-end text:name="ZOTERO_ITEM CSL_CITATION {&quot;citationID&quot;:&quot;joprhuhi&quot;,&quot;properties&quot;:{&quot;formattedCitation&quot;:&quot;(Lee and Soep, 2016)&quot;,&quot;plainCitation&quot;:&quot;(Lee and Soep, 2016)&quot;,&quot;noteIndex&quot;:0},&quot;citationItems&quot;:[{&quot;id&quot;:8970,&quot;uris&quot;:[&quot;http://zotero.org/users/1913249/items/NN25MFNI&quot;,[&quot;http://zotero.org/users/1913249/items/NN25MFNI&quot;]],&quot;itemData&quot;:{&quot;id&quot;:8970,&quot;type&quot;:&quot;article-journal&quot;,&quot;abstract&quot;:&quot;Critical computational literacy (CCL) is a new pedagogical and conceptual framework that combines the strengths of critical literacy and computational thinking. Through CCL, young people conceptualize, create, and disseminate digital projects that break silences, expose important truths, and challenge unjust systems, all the while building skills such as coding and design. This empirical study of CCL is based at Youth Radio, a nationally recognized multimedia production company in Oakland, California. Using embedded ethnographic methods, we focus on one collaborative project inside Youth Radio's Interactive department, where young people partnered with adult colleagues to produce a web-based interactive map of gentrification in a West Oakland neighborhood. Findings demonstrate a highly sophisticated knowledge production process where youth are simultaneously contending with content, message, audience, aesthetics, design, functionality, execution, and the long-term ramifications or “digital afterlife” of their work. Through learning environments organized around critical computational literacy, young people emerge as critical problem-solvers unified by the technical know-how and the critical consciousness necessary for them to leverage digital tools for social transformation.&quot;,&quot;container-title&quot;:&quot;Equity &amp; Excellence in Education&quot;,&quot;DOI&quot;:&quot;10.1080/10665684.2016.1227157&quot;,&quot;ISSN&quot;:&quot;1066-5684&quot;,&quot;issue&quot;:&quot;4&quot;,&quot;note&quot;:&quot;publisher: Routledge\n_eprint: https://doi.org/10.1080/10665684.2016.1227157&quot;,&quot;page&quot;:&quot;480-492&quot;,&quot;source&quot;:&quot;Taylor and Francis+NEJM&quot;,&quot;title&quot;:&quot;None But Ourselves Can Free Our Minds: Critical Computational Literacy as a Pedagogy of Resistance&quot;,&quot;title-short&quot;:&quot;None But Ourselves Can Free Our Minds&quot;,&quot;URL&quot;:&quot;https://doi.org/10.1080/10665684.2016.1227157&quot;,&quot;volume&quot;:&quot;49&quot;,&quot;author&quot;:[{&quot;family&quot;:&quot;Lee&quot;,&quot;given&quot;:&quot;Clifford H.&quot;},{&quot;family&quot;:&quot;Soep&quot;,&quot;given&quot;:&quot;Elisabeth&quot;}],&quot;accessed&quot;:{&quot;date-parts&quot;:[[&quot;2023&quot;,10,2]]},&quot;issued&quot;:{&quot;date-parts&quot;:[[&quot;2016&quot;,10,1]]},&quot;citation-key&quot;:&quot;lee_none_2016&quot;},&quot;prefix&quot;:&quot;&quot;,&quot;suffix&quot;:&quot;&quot;}],&quot;schema&quot;:&quot;https://github.com/citation-style-language/schema/raw/master/csl-citation.json&quot;} RNDaoSGEefd5d"/>. In this introduction I refer making games that will be played by audience of friends and family and using tools used beyond the scope of education, professional communities.</text:p>
      <text:p text:style-name="Text_20_body">In additions, the practices of code patching and remixing are authentic skills used by professional coders who find and combine existing code libraries rather than coding everything from scratch.</text:p>
      <text:p text:style-name="P24">Authentic web technology</text:p>
      <text:p text:style-name="Text_20_body">In the early selection of tools the use of a framework based on javascript and web technology is driven by authenticity. The motivation was to align to authentic web technology due to my previous experience. The reason for working with code this authentic bears exploration. Characteristics of broader dimensions of authenticity of tools and processes in learning environments are explored in the literature review. A brief summary being: similarity to workplace settings; facilitating activity which serves a need of participants; an ability to showcased resulting work to an audience <text:reference-mark-start text:name="ZOTERO_ITEM CSL_CITATION {&quot;citationID&quot;:&quot;sdrjuyxw&quot;,&quot;properties&quot;:{&quot;formattedCitation&quot;:&quot;(Shaffer and Resnick, 1999; Warr and West, 2020)&quot;,&quot;plainCitation&quot;:&quot;(Shaffer and Resnick, 1999; Warr and West, 2020)&quot;,&quot;noteIndex&quot;:0},&quot;citationItems&quot;:[{&quot;id&quot;:1678,&quot;uris&quot;:[&quot;http://zotero.org/users/1913249/items/WKM9K5XV&quot;,[&quot;http://zotero.org/users/1913249/items/WKM9K5XV&quot;]],&quot;itemData&quot;:{&quot;id&quot;:1678,&quot;type&quot;:&quot;article-journal&quot;,&quot;abstract&quot;:&quot;Discusses authenticity as it is applied to educational interventions and argues that the concept should be analyzed more closely. Describes four kinds of authenticity; analyzes how computational media are well-suited to support different aspects of authentic learning; and discusses connectivity, modeling, and pluralism. Contains 75 references. (Author/LRW)&quot;,&quot;container-title&quot;:&quot;Journal of Interactive Learning Research&quot;,&quot;source&quot;:&quot;ResearchGate&quot;,&quot;title&quot;:&quot;\&quot;Thick\&quot; Authenticity: New Media and Authentic Learning&quot;,&quot;title-short&quot;:&quot;\&quot;Thick\&quot; Authenticity&quot;,&quot;volume&quot;:&quot;10&quot;,&quot;author&quot;:[{&quot;family&quot;:&quot;Shaffer&quot;,&quot;given&quot;:&quot;David&quot;},{&quot;family&quot;:&quot;Resnick&quot;,&quot;given&quot;:&quot;Mitchel&quot;}],&quot;issued&quot;:{&quot;date-parts&quot;:[[&quot;1999&quot;,1,1]]},&quot;citation-key&quot;:&quot;shaffer_thick_1999&quot;},&quot;prefix&quot;:&quot;&quot;,&quot;suffix&quot;:&quot;&quot;},{&quot;id&quot;:9124,&quot;uris&quot;:[&quot;http://zotero.org/users/1913249/items/UXPTJGX7&quot;,[&quot;http://zotero.org/users/1913249/items/UXPTJGX7&quot;]],&quot;itemData&quot;:{&quot;id&quot;:9124,&quot;type&quot;:&quot;article-journal&quot;,&quot;abstract&quot;:&quot;This article describes the implementation of an interdisciplinary design studio as a means to teach creative problem-solving through project-based learning.&amp;nbsp; \&quot;Learning and Innovation Skills\&quot; has been designated as a core skill that students need to be successful in today's world, and project-based learning is one approach to helping students develop these skills.&amp;nbsp; After describing the early genesis and development of the interdisciplinary design studio, the article describes results of initial research into the students’ experiences in studio courses.&amp;nbsp; Students described courses as flexible and reported high levels of motivation stemming from the authenticity of the problems. Because of the interdisciplinary nature of the studio, some students described deepening disciplinary skills while at the same time being exposed to cross-disciplinary skills.&amp;nbsp; They believed the courses helped develop interdisciplinary collaboration, creativity, and communication skills.&quot;,&quot;container-title&quot;:&quot;Interdisciplinary Journal of Problem-Based Learning&quot;,&quot;DOI&quot;:&quot;10.14434/ijpbl.v14i1.28590&quot;,&quot;ISSN&quot;:&quot;1541-5015&quot;,&quot;issue&quot;:&quot;1&quot;,&quot;language&quot;:&quot;en&quot;,&quot;license&quot;:&quot;Copyright (c) 2020 Melissa Warr, Richard E. West&quot;,&quot;note&quot;:&quot;number: 1&quot;,&quot;source&quot;:&quot;scholarworks.iu.edu&quot;,&quot;title&quot;:&quot;Bridging Academic Disciplines with Interdisciplinary Project-based Learning: Challenges and Opportunities&quot;,&quot;title-short&quot;:&quot;Bridging Academic Disciplines with Interdisciplinary Project-based Learning&quot;,&quot;URL&quot;:&quot;https://scholarworks.iu.edu/journals/index.php/ijpbl/article/view/28590&quot;,&quot;volume&quot;:&quot;14&quot;,&quot;author&quot;:[{&quot;family&quot;:&quot;Warr&quot;,&quot;given&quot;:&quot;Melissa&quot;},{&quot;family&quot;:&quot;West&quot;,&quot;given&quot;:&quot;Richard E.&quot;}],&quot;accessed&quot;:{&quot;date-parts&quot;:[[&quot;2023&quot;,12,19]]},&quot;issued&quot;:{&quot;date-parts&quot;:[[&quot;2020&quot;,5,29]]},&quot;citation-key&quot;:&quot;warr_bridging_2020&quot;},&quot;prefix&quot;:&quot;&quot;,&quot;suffix&quot;:&quot;&quot;}],&quot;schema&quot;:&quot;https://github.com/citation-style-language/schema/raw/master/csl-citation.json&quot;} RND5gLU8AXTL7"/>(Shaffer and Resnick, 1999; Warr and West, 2020)<text:reference-mark-end text:name="ZOTERO_ITEM CSL_CITATION {&quot;citationID&quot;:&quot;sdrjuyxw&quot;,&quot;properties&quot;:{&quot;formattedCitation&quot;:&quot;(Shaffer and Resnick, 1999; Warr and West, 2020)&quot;,&quot;plainCitation&quot;:&quot;(Shaffer and Resnick, 1999; Warr and West, 2020)&quot;,&quot;noteIndex&quot;:0},&quot;citationItems&quot;:[{&quot;id&quot;:1678,&quot;uris&quot;:[&quot;http://zotero.org/users/1913249/items/WKM9K5XV&quot;,[&quot;http://zotero.org/users/1913249/items/WKM9K5XV&quot;]],&quot;itemData&quot;:{&quot;id&quot;:1678,&quot;type&quot;:&quot;article-journal&quot;,&quot;abstract&quot;:&quot;Discusses authenticity as it is applied to educational interventions and argues that the concept should be analyzed more closely. Describes four kinds of authenticity; analyzes how computational media are well-suited to support different aspects of authentic learning; and discusses connectivity, modeling, and pluralism. Contains 75 references. (Author/LRW)&quot;,&quot;container-title&quot;:&quot;Journal of Interactive Learning Research&quot;,&quot;source&quot;:&quot;ResearchGate&quot;,&quot;title&quot;:&quot;\&quot;Thick\&quot; Authenticity: New Media and Authentic Learning&quot;,&quot;title-short&quot;:&quot;\&quot;Thick\&quot; Authenticity&quot;,&quot;volume&quot;:&quot;10&quot;,&quot;author&quot;:[{&quot;family&quot;:&quot;Shaffer&quot;,&quot;given&quot;:&quot;David&quot;},{&quot;family&quot;:&quot;Resnick&quot;,&quot;given&quot;:&quot;Mitchel&quot;}],&quot;issued&quot;:{&quot;date-parts&quot;:[[&quot;1999&quot;,1,1]]},&quot;citation-key&quot;:&quot;shaffer_thick_1999&quot;},&quot;prefix&quot;:&quot;&quot;,&quot;suffix&quot;:&quot;&quot;},{&quot;id&quot;:9124,&quot;uris&quot;:[&quot;http://zotero.org/users/1913249/items/UXPTJGX7&quot;,[&quot;http://zotero.org/users/1913249/items/UXPTJGX7&quot;]],&quot;itemData&quot;:{&quot;id&quot;:9124,&quot;type&quot;:&quot;article-journal&quot;,&quot;abstract&quot;:&quot;This article describes the implementation of an interdisciplinary design studio as a means to teach creative problem-solving through project-based learning.&amp;nbsp; \&quot;Learning and Innovation Skills\&quot; has been designated as a core skill that students need to be successful in today's world, and project-based learning is one approach to helping students develop these skills.&amp;nbsp; After describing the early genesis and development of the interdisciplinary design studio, the article describes results of initial research into the students’ experiences in studio courses.&amp;nbsp; Students described courses as flexible and reported high levels of motivation stemming from the authenticity of the problems. Because of the interdisciplinary nature of the studio, some students described deepening disciplinary skills while at the same time being exposed to cross-disciplinary skills.&amp;nbsp; They believed the courses helped develop interdisciplinary collaboration, creativity, and communication skills.&quot;,&quot;container-title&quot;:&quot;Interdisciplinary Journal of Problem-Based Learning&quot;,&quot;DOI&quot;:&quot;10.14434/ijpbl.v14i1.28590&quot;,&quot;ISSN&quot;:&quot;1541-5015&quot;,&quot;issue&quot;:&quot;1&quot;,&quot;language&quot;:&quot;en&quot;,&quot;license&quot;:&quot;Copyright (c) 2020 Melissa Warr, Richard E. West&quot;,&quot;note&quot;:&quot;number: 1&quot;,&quot;source&quot;:&quot;scholarworks.iu.edu&quot;,&quot;title&quot;:&quot;Bridging Academic Disciplines with Interdisciplinary Project-based Learning: Challenges and Opportunities&quot;,&quot;title-short&quot;:&quot;Bridging Academic Disciplines with Interdisciplinary Project-based Learning&quot;,&quot;URL&quot;:&quot;https://scholarworks.iu.edu/journals/index.php/ijpbl/article/view/28590&quot;,&quot;volume&quot;:&quot;14&quot;,&quot;author&quot;:[{&quot;family&quot;:&quot;Warr&quot;,&quot;given&quot;:&quot;Melissa&quot;},{&quot;family&quot;:&quot;West&quot;,&quot;given&quot;:&quot;Richard E.&quot;}],&quot;accessed&quot;:{&quot;date-parts&quot;:[[&quot;2023&quot;,12,19]]},&quot;issued&quot;:{&quot;date-parts&quot;:[[&quot;2020&quot;,5,29]]},&quot;citation-key&quot;:&quot;warr_bridging_2020&quot;},&quot;prefix&quot;:&quot;&quot;,&quot;suffix&quot;:&quot;&quot;}],&quot;schema&quot;:&quot;https://github.com/citation-style-language/schema/raw/master/csl-citation.json&quot;} RND5gLU8AXTL7"/>. While my choice of open source digital tools allowed for a high level of aligning with professional practices, it was also potentially complex in terms of use of tools. In part my motivation for choice of code language (Javascript, Phaser) was driven by desire to align with common workplace practices and to be potentially extensible for future student-led web projects.</text:p>
      <text:p text:style-name="P24">Mozilla - Teach the Web as context and community</text:p>
      <text:p text:style-name="Text_20_body">A Mozilla white paper <text:reference-mark-start text:name="ZOTERO_ITEM CSL_CITATION {&quot;citationID&quot;:&quot;hwmmwmhe&quot;,&quot;properties&quot;:{&quot;formattedCitation&quot;:&quot;(Mozilla Foundation, 2014)&quot;,&quot;plainCitation&quot;:&quot;(Mozilla Foundation, 2014)&quot;,&quot;noteIndex&quot;:0},&quot;citationItems&quot;:[{&quot;id&quot;:1091,&quot;uris&quot;:[&quot;http://zotero.org/users/1913249/items/MRBIFKUU&quot;,[&quot;http://zotero.org/users/1913249/items/MRBIFKUU&quot;]],&quot;itemData&quot;:{&quot;id&quot;:1091,&quot;type&quot;:&quot;webpage&quot;,&quot;title&quot;:&quot;Webmaker Whitepaper&quot;,&quot;URL&quot;:&quot;https://wiki.mozilla.org/Webmaker/Whitepaper&quot;,&quot;author&quot;:[{&quot;literal&quot;:&quot;Mozilla Foundation&quot;}],&quot;accessed&quot;:{&quot;date-parts&quot;:[[&quot;2015&quot;,5,9]]},&quot;issued&quot;:{&quot;date-parts&quot;:[[&quot;2014&quot;]]},&quot;citation-key&quot;:&quot;mozilla_foundation_webmaker_2014&quot;},&quot;prefix&quot;:&quot;&quot;,&quot;suffix&quot;:&quot;&quot;}],&quot;schema&quot;:&quot;https://github.com/citation-style-language/schema/raw/master/csl-citation.json&quot;} RNDEBDRTGSFUB"/>(Mozilla Foundation, 2014)<text:reference-mark-end text:name="ZOTERO_ITEM CSL_CITATION {&quot;citationID&quot;:&quot;hwmmwmhe&quot;,&quot;properties&quot;:{&quot;formattedCitation&quot;:&quot;(Mozilla Foundation, 2014)&quot;,&quot;plainCitation&quot;:&quot;(Mozilla Foundation, 2014)&quot;,&quot;noteIndex&quot;:0},&quot;citationItems&quot;:[{&quot;id&quot;:1091,&quot;uris&quot;:[&quot;http://zotero.org/users/1913249/items/MRBIFKUU&quot;,[&quot;http://zotero.org/users/1913249/items/MRBIFKUU&quot;]],&quot;itemData&quot;:{&quot;id&quot;:1091,&quot;type&quot;:&quot;webpage&quot;,&quot;title&quot;:&quot;Webmaker Whitepaper&quot;,&quot;URL&quot;:&quot;https://wiki.mozilla.org/Webmaker/Whitepaper&quot;,&quot;author&quot;:[{&quot;literal&quot;:&quot;Mozilla Foundation&quot;}],&quot;accessed&quot;:{&quot;date-parts&quot;:[[&quot;2015&quot;,5,9]]},&quot;issued&quot;:{&quot;date-parts&quot;:[[&quot;2014&quot;]]},&quot;citation-key&quot;:&quot;mozilla_foundation_webmaker_2014&quot;},&quot;prefix&quot;:&quot;&quot;,&quot;suffix&quot;:&quot;&quot;}],&quot;schema&quot;:&quot;https://github.com/citation-style-language/schema/raw/master/csl-citation.json&quot;} RNDEBDRTGSFUB"/> outlines the power of exploring web technology as an empowering activity. My own work in this area has been informed by work developing teaching materials for the Mozilla Foundation as part of the Teach the Web programme.</text:p>
      <text:p text:style-name="Text_20_body">The tools created by Mozilla to investigate and to remix HTML pages scaffolded the experiences of new learners and paralleled my own early experiences of self-expression through hacking a new <text:soft-page-break/>technology. My work on teach the web for Mozilla was motivated in part in the extensibility of this choice of language which can be compared to block based environments or game specific making tools like game-star mechanics and Scratch.</text:p>
      <text:p text:style-name="Text_20_body"/>
      <text:p text:style-name="Text_20_body">I contributed to the Mozilla teach the web programme by writing a course called Quacking Javascript. My report on the underlying pedagogical approach outlines the following possibilities; playful approach, use of online games, use of popular culture references to increase engagement <text:reference-mark-start text:name="ZOTERO_ITEM CSL_CITATION {&quot;citationID&quot;:&quot;ddjiyxqv&quot;,&quot;properties&quot;:{&quot;formattedCitation&quot;:&quot;(Chesterman, 2015)&quot;,&quot;plainCitation&quot;:&quot;(Chesterman, 2015)&quot;,&quot;noteIndex&quot;:0},&quot;citationItems&quot;:[{&quot;id&quot;:1019,&quot;uris&quot;:[&quot;http://zotero.org/users/1913249/items/UIIVWFPB&quot;,[&quot;http://zotero.org/users/1913249/items/UIIVWFPB&quot;]],&quot;itemData&quot;:{&quot;id&quot;:1019,&quot;type&quot;:&quot;webpage&quot;,&quot;title&quot;:&quot;Webmaking using Javascript to promote student engagement and constructivist learning approaches at KS3&quot;,&quot;URL&quot;:&quot;http://digitalducks.org/blog/project-report-webmaking/&quot;,&quot;author&quot;:[{&quot;family&quot;:&quot;Chesterman&quot;,&quot;given&quot;:&quot;Mick&quot;}],&quot;accessed&quot;:{&quot;date-parts&quot;:[[&quot;2016&quot;,3,19]]},&quot;issued&quot;:{&quot;date-parts&quot;:[[&quot;2015&quot;]]},&quot;citation-key&quot;:&quot;chesterman_webmaking_2015&quot;},&quot;prefix&quot;:&quot;&quot;,&quot;suffix&quot;:&quot;&quot;}],&quot;schema&quot;:&quot;https://github.com/citation-style-language/schema/raw/master/csl-citation.json&quot;} RNDnIN5unXYk8"/>(Chesterman, 2015)<text:reference-mark-end text:name="ZOTERO_ITEM CSL_CITATION {&quot;citationID&quot;:&quot;ddjiyxqv&quot;,&quot;properties&quot;:{&quot;formattedCitation&quot;:&quot;(Chesterman, 2015)&quot;,&quot;plainCitation&quot;:&quot;(Chesterman, 2015)&quot;,&quot;noteIndex&quot;:0},&quot;citationItems&quot;:[{&quot;id&quot;:1019,&quot;uris&quot;:[&quot;http://zotero.org/users/1913249/items/UIIVWFPB&quot;,[&quot;http://zotero.org/users/1913249/items/UIIVWFPB&quot;]],&quot;itemData&quot;:{&quot;id&quot;:1019,&quot;type&quot;:&quot;webpage&quot;,&quot;title&quot;:&quot;Webmaking using Javascript to promote student engagement and constructivist learning approaches at KS3&quot;,&quot;URL&quot;:&quot;http://digitalducks.org/blog/project-report-webmaking/&quot;,&quot;author&quot;:[{&quot;family&quot;:&quot;Chesterman&quot;,&quot;given&quot;:&quot;Mick&quot;}],&quot;accessed&quot;:{&quot;date-parts&quot;:[[&quot;2016&quot;,3,19]]},&quot;issued&quot;:{&quot;date-parts&quot;:[[&quot;2015&quot;]]},&quot;citation-key&quot;:&quot;chesterman_webmaking_2015&quot;},&quot;prefix&quot;:&quot;&quot;,&quot;suffix&quot;:&quot;&quot;}],&quot;schema&quot;:&quot;https://github.com/citation-style-language/schema/raw/master/csl-citation.json&quot;} RNDnIN5unXYk8"/>.</text:p>
      <text:h text:style-name="Heading_20_4" text:outline-level="4"><text:bookmark-start text:name="code-playgrounds"/>Code playgrounds<text:bookmark-end text:name="code-playgrounds"/></text:h>
      <text:p text:style-name="First_20_paragraph">Glitch is a code playground which while used for learning and which was chosen by Mozilla as a replacement tool for the education focused Thimble, is also used by professionals. In the early selection of tools the use of a framework based on javascript and web technology is driven by authenticity and thus an ability . My work on teach the web for Mozilla was motivated in part in the extensibility of this choice of language which can be compared to block based environments or game specific making tools like game-star mechanics.</text:p>
      <text:p text:style-name="Text_20_body">MOVE TO LR. The process of running web code can be complicated by setting up a server environment locally to test and then finding a live webserver and the complexity of transferring files to the server via FTP/SSH processes. . Code playground allow users to circumvent such problems. While originally designed more for problem solving, a service more recent code playgrounds provide is to act as a more permanent host for web projects.</text:p>
      <text:p text:style-name="Text_20_body">In their brand style and selected picks of projects, many code playgrounds celebrate and encourage a playful spirit of creativity and sharing.</text:p>
      <text:h text:style-name="Heading_20_2" text:outline-level="2"><text:bookmark-start text:name="digital-gaming-and-making-culture"/>Digital gaming and making culture<text:bookmark-end text:name="digital-gaming-and-making-culture"/></text:h>
      <text:p text:style-name="First_20_paragraph">Building on the concept of participatory culture <text:reference-mark-start text:name="ZOTERO_ITEM CSL_CITATION {&quot;citationID&quot;:&quot;qjhiclyp&quot;,&quot;properties&quot;:{&quot;formattedCitation&quot;:&quot;(Jenkins, 2009)&quot;,&quot;plainCitation&quot;:&quot;(Jenkins, 2009)&quot;,&quot;noteIndex&quot;:0},&quot;citationItems&quot;:[{&quot;id&quot;:2384,&quot;uris&quot;:[&quot;http://zotero.org/users/1913249/items/J5I7XRGH&quot;,[&quot;http://zotero.org/users/1913249/items/J5I7XRGH&quot;]],&quot;itemData&quot;:{&quot;id&quot;:2384,&quot;type&quot;:&quot;book&quot;,&quot;call-number&quot;:&quot;P96.M4 J46 2009&quot;,&quot;collection-title&quot;:&quot;The John D. and Catherine T. MacArthur Foundation Reports on Digital Media and Learning&quot;,&quot;event-place&quot;:&quot;Cambridge, MA&quot;,&quot;ISBN&quot;:&quot;978-0-262-51362-3&quot;,&quot;number-of-pages&quot;:&quot;129&quot;,&quot;publisher&quot;:&quot;The MIT Press&quot;,&quot;publisher-place&quot;:&quot;Cambridge, MA&quot;,&quot;source&quot;:&quot;Library of Congress ISBN&quot;,&quot;title&quot;:&quot;Confronting the challenges of participatory culture: media education for the 21st century&quot;,&quot;title-short&quot;:&quot;Confronting the challenges of participatory culture&quot;,&quot;author&quot;:[{&quot;family&quot;:&quot;Jenkins&quot;,&quot;given&quot;:&quot;Henry&quot;}],&quot;issued&quot;:{&quot;date-parts&quot;:[[&quot;2009&quot;]]},&quot;citation-key&quot;:&quot;jenkins_confronting_2009&quot;},&quot;prefix&quot;:&quot;&quot;,&quot;suffix&quot;:&quot;&quot;}],&quot;schema&quot;:&quot;https://github.com/citation-style-language/schema/raw/master/csl-citation.json&quot;} RND7pr3AYyywm"/>(Jenkins, 2009)<text:reference-mark-end text:name="ZOTERO_ITEM CSL_CITATION {&quot;citationID&quot;:&quot;qjhiclyp&quot;,&quot;properties&quot;:{&quot;formattedCitation&quot;:&quot;(Jenkins, 2009)&quot;,&quot;plainCitation&quot;:&quot;(Jenkins, 2009)&quot;,&quot;noteIndex&quot;:0},&quot;citationItems&quot;:[{&quot;id&quot;:2384,&quot;uris&quot;:[&quot;http://zotero.org/users/1913249/items/J5I7XRGH&quot;,[&quot;http://zotero.org/users/1913249/items/J5I7XRGH&quot;]],&quot;itemData&quot;:{&quot;id&quot;:2384,&quot;type&quot;:&quot;book&quot;,&quot;call-number&quot;:&quot;P96.M4 J46 2009&quot;,&quot;collection-title&quot;:&quot;The John D. and Catherine T. MacArthur Foundation Reports on Digital Media and Learning&quot;,&quot;event-place&quot;:&quot;Cambridge, MA&quot;,&quot;ISBN&quot;:&quot;978-0-262-51362-3&quot;,&quot;number-of-pages&quot;:&quot;129&quot;,&quot;publisher&quot;:&quot;The MIT Press&quot;,&quot;publisher-place&quot;:&quot;Cambridge, MA&quot;,&quot;source&quot;:&quot;Library of Congress ISBN&quot;,&quot;title&quot;:&quot;Confronting the challenges of participatory culture: media education for the 21st century&quot;,&quot;title-short&quot;:&quot;Confronting the challenges of participatory culture&quot;,&quot;author&quot;:[{&quot;family&quot;:&quot;Jenkins&quot;,&quot;given&quot;:&quot;Henry&quot;}],&quot;issued&quot;:{&quot;date-parts&quot;:[[&quot;2009&quot;]]},&quot;citation-key&quot;:&quot;jenkins_confronting_2009&quot;},&quot;prefix&quot;:&quot;&quot;,&quot;suffix&quot;:&quot;&quot;}],&quot;schema&quot;:&quot;https://github.com/citation-style-language/schema/raw/master/csl-citation.json&quot;} RND7pr3AYyywm"/>, where x and y, there are several streams of activity that are important to reference as foundational context for this study.</text:p>
      <text:h text:style-name="Heading_20_3" text:outline-level="3"><text:bookmark-start text:name="on-gaming-move-to-a-gaming-cultures-section"/>On Gaming (move to a gaming cultures section? )<text:bookmark-end text:name="on-gaming-move-to-a-gaming-cultures-section"/></text:h>
      <text:p text:style-name="First_20_paragraph">The work of Livingstone is foundational in the area of home learning of digital technologies<text:reference-mark-start text:name="ZOTERO_ITEM CSL_CITATION {&quot;citationID&quot;:&quot;lvkgisqz&quot;,&quot;properties&quot;:{&quot;formattedCitation&quot;:&quot;(Livingstone et al., 2018)&quot;,&quot;plainCitation&quot;:&quot;(Livingstone et al., 2018)&quot;,&quot;noteIndex&quot;:0},&quot;citationItems&quot;:[{&quot;id&quot;:3031,&quot;uris&quot;:[&quot;http://zotero.org/users/1913249/items/TGJKKB2I&quot;,[&quot;http://zotero.org/users/1913249/items/TGJKKB2I&quot;]],&quot;itemData&quot;:{&quot;id&quot;:3031,&quot;type&quot;:&quot;article-journal&quot;,&quot;title&quot;:&quot;In the digital home, how do parents support their children and who supports them?&quot;,&quot;author&quot;:[{&quot;family&quot;:&quot;Livingstone&quot;,&quot;given&quot;:&quot;Sonia&quot;},{&quot;family&quot;:&quot;Blum-Ross&quot;,&quot;given&quot;:&quot;Alicia&quot;},{&quot;family&quot;:&quot;Pavlick&quot;,&quot;given&quot;:&quot;Jennifer&quot;},{&quot;family&quot;:&quot;Ólafsson&quot;,&quot;given&quot;:&quot;Kjartan&quot;}],&quot;issued&quot;:{&quot;date-parts&quot;:[[&quot;2018&quot;]]},&quot;citation-key&quot;:&quot;livingstone_digital_2018&quot;},&quot;prefix&quot;:&quot;&quot;,&quot;suffix&quot;:&quot;&quot;}],&quot;schema&quot;:&quot;https://github.com/citation-style-language/schema/raw/master/csl-citation.json&quot;} RNDJrKUMB9YGK"/>(Livingstone et al., 2018)<text:reference-mark-end text:name="ZOTERO_ITEM CSL_CITATION {&quot;citationID&quot;:&quot;lvkgisqz&quot;,&quot;properties&quot;:{&quot;formattedCitation&quot;:&quot;(Livingstone et al., 2018)&quot;,&quot;plainCitation&quot;:&quot;(Livingstone et al., 2018)&quot;,&quot;noteIndex&quot;:0},&quot;citationItems&quot;:[{&quot;id&quot;:3031,&quot;uris&quot;:[&quot;http://zotero.org/users/1913249/items/TGJKKB2I&quot;,[&quot;http://zotero.org/users/1913249/items/TGJKKB2I&quot;]],&quot;itemData&quot;:{&quot;id&quot;:3031,&quot;type&quot;:&quot;article-journal&quot;,&quot;title&quot;:&quot;In the digital home, how do parents support their children and who supports them?&quot;,&quot;author&quot;:[{&quot;family&quot;:&quot;Livingstone&quot;,&quot;given&quot;:&quot;Sonia&quot;},{&quot;family&quot;:&quot;Blum-Ross&quot;,&quot;given&quot;:&quot;Alicia&quot;},{&quot;family&quot;:&quot;Pavlick&quot;,&quot;given&quot;:&quot;Jennifer&quot;},{&quot;family&quot;:&quot;Ólafsson&quot;,&quot;given&quot;:&quot;Kjartan&quot;}],&quot;issued&quot;:{&quot;date-parts&quot;:[[&quot;2018&quot;]]},&quot;citation-key&quot;:&quot;livingstone_digital_2018&quot;},&quot;prefix&quot;:&quot;&quot;,&quot;suffix&quot;:&quot;&quot;}],&quot;schema&quot;:&quot;https://github.com/citation-style-language/schema/raw/master/csl-citation.json&quot;} RNDJrKUMB9YGK"/>.</text:p>
      <text:p text:style-name="Text_20_body">Research exploring home game playing and digital activity uncovers material that families may bring into a non-formal game making process.</text:p>
      <text:p text:style-name="Text_20_body">One of the reasons that I was interested to shift to game making was the potential that seemed to be present for intergenerational work based around retro gaming based on its place in public memory <text:reference-mark-start text:name="ZOTERO_ITEM CSL_CITATION {&quot;citationID&quot;:&quot;sblzsfmw&quot;,&quot;properties&quot;:{&quot;formattedCitation&quot;:&quot;(Heineman, n.d.)&quot;,&quot;plainCitation&quot;:&quot;(Heineman, n.d.)&quot;,&quot;noteIndex&quot;:0},&quot;citationItems&quot;:[{&quot;id&quot;:9009,&quot;uris&quot;:[&quot;http://zotero.org/users/1913249/items/5PY8LUA6&quot;,[&quot;http://zotero.org/users/1913249/items/5PY8LUA6&quot;]],&quot;itemData&quot;:{&quot;id&quot;:9009,&quot;type&quot;:&quot;article-journal&quot;,&quot;abstract&quot;:&quot;This essay explores the success of retrogaming to show how new public memories about gaming history are being rhetorically constructed. It argues that recent arguments about this history function to reshape the identities of retrogamers and retrogaming communities. After explaining the relevance of public memory scholarship for studying gaming culture in general, the essay provides a study of the discursive practices found within contemporary retrogaming culture. Highlighting the tensions between official and vernacular versions of gaming history, the essay goes on to suggest a rhetorical theory of nostalgia is needed to explain the ways in which retrogamers have negotiated their identity within and against the context facilitated by the gaming industry.&quot;,&quot;language&quot;:&quot;en&quot;,&quot;source&quot;:&quot;Zotero&quot;,&quot;title&quot;:&quot;Public Memory and Gamer Identity: Retrogaming as Nostalgia&quot;,&quot;author&quot;:[{&quot;family&quot;:&quot;Heineman&quot;,&quot;given&quot;:&quot;David S&quot;}],&quot;citation-key&quot;:&quot;heineman_public_nodate&quot;},&quot;prefix&quot;:&quot;&quot;,&quot;suffix&quot;:&quot;&quot;}],&quot;schema&quot;:&quot;https://github.com/citation-style-language/schema/raw/master/csl-citation.json&quot;} RNDu8q0p8LfRQ"/>(Heineman, n.d.)<text:reference-mark-end text:name="ZOTERO_ITEM CSL_CITATION {&quot;citationID&quot;:&quot;sblzsfmw&quot;,&quot;properties&quot;:{&quot;formattedCitation&quot;:&quot;(Heineman, n.d.)&quot;,&quot;plainCitation&quot;:&quot;(Heineman, n.d.)&quot;,&quot;noteIndex&quot;:0},&quot;citationItems&quot;:[{&quot;id&quot;:9009,&quot;uris&quot;:[&quot;http://zotero.org/users/1913249/items/5PY8LUA6&quot;,[&quot;http://zotero.org/users/1913249/items/5PY8LUA6&quot;]],&quot;itemData&quot;:{&quot;id&quot;:9009,&quot;type&quot;:&quot;article-journal&quot;,&quot;abstract&quot;:&quot;This essay explores the success of retrogaming to show how new public memories about gaming history are being rhetorically constructed. It argues that recent arguments about this history function to reshape the identities of retrogamers and retrogaming communities. After explaining the relevance of public memory scholarship for studying gaming culture in general, the essay provides a study of the discursive practices found within contemporary retrogaming culture. Highlighting the tensions between official and vernacular versions of gaming history, the essay goes on to suggest a rhetorical theory of nostalgia is needed to explain the ways in which retrogamers have negotiated their identity within and against the context facilitated by the gaming industry.&quot;,&quot;language&quot;:&quot;en&quot;,&quot;source&quot;:&quot;Zotero&quot;,&quot;title&quot;:&quot;Public Memory and Gamer Identity: Retrogaming as Nostalgia&quot;,&quot;author&quot;:[{&quot;family&quot;:&quot;Heineman&quot;,&quot;given&quot;:&quot;David S&quot;}],&quot;citation-key&quot;:&quot;heineman_public_nodate&quot;},&quot;prefix&quot;:&quot;&quot;,&quot;suffix&quot;:&quot;&quot;}],&quot;schema&quot;:&quot;https://github.com/citation-style-language/schema/raw/master/csl-citation.json&quot;} RNDu8q0p8LfRQ"/>. The place in public memory of retro games is complex but for older participants, the effect of nostalgia is significant.</text:p>
      <text:p text:style-name="Text_20_body">What era and technologies constitute retro games can be disputed, however for this study I use a definition of early arcade games from the 1970s and early 1980s and early generation of home consoles Atari 2600, Nes, Snes and Megadrive before the advent of 3D graphics.</text:p>
      <text:p text:style-name="Text_20_body">Retro games have a particular aesthetic driven by graphical limitations and the simplified game mechanics which are due to the limited capabilities of the hardware and storage space involved.</text:p>
      <text:h text:style-name="Heading_20_3" text:outline-level="3"><text:bookmark-start text:name="home-making-and-consuming-of-media"/><text:soft-page-break/>Home making and consuming of media<text:bookmark-end text:name="home-making-and-consuming-of-media"/></text:h>
      <text:p text:style-name="P3">Messing around and affinity groups. Ito’s work on and naturalistic studies of digital use and creativity in the home including the value of informal playing around <text:reference-mark-start text:name="ZOTERO_ITEM CSL_CITATION {&quot;citationID&quot;:&quot;urldppnp&quot;,&quot;properties&quot;:{&quot;formattedCitation&quot;:&quot;(It\\uc0\\u333{} et al., 2010; Ito et al., 2013)&quot;,&quot;plainCitation&quot;:&quot;(Itō et al., 2010; Ito et al., 2013)&quot;,&quot;noteIndex&quot;:0},&quot;citationItems&quot;:[{&quot;id&quot;:2626,&quot;uris&quot;:[&quot;http://zotero.org/users/1913249/items/5DBVY3L5&quot;,[&quot;http://zotero.org/users/1913249/items/5DBVY3L5&quot;]],&quot;itemData&quot;:{&quot;id&quot;:2626,&quot;type&quot;:&quot;book&quot;,&quot;abstract&quot;:&quot;This report is a synthesis of ongoing research, design, and implementation of an approach to education called \&quot;connected learning.\&quot; It advocates for broadened access to learning that is socially embedded, interest-driven, and oriented toward educational, economic, or political opportunity. This model is based on evidence that the most resilient, ad.&quot;,&quot;event-place&quot;:&quot;Cork&quot;,&quot;ISBN&quot;:&quot;978-0-9887255-0-8&quot;,&quot;language&quot;:&quot;en&quot;,&quot;note&quot;:&quot;OCLC: 896797842&quot;,&quot;publisher&quot;:&quot;BookBaby&quot;,&quot;publisher-place&quot;:&quot;Cork&quot;,&quot;source&quot;:&quot;Open WorldCat&quot;,&quot;title&quot;:&quot;Connected Learning.&quot;,&quot;author&quot;:[{&quot;family&quot;:&quot;Ito&quot;,&quot;given&quot;:&quot;Mizuko&quot;},{&quot;family&quot;:&quot;Gutiérrez&quot;,&quot;given&quot;:&quot;Kris&quot;},{&quot;family&quot;:&quot;Livingstone&quot;,&quot;given&quot;:&quot;Sonia&quot;},{&quot;family&quot;:&quot;Penuel&quot;,&quot;given&quot;:&quot;Bill&quot;},{&quot;family&quot;:&quot;Rhodes&quot;,&quot;given&quot;:&quot;Jean&quot;},{&quot;family&quot;:&quot;Salen&quot;,&quot;given&quot;:&quot;Katie&quot;},{&quot;family&quot;:&quot;Schor&quot;,&quot;given&quot;:&quot;Juliet&quot;},{&quot;family&quot;:&quot;Sefton-Green&quot;,&quot;given&quot;:&quot;Julian&quot;},{&quot;family&quot;:&quot;Watkins&quot;,&quot;given&quot;:&quot;S. Craig&quot;}],&quot;issued&quot;:{&quot;date-parts&quot;:[[&quot;2013&quot;]]},&quot;citation-key&quot;:&quot;ito_connected_2013-1&quot;},&quot;prefix&quot;:&quot;&quot;,&quot;suffix&quot;:&quot;&quot;},{&quot;id&quot;:1939,&quot;uris&quot;:[&quot;http://zotero.org/users/1913249/items/URKI7FTD&quot;,[&quot;http://zotero.org/users/1913249/items/URKI7FTD&quot;]],&quot;itemData&quot;:{&quot;id&quot;:1939,&quot;type&quot;:&quot;book&quot;,&quot;collection-title&quot;:&quot;The John D. and Catherine T. MacArthur Foundation series on digital media and learning&quot;,&quot;event-place&quot;:&quot;Cambridge, Mass.&quot;,&quot;ISBN&quot;:&quot;978-0-262-01336-9&quot;,&quot;language&quot;:&quot;eng&quot;,&quot;note&quot;:&quot;OCLC: 699713878&quot;,&quot;number-of-pages&quot;:&quot;419&quot;,&quot;publisher&quot;:&quot;MIT Press&quot;,&quot;publisher-place&quot;:&quot;Cambridge, Mass.&quot;,&quot;source&quot;:&quot;Gemeinsamer Bibliotheksverbund ISBN&quot;,&quot;title&quot;:&quot;Hanging out, messing around, and geeking out: kids living and learning with new media&quot;,&quot;title-short&quot;:&quot;Hanging out, messing around, and geeking out&quot;,&quot;editor&quot;:[{&quot;family&quot;:&quot;Itō&quot;,&quot;given&quot;:&quot;Mizuko&quot;},{&quot;family&quot;:&quot;Baumer&quot;,&quot;given&quot;:&quot;Sonja&quot;},{&quot;family&quot;:&quot;Bittanti&quot;,&quot;given&quot;:&quot;Matteo&quot;},{&quot;family&quot;:&quot;Antin&quot;,&quot;given&quot;:&quot;Judd&quot;}],&quot;issued&quot;:{&quot;date-parts&quot;:[[&quot;2010&quot;]]},&quot;citation-key&quot;:&quot;ito_hanging_2010&quot;},&quot;prefix&quot;:&quot;&quot;,&quot;suffix&quot;:&quot;&quot;}],&quot;schema&quot;:&quot;https://github.com/citation-style-language/schema/raw/master/csl-citation.json&quot;} RND6coyTetHhZ"/><text:span text:style-name="T7">(Itō et al., 2010; Ito et al., 2013)</text:span><text:reference-mark-end text:name="ZOTERO_ITEM CSL_CITATION {&quot;citationID&quot;:&quot;urldppnp&quot;,&quot;properties&quot;:{&quot;formattedCitation&quot;:&quot;(It\\uc0\\u333{} et al., 2010; Ito et al., 2013)&quot;,&quot;plainCitation&quot;:&quot;(Itō et al., 2010; Ito et al., 2013)&quot;,&quot;noteIndex&quot;:0},&quot;citationItems&quot;:[{&quot;id&quot;:2626,&quot;uris&quot;:[&quot;http://zotero.org/users/1913249/items/5DBVY3L5&quot;,[&quot;http://zotero.org/users/1913249/items/5DBVY3L5&quot;]],&quot;itemData&quot;:{&quot;id&quot;:2626,&quot;type&quot;:&quot;book&quot;,&quot;abstract&quot;:&quot;This report is a synthesis of ongoing research, design, and implementation of an approach to education called \&quot;connected learning.\&quot; It advocates for broadened access to learning that is socially embedded, interest-driven, and oriented toward educational, economic, or political opportunity. This model is based on evidence that the most resilient, ad.&quot;,&quot;event-place&quot;:&quot;Cork&quot;,&quot;ISBN&quot;:&quot;978-0-9887255-0-8&quot;,&quot;language&quot;:&quot;en&quot;,&quot;note&quot;:&quot;OCLC: 896797842&quot;,&quot;publisher&quot;:&quot;BookBaby&quot;,&quot;publisher-place&quot;:&quot;Cork&quot;,&quot;source&quot;:&quot;Open WorldCat&quot;,&quot;title&quot;:&quot;Connected Learning.&quot;,&quot;author&quot;:[{&quot;family&quot;:&quot;Ito&quot;,&quot;given&quot;:&quot;Mizuko&quot;},{&quot;family&quot;:&quot;Gutiérrez&quot;,&quot;given&quot;:&quot;Kris&quot;},{&quot;family&quot;:&quot;Livingstone&quot;,&quot;given&quot;:&quot;Sonia&quot;},{&quot;family&quot;:&quot;Penuel&quot;,&quot;given&quot;:&quot;Bill&quot;},{&quot;family&quot;:&quot;Rhodes&quot;,&quot;given&quot;:&quot;Jean&quot;},{&quot;family&quot;:&quot;Salen&quot;,&quot;given&quot;:&quot;Katie&quot;},{&quot;family&quot;:&quot;Schor&quot;,&quot;given&quot;:&quot;Juliet&quot;},{&quot;family&quot;:&quot;Sefton-Green&quot;,&quot;given&quot;:&quot;Julian&quot;},{&quot;family&quot;:&quot;Watkins&quot;,&quot;given&quot;:&quot;S. Craig&quot;}],&quot;issued&quot;:{&quot;date-parts&quot;:[[&quot;2013&quot;]]},&quot;citation-key&quot;:&quot;ito_connected_2013-1&quot;},&quot;prefix&quot;:&quot;&quot;,&quot;suffix&quot;:&quot;&quot;},{&quot;id&quot;:1939,&quot;uris&quot;:[&quot;http://zotero.org/users/1913249/items/URKI7FTD&quot;,[&quot;http://zotero.org/users/1913249/items/URKI7FTD&quot;]],&quot;itemData&quot;:{&quot;id&quot;:1939,&quot;type&quot;:&quot;book&quot;,&quot;collection-title&quot;:&quot;The John D. and Catherine T. MacArthur Foundation series on digital media and learning&quot;,&quot;event-place&quot;:&quot;Cambridge, Mass.&quot;,&quot;ISBN&quot;:&quot;978-0-262-01336-9&quot;,&quot;language&quot;:&quot;eng&quot;,&quot;note&quot;:&quot;OCLC: 699713878&quot;,&quot;number-of-pages&quot;:&quot;419&quot;,&quot;publisher&quot;:&quot;MIT Press&quot;,&quot;publisher-place&quot;:&quot;Cambridge, Mass.&quot;,&quot;source&quot;:&quot;Gemeinsamer Bibliotheksverbund ISBN&quot;,&quot;title&quot;:&quot;Hanging out, messing around, and geeking out: kids living and learning with new media&quot;,&quot;title-short&quot;:&quot;Hanging out, messing around, and geeking out&quot;,&quot;editor&quot;:[{&quot;family&quot;:&quot;Itō&quot;,&quot;given&quot;:&quot;Mizuko&quot;},{&quot;family&quot;:&quot;Baumer&quot;,&quot;given&quot;:&quot;Sonja&quot;},{&quot;family&quot;:&quot;Bittanti&quot;,&quot;given&quot;:&quot;Matteo&quot;},{&quot;family&quot;:&quot;Antin&quot;,&quot;given&quot;:&quot;Judd&quot;}],&quot;issued&quot;:{&quot;date-parts&quot;:[[&quot;2010&quot;]]},&quot;citation-key&quot;:&quot;ito_hanging_2010&quot;},&quot;prefix&quot;:&quot;&quot;,&quot;suffix&quot;:&quot;&quot;}],&quot;schema&quot;:&quot;https://github.com/citation-style-language/schema/raw/master/csl-citation.json&quot;} RND6coyTetHhZ"/>, and Gee and the process of tapping into affinity groups and affinity spaces <text:reference-mark-start text:name="ZOTERO_ITEM CSL_CITATION {&quot;citationID&quot;:&quot;vbcyemfv&quot;,&quot;properties&quot;:{&quot;formattedCitation&quot;:&quot;(Gee, 2004)&quot;,&quot;plainCitation&quot;:&quot;(Gee, 2004)&quot;,&quot;noteIndex&quot;:0},&quot;citationItems&quot;:[{&quot;id&quot;:1584,&quot;uris&quot;:[&quot;http://zotero.org/users/1913249/items/M6377K76&quot;,[&quot;http://zotero.org/users/1913249/items/M6377K76&quot;]],&quot;itemData&quot;:{&quot;id&quot;:1584,&quot;type&quot;:&quot;book&quot;,&quot;collection-title&quot;:&quot;Education&quot;,&quot;edition&quot;:&quot;1. paperback ed&quot;,&quot;event-place&quot;:&quot;New York, NY&quot;,&quot;ISBN&quot;:&quot;978-1-4039-6538-7&quot;,&quot;language&quot;:&quot;eng&quot;,&quot;note&quot;:&quot;OCLC: 255334132&quot;,&quot;number-of-pages&quot;:&quot;225&quot;,&quot;publisher&quot;:&quot;Palgrave Macmillan&quot;,&quot;publisher-place&quot;:&quot;New York, NY&quot;,&quot;source&quot;:&quot;Gemeinsamer Bibliotheksverbund ISBN&quot;,&quot;title&quot;:&quot;What video games have to teach us about learning and literacy&quot;,&quot;author&quot;:[{&quot;family&quot;:&quot;Gee&quot;,&quot;given&quot;:&quot;James Paul&quot;}],&quot;issued&quot;:{&quot;date-parts&quot;:[[&quot;2004&quot;]]},&quot;citation-key&quot;:&quot;gee_what_2004&quot;},&quot;prefix&quot;:&quot;&quot;,&quot;suffix&quot;:&quot;&quot;}],&quot;schema&quot;:&quot;https://github.com/citation-style-language/schema/raw/master/csl-citation.json&quot;} RNDUEtYr1fKZW"/>(Gee, 2004)<text:reference-mark-end text:name="ZOTERO_ITEM CSL_CITATION {&quot;citationID&quot;:&quot;vbcyemfv&quot;,&quot;properties&quot;:{&quot;formattedCitation&quot;:&quot;(Gee, 2004)&quot;,&quot;plainCitation&quot;:&quot;(Gee, 2004)&quot;,&quot;noteIndex&quot;:0},&quot;citationItems&quot;:[{&quot;id&quot;:1584,&quot;uris&quot;:[&quot;http://zotero.org/users/1913249/items/M6377K76&quot;,[&quot;http://zotero.org/users/1913249/items/M6377K76&quot;]],&quot;itemData&quot;:{&quot;id&quot;:1584,&quot;type&quot;:&quot;book&quot;,&quot;collection-title&quot;:&quot;Education&quot;,&quot;edition&quot;:&quot;1. paperback ed&quot;,&quot;event-place&quot;:&quot;New York, NY&quot;,&quot;ISBN&quot;:&quot;978-1-4039-6538-7&quot;,&quot;language&quot;:&quot;eng&quot;,&quot;note&quot;:&quot;OCLC: 255334132&quot;,&quot;number-of-pages&quot;:&quot;225&quot;,&quot;publisher&quot;:&quot;Palgrave Macmillan&quot;,&quot;publisher-place&quot;:&quot;New York, NY&quot;,&quot;source&quot;:&quot;Gemeinsamer Bibliotheksverbund ISBN&quot;,&quot;title&quot;:&quot;What video games have to teach us about learning and literacy&quot;,&quot;author&quot;:[{&quot;family&quot;:&quot;Gee&quot;,&quot;given&quot;:&quot;James Paul&quot;}],&quot;issued&quot;:{&quot;date-parts&quot;:[[&quot;2004&quot;]]},&quot;citation-key&quot;:&quot;gee_what_2004&quot;},&quot;prefix&quot;:&quot;&quot;,&quot;suffix&quot;:&quot;&quot;}],&quot;schema&quot;:&quot;https://github.com/citation-style-language/schema/raw/master/csl-citation.json&quot;} RNDUEtYr1fKZW"/>. Gee’s (2004b) work on games and associated culture as learning experiences is founded on his understanding of how the engender a shared discourse and emerging identities .</text:p>
      <text:p text:style-name="Text_20_body">In addition, maker culture more generally is relevant due to the alignment with tinkering as educational practice in stem education, supported by family involvement and brokering of experiences. The details of tinkering as a pedagogical practice are explored in more detail in the literature review of this thesis.</text:p>
      <text:h text:style-name="Heading_20_2" text:outline-level="2"><text:bookmark-start text:name="context-of-home-education-and-family-learning"/>Context of Home Education and family learning<text:bookmark-end text:name="context-of-home-education-and-family-learning"/></text:h>
      <text:p text:style-name="First_20_paragraph">The move to family learning as a context suited the trajectory of my interests and the opportunities available as part of University context.</text:p>
      <text:p text:style-name="Text_20_body">Many professional programmers began with support provided by family.</text:p>
      <text:p text:style-name="Text_20_body">Barron and Livingstone have outlined the advantages and processes involved in family involvement of technology use and learning in the home. There is clearly an inequality of access to these well paid profession that the development of the computing curriculum and the skills based and creative process focus that was part of the initial narrative is laudable the aims of equality.</text:p>
      <text:p text:style-name="Text_20_body">However the practical and and cultural difficulties of undertaking a project-based approach withing the curriculum are significant. Factors of difficulties associated with technology projects compound difficulties.</text:p>
      <text:p text:style-name="Text_20_body">In this research I made the decisions not to focus on the adaptation of a informal club approach to the restrictions of in-school classes but rather instead to embrace key elements of it and to explore processes in situ. While the context of home education is not a core to the goals of this research it is important to situate this study accurately.</text:p>
      <text:p text:style-name="Text_20_body"><text:span text:style-name="T2">Outline of the home eduction context of this study:</text:span> The processes and motivations driving of home education are varied <text:reference-mark-start text:name="ZOTERO_ITEM CSL_CITATION {&quot;citationID&quot;:&quot;viffpcru&quot;,&quot;properties&quot;:{&quot;formattedCitation&quot;:&quot;(Fensham-Smith, 2021)&quot;,&quot;plainCitation&quot;:&quot;(Fensham-Smith, 2021)&quot;,&quot;noteIndex&quot;:0},&quot;citationItems&quot;:[{&quot;id&quot;:8983,&quot;uris&quot;:[&quot;http://zotero.org/users/1913249/items/F748Z3W8&quot;,[&quot;http://zotero.org/users/1913249/items/F748Z3W8&quot;]],&quot;itemData&quot;:{&quot;id&quot;:8983,&quot;type&quot;:&quot;article-journal&quot;,&quot;abstract&quot;:&quot;Home-schooling, or ‘elective home education’ (EHE) as it is more commonly known in the UK, invites contestation and controversies. Drawing on a UK-wide study of 242 families this paper explores a collection of EHE pedagogic practices within the socially situated contexts of doing everyday life. Through an application of Bernsteinian ideas, the findings surface some of the ways in which invisible pedagogies afforded children greater autonomy over the sequence and pace over their learning. It also considers how community development has helped some parents to harness the forms of capital which extend and remake new structures to strengthen the transmission of their social values. Contrary to the messages of EHE advocates, it shows that approaches inspired by unschooling are not devoid of power and control altogether. In considering the experiences of children and young people, the findings highlight the relative challenges and opportunities of transitioning from invisible pedagogies to formal qualifications in a context where access to public examinations can be difficult to achieve. Considering the tensions that these pedagogies reveal in the socialisation towards individualism, the author suggests solutions for questioning, challenging and bridging divides.&quot;,&quot;container-title&quot;:&quot;Journal of Pedagogy&quot;,&quot;DOI&quot;:&quot;10.2478/jped-2021-0001&quot;,&quot;ISSN&quot;:&quot;1338-1563&quot;,&quot;issue&quot;:&quot;1&quot;,&quot;language&quot;:&quot;en&quot;,&quot;page&quot;:&quot;5-27&quot;,&quot;source&quot;:&quot;DOI.org (Crossref)&quot;,&quot;title&quot;:&quot;Invisible pedagogies in home education: Freedom, power and control&quot;,&quot;title-short&quot;:&quot;Invisible pedagogies in home education&quot;,&quot;URL&quot;:&quot;https://www.sciendo.com/article/10.2478/jped-2021-0001&quot;,&quot;volume&quot;:&quot;12&quot;,&quot;author&quot;:[{&quot;family&quot;:&quot;Fensham-Smith&quot;,&quot;given&quot;:&quot;Amber Joy&quot;}],&quot;accessed&quot;:{&quot;date-parts&quot;:[[&quot;2023&quot;,10,2]]},&quot;issued&quot;:{&quot;date-parts&quot;:[[&quot;2021&quot;,6,1]]},&quot;citation-key&quot;:&quot;fensham-smith_invisible_2021&quot;},&quot;prefix&quot;:&quot;&quot;,&quot;suffix&quot;:&quot;&quot;}],&quot;schema&quot;:&quot;https://github.com/citation-style-language/schema/raw/master/csl-citation.json&quot;} RNDuIeSd1r2OZ"/>(Fensham-Smith, 2021)<text:reference-mark-end text:name="ZOTERO_ITEM CSL_CITATION {&quot;citationID&quot;:&quot;viffpcru&quot;,&quot;properties&quot;:{&quot;formattedCitation&quot;:&quot;(Fensham-Smith, 2021)&quot;,&quot;plainCitation&quot;:&quot;(Fensham-Smith, 2021)&quot;,&quot;noteIndex&quot;:0},&quot;citationItems&quot;:[{&quot;id&quot;:8983,&quot;uris&quot;:[&quot;http://zotero.org/users/1913249/items/F748Z3W8&quot;,[&quot;http://zotero.org/users/1913249/items/F748Z3W8&quot;]],&quot;itemData&quot;:{&quot;id&quot;:8983,&quot;type&quot;:&quot;article-journal&quot;,&quot;abstract&quot;:&quot;Home-schooling, or ‘elective home education’ (EHE) as it is more commonly known in the UK, invites contestation and controversies. Drawing on a UK-wide study of 242 families this paper explores a collection of EHE pedagogic practices within the socially situated contexts of doing everyday life. Through an application of Bernsteinian ideas, the findings surface some of the ways in which invisible pedagogies afforded children greater autonomy over the sequence and pace over their learning. It also considers how community development has helped some parents to harness the forms of capital which extend and remake new structures to strengthen the transmission of their social values. Contrary to the messages of EHE advocates, it shows that approaches inspired by unschooling are not devoid of power and control altogether. In considering the experiences of children and young people, the findings highlight the relative challenges and opportunities of transitioning from invisible pedagogies to formal qualifications in a context where access to public examinations can be difficult to achieve. Considering the tensions that these pedagogies reveal in the socialisation towards individualism, the author suggests solutions for questioning, challenging and bridging divides.&quot;,&quot;container-title&quot;:&quot;Journal of Pedagogy&quot;,&quot;DOI&quot;:&quot;10.2478/jped-2021-0001&quot;,&quot;ISSN&quot;:&quot;1338-1563&quot;,&quot;issue&quot;:&quot;1&quot;,&quot;language&quot;:&quot;en&quot;,&quot;page&quot;:&quot;5-27&quot;,&quot;source&quot;:&quot;DOI.org (Crossref)&quot;,&quot;title&quot;:&quot;Invisible pedagogies in home education: Freedom, power and control&quot;,&quot;title-short&quot;:&quot;Invisible pedagogies in home education&quot;,&quot;URL&quot;:&quot;https://www.sciendo.com/article/10.2478/jped-2021-0001&quot;,&quot;volume&quot;:&quot;12&quot;,&quot;author&quot;:[{&quot;family&quot;:&quot;Fensham-Smith&quot;,&quot;given&quot;:&quot;Amber Joy&quot;}],&quot;accessed&quot;:{&quot;date-parts&quot;:[[&quot;2023&quot;,10,2]]},&quot;issued&quot;:{&quot;date-parts&quot;:[[&quot;2021&quot;,6,1]]},&quot;citation-key&quot;:&quot;fensham-smith_invisible_2021&quot;},&quot;prefix&quot;:&quot;&quot;,&quot;suffix&quot;:&quot;&quot;}],&quot;schema&quot;:&quot;https://github.com/citation-style-language/schema/raw/master/csl-citation.json&quot;} RNDuIeSd1r2OZ"/>. Classic ideas of reasons for HE include pedagogy and ideology <text:reference-mark-start text:name="ZOTERO_ITEM CSL_CITATION {&quot;citationID&quot;:&quot;ajjhtgqo&quot;,&quot;properties&quot;:{&quot;formattedCitation&quot;:&quot;(Galen and Pitman, 1991)&quot;,&quot;plainCitation&quot;:&quot;(Galen and Pitman, 1991)&quot;,&quot;noteIndex&quot;:0},&quot;citationItems&quot;:[{&quot;id&quot;:8975,&quot;uris&quot;:[&quot;http://zotero.org/users/1913249/items/ZQHZ2GU8&quot;,[&quot;http://zotero.org/users/1913249/items/ZQHZ2GU8&quot;]],&quot;itemData&quot;:{&quot;id&quot;:8975,&quot;type&quot;:&quot;book&quot;,&quot;abstract&quot;:&quot;This significant volume studies the growing body of research on home education, and offers a broad analysis of this movement. Introductory chapters present the most current information on the demographics of the movement and on the social and academic outcomes of home education. Beyond these data, the broader implications of the movement are considered in chapters discussing legal issues and policy analysis. Additional chapters provide historical and sociological analysis of the conflicts between parents and schools that often precipitate the decision to home school. The volume ends with an anthropological analysis of learning in the informal home setting and a philosophical critique of the movement as an abandonment of a belief in the efficacy of common schooling.&quot;,&quot;ISBN&quot;:&quot;978-0-313-38882-8&quot;,&quot;language&quot;:&quot;en&quot;,&quot;note&quot;:&quot;Google-Books-ID: MOrEEAAAQBAJ&quot;,&quot;number-of-pages&quot;:&quot;224&quot;,&quot;publisher&quot;:&quot;Bloomsbury Publishing USA&quot;,&quot;source&quot;:&quot;Google Books&quot;,&quot;title&quot;:&quot;Home Schooling: Political, Historical, and Pedagogical Perspectives&quot;,&quot;title-short&quot;:&quot;Home Schooling&quot;,&quot;author&quot;:[{&quot;family&quot;:&quot;Galen&quot;,&quot;given&quot;:&quot;Jane Van&quot;},{&quot;family&quot;:&quot;Pitman&quot;,&quot;given&quot;:&quot;Mary Anne&quot;}],&quot;issued&quot;:{&quot;date-parts&quot;:[[&quot;1991&quot;,1,1]]},&quot;citation-key&quot;:&quot;galen_home_1991&quot;},&quot;prefix&quot;:&quot;&quot;,&quot;suffix&quot;:&quot;&quot;}],&quot;schema&quot;:&quot;https://github.com/citation-style-language/schema/raw/master/csl-citation.json&quot;} RNDIpyN1EMKVF"/>(Galen and Pitman, 1991)<text:reference-mark-end text:name="ZOTERO_ITEM CSL_CITATION {&quot;citationID&quot;:&quot;ajjhtgqo&quot;,&quot;properties&quot;:{&quot;formattedCitation&quot;:&quot;(Galen and Pitman, 1991)&quot;,&quot;plainCitation&quot;:&quot;(Galen and Pitman, 1991)&quot;,&quot;noteIndex&quot;:0},&quot;citationItems&quot;:[{&quot;id&quot;:8975,&quot;uris&quot;:[&quot;http://zotero.org/users/1913249/items/ZQHZ2GU8&quot;,[&quot;http://zotero.org/users/1913249/items/ZQHZ2GU8&quot;]],&quot;itemData&quot;:{&quot;id&quot;:8975,&quot;type&quot;:&quot;book&quot;,&quot;abstract&quot;:&quot;This significant volume studies the growing body of research on home education, and offers a broad analysis of this movement. Introductory chapters present the most current information on the demographics of the movement and on the social and academic outcomes of home education. Beyond these data, the broader implications of the movement are considered in chapters discussing legal issues and policy analysis. Additional chapters provide historical and sociological analysis of the conflicts between parents and schools that often precipitate the decision to home school. The volume ends with an anthropological analysis of learning in the informal home setting and a philosophical critique of the movement as an abandonment of a belief in the efficacy of common schooling.&quot;,&quot;ISBN&quot;:&quot;978-0-313-38882-8&quot;,&quot;language&quot;:&quot;en&quot;,&quot;note&quot;:&quot;Google-Books-ID: MOrEEAAAQBAJ&quot;,&quot;number-of-pages&quot;:&quot;224&quot;,&quot;publisher&quot;:&quot;Bloomsbury Publishing USA&quot;,&quot;source&quot;:&quot;Google Books&quot;,&quot;title&quot;:&quot;Home Schooling: Political, Historical, and Pedagogical Perspectives&quot;,&quot;title-short&quot;:&quot;Home Schooling&quot;,&quot;author&quot;:[{&quot;family&quot;:&quot;Galen&quot;,&quot;given&quot;:&quot;Jane Van&quot;},{&quot;family&quot;:&quot;Pitman&quot;,&quot;given&quot;:&quot;Mary Anne&quot;}],&quot;issued&quot;:{&quot;date-parts&quot;:[[&quot;1991&quot;,1,1]]},&quot;citation-key&quot;:&quot;galen_home_1991&quot;},&quot;prefix&quot;:&quot;&quot;,&quot;suffix&quot;:&quot;&quot;}],&quot;schema&quot;:&quot;https://github.com/citation-style-language/schema/raw/master/csl-citation.json&quot;} RNDIpyN1EMKVF"/> <text:reference-mark-start text:name="ZOTERO_ITEM CSL_CITATION {&quot;citationID&quot;:&quot;qnkjsurd&quot;,&quot;properties&quot;:{&quot;formattedCitation&quot;:&quot;(Rothermel, 2003)&quot;,&quot;plainCitation&quot;:&quot;(Rothermel, 2003)&quot;,&quot;noteIndex&quot;:0},&quot;citationItems&quot;:[{&quot;id&quot;:8977,&quot;uris&quot;:[&quot;http://zotero.org/users/1913249/items/AKHEZBKX&quot;,[&quot;http://zotero.org/users/1913249/items/AKHEZBKX&quot;]],&quot;itemData&quot;:{&quot;id&quot;:8977,&quot;type&quot;:&quot;article-journal&quot;,&quot;abstract&quot;:&quot;Home educators are often stereotyped by concerned professionals and others who make statements based upon their beliefs rather than research. Characteristics such as, eccentric, arrogant, ignorant, middle-class and hippy are often associated with home educators. Increasingly too, they are represented as a potential danger to their children, either emotionally or physically, to the extent that extra monitoring has been called for. This leads to the question of what type of people home educate? This paper explores the possibility of classifying home educators according to their motives, using categories defined by earlier research. The paper concludes that in the UK context, such classifications are simplistic and misleading. A different approach is proposed defining home educators instead by strata; first as a superficially homogenous group, secondly as diverse groups, thirdly as families and fourthly as individuals. This stratum approach gives insight into the increasing numbers of families who are choosing to home educate and their growing appearance as a movement. Whilst home educators may appear to be the beneficiaries of strength in diversity, their rising profile and snowballing numbers may also be the cause of them becoming increasingly ‘problematised’ by professionals and by government, with a consequent increase in restrictions and legislative control.&quot;,&quot;container-title&quot;:&quot;Evaluation &amp; Research in Education&quot;,&quot;DOI&quot;:&quot;10.1080/09500790308668293&quot;,&quot;ISSN&quot;:&quot;0950-0790&quot;,&quot;issue&quot;:&quot;2-3&quot;,&quot;note&quot;:&quot;publisher: Routledge\n_eprint: https://doi.org/10.1080/09500790308668293&quot;,&quot;page&quot;:&quot;74-89&quot;,&quot;source&quot;:&quot;Taylor and Francis+NEJM&quot;,&quot;title&quot;:&quot;Can We Classify Motives for Home Education?&quot;,&quot;URL&quot;:&quot;https://doi.org/10.1080/09500790308668293&quot;,&quot;volume&quot;:&quot;17&quot;,&quot;author&quot;:[{&quot;family&quot;:&quot;Rothermel&quot;,&quot;given&quot;:&quot;Paula&quot;}],&quot;accessed&quot;:{&quot;date-parts&quot;:[[&quot;2023&quot;,10,2]]},&quot;issued&quot;:{&quot;date-parts&quot;:[[&quot;2003&quot;,5,15]]},&quot;citation-key&quot;:&quot;rothermel_can_2003&quot;},&quot;prefix&quot;:&quot;&quot;,&quot;suffix&quot;:&quot;&quot;}],&quot;schema&quot;:&quot;https://github.com/citation-style-language/schema/raw/master/csl-citation.json&quot;} RNDbkFxvulbdH"/>(Rothermel, 2003)<text:reference-mark-end text:name="ZOTERO_ITEM CSL_CITATION {&quot;citationID&quot;:&quot;qnkjsurd&quot;,&quot;properties&quot;:{&quot;formattedCitation&quot;:&quot;(Rothermel, 2003)&quot;,&quot;plainCitation&quot;:&quot;(Rothermel, 2003)&quot;,&quot;noteIndex&quot;:0},&quot;citationItems&quot;:[{&quot;id&quot;:8977,&quot;uris&quot;:[&quot;http://zotero.org/users/1913249/items/AKHEZBKX&quot;,[&quot;http://zotero.org/users/1913249/items/AKHEZBKX&quot;]],&quot;itemData&quot;:{&quot;id&quot;:8977,&quot;type&quot;:&quot;article-journal&quot;,&quot;abstract&quot;:&quot;Home educators are often stereotyped by concerned professionals and others who make statements based upon their beliefs rather than research. Characteristics such as, eccentric, arrogant, ignorant, middle-class and hippy are often associated with home educators. Increasingly too, they are represented as a potential danger to their children, either emotionally or physically, to the extent that extra monitoring has been called for. This leads to the question of what type of people home educate? This paper explores the possibility of classifying home educators according to their motives, using categories defined by earlier research. The paper concludes that in the UK context, such classifications are simplistic and misleading. A different approach is proposed defining home educators instead by strata; first as a superficially homogenous group, secondly as diverse groups, thirdly as families and fourthly as individuals. This stratum approach gives insight into the increasing numbers of families who are choosing to home educate and their growing appearance as a movement. Whilst home educators may appear to be the beneficiaries of strength in diversity, their rising profile and snowballing numbers may also be the cause of them becoming increasingly ‘problematised’ by professionals and by government, with a consequent increase in restrictions and legislative control.&quot;,&quot;container-title&quot;:&quot;Evaluation &amp; Research in Education&quot;,&quot;DOI&quot;:&quot;10.1080/09500790308668293&quot;,&quot;ISSN&quot;:&quot;0950-0790&quot;,&quot;issue&quot;:&quot;2-3&quot;,&quot;note&quot;:&quot;publisher: Routledge\n_eprint: https://doi.org/10.1080/09500790308668293&quot;,&quot;page&quot;:&quot;74-89&quot;,&quot;source&quot;:&quot;Taylor and Francis+NEJM&quot;,&quot;title&quot;:&quot;Can We Classify Motives for Home Education?&quot;,&quot;URL&quot;:&quot;https://doi.org/10.1080/09500790308668293&quot;,&quot;volume&quot;:&quot;17&quot;,&quot;author&quot;:[{&quot;family&quot;:&quot;Rothermel&quot;,&quot;given&quot;:&quot;Paula&quot;}],&quot;accessed&quot;:{&quot;date-parts&quot;:[[&quot;2023&quot;,10,2]]},&quot;issued&quot;:{&quot;date-parts&quot;:[[&quot;2003&quot;,5,15]]},&quot;citation-key&quot;:&quot;rothermel_can_2003&quot;},&quot;prefix&quot;:&quot;&quot;,&quot;suffix&quot;:&quot;&quot;}],&quot;schema&quot;:&quot;https://github.com/citation-style-language/schema/raw/master/csl-citation.json&quot;} RNDbkFxvulbdH"/>, and often both. My involvement with home ed networks stemmed from University outreach work. In the following section I draw on relevant research to identify characteristics and motivations of the networks and families that I tapped into.</text:p>
      <text:list text:style-name="L21">
        <text:list-item>
          <text:p text:style-name="P25">Unschooling, Holt, drawing out interests of children in everyday activities and facilitating learning around that <text:reference-mark-start text:name="ZOTERO_ITEM CSL_CITATION {&quot;citationID&quot;:&quot;grweirwq&quot;,&quot;properties&quot;:{&quot;formattedCitation&quot;:&quot;(Gray and Riley, 2013)&quot;,&quot;plainCitation&quot;:&quot;(Gray and Riley, 2013)&quot;,&quot;noteIndex&quot;:0},&quot;citationItems&quot;:[{&quot;id&quot;:8982,&quot;uris&quot;:[&quot;http://zotero.org/users/1913249/items/CUNAU5ZC&quot;,[&quot;http://zotero.org/users/1913249/items/CUNAU5ZC&quot;]],&quot;itemData&quot;:{&quot;id&quot;:8982,&quot;type&quot;:&quot;article-journal&quot;,&quot;abstract&quot;:&quot;Unschooling families (families that don’t send their children to school and don’t school them at home) were invited to participate in a survey about their unschooling practices. Two hundred and thirty two self-identified unschooling families, with at least one child over five years old, completed and returned the questionnaire. Qualitative analyses revealed considerable variability in the routes to unschooling and in the ways in which the parents saw themselves as involved in their children’s education. The biggest challenge expressed was that of overcoming feelings of criticism, or social pressure, that came from others who disapproved and from their own culturally-ingrained, habitual ways of thinking about education. The reported benefits of unschooling were numerous; they included improved learning, better attitudes about learning, and improved psychological and social wellbeing for the children; and increased closeness, harmony, and freedom for the whole family.&quot;,&quot;issue&quot;:&quot;14&quot;,&quot;language&quot;:&quot;en&quot;,&quot;source&quot;:&quot;Zotero&quot;,&quot;title&quot;:&quot;The Challenges and Benefits of Unschooling, According to 232 Families Who Have Chosen that Route&quot;,&quot;volume&quot;:&quot;7&quot;,&quot;author&quot;:[{&quot;family&quot;:&quot;Gray&quot;,&quot;given&quot;:&quot;Peter&quot;},{&quot;family&quot;:&quot;Riley&quot;,&quot;given&quot;:&quot;Gina&quot;}],&quot;issued&quot;:{&quot;date-parts&quot;:[[&quot;2013&quot;]]},&quot;citation-key&quot;:&quot;gray_challenges_2013&quot;},&quot;prefix&quot;:&quot;&quot;,&quot;suffix&quot;:&quot;&quot;}],&quot;schema&quot;:&quot;https://github.com/citation-style-language/schema/raw/master/csl-citation.json&quot;} RND8hG1BHDyp5"/>(Gray and Riley, 2013)<text:reference-mark-end text:name="ZOTERO_ITEM CSL_CITATION {&quot;citationID&quot;:&quot;grweirwq&quot;,&quot;properties&quot;:{&quot;formattedCitation&quot;:&quot;(Gray and Riley, 2013)&quot;,&quot;plainCitation&quot;:&quot;(Gray and Riley, 2013)&quot;,&quot;noteIndex&quot;:0},&quot;citationItems&quot;:[{&quot;id&quot;:8982,&quot;uris&quot;:[&quot;http://zotero.org/users/1913249/items/CUNAU5ZC&quot;,[&quot;http://zotero.org/users/1913249/items/CUNAU5ZC&quot;]],&quot;itemData&quot;:{&quot;id&quot;:8982,&quot;type&quot;:&quot;article-journal&quot;,&quot;abstract&quot;:&quot;Unschooling families (families that don’t send their children to school and don’t school them at home) were invited to participate in a survey about their unschooling practices. Two hundred and thirty two self-identified unschooling families, with at least one child over five years old, completed and returned the questionnaire. Qualitative analyses revealed considerable variability in the routes to unschooling and in the ways in which the parents saw themselves as involved in their children’s education. The biggest challenge expressed was that of overcoming feelings of criticism, or social pressure, that came from others who disapproved and from their own culturally-ingrained, habitual ways of thinking about education. The reported benefits of unschooling were numerous; they included improved learning, better attitudes about learning, and improved psychological and social wellbeing for the children; and increased closeness, harmony, and freedom for the whole family.&quot;,&quot;issue&quot;:&quot;14&quot;,&quot;language&quot;:&quot;en&quot;,&quot;source&quot;:&quot;Zotero&quot;,&quot;title&quot;:&quot;The Challenges and Benefits of Unschooling, According to 232 Families Who Have Chosen that Route&quot;,&quot;volume&quot;:&quot;7&quot;,&quot;author&quot;:[{&quot;family&quot;:&quot;Gray&quot;,&quot;given&quot;:&quot;Peter&quot;},{&quot;family&quot;:&quot;Riley&quot;,&quot;given&quot;:&quot;Gina&quot;}],&quot;issued&quot;:{&quot;date-parts&quot;:[[&quot;2013&quot;]]},&quot;citation-key&quot;:&quot;gray_challenges_2013&quot;},&quot;prefix&quot;:&quot;&quot;,&quot;suffix&quot;:&quot;&quot;}],&quot;schema&quot;:&quot;https://github.com/citation-style-language/schema/raw/master/csl-citation.json&quot;} RND8hG1BHDyp5"/></text:p>
        </text:list-item>
        <text:list-item>
          <text:p text:style-name="P25">Webs of learning Illich - home ed families active in identifying networks to tap into <text:reference-mark-start text:name="ZOTERO_ITEM CSL_CITATION {&quot;citationID&quot;:&quot;swotygyo&quot;,&quot;properties&quot;:{&quot;formattedCitation&quot;:&quot;(Doroudi and Ahmad, 2023)&quot;,&quot;plainCitation&quot;:&quot;(Doroudi and Ahmad, 2023)&quot;,&quot;noteIndex&quot;:0},&quot;citationItems&quot;:[{&quot;id&quot;:8980,&quot;uris&quot;:[&quot;http://zotero.org/users/1913249/items/CR7JKY94&quot;,[&quot;http://zotero.org/users/1913249/items/CR7JKY94&quot;]],&quot;itemData&quot;:{&quot;id&quot;:8980,&quot;type&quot;:&quot;paper-conference&quot;,&quot;abstract&quot;:&quot;In 1971, social critic Ivan Illich published Deschooling Society, a controversial work that critiqued mainstream education systems and proposed a radical alternative. While his work remains controversial, re-examining his ideas might advance efforts to design for learning at scale. First, we examine three design principles that emerge from Illich's writing on learning webs: (1) a holistic perspective that incorporates multidisciplinary thinking (in Illich's case, blending philosophy, politics, sociology, economics, theology, and cybernetics), (2) learning webs as a framework for thinking about learning beyond the limitations of school, and (3) broadening our view of what should be scaled (e.g., scaling opportunities rather than content). Second, we discuss three tensions in Illich's work that relate to scaling learning: (1) decentralization vs. centralization, (2) place-based vs. online learning at scale, and (3) serving the advantaged vs. the disadvantaged. In discussing these ideas and tensions, we discuss contemporary technologies and models, which may be seen as similar to learning webs. Finally, we suggest that Illich's work offers an opportunity to further connect work that sits across two related research communities: Learning @ Scale and connected learning.&quot;,&quot;collection-title&quot;:&quot;L@S '23&quot;,&quot;container-title&quot;:&quot;Proceedings of the Tenth ACM Conference on Learning @ Scale&quot;,&quot;DOI&quot;:&quot;10.1145/3573051.3593386&quot;,&quot;event-place&quot;:&quot;New York, NY, USA&quot;,&quot;ISBN&quot;:&quot;9798400700255&quot;,&quot;page&quot;:&quot;99–109&quot;,&quot;publisher&quot;:&quot;Association for Computing Machinery&quot;,&quot;publisher-place&quot;:&quot;New York, NY, USA&quot;,&quot;source&quot;:&quot;ACM Digital Library&quot;,&quot;title&quot;:&quot;The Relevance of Ivan Illich's Learning Webs 50 Years On&quot;,&quot;URL&quot;:&quot;https://dl.acm.org/doi/10.1145/3573051.3593386&quot;,&quot;author&quot;:[{&quot;family&quot;:&quot;Doroudi&quot;,&quot;given&quot;:&quot;Shayan&quot;},{&quot;family&quot;:&quot;Ahmad&quot;,&quot;given&quot;:&quot;Yusuf&quot;}],&quot;accessed&quot;:{&quot;date-parts&quot;:[[&quot;2023&quot;,10,2]]},&quot;issued&quot;:{&quot;date-parts&quot;:[[&quot;2023&quot;,7,20]]},&quot;citation-key&quot;:&quot;doroudi_relevance_2023&quot;},&quot;prefix&quot;:&quot;&quot;,&quot;suffix&quot;:&quot;&quot;}],&quot;schema&quot;:&quot;https://github.com/citation-style-language/schema/raw/master/csl-citation.json&quot;} RNDi8faV1gbHc"/>(Doroudi and Ahmad, 2023)<text:reference-mark-end text:name="ZOTERO_ITEM CSL_CITATION {&quot;citationID&quot;:&quot;swotygyo&quot;,&quot;properties&quot;:{&quot;formattedCitation&quot;:&quot;(Doroudi and Ahmad, 2023)&quot;,&quot;plainCitation&quot;:&quot;(Doroudi and Ahmad, 2023)&quot;,&quot;noteIndex&quot;:0},&quot;citationItems&quot;:[{&quot;id&quot;:8980,&quot;uris&quot;:[&quot;http://zotero.org/users/1913249/items/CR7JKY94&quot;,[&quot;http://zotero.org/users/1913249/items/CR7JKY94&quot;]],&quot;itemData&quot;:{&quot;id&quot;:8980,&quot;type&quot;:&quot;paper-conference&quot;,&quot;abstract&quot;:&quot;In 1971, social critic Ivan Illich published Deschooling Society, a controversial work that critiqued mainstream education systems and proposed a radical alternative. While his work remains controversial, re-examining his ideas might advance efforts to design for learning at scale. First, we examine three design principles that emerge from Illich's writing on learning webs: (1) a holistic perspective that incorporates multidisciplinary thinking (in Illich's case, blending philosophy, politics, sociology, economics, theology, and cybernetics), (2) learning webs as a framework for thinking about learning beyond the limitations of school, and (3) broadening our view of what should be scaled (e.g., scaling opportunities rather than content). Second, we discuss three tensions in Illich's work that relate to scaling learning: (1) decentralization vs. centralization, (2) place-based vs. online learning at scale, and (3) serving the advantaged vs. the disadvantaged. In discussing these ideas and tensions, we discuss contemporary technologies and models, which may be seen as similar to learning webs. Finally, we suggest that Illich's work offers an opportunity to further connect work that sits across two related research communities: Learning @ Scale and connected learning.&quot;,&quot;collection-title&quot;:&quot;L@S '23&quot;,&quot;container-title&quot;:&quot;Proceedings of the Tenth ACM Conference on Learning @ Scale&quot;,&quot;DOI&quot;:&quot;10.1145/3573051.3593386&quot;,&quot;event-place&quot;:&quot;New York, NY, USA&quot;,&quot;ISBN&quot;:&quot;9798400700255&quot;,&quot;page&quot;:&quot;99–109&quot;,&quot;publisher&quot;:&quot;Association for Computing Machinery&quot;,&quot;publisher-place&quot;:&quot;New York, NY, USA&quot;,&quot;source&quot;:&quot;ACM Digital Library&quot;,&quot;title&quot;:&quot;The Relevance of Ivan Illich's Learning Webs 50 Years On&quot;,&quot;URL&quot;:&quot;https://dl.acm.org/doi/10.1145/3573051.3593386&quot;,&quot;author&quot;:[{&quot;family&quot;:&quot;Doroudi&quot;,&quot;given&quot;:&quot;Shayan&quot;},{&quot;family&quot;:&quot;Ahmad&quot;,&quot;given&quot;:&quot;Yusuf&quot;}],&quot;accessed&quot;:{&quot;date-parts&quot;:[[&quot;2023&quot;,10,2]]},&quot;issued&quot;:{&quot;date-parts&quot;:[[&quot;2023&quot;,7,20]]},&quot;citation-key&quot;:&quot;doroudi_relevance_2023&quot;},&quot;prefix&quot;:&quot;&quot;,&quot;suffix&quot;:&quot;&quot;}],&quot;schema&quot;:&quot;https://github.com/citation-style-language/schema/raw/master/csl-citation.json&quot;} RNDi8faV1gbHc"/> has a relevance with social networking groups and email lists used by home educators to share and align activities.</text:p>
        </text:list-item>
      </text:list>
      <text:h text:style-name="Heading_20_2" text:outline-level="2"><text:bookmark-start text:name="review-of-relevant-barriers-to-participating-in-coding-practices-emerging-in-the-literature"/>Review of relevant barriers to participating in coding practices emerging in the literature<text:bookmark-end text:name="review-of-relevant-barriers-to-participating-in-coding-practices-emerging-in-the-literature"/></text:h>
      <text:p text:style-name="First_20_paragraph">This section draws on concepts of the introductory section to review existing research on digital making to identify barriers to participation in digital making and in particular coding practices.</text:p>
      <text:p text:style-name="Text_20_body">Here, the term barrier is used in a general way. In the next chapter it will be examined with greater criticality.</text:p>
      <text:h text:style-name="Heading_20_2" text:outline-level="2"><text:bookmark-start text:name="barriers"/><text:soft-page-break/>Barriers<text:bookmark-end text:name="barriers"/></text:h>
      <text:h text:style-name="Heading_20_3" text:outline-level="3"><text:bookmark-start text:name="technical-barriers---difficulties-in-learning-to-program"/>Technical Barriers - Difficulties in learning to program<text:bookmark-end text:name="technical-barriers---difficulties-in-learning-to-program"/></text:h>
      <text:p text:style-name="P3">Summary here <text:reference-mark-start text:name="ZOTERO_ITEM CSL_CITATION {&quot;citationID&quot;:&quot;iwpqtuug&quot;,&quot;properties&quot;:{&quot;formattedCitation&quot;:&quot;(Gomes and Mendes, 2007)&quot;,&quot;plainCitation&quot;:&quot;(Gomes and Mendes, 2007)&quot;,&quot;noteIndex&quot;:0},&quot;citationItems&quot;:[{&quot;id&quot;:9092,&quot;uris&quot;:[&quot;http://zotero.org/users/1913249/items/JRKNFC9F&quot;,[&quot;http://zotero.org/users/1913249/items/JRKNFC9F&quot;]],&quot;itemData&quot;:{&quot;id&quot;:9092,&quot;type&quot;:&quot;paper-conference&quot;,&quot;container-title&quot;:&quot;International conference on engineering Education–ICEE&quot;,&quot;note&quot;:&quot;Citation Key: gomes2007learning&quot;,&quot;title&quot;:&quot;Learning to program-difficulties and solutions&quot;,&quot;volume&quot;:&quot;7&quot;,&quot;author&quot;:[{&quot;family&quot;:&quot;Gomes&quot;,&quot;given&quot;:&quot;Anabela&quot;},{&quot;family&quot;:&quot;Mendes&quot;,&quot;given&quot;:&quot;António José&quot;}],&quot;issued&quot;:{&quot;date-parts&quot;:[[&quot;2007&quot;]]},&quot;citation-key&quot;:&quot;gomes2007learning&quot;},&quot;prefix&quot;:&quot;&quot;,&quot;suffix&quot;:&quot;&quot;}],&quot;schema&quot;:&quot;https://github.com/citation-style-language/schema/raw/master/csl-citation.json&quot;} RNDICWkqOVT3R"/>(Gomes and Mendes, 2007)<text:reference-mark-end text:name="ZOTERO_ITEM CSL_CITATION {&quot;citationID&quot;:&quot;iwpqtuug&quot;,&quot;properties&quot;:{&quot;formattedCitation&quot;:&quot;(Gomes and Mendes, 2007)&quot;,&quot;plainCitation&quot;:&quot;(Gomes and Mendes, 2007)&quot;,&quot;noteIndex&quot;:0},&quot;citationItems&quot;:[{&quot;id&quot;:9092,&quot;uris&quot;:[&quot;http://zotero.org/users/1913249/items/JRKNFC9F&quot;,[&quot;http://zotero.org/users/1913249/items/JRKNFC9F&quot;]],&quot;itemData&quot;:{&quot;id&quot;:9092,&quot;type&quot;:&quot;paper-conference&quot;,&quot;container-title&quot;:&quot;International conference on engineering Education–ICEE&quot;,&quot;note&quot;:&quot;Citation Key: gomes2007learning&quot;,&quot;title&quot;:&quot;Learning to program-difficulties and solutions&quot;,&quot;volume&quot;:&quot;7&quot;,&quot;author&quot;:[{&quot;family&quot;:&quot;Gomes&quot;,&quot;given&quot;:&quot;Anabela&quot;},{&quot;family&quot;:&quot;Mendes&quot;,&quot;given&quot;:&quot;António José&quot;}],&quot;issued&quot;:{&quot;date-parts&quot;:[[&quot;2007&quot;]]},&quot;citation-key&quot;:&quot;gomes2007learning&quot;},&quot;prefix&quot;:&quot;&quot;,&quot;suffix&quot;:&quot;&quot;}],&quot;schema&quot;:&quot;https://github.com/citation-style-language/schema/raw/master/csl-citation.json&quot;} RNDICWkqOVT3R"/> <text:reference-mark-start text:name="ZOTERO_ITEM CSL_CITATION {&quot;citationID&quot;:&quot;qodpasnv&quot;,&quot;properties&quot;:{&quot;formattedCitation&quot;:&quot;(Jo\\uc0\\u227{}o et al., 2019)&quot;,&quot;plainCitation&quot;:&quot;(João et al., 2019)&quot;,&quot;noteIndex&quot;:0},&quot;citationItems&quot;:[{&quot;id&quot;:9093,&quot;uris&quot;:[&quot;http://zotero.org/users/1913249/items/C7CNB5XA&quot;,[&quot;http://zotero.org/users/1913249/items/C7CNB5XA&quot;]],&quot;itemData&quot;:{&quot;id&quot;:9093,&quot;type&quot;:&quot;article-journal&quot;,&quot;abstract&quot;:&quot;In the last few years, it has been pointed out that teaching programming is a strong strategy to develop pupils’ competences in computational thinking (CT). In the Portuguese context, the curriculum changes in 2018 made programming and CT compulsory for every pupil in primary and secondary education. Nowadays, there is an information and communication technology (ICT) subject, taught by a computer science teacher in each school grade. In Portugal, to become a computer science teacher in primary and secondary education, it is compulsory to have a master’s degree in computer science education. This article reports on a pedagogical activity developed with student-teachers of a Master in Teaching Informatics at the University of Lisbon. Within the activities of the master’s program, we developed a cross-analysis of the core characteristics of 26 block-based and visual programming applications (apps) used to teach computational thinking and programming in school classes. In order to organize the analysis, a framework with several dimensions was developed and used by student-teachers to register the characteristics of each app. The product of this work is a comparative matrix mapping the core characteristics of each of the 26 apps that student-teachers used to select the most appropriate one for teaching programming and computational thinking according to each grade, age group and other characteristics.&quot;,&quot;container-title&quot;:&quot;Education Sciences&quot;,&quot;DOI&quot;:&quot;10.3390/educsci9030181&quot;,&quot;ISSN&quot;:&quot;2227-7102&quot;,&quot;issue&quot;:&quot;3&quot;,&quot;language&quot;:&quot;en&quot;,&quot;license&quot;:&quot;http://creativecommons.org/licenses/by/3.0/&quot;,&quot;note&quot;:&quot;number: 3\npublisher: Multidisciplinary Digital Publishing Institute&quot;,&quot;page&quot;:&quot;181&quot;,&quot;source&quot;:&quot;www.mdpi.com&quot;,&quot;title&quot;:&quot;A Cross-analysis of Block-based and Visual Programming Apps with Computer Science Student-Teachers&quot;,&quot;URL&quot;:&quot;https://www.mdpi.com/2227-7102/9/3/181&quot;,&quot;volume&quot;:&quot;9&quot;,&quot;author&quot;:[{&quot;family&quot;:&quot;João&quot;,&quot;given&quot;:&quot;Piedade&quot;},{&quot;family&quot;:&quot;Nuno&quot;,&quot;given&quot;:&quot;Dorotea&quot;},{&quot;family&quot;:&quot;Fábio&quot;,&quot;given&quot;:&quot;Sampaio Ferrentini&quot;},{&quot;family&quot;:&quot;Ana&quot;,&quot;given&quot;:&quot;Pedro&quot;}],&quot;accessed&quot;:{&quot;date-parts&quot;:[[&quot;2023&quot;,12,3]]},&quot;issued&quot;:{&quot;date-parts&quot;:[[&quot;2019&quot;,9]]},&quot;citation-key&quot;:&quot;joao_cross-analysis_2019&quot;},&quot;prefix&quot;:&quot;&quot;,&quot;suffix&quot;:&quot;&quot;}],&quot;schema&quot;:&quot;https://github.com/citation-style-language/schema/raw/master/csl-citation.json&quot;} RNDllIDd865lm"/><text:span text:style-name="T7">(João et al., 2019)</text:span><text:reference-mark-end text:name="ZOTERO_ITEM CSL_CITATION {&quot;citationID&quot;:&quot;qodpasnv&quot;,&quot;properties&quot;:{&quot;formattedCitation&quot;:&quot;(Jo\\uc0\\u227{}o et al., 2019)&quot;,&quot;plainCitation&quot;:&quot;(João et al., 2019)&quot;,&quot;noteIndex&quot;:0},&quot;citationItems&quot;:[{&quot;id&quot;:9093,&quot;uris&quot;:[&quot;http://zotero.org/users/1913249/items/C7CNB5XA&quot;,[&quot;http://zotero.org/users/1913249/items/C7CNB5XA&quot;]],&quot;itemData&quot;:{&quot;id&quot;:9093,&quot;type&quot;:&quot;article-journal&quot;,&quot;abstract&quot;:&quot;In the last few years, it has been pointed out that teaching programming is a strong strategy to develop pupils’ competences in computational thinking (CT). In the Portuguese context, the curriculum changes in 2018 made programming and CT compulsory for every pupil in primary and secondary education. Nowadays, there is an information and communication technology (ICT) subject, taught by a computer science teacher in each school grade. In Portugal, to become a computer science teacher in primary and secondary education, it is compulsory to have a master’s degree in computer science education. This article reports on a pedagogical activity developed with student-teachers of a Master in Teaching Informatics at the University of Lisbon. Within the activities of the master’s program, we developed a cross-analysis of the core characteristics of 26 block-based and visual programming applications (apps) used to teach computational thinking and programming in school classes. In order to organize the analysis, a framework with several dimensions was developed and used by student-teachers to register the characteristics of each app. The product of this work is a comparative matrix mapping the core characteristics of each of the 26 apps that student-teachers used to select the most appropriate one for teaching programming and computational thinking according to each grade, age group and other characteristics.&quot;,&quot;container-title&quot;:&quot;Education Sciences&quot;,&quot;DOI&quot;:&quot;10.3390/educsci9030181&quot;,&quot;ISSN&quot;:&quot;2227-7102&quot;,&quot;issue&quot;:&quot;3&quot;,&quot;language&quot;:&quot;en&quot;,&quot;license&quot;:&quot;http://creativecommons.org/licenses/by/3.0/&quot;,&quot;note&quot;:&quot;number: 3\npublisher: Multidisciplinary Digital Publishing Institute&quot;,&quot;page&quot;:&quot;181&quot;,&quot;source&quot;:&quot;www.mdpi.com&quot;,&quot;title&quot;:&quot;A Cross-analysis of Block-based and Visual Programming Apps with Computer Science Student-Teachers&quot;,&quot;URL&quot;:&quot;https://www.mdpi.com/2227-7102/9/3/181&quot;,&quot;volume&quot;:&quot;9&quot;,&quot;author&quot;:[{&quot;family&quot;:&quot;João&quot;,&quot;given&quot;:&quot;Piedade&quot;},{&quot;family&quot;:&quot;Nuno&quot;,&quot;given&quot;:&quot;Dorotea&quot;},{&quot;family&quot;:&quot;Fábio&quot;,&quot;given&quot;:&quot;Sampaio Ferrentini&quot;},{&quot;family&quot;:&quot;Ana&quot;,&quot;given&quot;:&quot;Pedro&quot;}],&quot;accessed&quot;:{&quot;date-parts&quot;:[[&quot;2023&quot;,12,3]]},&quot;issued&quot;:{&quot;date-parts&quot;:[[&quot;2019&quot;,9]]},&quot;citation-key&quot;:&quot;joao_cross-analysis_2019&quot;},&quot;prefix&quot;:&quot;&quot;,&quot;suffix&quot;:&quot;&quot;}],&quot;schema&quot;:&quot;https://github.com/citation-style-language/schema/raw/master/csl-citation.json&quot;} RNDllIDd865lm"/>. and here</text:p>
      <text:p text:style-name="Preformatted_20_Text">&lt;!-- Through a literature review on this topic, we aim to organize and <text:s text:c="2"/>systematize the main difficulties into four dimensions of analysis: (i) subject and complexity of languages; (ii) technologies and applications; (iii) teachers and teaching methodologies; and (iv) pupils’ skills[@joao_cross-analysis_2019] --&gt;</text:p>
      <text:p text:style-name="P3">In particular, the dilemma between more authentic languages and block based approaches <text:reference-mark-start text:name="ZOTERO_ITEM CSL_CITATION {&quot;citationID&quot;:&quot;kgkasovp&quot;,&quot;properties&quot;:{&quot;formattedCitation&quot;:&quot;(Jo\\uc0\\u227{}o et al., 2019)&quot;,&quot;plainCitation&quot;:&quot;(João et al., 2019)&quot;,&quot;noteIndex&quot;:0},&quot;citationItems&quot;:[{&quot;id&quot;:9093,&quot;uris&quot;:[&quot;http://zotero.org/users/1913249/items/C7CNB5XA&quot;,[&quot;http://zotero.org/users/1913249/items/C7CNB5XA&quot;]],&quot;itemData&quot;:{&quot;id&quot;:9093,&quot;type&quot;:&quot;article-journal&quot;,&quot;abstract&quot;:&quot;In the last few years, it has been pointed out that teaching programming is a strong strategy to develop pupils’ competences in computational thinking (CT). In the Portuguese context, the curriculum changes in 2018 made programming and CT compulsory for every pupil in primary and secondary education. Nowadays, there is an information and communication technology (ICT) subject, taught by a computer science teacher in each school grade. In Portugal, to become a computer science teacher in primary and secondary education, it is compulsory to have a master’s degree in computer science education. This article reports on a pedagogical activity developed with student-teachers of a Master in Teaching Informatics at the University of Lisbon. Within the activities of the master’s program, we developed a cross-analysis of the core characteristics of 26 block-based and visual programming applications (apps) used to teach computational thinking and programming in school classes. In order to organize the analysis, a framework with several dimensions was developed and used by student-teachers to register the characteristics of each app. The product of this work is a comparative matrix mapping the core characteristics of each of the 26 apps that student-teachers used to select the most appropriate one for teaching programming and computational thinking according to each grade, age group and other characteristics.&quot;,&quot;container-title&quot;:&quot;Education Sciences&quot;,&quot;DOI&quot;:&quot;10.3390/educsci9030181&quot;,&quot;ISSN&quot;:&quot;2227-7102&quot;,&quot;issue&quot;:&quot;3&quot;,&quot;language&quot;:&quot;en&quot;,&quot;license&quot;:&quot;http://creativecommons.org/licenses/by/3.0/&quot;,&quot;note&quot;:&quot;number: 3\npublisher: Multidisciplinary Digital Publishing Institute&quot;,&quot;page&quot;:&quot;181&quot;,&quot;source&quot;:&quot;www.mdpi.com&quot;,&quot;title&quot;:&quot;A Cross-analysis of Block-based and Visual Programming Apps with Computer Science Student-Teachers&quot;,&quot;URL&quot;:&quot;https://www.mdpi.com/2227-7102/9/3/181&quot;,&quot;volume&quot;:&quot;9&quot;,&quot;author&quot;:[{&quot;family&quot;:&quot;João&quot;,&quot;given&quot;:&quot;Piedade&quot;},{&quot;family&quot;:&quot;Nuno&quot;,&quot;given&quot;:&quot;Dorotea&quot;},{&quot;family&quot;:&quot;Fábio&quot;,&quot;given&quot;:&quot;Sampaio Ferrentini&quot;},{&quot;family&quot;:&quot;Ana&quot;,&quot;given&quot;:&quot;Pedro&quot;}],&quot;accessed&quot;:{&quot;date-parts&quot;:[[&quot;2023&quot;,12,3]]},&quot;issued&quot;:{&quot;date-parts&quot;:[[&quot;2019&quot;,9]]},&quot;citation-key&quot;:&quot;joao_cross-analysis_2019&quot;},&quot;prefix&quot;:&quot;&quot;,&quot;suffix&quot;:&quot;&quot;}],&quot;schema&quot;:&quot;https://github.com/citation-style-language/schema/raw/master/csl-citation.json&quot;} RNDAsUcmw1TVa"/><text:span text:style-name="T7">(João et al., 2019)</text:span><text:reference-mark-end text:name="ZOTERO_ITEM CSL_CITATION {&quot;citationID&quot;:&quot;kgkasovp&quot;,&quot;properties&quot;:{&quot;formattedCitation&quot;:&quot;(Jo\\uc0\\u227{}o et al., 2019)&quot;,&quot;plainCitation&quot;:&quot;(João et al., 2019)&quot;,&quot;noteIndex&quot;:0},&quot;citationItems&quot;:[{&quot;id&quot;:9093,&quot;uris&quot;:[&quot;http://zotero.org/users/1913249/items/C7CNB5XA&quot;,[&quot;http://zotero.org/users/1913249/items/C7CNB5XA&quot;]],&quot;itemData&quot;:{&quot;id&quot;:9093,&quot;type&quot;:&quot;article-journal&quot;,&quot;abstract&quot;:&quot;In the last few years, it has been pointed out that teaching programming is a strong strategy to develop pupils’ competences in computational thinking (CT). In the Portuguese context, the curriculum changes in 2018 made programming and CT compulsory for every pupil in primary and secondary education. Nowadays, there is an information and communication technology (ICT) subject, taught by a computer science teacher in each school grade. In Portugal, to become a computer science teacher in primary and secondary education, it is compulsory to have a master’s degree in computer science education. This article reports on a pedagogical activity developed with student-teachers of a Master in Teaching Informatics at the University of Lisbon. Within the activities of the master’s program, we developed a cross-analysis of the core characteristics of 26 block-based and visual programming applications (apps) used to teach computational thinking and programming in school classes. In order to organize the analysis, a framework with several dimensions was developed and used by student-teachers to register the characteristics of each app. The product of this work is a comparative matrix mapping the core characteristics of each of the 26 apps that student-teachers used to select the most appropriate one for teaching programming and computational thinking according to each grade, age group and other characteristics.&quot;,&quot;container-title&quot;:&quot;Education Sciences&quot;,&quot;DOI&quot;:&quot;10.3390/educsci9030181&quot;,&quot;ISSN&quot;:&quot;2227-7102&quot;,&quot;issue&quot;:&quot;3&quot;,&quot;language&quot;:&quot;en&quot;,&quot;license&quot;:&quot;http://creativecommons.org/licenses/by/3.0/&quot;,&quot;note&quot;:&quot;number: 3\npublisher: Multidisciplinary Digital Publishing Institute&quot;,&quot;page&quot;:&quot;181&quot;,&quot;source&quot;:&quot;www.mdpi.com&quot;,&quot;title&quot;:&quot;A Cross-analysis of Block-based and Visual Programming Apps with Computer Science Student-Teachers&quot;,&quot;URL&quot;:&quot;https://www.mdpi.com/2227-7102/9/3/181&quot;,&quot;volume&quot;:&quot;9&quot;,&quot;author&quot;:[{&quot;family&quot;:&quot;João&quot;,&quot;given&quot;:&quot;Piedade&quot;},{&quot;family&quot;:&quot;Nuno&quot;,&quot;given&quot;:&quot;Dorotea&quot;},{&quot;family&quot;:&quot;Fábio&quot;,&quot;given&quot;:&quot;Sampaio Ferrentini&quot;},{&quot;family&quot;:&quot;Ana&quot;,&quot;given&quot;:&quot;Pedro&quot;}],&quot;accessed&quot;:{&quot;date-parts&quot;:[[&quot;2023&quot;,12,3]]},&quot;issued&quot;:{&quot;date-parts&quot;:[[&quot;2019&quot;,9]]},&quot;citation-key&quot;:&quot;joao_cross-analysis_2019&quot;},&quot;prefix&quot;:&quot;&quot;,&quot;suffix&quot;:&quot;&quot;}],&quot;schema&quot;:&quot;https://github.com/citation-style-language/schema/raw/master/csl-citation.json&quot;} RNDAsUcmw1TVa"/>.</text:p>
      <text:p text:style-name="Text_20_body">More literature which examines the complexity of language and development environments should be found here.</text:p>
      <text:p text:style-name="Text_20_body">Complexity of syntax and problem of leading with syntax <text:reference-mark-start text:name="ZOTERO_ITEM CSL_CITATION {&quot;citationID&quot;:&quot;ytmlwyyx&quot;,&quot;properties&quot;:{&quot;formattedCitation&quot;:&quot;(Gomes and Mendes, 2007)&quot;,&quot;plainCitation&quot;:&quot;(Gomes and Mendes, 2007)&quot;,&quot;noteIndex&quot;:0},&quot;citationItems&quot;:[{&quot;id&quot;:9092,&quot;uris&quot;:[&quot;http://zotero.org/users/1913249/items/JRKNFC9F&quot;,[&quot;http://zotero.org/users/1913249/items/JRKNFC9F&quot;]],&quot;itemData&quot;:{&quot;id&quot;:9092,&quot;type&quot;:&quot;paper-conference&quot;,&quot;container-title&quot;:&quot;International conference on engineering Education–ICEE&quot;,&quot;note&quot;:&quot;Citation Key: gomes2007learning&quot;,&quot;title&quot;:&quot;Learning to program-difficulties and solutions&quot;,&quot;volume&quot;:&quot;7&quot;,&quot;author&quot;:[{&quot;family&quot;:&quot;Gomes&quot;,&quot;given&quot;:&quot;Anabela&quot;},{&quot;family&quot;:&quot;Mendes&quot;,&quot;given&quot;:&quot;António José&quot;}],&quot;issued&quot;:{&quot;date-parts&quot;:[[&quot;2007&quot;]]},&quot;citation-key&quot;:&quot;gomes2007learning&quot;},&quot;prefix&quot;:&quot;&quot;,&quot;suffix&quot;:&quot;&quot;}],&quot;schema&quot;:&quot;https://github.com/citation-style-language/schema/raw/master/csl-citation.json&quot;} RNDF8ZeKWLzcF"/>(Gomes and Mendes, 2007)<text:reference-mark-end text:name="ZOTERO_ITEM CSL_CITATION {&quot;citationID&quot;:&quot;ytmlwyyx&quot;,&quot;properties&quot;:{&quot;formattedCitation&quot;:&quot;(Gomes and Mendes, 2007)&quot;,&quot;plainCitation&quot;:&quot;(Gomes and Mendes, 2007)&quot;,&quot;noteIndex&quot;:0},&quot;citationItems&quot;:[{&quot;id&quot;:9092,&quot;uris&quot;:[&quot;http://zotero.org/users/1913249/items/JRKNFC9F&quot;,[&quot;http://zotero.org/users/1913249/items/JRKNFC9F&quot;]],&quot;itemData&quot;:{&quot;id&quot;:9092,&quot;type&quot;:&quot;paper-conference&quot;,&quot;container-title&quot;:&quot;International conference on engineering Education–ICEE&quot;,&quot;note&quot;:&quot;Citation Key: gomes2007learning&quot;,&quot;title&quot;:&quot;Learning to program-difficulties and solutions&quot;,&quot;volume&quot;:&quot;7&quot;,&quot;author&quot;:[{&quot;family&quot;:&quot;Gomes&quot;,&quot;given&quot;:&quot;Anabela&quot;},{&quot;family&quot;:&quot;Mendes&quot;,&quot;given&quot;:&quot;António José&quot;}],&quot;issued&quot;:{&quot;date-parts&quot;:[[&quot;2007&quot;]]},&quot;citation-key&quot;:&quot;gomes2007learning&quot;},&quot;prefix&quot;:&quot;&quot;,&quot;suffix&quot;:&quot;&quot;}],&quot;schema&quot;:&quot;https://github.com/citation-style-language/schema/raw/master/csl-citation.json&quot;} RNDF8ZeKWLzcF"/></text:p>
      <text:p text:style-name="Text_20_body">Issues of needing levels of abstraction in learning programming <text:reference-mark-start text:name="ZOTERO_ITEM CSL_CITATION {&quot;citationID&quot;:&quot;lutxgtzi&quot;,&quot;properties&quot;:{&quot;formattedCitation&quot;:&quot;(Gomes and Mendes, 2007)&quot;,&quot;plainCitation&quot;:&quot;(Gomes and Mendes, 2007)&quot;,&quot;noteIndex&quot;:0},&quot;citationItems&quot;:[{&quot;id&quot;:9092,&quot;uris&quot;:[&quot;http://zotero.org/users/1913249/items/JRKNFC9F&quot;,[&quot;http://zotero.org/users/1913249/items/JRKNFC9F&quot;]],&quot;itemData&quot;:{&quot;id&quot;:9092,&quot;type&quot;:&quot;paper-conference&quot;,&quot;container-title&quot;:&quot;International conference on engineering Education–ICEE&quot;,&quot;note&quot;:&quot;Citation Key: gomes2007learning&quot;,&quot;title&quot;:&quot;Learning to program-difficulties and solutions&quot;,&quot;volume&quot;:&quot;7&quot;,&quot;author&quot;:[{&quot;family&quot;:&quot;Gomes&quot;,&quot;given&quot;:&quot;Anabela&quot;},{&quot;family&quot;:&quot;Mendes&quot;,&quot;given&quot;:&quot;António José&quot;}],&quot;issued&quot;:{&quot;date-parts&quot;:[[&quot;2007&quot;]]},&quot;citation-key&quot;:&quot;gomes2007learning&quot;},&quot;prefix&quot;:&quot;&quot;,&quot;suffix&quot;:&quot;&quot;}],&quot;schema&quot;:&quot;https://github.com/citation-style-language/schema/raw/master/csl-citation.json&quot;} RNDin11YhHvhd"/>(Gomes and Mendes, 2007)<text:reference-mark-end text:name="ZOTERO_ITEM CSL_CITATION {&quot;citationID&quot;:&quot;lutxgtzi&quot;,&quot;properties&quot;:{&quot;formattedCitation&quot;:&quot;(Gomes and Mendes, 2007)&quot;,&quot;plainCitation&quot;:&quot;(Gomes and Mendes, 2007)&quot;,&quot;noteIndex&quot;:0},&quot;citationItems&quot;:[{&quot;id&quot;:9092,&quot;uris&quot;:[&quot;http://zotero.org/users/1913249/items/JRKNFC9F&quot;,[&quot;http://zotero.org/users/1913249/items/JRKNFC9F&quot;]],&quot;itemData&quot;:{&quot;id&quot;:9092,&quot;type&quot;:&quot;paper-conference&quot;,&quot;container-title&quot;:&quot;International conference on engineering Education–ICEE&quot;,&quot;note&quot;:&quot;Citation Key: gomes2007learning&quot;,&quot;title&quot;:&quot;Learning to program-difficulties and solutions&quot;,&quot;volume&quot;:&quot;7&quot;,&quot;author&quot;:[{&quot;family&quot;:&quot;Gomes&quot;,&quot;given&quot;:&quot;Anabela&quot;},{&quot;family&quot;:&quot;Mendes&quot;,&quot;given&quot;:&quot;António José&quot;}],&quot;issued&quot;:{&quot;date-parts&quot;:[[&quot;2007&quot;]]},&quot;citation-key&quot;:&quot;gomes2007learning&quot;},&quot;prefix&quot;:&quot;&quot;,&quot;suffix&quot;:&quot;&quot;}],&quot;schema&quot;:&quot;https://github.com/citation-style-language/schema/raw/master/csl-citation.json&quot;} RNDin11YhHvhd"/>.</text:p>
      <text:p text:style-name="P26">Specialist coding tools and computational kits</text:p>
      <text:p text:style-name="Text_20_body">There may software and hardware kits aimed at novice coders and in particular younger audience <text:reference-mark-start text:name="ZOTERO_ITEM CSL_CITATION {&quot;citationID&quot;:&quot;pwcjfqpr&quot;,&quot;properties&quot;:{&quot;formattedCitation&quot;:&quot;(Yu and Roque, 2018)&quot;,&quot;plainCitation&quot;:&quot;(Yu and Roque, 2018)&quot;,&quot;noteIndex&quot;:0},&quot;citationItems&quot;:[{&quot;id&quot;:2837,&quot;uris&quot;:[&quot;http://zotero.org/users/1913249/items/FC7LF8E6&quot;,[&quot;http://zotero.org/users/1913249/items/FC7LF8E6&quot;]],&quot;itemData&quot;:{&quot;id&quot;:2837,&quot;type&quot;:&quot;paper-conference&quot;,&quot;abstract&quot;:&quot;This paper presents a survey of computational kits that enable young children (ages 7 years old and under) to explore computing ideas and practices. We examined physical, virtual, and hybrid kits across three different perspectives: how they are designed, how they support children to explore computational concepts and practices, and how they enable children to engage in a range of projects and activities. Based on our analysis, we present design suggestions and opportunities to expand the possibilities in how children can engage in computing, what kinds of projects children can make, and what kinds of computational ideas children can explore.&quot;,&quot;container-title&quot;:&quot;Proceedings of the 17th ACM Conference on Interaction Design and Children  - IDC '18&quot;,&quot;DOI&quot;:&quot;10.1145/3202185.3202738&quot;,&quot;event-place&quot;:&quot;Trondheim, Norway&quot;,&quot;event-title&quot;:&quot;the 17th ACM Conference&quot;,&quot;ISBN&quot;:&quot;978-1-4503-5152-2&quot;,&quot;language&quot;:&quot;en&quot;,&quot;page&quot;:&quot;289-299&quot;,&quot;publisher&quot;:&quot;ACM Press&quot;,&quot;publisher-place&quot;:&quot;Trondheim, Norway&quot;,&quot;source&quot;:&quot;Crossref&quot;,&quot;title&quot;:&quot;A survey of computational kits for young children&quot;,&quot;URL&quot;:&quot;http://dl.acm.org/citation.cfm?doid=3202185.3202738&quot;,&quot;author&quot;:[{&quot;family&quot;:&quot;Yu&quot;,&quot;given&quot;:&quot;Junnan&quot;},{&quot;family&quot;:&quot;Roque&quot;,&quot;given&quot;:&quot;Ricarose&quot;}],&quot;accessed&quot;:{&quot;date-parts&quot;:[[&quot;2018&quot;,10,30]]},&quot;issued&quot;:{&quot;date-parts&quot;:[[&quot;2018&quot;]]},&quot;citation-key&quot;:&quot;yu_survey_2018&quot;},&quot;prefix&quot;:&quot;&quot;,&quot;suffix&quot;:&quot;&quot;}],&quot;schema&quot;:&quot;https://github.com/citation-style-language/schema/raw/master/csl-citation.json&quot;} RNDFmOf5n1yef"/>(Yu and Roque, 2018)<text:reference-mark-end text:name="ZOTERO_ITEM CSL_CITATION {&quot;citationID&quot;:&quot;pwcjfqpr&quot;,&quot;properties&quot;:{&quot;formattedCitation&quot;:&quot;(Yu and Roque, 2018)&quot;,&quot;plainCitation&quot;:&quot;(Yu and Roque, 2018)&quot;,&quot;noteIndex&quot;:0},&quot;citationItems&quot;:[{&quot;id&quot;:2837,&quot;uris&quot;:[&quot;http://zotero.org/users/1913249/items/FC7LF8E6&quot;,[&quot;http://zotero.org/users/1913249/items/FC7LF8E6&quot;]],&quot;itemData&quot;:{&quot;id&quot;:2837,&quot;type&quot;:&quot;paper-conference&quot;,&quot;abstract&quot;:&quot;This paper presents a survey of computational kits that enable young children (ages 7 years old and under) to explore computing ideas and practices. We examined physical, virtual, and hybrid kits across three different perspectives: how they are designed, how they support children to explore computational concepts and practices, and how they enable children to engage in a range of projects and activities. Based on our analysis, we present design suggestions and opportunities to expand the possibilities in how children can engage in computing, what kinds of projects children can make, and what kinds of computational ideas children can explore.&quot;,&quot;container-title&quot;:&quot;Proceedings of the 17th ACM Conference on Interaction Design and Children  - IDC '18&quot;,&quot;DOI&quot;:&quot;10.1145/3202185.3202738&quot;,&quot;event-place&quot;:&quot;Trondheim, Norway&quot;,&quot;event-title&quot;:&quot;the 17th ACM Conference&quot;,&quot;ISBN&quot;:&quot;978-1-4503-5152-2&quot;,&quot;language&quot;:&quot;en&quot;,&quot;page&quot;:&quot;289-299&quot;,&quot;publisher&quot;:&quot;ACM Press&quot;,&quot;publisher-place&quot;:&quot;Trondheim, Norway&quot;,&quot;source&quot;:&quot;Crossref&quot;,&quot;title&quot;:&quot;A survey of computational kits for young children&quot;,&quot;URL&quot;:&quot;http://dl.acm.org/citation.cfm?doid=3202185.3202738&quot;,&quot;author&quot;:[{&quot;family&quot;:&quot;Yu&quot;,&quot;given&quot;:&quot;Junnan&quot;},{&quot;family&quot;:&quot;Roque&quot;,&quot;given&quot;:&quot;Ricarose&quot;}],&quot;accessed&quot;:{&quot;date-parts&quot;:[[&quot;2018&quot;,10,30]]},&quot;issued&quot;:{&quot;date-parts&quot;:[[&quot;2018&quot;]]},&quot;citation-key&quot;:&quot;yu_survey_2018&quot;},&quot;prefix&quot;:&quot;&quot;,&quot;suffix&quot;:&quot;&quot;}],&quot;schema&quot;:&quot;https://github.com/citation-style-language/schema/raw/master/csl-citation.json&quot;} RNDFmOf5n1yef"/>.</text:p>
      <text:p text:style-name="Text_20_body">This section briefly summarises some of the adaptation in particular, that software has undergone to adapt to this audience.</text:p>
      <text:p text:style-name="Text_20_body">Much work has been taken out by MIT family developing Papert’s ideas on constructionism in tool use</text:p>
      <text:list text:style-name="L22">
        <text:list-item>
          <text:p text:style-name="P27">Block coding vs text coding, syntax</text:p>
        </text:list-item>
        <text:list-item>
          <text:p text:style-name="P27">Design principles for game making tools, <text:reference-mark-start text:name="ZOTERO_ITEM CSL_CITATION {&quot;citationID&quot;:&quot;uxyelmuq&quot;,&quot;properties&quot;:{&quot;formattedCitation&quot;:&quot;(Resnick and Silverman, 2005; Kafai et al., 2016)&quot;,&quot;plainCitation&quot;:&quot;(Resnick and Silverman, 2005; Kafai et al., 2016)&quot;,&quot;noteIndex&quot;:0},&quot;citationItems&quot;:[{&quot;id&quot;:1409,&quot;uris&quot;:[&quot;http://zotero.org/users/1913249/items/C9RM6JHC&quot;,[&quot;http://zotero.org/users/1913249/items/C9RM6JHC&quot;]],&quot;itemData&quot;:{&quot;id&quot;:1409,&quot;type&quot;:&quot;book&quot;,&quot;abstract&quot;:&quot;Over the last decade, video games designed to teach academic content have multiplied. Students can learn about Newtonian physics from a game or prep for entry into the army. An emphasis on the instructionist approach to gaming, however, has overshadowed the constructionist approach, in which students learn by designing their own games themselves. In this book, Yasmin Kafai and Quinn Burke discuss the educational benefits of constructionist gaming -- coding, collaboration, and creativity -- and the move from \&quot;computational thinking\&quot; toward \&quot;computational participation.\&quot; Kafai and Burke point to recent developments that support a shift to game making from game playing, including the game industry's acceptance, and even promotion, of \&quot;modding\&quot; and the growth of a DIY culture. Kafai and Burke show that student-designed games teach not only such technical skills as programming but also academic subjects. Making games also teaches collaboration, as students frequently work in teams to produce content and then share their games with in class or with others online. Yet Kafai and Burke don't advocate abandoning instructionist for constructionist approaches. Rather, they argue for a more comprehensive, inclusive idea of connected gaming in which both making and gaming play a part.&quot;,&quot;ISBN&quot;:&quot;978-0-262-03537-8&quot;,&quot;language&quot;:&quot;en&quot;,&quot;note&quot;:&quot;Google-Books-ID: zPC7DQAAQBAJ&quot;,&quot;number-of-pages&quot;:&quot;221&quot;,&quot;publisher&quot;:&quot;MIT Press&quot;,&quot;source&quot;:&quot;Google Books&quot;,&quot;title&quot;:&quot;Connected Gaming: What Making Video Games Can Teach Us about Learning and Literacy&quot;,&quot;title-short&quot;:&quot;Connected Gaming&quot;,&quot;author&quot;:[{&quot;family&quot;:&quot;Kafai&quot;,&quot;given&quot;:&quot;Yasmin B.&quot;},{&quot;family&quot;:&quot;Burke&quot;,&quot;given&quot;:&quot;Quinn&quot;},{&quot;family&quot;:&quot;Steinkuehler&quot;,&quot;given&quot;:&quot;Constance&quot;}],&quot;issued&quot;:{&quot;date-parts&quot;:[[&quot;2016&quot;,12,23]]},&quot;citation-key&quot;:&quot;kafai_connected_2016&quot;},&quot;prefix&quot;:&quot;&quot;,&quot;suffix&quot;:&quot;&quot;},{&quot;id&quot;:1095,&quot;uris&quot;:[&quot;http://zotero.org/users/1913249/items/VWHA2FJX&quot;,[&quot;http://zotero.org/users/1913249/items/VWHA2FJX&quot;]],&quot;itemData&quot;:{&quot;id&quot;:1095,&quot;type&quot;:&quot;paper-conference&quot;,&quot;container-title&quot;:&quot;Proceedings of the 2005 conference on Interaction design and children&quot;,&quot;page&quot;:&quot;117–122&quot;,&quot;publisher&quot;:&quot;ACM&quot;,&quot;source&quot;:&quot;Google Scholar&quot;,&quot;title&quot;:&quot;Some reflections on designing construction kits for kids&quot;,&quot;URL&quot;:&quot;http://dl.acm.org/citation.cfm?id=1109556&quot;,&quot;author&quot;:[{&quot;family&quot;:&quot;Resnick&quot;,&quot;given&quot;:&quot;Mitchel&quot;},{&quot;family&quot;:&quot;Silverman&quot;,&quot;given&quot;:&quot;Brian&quot;}],&quot;accessed&quot;:{&quot;date-parts&quot;:[[&quot;2015&quot;,5,9]]},&quot;issued&quot;:{&quot;date-parts&quot;:[[&quot;2005&quot;]]},&quot;citation-key&quot;:&quot;resnick_reflections_2005&quot;},&quot;prefix&quot;:&quot;&quot;,&quot;suffix&quot;:&quot;&quot;}],&quot;schema&quot;:&quot;https://github.com/citation-style-language/schema/raw/master/csl-citation.json&quot;} RND27TOcpFGEh"/>(Resnick and Silverman, 2005; Kafai et al., 2016)<text:reference-mark-end text:name="ZOTERO_ITEM CSL_CITATION {&quot;citationID&quot;:&quot;uxyelmuq&quot;,&quot;properties&quot;:{&quot;formattedCitation&quot;:&quot;(Resnick and Silverman, 2005; Kafai et al., 2016)&quot;,&quot;plainCitation&quot;:&quot;(Resnick and Silverman, 2005; Kafai et al., 2016)&quot;,&quot;noteIndex&quot;:0},&quot;citationItems&quot;:[{&quot;id&quot;:1409,&quot;uris&quot;:[&quot;http://zotero.org/users/1913249/items/C9RM6JHC&quot;,[&quot;http://zotero.org/users/1913249/items/C9RM6JHC&quot;]],&quot;itemData&quot;:{&quot;id&quot;:1409,&quot;type&quot;:&quot;book&quot;,&quot;abstract&quot;:&quot;Over the last decade, video games designed to teach academic content have multiplied. Students can learn about Newtonian physics from a game or prep for entry into the army. An emphasis on the instructionist approach to gaming, however, has overshadowed the constructionist approach, in which students learn by designing their own games themselves. In this book, Yasmin Kafai and Quinn Burke discuss the educational benefits of constructionist gaming -- coding, collaboration, and creativity -- and the move from \&quot;computational thinking\&quot; toward \&quot;computational participation.\&quot; Kafai and Burke point to recent developments that support a shift to game making from game playing, including the game industry's acceptance, and even promotion, of \&quot;modding\&quot; and the growth of a DIY culture. Kafai and Burke show that student-designed games teach not only such technical skills as programming but also academic subjects. Making games also teaches collaboration, as students frequently work in teams to produce content and then share their games with in class or with others online. Yet Kafai and Burke don't advocate abandoning instructionist for constructionist approaches. Rather, they argue for a more comprehensive, inclusive idea of connected gaming in which both making and gaming play a part.&quot;,&quot;ISBN&quot;:&quot;978-0-262-03537-8&quot;,&quot;language&quot;:&quot;en&quot;,&quot;note&quot;:&quot;Google-Books-ID: zPC7DQAAQBAJ&quot;,&quot;number-of-pages&quot;:&quot;221&quot;,&quot;publisher&quot;:&quot;MIT Press&quot;,&quot;source&quot;:&quot;Google Books&quot;,&quot;title&quot;:&quot;Connected Gaming: What Making Video Games Can Teach Us about Learning and Literacy&quot;,&quot;title-short&quot;:&quot;Connected Gaming&quot;,&quot;author&quot;:[{&quot;family&quot;:&quot;Kafai&quot;,&quot;given&quot;:&quot;Yasmin B.&quot;},{&quot;family&quot;:&quot;Burke&quot;,&quot;given&quot;:&quot;Quinn&quot;},{&quot;family&quot;:&quot;Steinkuehler&quot;,&quot;given&quot;:&quot;Constance&quot;}],&quot;issued&quot;:{&quot;date-parts&quot;:[[&quot;2016&quot;,12,23]]},&quot;citation-key&quot;:&quot;kafai_connected_2016&quot;},&quot;prefix&quot;:&quot;&quot;,&quot;suffix&quot;:&quot;&quot;},{&quot;id&quot;:1095,&quot;uris&quot;:[&quot;http://zotero.org/users/1913249/items/VWHA2FJX&quot;,[&quot;http://zotero.org/users/1913249/items/VWHA2FJX&quot;]],&quot;itemData&quot;:{&quot;id&quot;:1095,&quot;type&quot;:&quot;paper-conference&quot;,&quot;container-title&quot;:&quot;Proceedings of the 2005 conference on Interaction design and children&quot;,&quot;page&quot;:&quot;117–122&quot;,&quot;publisher&quot;:&quot;ACM&quot;,&quot;source&quot;:&quot;Google Scholar&quot;,&quot;title&quot;:&quot;Some reflections on designing construction kits for kids&quot;,&quot;URL&quot;:&quot;http://dl.acm.org/citation.cfm?id=1109556&quot;,&quot;author&quot;:[{&quot;family&quot;:&quot;Resnick&quot;,&quot;given&quot;:&quot;Mitchel&quot;},{&quot;family&quot;:&quot;Silverman&quot;,&quot;given&quot;:&quot;Brian&quot;}],&quot;accessed&quot;:{&quot;date-parts&quot;:[[&quot;2015&quot;,5,9]]},&quot;issued&quot;:{&quot;date-parts&quot;:[[&quot;2005&quot;]]},&quot;citation-key&quot;:&quot;resnick_reflections_2005&quot;},&quot;prefix&quot;:&quot;&quot;,&quot;suffix&quot;:&quot;&quot;}],&quot;schema&quot;:&quot;https://github.com/citation-style-language/schema/raw/master/csl-citation.json&quot;} RND27TOcpFGEh"/> ()</text:p>
        </text:list-item>
        <text:list-item>
          <text:p text:style-name="P27">Barriers in using support material for code examples- mapping, understanding, <text:reference-mark-start text:name="ZOTERO_ITEM CSL_CITATION {&quot;citationID&quot;:&quot;dwqsyehe&quot;,&quot;properties&quot;:{&quot;formattedCitation&quot;:&quot;(Wang et al., 2021)&quot;,&quot;plainCitation&quot;:&quot;(Wang et al., 2021)&quot;,&quot;noteIndex&quot;:0},&quot;citationItems&quot;:[{&quot;id&quot;:8698,&quot;uris&quot;:[&quot;http://zotero.org/users/1913249/items/D6ZVJHNB&quot;,[&quot;http://zotero.org/users/1913249/items/D6ZVJHNB&quot;]],&quot;itemData&quot;:{&quot;id&quot;:8698,&quot;type&quot;:&quot;paper-conference&quot;,&quot;abstract&quot;:&quot;Open-ended programming increases students' motivation by allowing them to solve authentic problems and connect programming to their own interests. However, such open-ended projects are also challenging, as they often encourage students to explore new programming features and attempt tasks that they have not learned before. Code examples are effective learning materials for students and are well-suited to supporting open-ended programming. However, there is little work to understand how novices learn with examples during open-ended programming, and few real-world deployments of such tools. In this paper, we explore novices' learning barriers when interacting with code examples during open-ended programming. We deployed Example Helper, a tool that offers galleries of code examples to search and use, with 44 novice students in an introductory programming classroom, working on an open-ended project in Snap. We found three high-level barriers that novices encountered when using examples: decision, search, and integration barriers. We discuss how these barriers arise and design opportunities to address them.&quot;,&quot;collection-title&quot;:&quot;ITiCSE '21&quot;,&quot;container-title&quot;:&quot;Proceedings of the 26th ACM Conference on Innovation and Technology in Computer Science Education V. 1&quot;,&quot;DOI&quot;:&quot;10.1145/3430665.3456370&quot;,&quot;event-place&quot;:&quot;New York, NY, USA&quot;,&quot;ISBN&quot;:&quot;978-1-4503-8214-4&quot;,&quot;page&quot;:&quot;394–400&quot;,&quot;publisher&quot;:&quot;Association for Computing Machinery&quot;,&quot;publisher-place&quot;:&quot;New York, NY, USA&quot;,&quot;source&quot;:&quot;ACM Digital Library&quot;,&quot;title&quot;:&quot;Novices' Learning Barriers When Using Code Examples in Open-Ended Programming&quot;,&quot;URL&quot;:&quot;https://dl.acm.org/doi/10.1145/3430665.3456370&quot;,&quot;author&quot;:[{&quot;family&quot;:&quot;Wang&quot;,&quot;given&quot;:&quot;Wengran&quot;},{&quot;family&quot;:&quot;Kwatra&quot;,&quot;given&quot;:&quot;Archit&quot;},{&quot;family&quot;:&quot;Skripchuk&quot;,&quot;given&quot;:&quot;James&quot;},{&quot;family&quot;:&quot;Gomes&quot;,&quot;given&quot;:&quot;Neeloy&quot;},{&quot;family&quot;:&quot;Milliken&quot;,&quot;given&quot;:&quot;Alexandra&quot;},{&quot;family&quot;:&quot;Martens&quot;,&quot;given&quot;:&quot;Chris&quot;},{&quot;family&quot;:&quot;Barnes&quot;,&quot;given&quot;:&quot;Tiffany&quot;},{&quot;family&quot;:&quot;Price&quot;,&quot;given&quot;:&quot;Thomas&quot;}],&quot;accessed&quot;:{&quot;date-parts&quot;:[[&quot;2023&quot;,6,12]]},&quot;issued&quot;:{&quot;date-parts&quot;:[[&quot;2021&quot;,6,26]]},&quot;citation-key&quot;:&quot;wang_novices_2021&quot;},&quot;prefix&quot;:&quot;&quot;,&quot;suffix&quot;:&quot;&quot;}],&quot;schema&quot;:&quot;https://github.com/citation-style-language/schema/raw/master/csl-citation.json&quot;} RNDHkCbZ1UDL8"/>(Wang et al., 2021)<text:reference-mark-end text:name="ZOTERO_ITEM CSL_CITATION {&quot;citationID&quot;:&quot;dwqsyehe&quot;,&quot;properties&quot;:{&quot;formattedCitation&quot;:&quot;(Wang et al., 2021)&quot;,&quot;plainCitation&quot;:&quot;(Wang et al., 2021)&quot;,&quot;noteIndex&quot;:0},&quot;citationItems&quot;:[{&quot;id&quot;:8698,&quot;uris&quot;:[&quot;http://zotero.org/users/1913249/items/D6ZVJHNB&quot;,[&quot;http://zotero.org/users/1913249/items/D6ZVJHNB&quot;]],&quot;itemData&quot;:{&quot;id&quot;:8698,&quot;type&quot;:&quot;paper-conference&quot;,&quot;abstract&quot;:&quot;Open-ended programming increases students' motivation by allowing them to solve authentic problems and connect programming to their own interests. However, such open-ended projects are also challenging, as they often encourage students to explore new programming features and attempt tasks that they have not learned before. Code examples are effective learning materials for students and are well-suited to supporting open-ended programming. However, there is little work to understand how novices learn with examples during open-ended programming, and few real-world deployments of such tools. In this paper, we explore novices' learning barriers when interacting with code examples during open-ended programming. We deployed Example Helper, a tool that offers galleries of code examples to search and use, with 44 novice students in an introductory programming classroom, working on an open-ended project in Snap. We found three high-level barriers that novices encountered when using examples: decision, search, and integration barriers. We discuss how these barriers arise and design opportunities to address them.&quot;,&quot;collection-title&quot;:&quot;ITiCSE '21&quot;,&quot;container-title&quot;:&quot;Proceedings of the 26th ACM Conference on Innovation and Technology in Computer Science Education V. 1&quot;,&quot;DOI&quot;:&quot;10.1145/3430665.3456370&quot;,&quot;event-place&quot;:&quot;New York, NY, USA&quot;,&quot;ISBN&quot;:&quot;978-1-4503-8214-4&quot;,&quot;page&quot;:&quot;394–400&quot;,&quot;publisher&quot;:&quot;Association for Computing Machinery&quot;,&quot;publisher-place&quot;:&quot;New York, NY, USA&quot;,&quot;source&quot;:&quot;ACM Digital Library&quot;,&quot;title&quot;:&quot;Novices' Learning Barriers When Using Code Examples in Open-Ended Programming&quot;,&quot;URL&quot;:&quot;https://dl.acm.org/doi/10.1145/3430665.3456370&quot;,&quot;author&quot;:[{&quot;family&quot;:&quot;Wang&quot;,&quot;given&quot;:&quot;Wengran&quot;},{&quot;family&quot;:&quot;Kwatra&quot;,&quot;given&quot;:&quot;Archit&quot;},{&quot;family&quot;:&quot;Skripchuk&quot;,&quot;given&quot;:&quot;James&quot;},{&quot;family&quot;:&quot;Gomes&quot;,&quot;given&quot;:&quot;Neeloy&quot;},{&quot;family&quot;:&quot;Milliken&quot;,&quot;given&quot;:&quot;Alexandra&quot;},{&quot;family&quot;:&quot;Martens&quot;,&quot;given&quot;:&quot;Chris&quot;},{&quot;family&quot;:&quot;Barnes&quot;,&quot;given&quot;:&quot;Tiffany&quot;},{&quot;family&quot;:&quot;Price&quot;,&quot;given&quot;:&quot;Thomas&quot;}],&quot;accessed&quot;:{&quot;date-parts&quot;:[[&quot;2023&quot;,6,12]]},&quot;issued&quot;:{&quot;date-parts&quot;:[[&quot;2021&quot;,6,26]]},&quot;citation-key&quot;:&quot;wang_novices_2021&quot;},&quot;prefix&quot;:&quot;&quot;,&quot;suffix&quot;:&quot;&quot;}],&quot;schema&quot;:&quot;https://github.com/citation-style-language/schema/raw/master/csl-citation.json&quot;} RNDHkCbZ1UDL8"/></text:p>
        </text:list-item>
      </text:list>
      <text:p text:style-name="First_20_paragraph">Scratch and GSM merit particular examination as mini-case studies. The</text:p>
      <text:list text:style-name="L23">
        <text:list-item>
          <text:p text:style-name="P28">Scratch and community element.</text:p>
        </text:list-item>
        <text:list-item>
          <text:p text:style-name="P28">Remix as a feature: <text:reference-mark-start text:name="ZOTERO_ITEM CSL_CITATION {&quot;citationID&quot;:&quot;qxcpbkml&quot;,&quot;properties&quot;:{&quot;formattedCitation&quot;:&quot;(Amanullah and Bell, 2019)&quot;,&quot;plainCitation&quot;:&quot;(Amanullah and Bell, 2019)&quot;,&quot;noteIndex&quot;:0},&quot;citationItems&quot;:[{&quot;id&quot;:9090,&quot;uris&quot;:[&quot;http://zotero.org/users/1913249/items/BB7BFTD6&quot;,[&quot;http://zotero.org/users/1913249/items/BB7BFTD6&quot;]],&quot;itemData&quot;:{&quot;id&quot;:9090,&quot;type&quot;:&quot;paper-conference&quot;,&quot;abstract&quot;:&quot;This Full Paper in the Research Category evaluates the use of remixing in Scratch. A feature of the Scratch programming environment is that it supports students to share their code and “remix” (modify) other students’ code. Remixing in Scratch has garnered much attention by the research community as use of collaboration for learning was one of the main ideas behind Scratch. It can provide opportunities to read others’ code, learn how features can be implemented using the Scratch language, and contribute to the program. It can also prevent students from engaging with the code if they copy an existing program that does what they are trying to do without needing modiﬁcation. The literature shows mixed results regarding use of remixes in Scratch. We have investigated at a large scale what happens in practice by analysing thousands of student programs shared through the Scratch online repository. As well as replicating prior work on a larger scale to show the impact of remixing on learning programming skills through Lines of Code (LOC) and repertoire of block usage, we also measure the use of elementary patterns (common combinations of commands). We track the progress of each project through its remixes and compare the results between the root version and the ﬁnal version.&quot;,&quot;container-title&quot;:&quot;2019 IEEE Frontiers in Education Conference (FIE)&quot;,&quot;DOI&quot;:&quot;10.1109/FIE43999.2019.9028475&quot;,&quot;event-place&quot;:&quot;Covington, KY, USA&quot;,&quot;event-title&quot;:&quot;2019 IEEE Frontiers in Education Conference (FIE)&quot;,&quot;ISBN&quot;:&quot;978-1-72811-746-1&quot;,&quot;language&quot;:&quot;en&quot;,&quot;page&quot;:&quot;1-8&quot;,&quot;publisher&quot;:&quot;IEEE&quot;,&quot;publisher-place&quot;:&quot;Covington, KY, USA&quot;,&quot;source&quot;:&quot;DOI.org (Crossref)&quot;,&quot;title&quot;:&quot;Evaluating the Use of Remixing in Scratch Projects Based on Repertoire, Lines of Code (LOC), and Elementary Patterns&quot;,&quot;URL&quot;:&quot;https://ieeexplore.ieee.org/document/9028475/&quot;,&quot;author&quot;:[{&quot;family&quot;:&quot;Amanullah&quot;,&quot;given&quot;:&quot;Kashif&quot;},{&quot;family&quot;:&quot;Bell&quot;,&quot;given&quot;:&quot;Tim&quot;}],&quot;accessed&quot;:{&quot;date-parts&quot;:[[&quot;2023&quot;,12,1]]},&quot;issued&quot;:{&quot;date-parts&quot;:[[&quot;2019&quot;,10]]},&quot;citation-key&quot;:&quot;amanullah_evaluating_2019&quot;},&quot;prefix&quot;:&quot;&quot;,&quot;suffix&quot;:&quot;&quot;}],&quot;schema&quot;:&quot;https://github.com/citation-style-language/schema/raw/master/csl-citation.json&quot;} RNDBaDPaK5QbJ"/>(Amanullah and Bell, 2019)<text:reference-mark-end text:name="ZOTERO_ITEM CSL_CITATION {&quot;citationID&quot;:&quot;qxcpbkml&quot;,&quot;properties&quot;:{&quot;formattedCitation&quot;:&quot;(Amanullah and Bell, 2019)&quot;,&quot;plainCitation&quot;:&quot;(Amanullah and Bell, 2019)&quot;,&quot;noteIndex&quot;:0},&quot;citationItems&quot;:[{&quot;id&quot;:9090,&quot;uris&quot;:[&quot;http://zotero.org/users/1913249/items/BB7BFTD6&quot;,[&quot;http://zotero.org/users/1913249/items/BB7BFTD6&quot;]],&quot;itemData&quot;:{&quot;id&quot;:9090,&quot;type&quot;:&quot;paper-conference&quot;,&quot;abstract&quot;:&quot;This Full Paper in the Research Category evaluates the use of remixing in Scratch. A feature of the Scratch programming environment is that it supports students to share their code and “remix” (modify) other students’ code. Remixing in Scratch has garnered much attention by the research community as use of collaboration for learning was one of the main ideas behind Scratch. It can provide opportunities to read others’ code, learn how features can be implemented using the Scratch language, and contribute to the program. It can also prevent students from engaging with the code if they copy an existing program that does what they are trying to do without needing modiﬁcation. The literature shows mixed results regarding use of remixes in Scratch. We have investigated at a large scale what happens in practice by analysing thousands of student programs shared through the Scratch online repository. As well as replicating prior work on a larger scale to show the impact of remixing on learning programming skills through Lines of Code (LOC) and repertoire of block usage, we also measure the use of elementary patterns (common combinations of commands). We track the progress of each project through its remixes and compare the results between the root version and the ﬁnal version.&quot;,&quot;container-title&quot;:&quot;2019 IEEE Frontiers in Education Conference (FIE)&quot;,&quot;DOI&quot;:&quot;10.1109/FIE43999.2019.9028475&quot;,&quot;event-place&quot;:&quot;Covington, KY, USA&quot;,&quot;event-title&quot;:&quot;2019 IEEE Frontiers in Education Conference (FIE)&quot;,&quot;ISBN&quot;:&quot;978-1-72811-746-1&quot;,&quot;language&quot;:&quot;en&quot;,&quot;page&quot;:&quot;1-8&quot;,&quot;publisher&quot;:&quot;IEEE&quot;,&quot;publisher-place&quot;:&quot;Covington, KY, USA&quot;,&quot;source&quot;:&quot;DOI.org (Crossref)&quot;,&quot;title&quot;:&quot;Evaluating the Use of Remixing in Scratch Projects Based on Repertoire, Lines of Code (LOC), and Elementary Patterns&quot;,&quot;URL&quot;:&quot;https://ieeexplore.ieee.org/document/9028475/&quot;,&quot;author&quot;:[{&quot;family&quot;:&quot;Amanullah&quot;,&quot;given&quot;:&quot;Kashif&quot;},{&quot;family&quot;:&quot;Bell&quot;,&quot;given&quot;:&quot;Tim&quot;}],&quot;accessed&quot;:{&quot;date-parts&quot;:[[&quot;2023&quot;,12,1]]},&quot;issued&quot;:{&quot;date-parts&quot;:[[&quot;2019&quot;,10]]},&quot;citation-key&quot;:&quot;amanullah_evaluating_2019&quot;},&quot;prefix&quot;:&quot;&quot;,&quot;suffix&quot;:&quot;&quot;}],&quot;schema&quot;:&quot;https://github.com/citation-style-language/schema/raw/master/csl-citation.json&quot;} RNDBaDPaK5QbJ"/></text:p>
        </text:list-item>
        <text:list-item>
          <text:p text:style-name="P28">Online log in</text:p>
        </text:list-item>
        <text:list-item>
          <text:p text:style-name="P28">library of assets to speed up creation</text:p>
        </text:list-item>
        <text:list-item>
          <text:p text:style-name="P28">In built asset authoring tools.</text:p>
        </text:list-item>
      </text:list>
      <text:p text:style-name="First_20_paragraph">Game star Mechanic added quest ability, and a narrative set in a steam punk aesthetic. Of interest to this study are the motivational use of narrative, and accompanying resources which help analysis of game design patterns and systems based challenges.</text:p>
      <text:p text:style-name="Text_20_body">NOTE - referenced in design chapter - the alignment with the use of code playground and template.</text:p>
      <text:p text:style-name="Text_20_body">Computing syntax Lack of knowledge of what to design.. which they call “sandbox games,” that integrates the worlds”</text:p>
      <text:h text:style-name="Heading_20_3" text:outline-level="3"><text:bookmark-start text:name="cultural-identity-barriers-to-participation-in"/>Cultural / Identity barriers to participation in …<text:bookmark-end text:name="cultural-identity-barriers-to-participation-in"/></text:h>
      <text:p text:style-name="P2">Barriers to participation</text:p>
      <text:p text:style-name="Text_20_body">Develop from introduction, move to a overview of literature which addresses barriers in participation in coding communities from literature.</text:p>
      <text:p text:style-name="Text_20_body"><text:soft-page-break/>The focus of this review is to identify broad streams and currents in research.</text:p>
      <text:h text:style-name="Heading_20_4" text:outline-level="4"><text:bookmark-start text:name="barrier---identity-and-computer-cultures"/>Barrier - Identity and computer cultures<text:bookmark-end text:name="barrier---identity-and-computer-cultures"/></text:h>
      <text:p text:style-name="First_20_paragraph">Early work from Papert and Turkle addresses cultural barriers to computing culture <text:reference-mark-start text:name="ZOTERO_ITEM CSL_CITATION {&quot;citationID&quot;:&quot;zanfrsix&quot;,&quot;properties&quot;:{&quot;formattedCitation&quot;:&quot;(1990)&quot;,&quot;plainCitation&quot;:&quot;(1990)&quot;,&quot;noteIndex&quot;:0},&quot;citationItems&quot;:[{&quot;id&quot;:2017,&quot;uris&quot;:[&quot;http://zotero.org/users/1913249/items/PN46846P&quot;,[&quot;http://zotero.org/users/1913249/items/PN46846P&quot;]],&quot;itemData&quot;:{&quot;id&quot;:2017,&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citation-key&quot;:&quot;papert_epistemological_1990&quot;},&quot;suppress-author&quot;:true,&quot;prefix&quot;:&quot;&quot;,&quot;suffix&quot;:&quot;&quot;}],&quot;schema&quot;:&quot;https://github.com/citation-style-language/schema/raw/master/csl-citation.json&quot;} RNDV740sGQGcz"/>(1990)<text:reference-mark-end text:name="ZOTERO_ITEM CSL_CITATION {&quot;citationID&quot;:&quot;zanfrsix&quot;,&quot;properties&quot;:{&quot;formattedCitation&quot;:&quot;(1990)&quot;,&quot;plainCitation&quot;:&quot;(1990)&quot;,&quot;noteIndex&quot;:0},&quot;citationItems&quot;:[{&quot;id&quot;:2017,&quot;uris&quot;:[&quot;http://zotero.org/users/1913249/items/PN46846P&quot;,[&quot;http://zotero.org/users/1913249/items/PN46846P&quot;]],&quot;itemData&quot;:{&quot;id&quot;:2017,&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citation-key&quot;:&quot;papert_epistemological_1990&quot;},&quot;suppress-author&quot;:true,&quot;prefix&quot;:&quot;&quot;,&quot;suffix&quot;:&quot;&quot;}],&quot;schema&quot;:&quot;https://github.com/citation-style-language/schema/raw/master/csl-citation.json&quot;} RNDV740sGQGcz"/>. The distinction between hard and soft approaches to learning is explored particularly in studies refuting conceptions that there is a right way to do computer coding. In this context, the hard approach infers a top-down perspective, highlighting advance planning and logical deconstruction of large problems. Papert and Turkle identify the privileging of abstract thinking over concrete approaches in classroom teaching a tendency which is mirrored by recent conceptions and advancement of computational thinking as teaching ideology <text:reference-mark-start text:name="ZOTERO_ITEM CSL_CITATION {&quot;citationID&quot;:&quot;hvepbceg&quot;,&quot;properties&quot;:{&quot;formattedCitation&quot;:&quot;(Wing, 2008)&quot;,&quot;plainCitation&quot;:&quot;(Wing, 2008)&quot;,&quot;noteIndex&quot;:0},&quot;citationItems&quot;:[{&quot;id&quot;:1293,&quot;uris&quot;:[&quot;http://zotero.org/users/1913249/items/CQ6F79QS&quot;,[&quot;http://zotero.org/users/1913249/items/CQ6F79QS&quot;]],&quot;itemData&quot;:{&quot;id&quot;:1293,&quot;type&quot;:&quot;article-journal&quot;,&quot;container-title&quot;:&quot;Philosophical Transactions of the Royal Society A: Mathematical, Physical and Engineering Sciences&quot;,&quot;DOI&quot;:&quot;10.1098/rsta.2008.0118&quot;,&quot;ISSN&quot;:&quot;1364-503X, 1471-2962&quot;,&quot;issue&quot;:&quot;1881&quot;,&quot;language&quot;:&quot;en&quot;,&quot;page&quot;:&quot;3717-3725&quot;,&quot;source&quot;:&quot;CrossRef&quot;,&quot;title&quot;:&quot;Computational thinking and thinking about computing&quot;,&quot;URL&quot;:&quot;http://rsta.royalsocietypublishing.org/cgi/doi/10.1098/rsta.2008.0118&quot;,&quot;volume&quot;:&quot;366&quot;,&quot;author&quot;:[{&quot;family&quot;:&quot;Wing&quot;,&quot;given&quot;:&quot;J. M&quot;}],&quot;accessed&quot;:{&quot;date-parts&quot;:[[&quot;2016&quot;,8,8]]},&quot;issued&quot;:{&quot;date-parts&quot;:[[&quot;2008&quot;,10,28]]},&quot;citation-key&quot;:&quot;wing_computational_2008&quot;},&quot;prefix&quot;:&quot;&quot;,&quot;suffix&quot;:&quot;&quot;}],&quot;schema&quot;:&quot;https://github.com/citation-style-language/schema/raw/master/csl-citation.json&quot;} RND70AJXwOGwE"/>(Wing, 2008)<text:reference-mark-end text:name="ZOTERO_ITEM CSL_CITATION {&quot;citationID&quot;:&quot;hvepbceg&quot;,&quot;properties&quot;:{&quot;formattedCitation&quot;:&quot;(Wing, 2008)&quot;,&quot;plainCitation&quot;:&quot;(Wing, 2008)&quot;,&quot;noteIndex&quot;:0},&quot;citationItems&quot;:[{&quot;id&quot;:1293,&quot;uris&quot;:[&quot;http://zotero.org/users/1913249/items/CQ6F79QS&quot;,[&quot;http://zotero.org/users/1913249/items/CQ6F79QS&quot;]],&quot;itemData&quot;:{&quot;id&quot;:1293,&quot;type&quot;:&quot;article-journal&quot;,&quot;container-title&quot;:&quot;Philosophical Transactions of the Royal Society A: Mathematical, Physical and Engineering Sciences&quot;,&quot;DOI&quot;:&quot;10.1098/rsta.2008.0118&quot;,&quot;ISSN&quot;:&quot;1364-503X, 1471-2962&quot;,&quot;issue&quot;:&quot;1881&quot;,&quot;language&quot;:&quot;en&quot;,&quot;page&quot;:&quot;3717-3725&quot;,&quot;source&quot;:&quot;CrossRef&quot;,&quot;title&quot;:&quot;Computational thinking and thinking about computing&quot;,&quot;URL&quot;:&quot;http://rsta.royalsocietypublishing.org/cgi/doi/10.1098/rsta.2008.0118&quot;,&quot;volume&quot;:&quot;366&quot;,&quot;author&quot;:[{&quot;family&quot;:&quot;Wing&quot;,&quot;given&quot;:&quot;J. M&quot;}],&quot;accessed&quot;:{&quot;date-parts&quot;:[[&quot;2016&quot;,8,8]]},&quot;issued&quot;:{&quot;date-parts&quot;:[[&quot;2008&quot;,10,28]]},&quot;citation-key&quot;:&quot;wing_computational_2008&quot;},&quot;prefix&quot;:&quot;&quot;,&quot;suffix&quot;:&quot;&quot;}],&quot;schema&quot;:&quot;https://github.com/citation-style-language/schema/raw/master/csl-citation.json&quot;} RND70AJXwOGwE"/>.</text:p>
      <text:p text:style-name="Text_20_body">Paper and Turkle locate different, softer but equally effective coding strategies. Soft coding suggests a more immediate and learner-directed connection with the materials or digital artefacts involved. The learner is presented as adapting a familiar set of concepts and processes to new situations and challenges as they arise as a ‘tinker’ might use well worn tools to skilfully bodge a repair job <text:reference-mark-start text:name="ZOTERO_ITEM CSL_CITATION {&quot;citationID&quot;:&quot;epmvynps&quot;,&quot;properties&quot;:{&quot;formattedCitation&quot;:&quot;(Papert, 1993:143)&quot;,&quot;plainCitation&quot;:&quot;(Papert, 1993:143)&quot;,&quot;noteIndex&quot;:0},&quot;citationItems&quot;:[{&quot;id&quot;:1131,&quot;uris&quot;:[&quot;http://zotero.org/users/1913249/items/ZWUAZAZN&quot;,[&quot;http://zotero.org/users/1913249/items/ZWUAZAZN&quot;]],&quot;itemData&quot;:{&quot;id&quot;:1131,&quot;type&quot;:&quot;book&quot;,&quot;event-place&quot;:&quot;New York&quot;,&quot;ISBN&quot;:&quot;0-465-01830-0&quot;,&quot;language&quot;:&quot;English&quot;,&quot;publisher&quot;:&quot;BasicBooks&quot;,&quot;publisher-place&quot;:&quot;New York&quot;,&quot;source&quot;:&quot;Open WorldCat&quot;,&quot;title&quot;:&quot;The children's machine: rethinking school in the age of the computer&quot;,&quot;title-short&quot;:&quot;The children's machine&quot;,&quot;author&quot;:[{&quot;family&quot;:&quot;Papert&quot;,&quot;given&quot;:&quot;Seymour&quot;}],&quot;issued&quot;:{&quot;date-parts&quot;:[[&quot;1993&quot;]]},&quot;citation-key&quot;:&quot;papert_childrens_1993&quot;},&quot;locator&quot;:&quot; 143&quot;,&quot;prefix&quot;:&quot;&quot;}],&quot;schema&quot;:&quot;https://github.com/citation-style-language/schema/raw/master/csl-citation.json&quot;} RNDjaNZOF9cUm"/>(Papert, 1993:143)<text:reference-mark-end text:name="ZOTERO_ITEM CSL_CITATION {&quot;citationID&quot;:&quot;epmvynps&quot;,&quot;properties&quot;:{&quot;formattedCitation&quot;:&quot;(Papert, 1993:143)&quot;,&quot;plainCitation&quot;:&quot;(Papert, 1993:143)&quot;,&quot;noteIndex&quot;:0},&quot;citationItems&quot;:[{&quot;id&quot;:1131,&quot;uris&quot;:[&quot;http://zotero.org/users/1913249/items/ZWUAZAZN&quot;,[&quot;http://zotero.org/users/1913249/items/ZWUAZAZN&quot;]],&quot;itemData&quot;:{&quot;id&quot;:1131,&quot;type&quot;:&quot;book&quot;,&quot;event-place&quot;:&quot;New York&quot;,&quot;ISBN&quot;:&quot;0-465-01830-0&quot;,&quot;language&quot;:&quot;English&quot;,&quot;publisher&quot;:&quot;BasicBooks&quot;,&quot;publisher-place&quot;:&quot;New York&quot;,&quot;source&quot;:&quot;Open WorldCat&quot;,&quot;title&quot;:&quot;The children's machine: rethinking school in the age of the computer&quot;,&quot;title-short&quot;:&quot;The children's machine&quot;,&quot;author&quot;:[{&quot;family&quot;:&quot;Papert&quot;,&quot;given&quot;:&quot;Seymour&quot;}],&quot;issued&quot;:{&quot;date-parts&quot;:[[&quot;1993&quot;]]},&quot;citation-key&quot;:&quot;papert_childrens_1993&quot;},&quot;locator&quot;:&quot; 143&quot;,&quot;prefix&quot;:&quot;&quot;}],&quot;schema&quot;:&quot;https://github.com/citation-style-language/schema/raw/master/csl-citation.json&quot;} RNDjaNZOF9cUm"/>.</text:p>
      <text:p text:style-name="Text_20_body">Kafai and Peppler also address the issues of gender identities and game design <text:reference-mark-start text:name="ZOTERO_ITEM CSL_CITATION {&quot;citationID&quot;:&quot;hrqlgsif&quot;,&quot;properties&quot;:{&quot;formattedCitation&quot;:&quot;(Kafai and Burke, 2014)&quot;,&quot;plainCitation&quot;:&quot;(Kafai and Burke, 2014)&quot;,&quot;noteIndex&quot;:0},&quot;citationItems&quot;:[{&quot;id&quot;:3759,&quot;uris&quot;:[&quot;http://zotero.org/users/1913249/items/XCATBQNK&quot;,[&quot;http://zotero.org/users/1913249/items/XCATBQNK&quot;]],&quot;itemData&quot;:{&quot;id&quot;:3759,&quot;type&quot;:&quot;paper-conference&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collection-title&quot;:&quot;Gender IT '14&quot;,&quot;container-title&quot;:&quot;Proceedings of Gender and IT Appropriation. Science and Practice on Dialogue - Forum for Interdisciplinary Exchange&quot;,&quot;event-place&quot;:&quot;Siegen, Germany, Germany&quot;,&quot;ISBN&quot;:&quot;978-1-4503-2105-1&quot;,&quot;page&quot;:&quot;21:21–21:28&quot;,&quot;publisher&quot;:&quot;European Society for Socially Embedded Technologies&quot;,&quot;publisher-place&quot;:&quot;Siegen, Germany, Germany&quot;,&quot;source&quot;:&quot;ACM Digital Library&quot;,&quot;title&quot;:&quot;Beyond game design for broadening participation: building new clubhouses of computing for girls&quot;,&quot;title-short&quot;:&quot;Beyond game design for broadening participation&quot;,&quot;URL&quot;:&quot;http://dl.acm.org/citation.cfm?id=2670296.2670301&quot;,&quot;author&quot;:[{&quot;family&quot;:&quot;Kafai&quot;,&quot;given&quot;:&quot;Yasmin&quot;},{&quot;family&quot;:&quot;Burke&quot;,&quot;given&quot;:&quot;Quinn&quot;}],&quot;accessed&quot;:{&quot;date-parts&quot;:[[&quot;2018&quot;,7,18]]},&quot;issued&quot;:{&quot;date-parts&quot;:[[&quot;2014&quot;]]},&quot;citation-key&quot;:&quot;kafai_beyond_2014&quot;},&quot;prefix&quot;:&quot;&quot;,&quot;suffix&quot;:&quot;&quot;}],&quot;schema&quot;:&quot;https://github.com/citation-style-language/schema/raw/master/csl-citation.json&quot;} RNDtIF6jqb8s3"/>(Kafai and Burke, 2014)<text:reference-mark-end text:name="ZOTERO_ITEM CSL_CITATION {&quot;citationID&quot;:&quot;hrqlgsif&quot;,&quot;properties&quot;:{&quot;formattedCitation&quot;:&quot;(Kafai and Burke, 2014)&quot;,&quot;plainCitation&quot;:&quot;(Kafai and Burke, 2014)&quot;,&quot;noteIndex&quot;:0},&quot;citationItems&quot;:[{&quot;id&quot;:3759,&quot;uris&quot;:[&quot;http://zotero.org/users/1913249/items/XCATBQNK&quot;,[&quot;http://zotero.org/users/1913249/items/XCATBQNK&quot;]],&quot;itemData&quot;:{&quot;id&quot;:3759,&quot;type&quot;:&quot;paper-conference&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collection-title&quot;:&quot;Gender IT '14&quot;,&quot;container-title&quot;:&quot;Proceedings of Gender and IT Appropriation. Science and Practice on Dialogue - Forum for Interdisciplinary Exchange&quot;,&quot;event-place&quot;:&quot;Siegen, Germany, Germany&quot;,&quot;ISBN&quot;:&quot;978-1-4503-2105-1&quot;,&quot;page&quot;:&quot;21:21–21:28&quot;,&quot;publisher&quot;:&quot;European Society for Socially Embedded Technologies&quot;,&quot;publisher-place&quot;:&quot;Siegen, Germany, Germany&quot;,&quot;source&quot;:&quot;ACM Digital Library&quot;,&quot;title&quot;:&quot;Beyond game design for broadening participation: building new clubhouses of computing for girls&quot;,&quot;title-short&quot;:&quot;Beyond game design for broadening participation&quot;,&quot;URL&quot;:&quot;http://dl.acm.org/citation.cfm?id=2670296.2670301&quot;,&quot;author&quot;:[{&quot;family&quot;:&quot;Kafai&quot;,&quot;given&quot;:&quot;Yasmin&quot;},{&quot;family&quot;:&quot;Burke&quot;,&quot;given&quot;:&quot;Quinn&quot;}],&quot;accessed&quot;:{&quot;date-parts&quot;:[[&quot;2018&quot;,7,18]]},&quot;issued&quot;:{&quot;date-parts&quot;:[[&quot;2014&quot;]]},&quot;citation-key&quot;:&quot;kafai_beyond_2014&quot;},&quot;prefix&quot;:&quot;&quot;,&quot;suffix&quot;:&quot;&quot;}],&quot;schema&quot;:&quot;https://github.com/citation-style-language/schema/raw/master/csl-citation.json&quot;} RNDtIF6jqb8s3"/> asking how to create new communities and learning environments which align with values of participants rather than aiming to break into existing ones. They propose that we ask not <text:span text:style-name="T1">How can we bring girls into the game making clubhouse</text:span> but rather <text:span text:style-name="T1">How can we build new clubhouses suitable for the interests of girls</text:span>. Two of the playful elements they suggest are textiles related technology and the promotion of more collaborative online spaces as opposed to technology competitions.</text:p>
      <text:h text:style-name="Heading_20_3" text:outline-level="3"><text:bookmark-start text:name="barrier---unfamiliarity-with-support-practices"/>Barrier - unfamiliarity with support practices<text:bookmark-end text:name="barrier---unfamiliarity-with-support-practices"/></text:h>
      <text:p text:style-name="First_20_paragraph">While home education support practices of families are expressed in this setting, a computing context requires specific support techniques that may be unfamiliar to parents <text:reference-mark-start text:name="ZOTERO_ITEM CSL_CITATION {&quot;citationID&quot;:&quot;wggbnxpn&quot;,&quot;properties&quot;:{&quot;formattedCitation&quot;:&quot;(Roque and Jain, 2018; Roque et al., n.d.)&quot;,&quot;plainCitation&quot;:&quot;(Roque and Jain, 2018; Roque et al., n.d.)&quot;,&quot;noteIndex&quot;:0},&quot;citationItems&quot;:[{&quot;id&quot;:3048,&quot;uris&quot;:[&quot;http://zotero.org/users/1913249/items/HQWRSNXL&quot;,[&quot;http://zotero.org/users/1913249/items/HQWRSNXL&quot;]],&quot;itemData&quot;:{&quot;id&quot;:3048,&quot;type&quot;:&quot;article-journal&quot;,&quot;abstract&quot;:&quot;Coding and design-based computing activities have gained recognition as important fluencies today, but studies show that few actually engage in creative production. Social support from parents, for example, can be essential to engaging children in these kinds of activities. However, parents are often unsure what roles they can play to support their children. We argue that for parents to develop supportive practices and roles, they must gain first-hand experience in design-based activities for themselves and with their children. We developed an out-of-school time program called Family Creative Learning where parents and children can design and invent together using creative technologies like Scratch. We describe case studies of how parents collaborated with their children on design-based projects and negotiated supportive practices and roles. Finally, we discuss design opportunities to provide experiences for parents and children to develop as creative learning partners in computing.&quot;,&quot;language&quot;:&quot;en&quot;,&quot;page&quot;:&quot;2&quot;,&quot;source&quot;:&quot;Zotero&quot;,&quot;title&quot;:&quot;Engaging Parents as Creative Learning Partners in Computing&quot;,&quot;author&quot;:[{&quot;family&quot;:&quot;Roque&quot;,&quot;given&quot;:&quot;Ricarose&quot;},{&quot;family&quot;:&quot;Lin&quot;,&quot;given&quot;:&quot;Karina&quot;},{&quot;family&quot;:&quot;Liuzzi&quot;,&quot;given&quot;:&quot;Richard&quot;}],&quot;citation-key&quot;:&quot;roque_engaging_nodate&quot;},&quot;prefix&quot;:&quot;&quot;,&quot;suffix&quot;:&quot;&quot;},{&quot;id&quot;:2772,&quot;uris&quot;:[&quot;http://zotero.org/users/1913249/items/XLTF7MAT&quot;,[&quot;http://zotero.org/users/1913249/items/XLTF7MAT&quot;]],&quot;itemData&quot;:{&quot;id&quot;:2772,&quot;type&quot;:&quot;article-journal&quot;,&quot;abstract&quot;:&quot;Educators in informal learning environments are often called “facilitators” to highlight the role that they play in guiding youth interests rather than prescribing or directing their activities. This paper presents research on the development of adult facilitators in out-ofschool programs that engage youth in creative computing experiences, where youth create, design, and build with technology. Facilitators are typically volunteers recruited from the local community, schools, and companies with varied backgrounds with youth, education, and technology. We examined the experiences of adult facilitators in an intergenerational learning program that supported youth and their parents to learn and create with technology. We describe three case studies of adults who developed multiple practices and roles and discuss what supported their development as facilitators. This study has implications for how informal learning organizations and programs can support facilitators from varied backgrounds to support diverse learners in creative computing.&quot;,&quot;language&quot;:&quot;en&quot;,&quot;page&quot;:&quot;8&quot;,&quot;source&quot;:&quot;Zotero&quot;,&quot;title&quot;:&quot;Becoming Facilitators of Creative Computing in Out-of-School Settings&quot;,&quot;author&quot;:[{&quot;family&quot;:&quot;Roque&quot;,&quot;given&quot;:&quot;Ricarose&quot;},{&quot;family&quot;:&quot;Jain&quot;,&quot;given&quot;:&quot;Rupal&quot;}],&quot;issued&quot;:{&quot;date-parts&quot;:[[&quot;2018&quot;]]},&quot;citation-key&quot;:&quot;roque_becoming_2018&quot;},&quot;prefix&quot;:&quot;&quot;,&quot;suffix&quot;:&quot;&quot;}],&quot;schema&quot;:&quot;https://github.com/citation-style-language/schema/raw/master/csl-citation.json&quot;} RNDTxSJh1OQQF"/>(Roque and Jain, 2018; Roque et al., n.d.)<text:reference-mark-end text:name="ZOTERO_ITEM CSL_CITATION {&quot;citationID&quot;:&quot;wggbnxpn&quot;,&quot;properties&quot;:{&quot;formattedCitation&quot;:&quot;(Roque and Jain, 2018; Roque et al., n.d.)&quot;,&quot;plainCitation&quot;:&quot;(Roque and Jain, 2018; Roque et al., n.d.)&quot;,&quot;noteIndex&quot;:0},&quot;citationItems&quot;:[{&quot;id&quot;:3048,&quot;uris&quot;:[&quot;http://zotero.org/users/1913249/items/HQWRSNXL&quot;,[&quot;http://zotero.org/users/1913249/items/HQWRSNXL&quot;]],&quot;itemData&quot;:{&quot;id&quot;:3048,&quot;type&quot;:&quot;article-journal&quot;,&quot;abstract&quot;:&quot;Coding and design-based computing activities have gained recognition as important fluencies today, but studies show that few actually engage in creative production. Social support from parents, for example, can be essential to engaging children in these kinds of activities. However, parents are often unsure what roles they can play to support their children. We argue that for parents to develop supportive practices and roles, they must gain first-hand experience in design-based activities for themselves and with their children. We developed an out-of-school time program called Family Creative Learning where parents and children can design and invent together using creative technologies like Scratch. We describe case studies of how parents collaborated with their children on design-based projects and negotiated supportive practices and roles. Finally, we discuss design opportunities to provide experiences for parents and children to develop as creative learning partners in computing.&quot;,&quot;language&quot;:&quot;en&quot;,&quot;page&quot;:&quot;2&quot;,&quot;source&quot;:&quot;Zotero&quot;,&quot;title&quot;:&quot;Engaging Parents as Creative Learning Partners in Computing&quot;,&quot;author&quot;:[{&quot;family&quot;:&quot;Roque&quot;,&quot;given&quot;:&quot;Ricarose&quot;},{&quot;family&quot;:&quot;Lin&quot;,&quot;given&quot;:&quot;Karina&quot;},{&quot;family&quot;:&quot;Liuzzi&quot;,&quot;given&quot;:&quot;Richard&quot;}],&quot;citation-key&quot;:&quot;roque_engaging_nodate&quot;},&quot;prefix&quot;:&quot;&quot;,&quot;suffix&quot;:&quot;&quot;},{&quot;id&quot;:2772,&quot;uris&quot;:[&quot;http://zotero.org/users/1913249/items/XLTF7MAT&quot;,[&quot;http://zotero.org/users/1913249/items/XLTF7MAT&quot;]],&quot;itemData&quot;:{&quot;id&quot;:2772,&quot;type&quot;:&quot;article-journal&quot;,&quot;abstract&quot;:&quot;Educators in informal learning environments are often called “facilitators” to highlight the role that they play in guiding youth interests rather than prescribing or directing their activities. This paper presents research on the development of adult facilitators in out-ofschool programs that engage youth in creative computing experiences, where youth create, design, and build with technology. Facilitators are typically volunteers recruited from the local community, schools, and companies with varied backgrounds with youth, education, and technology. We examined the experiences of adult facilitators in an intergenerational learning program that supported youth and their parents to learn and create with technology. We describe three case studies of adults who developed multiple practices and roles and discuss what supported their development as facilitators. This study has implications for how informal learning organizations and programs can support facilitators from varied backgrounds to support diverse learners in creative computing.&quot;,&quot;language&quot;:&quot;en&quot;,&quot;page&quot;:&quot;8&quot;,&quot;source&quot;:&quot;Zotero&quot;,&quot;title&quot;:&quot;Becoming Facilitators of Creative Computing in Out-of-School Settings&quot;,&quot;author&quot;:[{&quot;family&quot;:&quot;Roque&quot;,&quot;given&quot;:&quot;Ricarose&quot;},{&quot;family&quot;:&quot;Jain&quot;,&quot;given&quot;:&quot;Rupal&quot;}],&quot;issued&quot;:{&quot;date-parts&quot;:[[&quot;2018&quot;]]},&quot;citation-key&quot;:&quot;roque_becoming_2018&quot;},&quot;prefix&quot;:&quot;&quot;,&quot;suffix&quot;:&quot;&quot;}],&quot;schema&quot;:&quot;https://github.com/citation-style-language/schema/raw/master/csl-citation.json&quot;} RNDTxSJh1OQQF"/>.</text:p>
      <text:p text:style-name="Text_20_body"/>
      <text:h text:style-name="Heading_20_3" text:outline-level="3"><text:bookmark-start text:name="studies-informing-cultural-barriers-aspects-of-game-making"/>Studies informing cultural barriers / aspects of game making<text:bookmark-end text:name="studies-informing-cultural-barriers-aspects-of-game-making"/></text:h>
      <text:p text:style-name="First_20_paragraph">Illingworth critique’s Kafai and Burke’s book due to lack of specificity in the game making techniques outlined. This is particularly the case in chapter x which explores cultural elements of game making research. This observation may stem in part from a lack of concepts in constructionism to describe cultural elements of learning environments.</text:p>
      <text:p text:style-name="P24">Studies exploring identity and barriers to participation</text:p>
      <text:p text:style-name="Text_20_body">Game making is thus a suitable mediumn to support existing collaborative practices and home interests to overcome difficulties in computer coding.</text:p>
      <text:p text:style-name="Text_20_body">Issues of identities and barriers have been explored in relation to gender in terms of game making in several studies. REWRITE WITH CORRECT CITATIONS - ALSO INCLUDE THE GAME TESTERS OF BLACK STUDENTS.</text:p>
      <text:p text:style-name="P24">Gender related identities</text:p>
      <text:p text:style-name="Text_20_body">The Girls Creating Games programme which asked similar questions concerning the impact of a Flash-based game programme on computer proficiency and desire to continue with computer studies Denner, 2007). Findings were again mixed but encouraging in some areas. While there was no increase in desire to persue computing, there were marked increases in computer related confidence, ability and a decrease in gender stereo typing around computer use.</text:p>
      <text:p text:style-name="Text_20_body"><text:soft-page-break/>The issues of gender stereo-typing and identity in relation to computers were explored by Pelletier as part of the Making Games project using the Mission Maker software 2008).</text:p>
      <text:p text:style-name="Text_20_body"/>
      <text:p text:style-name="Text_20_body">Kafai and Burke also address the issues of gender identities and game design 2014). They propose that we ask not <text:span text:style-name="T1">How can we bring girls into the game making clubhouse</text:span> but rather <text:span text:style-name="T1">How can we build new clubhouses suitable for the interests of girls</text:span>. Two of the playful elements they suggest are textiles related technology and the promotion of more collaborative online spaces as opposed to technology competitions.</text:p>
      <text:list text:style-name="L24">
        <text:list-item>
          <text:p text:style-name="P29">girl’s low self-confidence in the area of computing compared to their ability <text:reference-mark-start text:name="ZOTERO_ITEM CSL_CITATION {&quot;citationID&quot;:&quot;svnmcemy&quot;,&quot;properties&quot;:{&quot;formattedCitation&quot;:&quot;(Margolis and Fisher, 2002; Beyer et al., 2003)&quot;,&quot;plainCitation&quot;:&quot;(Margolis and Fisher, 2002; Beyer et al., 2003)&quot;,&quot;noteIndex&quot;:0},&quot;citationItems&quot;:[{&quot;id&quot;:2691,&quot;uris&quot;:[&quot;http://zotero.org/users/1913249/items/4V4VNGBJ&quot;,[&quot;http://zotero.org/users/1913249/items/4V4VNGBJ&quot;]],&quot;itemData&quot;:{&quot;id&quot;:2691,&quot;type&quot;:&quot;paper-conference&quot;,&quot;abstract&quot;:&quot;We examined gender differences and differences in Computer Science (CS) majors vs. non-majors in ability in quantitative areas, educational goals and interests, experience with computers, stereotypes and knowledge about CS, confidence, personality, support and encouragement, stress and financial issues, gender discrimination, and attitudes toward the academic environment in CS. What is unique to this investigation is its multivariate nature. While others have studied these variables in isolation, our study looks at them collectively to identify important interactions among variables. This will eventually allow us to identify a profile of women who pursue careers in CS. The findings are reported in detail below. Particularly noteworthy is that men had more confidence in using computers than did women even when statistically controlling quantitative ability. In fact, female CS majors had less computer confidence than did male non-majors.&quot;,&quot;collection-title&quot;:&quot;SIGCSE '03&quot;,&quot;container-title&quot;:&quot;Proceedings of the 34th SIGCSE Technical Symposium on Computer Science Education&quot;,&quot;DOI&quot;:&quot;10.1145/611892.611930&quot;,&quot;event-place&quot;:&quot;New York, NY, USA&quot;,&quot;ISBN&quot;:&quot;978-1-58113-648-7&quot;,&quot;page&quot;:&quot;49–53&quot;,&quot;publisher&quot;:&quot;ACM&quot;,&quot;publisher-place&quot;:&quot;New York, NY, USA&quot;,&quot;source&quot;:&quot;ACM Digital Library&quot;,&quot;title&quot;:&quot;Gender Differences in Computer Science Students&quot;,&quot;URL&quot;:&quot;http://doi.acm.org/10.1145/611892.611930&quot;,&quot;author&quot;:[{&quot;family&quot;:&quot;Beyer&quot;,&quot;given&quot;:&quot;Sylvia&quot;},{&quot;family&quot;:&quot;Rynes&quot;,&quot;given&quot;:&quot;Kristina&quot;},{&quot;family&quot;:&quot;Perrault&quot;,&quot;given&quot;:&quot;Julie&quot;},{&quot;family&quot;:&quot;Hay&quot;,&quot;given&quot;:&quot;Kelly&quot;},{&quot;family&quot;:&quot;Haller&quot;,&quot;given&quot;:&quot;Susan&quot;}],&quot;accessed&quot;:{&quot;date-parts&quot;:[[&quot;2018&quot;,9,19]]},&quot;issued&quot;:{&quot;date-parts&quot;:[[&quot;2003&quot;]]},&quot;citation-key&quot;:&quot;beyer_gender_2003&quot;},&quot;prefix&quot;:&quot;&quot;,&quot;suffix&quot;:&quot;&quot;},{&quot;id&quot;:2699,&quot;uris&quot;:[&quot;http://zotero.org/users/1913249/items/4YCD88M7&quot;,[&quot;http://zotero.org/users/1913249/items/4YCD88M7&quot;]],&quot;itemData&quot;:{&quot;id&quot;:2699,&quot;type&quot;:&quot;book&quot;,&quot;call-number&quot;:&quot;QA76.25 .M35 2002&quot;,&quot;event-place&quot;:&quot;Cambridge, Mass&quot;,&quot;ISBN&quot;:&quot;978-0-262-13398-2&quot;,&quot;language&quot;:&quot;en&quot;,&quot;number-of-pages&quot;:&quot;172&quot;,&quot;publisher&quot;:&quot;MIT Press&quot;,&quot;publisher-place&quot;:&quot;Cambridge, Mass&quot;,&quot;source&quot;:&quot;Library of Congress ISBN&quot;,&quot;title&quot;:&quot;Unlocking the clubhouse: women in computing&quot;,&quot;title-short&quot;:&quot;Unlocking the clubhouse&quot;,&quot;author&quot;:[{&quot;family&quot;:&quot;Margolis&quot;,&quot;given&quot;:&quot;Jane&quot;},{&quot;family&quot;:&quot;Fisher&quot;,&quot;given&quot;:&quot;Allan&quot;}],&quot;issued&quot;:{&quot;date-parts&quot;:[[&quot;2002&quot;]]},&quot;citation-key&quot;:&quot;margolis_unlocking_2002&quot;},&quot;prefix&quot;:&quot;&quot;,&quot;suffix&quot;:&quot;&quot;}],&quot;schema&quot;:&quot;https://github.com/citation-style-language/schema/raw/master/csl-citation.json&quot;} RNDzgDalunBHl"/>(Margolis and Fisher, 2002; Beyer et al., 2003)<text:reference-mark-end text:name="ZOTERO_ITEM CSL_CITATION {&quot;citationID&quot;:&quot;svnmcemy&quot;,&quot;properties&quot;:{&quot;formattedCitation&quot;:&quot;(Margolis and Fisher, 2002; Beyer et al., 2003)&quot;,&quot;plainCitation&quot;:&quot;(Margolis and Fisher, 2002; Beyer et al., 2003)&quot;,&quot;noteIndex&quot;:0},&quot;citationItems&quot;:[{&quot;id&quot;:2691,&quot;uris&quot;:[&quot;http://zotero.org/users/1913249/items/4V4VNGBJ&quot;,[&quot;http://zotero.org/users/1913249/items/4V4VNGBJ&quot;]],&quot;itemData&quot;:{&quot;id&quot;:2691,&quot;type&quot;:&quot;paper-conference&quot;,&quot;abstract&quot;:&quot;We examined gender differences and differences in Computer Science (CS) majors vs. non-majors in ability in quantitative areas, educational goals and interests, experience with computers, stereotypes and knowledge about CS, confidence, personality, support and encouragement, stress and financial issues, gender discrimination, and attitudes toward the academic environment in CS. What is unique to this investigation is its multivariate nature. While others have studied these variables in isolation, our study looks at them collectively to identify important interactions among variables. This will eventually allow us to identify a profile of women who pursue careers in CS. The findings are reported in detail below. Particularly noteworthy is that men had more confidence in using computers than did women even when statistically controlling quantitative ability. In fact, female CS majors had less computer confidence than did male non-majors.&quot;,&quot;collection-title&quot;:&quot;SIGCSE '03&quot;,&quot;container-title&quot;:&quot;Proceedings of the 34th SIGCSE Technical Symposium on Computer Science Education&quot;,&quot;DOI&quot;:&quot;10.1145/611892.611930&quot;,&quot;event-place&quot;:&quot;New York, NY, USA&quot;,&quot;ISBN&quot;:&quot;978-1-58113-648-7&quot;,&quot;page&quot;:&quot;49–53&quot;,&quot;publisher&quot;:&quot;ACM&quot;,&quot;publisher-place&quot;:&quot;New York, NY, USA&quot;,&quot;source&quot;:&quot;ACM Digital Library&quot;,&quot;title&quot;:&quot;Gender Differences in Computer Science Students&quot;,&quot;URL&quot;:&quot;http://doi.acm.org/10.1145/611892.611930&quot;,&quot;author&quot;:[{&quot;family&quot;:&quot;Beyer&quot;,&quot;given&quot;:&quot;Sylvia&quot;},{&quot;family&quot;:&quot;Rynes&quot;,&quot;given&quot;:&quot;Kristina&quot;},{&quot;family&quot;:&quot;Perrault&quot;,&quot;given&quot;:&quot;Julie&quot;},{&quot;family&quot;:&quot;Hay&quot;,&quot;given&quot;:&quot;Kelly&quot;},{&quot;family&quot;:&quot;Haller&quot;,&quot;given&quot;:&quot;Susan&quot;}],&quot;accessed&quot;:{&quot;date-parts&quot;:[[&quot;2018&quot;,9,19]]},&quot;issued&quot;:{&quot;date-parts&quot;:[[&quot;2003&quot;]]},&quot;citation-key&quot;:&quot;beyer_gender_2003&quot;},&quot;prefix&quot;:&quot;&quot;,&quot;suffix&quot;:&quot;&quot;},{&quot;id&quot;:2699,&quot;uris&quot;:[&quot;http://zotero.org/users/1913249/items/4YCD88M7&quot;,[&quot;http://zotero.org/users/1913249/items/4YCD88M7&quot;]],&quot;itemData&quot;:{&quot;id&quot;:2699,&quot;type&quot;:&quot;book&quot;,&quot;call-number&quot;:&quot;QA76.25 .M35 2002&quot;,&quot;event-place&quot;:&quot;Cambridge, Mass&quot;,&quot;ISBN&quot;:&quot;978-0-262-13398-2&quot;,&quot;language&quot;:&quot;en&quot;,&quot;number-of-pages&quot;:&quot;172&quot;,&quot;publisher&quot;:&quot;MIT Press&quot;,&quot;publisher-place&quot;:&quot;Cambridge, Mass&quot;,&quot;source&quot;:&quot;Library of Congress ISBN&quot;,&quot;title&quot;:&quot;Unlocking the clubhouse: women in computing&quot;,&quot;title-short&quot;:&quot;Unlocking the clubhouse&quot;,&quot;author&quot;:[{&quot;family&quot;:&quot;Margolis&quot;,&quot;given&quot;:&quot;Jane&quot;},{&quot;family&quot;:&quot;Fisher&quot;,&quot;given&quot;:&quot;Allan&quot;}],&quot;issued&quot;:{&quot;date-parts&quot;:[[&quot;2002&quot;]]},&quot;citation-key&quot;:&quot;margolis_unlocking_2002&quot;},&quot;prefix&quot;:&quot;&quot;,&quot;suffix&quot;:&quot;&quot;}],&quot;schema&quot;:&quot;https://github.com/citation-style-language/schema/raw/master/csl-citation.json&quot;} RNDzgDalunBHl"/></text:p>
        </text:list-item>
      </text:list>
      <text:p text:style-name="First_20_paragraph"><text:span text:style-name="T2">Research</text:span> Extensive research by Roberson on game making in schools measured gender differences in performance and attitudes to game making and computing in pre post tests <text:reference-mark-start text:name="ZOTERO_ITEM CSL_CITATION {&quot;citationID&quot;:&quot;tuapttxc&quot;,&quot;properties&quot;:{&quot;formattedCitation&quot;:&quot;(Robertson, 2012, 2013)&quot;,&quot;plainCitation&quot;:&quot;(Robertson, 2012, 2013)&quot;,&quot;noteIndex&quot;:0},&quot;citationItems&quot;:[{&quot;id&quot;:239,&quot;uris&quot;:[&quot;http://zotero.org/users/1913249/items/34QR9L8P&quot;,[&quot;http://zotero.org/users/1913249/items/34QR9L8P&quot;]],&quot;itemData&quot;:{&quot;id&quot;:239,&quot;type&quot;:&quot;article-journal&quot;,&quot;abstract&quot;:&quot;This paper argues that making computer games as part of a classroom project can develop a range of new media storytelling, visual design and audience awareness skills. This claim is supported by data from the evaluation of a six week game making project in a state funded primary school in which 11–12 year old learners made their own computer games using software called Adventure Author. The paper reports on analysis of the games produced by the children and documents the range of new media storytelling skills used as well as examining how the pupils responded to peer reviews of their games. In light of concerns raised in the literature that girls may be disadvantaged by classroom games projects, it investigates whether there are gender differences in the game making skills displayed by the learners. The results of the study indicate that girls’ games score more highly than boys’, particularly on skills relating to storytelling.&quot;,&quot;container-title&quot;:&quot;Computers &amp; Education&quot;,&quot;DOI&quot;:&quot;10.1016/j.compedu.2011.12.020&quot;,&quot;ISSN&quot;:&quot;03601315&quot;,&quot;issue&quot;:&quot;2&quot;,&quot;language&quot;:&quot;en&quot;,&quot;page&quot;:&quot;385-398&quot;,&quot;source&quot;:&quot;Crossref&quot;,&quot;title&quot;:&quot;Making games in the classroom: Benefits and gender concerns&quot;,&quot;title-short&quot;:&quot;Making games in the classroom&quot;,&quot;URL&quot;:&quot;http://linkinghub.elsevier.com/retrieve/pii/S0360131511003368&quot;,&quot;volume&quot;:&quot;59&quot;,&quot;author&quot;:[{&quot;family&quot;:&quot;Robertson&quot;,&quot;given&quot;:&quot;Judy&quot;}],&quot;accessed&quot;:{&quot;date-parts&quot;:[[&quot;2018&quot;,4,28]]},&quot;issued&quot;:{&quot;date-parts&quot;:[[&quot;2012&quot;,9]]},&quot;citation-key&quot;:&quot;robertson_making_2012&quot;},&quot;prefix&quot;:&quot;&quot;,&quot;suffix&quot;:&quot;&quot;},{&quot;id&quot;:273,&quot;uris&quot;:[&quot;http://zotero.org/users/1913249/items/U2DI4YFQ&quot;,[&quot;http://zotero.org/users/1913249/items/U2DI4YFQ&quot;]],&quot;itemData&quot;:{&quot;id&quot;:273,&quot;type&quot;:&quot;article-journal&quot;,&quot;container-title&quot;:&quot;Computer Science Education&quot;,&quot;DOI&quot;:&quot;10.1080/08993408.2013.774155&quot;,&quot;ISSN&quot;:&quot;0899-3408, 1744-5175&quot;,&quot;issue&quot;:&quot;1&quot;,&quot;language&quot;:&quot;en&quot;,&quot;page&quot;:&quot;58-83&quot;,&quot;source&quot;:&quot;Crossref&quot;,&quot;title&quot;:&quot;The influence of a game-making project on male and female learners’ attitudes to computing&quot;,&quot;URL&quot;:&quot;http://www.tandfonline.com/doi/abs/10.1080/08993408.2013.774155&quot;,&quot;volume&quot;:&quot;23&quot;,&quot;author&quot;:[{&quot;family&quot;:&quot;Robertson&quot;,&quot;given&quot;:&quot;Judy&quot;}],&quot;accessed&quot;:{&quot;date-parts&quot;:[[&quot;2018&quot;,4,21]]},&quot;issued&quot;:{&quot;date-parts&quot;:[[&quot;2013&quot;,3]]},&quot;citation-key&quot;:&quot;robertson_influence_2013&quot;},&quot;prefix&quot;:&quot;&quot;,&quot;suffix&quot;:&quot;&quot;}],&quot;schema&quot;:&quot;https://github.com/citation-style-language/schema/raw/master/csl-citation.json&quot;} RND5LDwpZ2kUK"/>(Robertson, 2012, 2013)<text:reference-mark-end text:name="ZOTERO_ITEM CSL_CITATION {&quot;citationID&quot;:&quot;tuapttxc&quot;,&quot;properties&quot;:{&quot;formattedCitation&quot;:&quot;(Robertson, 2012, 2013)&quot;,&quot;plainCitation&quot;:&quot;(Robertson, 2012, 2013)&quot;,&quot;noteIndex&quot;:0},&quot;citationItems&quot;:[{&quot;id&quot;:239,&quot;uris&quot;:[&quot;http://zotero.org/users/1913249/items/34QR9L8P&quot;,[&quot;http://zotero.org/users/1913249/items/34QR9L8P&quot;]],&quot;itemData&quot;:{&quot;id&quot;:239,&quot;type&quot;:&quot;article-journal&quot;,&quot;abstract&quot;:&quot;This paper argues that making computer games as part of a classroom project can develop a range of new media storytelling, visual design and audience awareness skills. This claim is supported by data from the evaluation of a six week game making project in a state funded primary school in which 11–12 year old learners made their own computer games using software called Adventure Author. The paper reports on analysis of the games produced by the children and documents the range of new media storytelling skills used as well as examining how the pupils responded to peer reviews of their games. In light of concerns raised in the literature that girls may be disadvantaged by classroom games projects, it investigates whether there are gender differences in the game making skills displayed by the learners. The results of the study indicate that girls’ games score more highly than boys’, particularly on skills relating to storytelling.&quot;,&quot;container-title&quot;:&quot;Computers &amp; Education&quot;,&quot;DOI&quot;:&quot;10.1016/j.compedu.2011.12.020&quot;,&quot;ISSN&quot;:&quot;03601315&quot;,&quot;issue&quot;:&quot;2&quot;,&quot;language&quot;:&quot;en&quot;,&quot;page&quot;:&quot;385-398&quot;,&quot;source&quot;:&quot;Crossref&quot;,&quot;title&quot;:&quot;Making games in the classroom: Benefits and gender concerns&quot;,&quot;title-short&quot;:&quot;Making games in the classroom&quot;,&quot;URL&quot;:&quot;http://linkinghub.elsevier.com/retrieve/pii/S0360131511003368&quot;,&quot;volume&quot;:&quot;59&quot;,&quot;author&quot;:[{&quot;family&quot;:&quot;Robertson&quot;,&quot;given&quot;:&quot;Judy&quot;}],&quot;accessed&quot;:{&quot;date-parts&quot;:[[&quot;2018&quot;,4,28]]},&quot;issued&quot;:{&quot;date-parts&quot;:[[&quot;2012&quot;,9]]},&quot;citation-key&quot;:&quot;robertson_making_2012&quot;},&quot;prefix&quot;:&quot;&quot;,&quot;suffix&quot;:&quot;&quot;},{&quot;id&quot;:273,&quot;uris&quot;:[&quot;http://zotero.org/users/1913249/items/U2DI4YFQ&quot;,[&quot;http://zotero.org/users/1913249/items/U2DI4YFQ&quot;]],&quot;itemData&quot;:{&quot;id&quot;:273,&quot;type&quot;:&quot;article-journal&quot;,&quot;container-title&quot;:&quot;Computer Science Education&quot;,&quot;DOI&quot;:&quot;10.1080/08993408.2013.774155&quot;,&quot;ISSN&quot;:&quot;0899-3408, 1744-5175&quot;,&quot;issue&quot;:&quot;1&quot;,&quot;language&quot;:&quot;en&quot;,&quot;page&quot;:&quot;58-83&quot;,&quot;source&quot;:&quot;Crossref&quot;,&quot;title&quot;:&quot;The influence of a game-making project on male and female learners’ attitudes to computing&quot;,&quot;URL&quot;:&quot;http://www.tandfonline.com/doi/abs/10.1080/08993408.2013.774155&quot;,&quot;volume&quot;:&quot;23&quot;,&quot;author&quot;:[{&quot;family&quot;:&quot;Robertson&quot;,&quot;given&quot;:&quot;Judy&quot;}],&quot;accessed&quot;:{&quot;date-parts&quot;:[[&quot;2018&quot;,4,21]]},&quot;issued&quot;:{&quot;date-parts&quot;:[[&quot;2013&quot;,3]]},&quot;citation-key&quot;:&quot;robertson_influence_2013&quot;},&quot;prefix&quot;:&quot;&quot;,&quot;suffix&quot;:&quot;&quot;}],&quot;schema&quot;:&quot;https://github.com/citation-style-language/schema/raw/master/csl-citation.json&quot;} RND5LDwpZ2kUK"/>.</text:p>
      <text:p text:style-name="Text_20_body">The findings were mixed as while girls outperformed boys in use of computational structures, neither gender ended the programme with a greater desire to learn more about computers in the future.</text:p>
      <text:p text:style-name="Text_20_body">The Girls Creating Games programme which asked similar questions concerning the impact of a Flash-based game programme on computer proficiency and desire to continue with computer studies <text:reference-mark-start text:name="ZOTERO_ITEM CSL_CITATION {&quot;citationID&quot;:&quot;ytczvisl&quot;,&quot;properties&quot;:{&quot;formattedCitation&quot;:&quot;(Denner, 2007)&quot;,&quot;plainCitation&quot;:&quot;(Denner, 2007)&quot;,&quot;noteIndex&quot;:0},&quot;citationItems&quot;:[{&quot;id&quot;:2687,&quot;uris&quot;:[&quot;http://zotero.org/users/1913249/items/UUXJYAW7&quot;,[&quot;http://zotero.org/users/1913249/items/UUXJYAW7&quot;]],&quot;itemData&quot;:{&quot;id&quot;:2687,&quot;type&quot;:&quot;article-journal&quot;,&quot;abstract&quot;:&quot;The Girls Creating Games program is a demonstration project designed to increase the number of girls who become producers, rather than just users, of technology. The activities and instructional approach are aimed to increase girls ’ expectations for success with computers and the extent to which they value computer work and the support they receive. In over 23 sessions after school and in the summer, middle school girls worked in pairs to design and program a computer game that was supposed to help other students. Two hundred fourteen girls participated in a study of the program. Data from surveys and interviews suggest that compared to girls not in the program, participants increased their computer skills, knowledge about computers, and perceived social support. They decreased their negative stereotypes about girls and information technology workers. Implications for applying aspects of the program to middle school classrooms are discussed.&quot;,&quot;container-title&quot;:&quot;Meridian: A Middle School Computer Technologies Journal&quot;,&quot;issue&quot;:&quot;1&quot;,&quot;source&quot;:&quot;CiteSeer&quot;,&quot;title&quot;:&quot;The Girls Creating Games Program: An Innovative Approach to Integrating Technology into Middle School&quot;,&quot;title-short&quot;:&quot;The Girls Creating Games Program&quot;,&quot;volume&quot;:&quot;10&quot;,&quot;author&quot;:[{&quot;family&quot;:&quot;Denner&quot;,&quot;given&quot;:&quot;Jill&quot;}],&quot;issued&quot;:{&quot;date-parts&quot;:[[&quot;2007&quot;]]},&quot;citation-key&quot;:&quot;denner_girls_2007&quot;},&quot;prefix&quot;:&quot;&quot;,&quot;suffix&quot;:&quot;&quot;}],&quot;schema&quot;:&quot;https://github.com/citation-style-language/schema/raw/master/csl-citation.json&quot;} RNDc5al8OoC8I"/>(Denner, 2007)<text:reference-mark-end text:name="ZOTERO_ITEM CSL_CITATION {&quot;citationID&quot;:&quot;ytczvisl&quot;,&quot;properties&quot;:{&quot;formattedCitation&quot;:&quot;(Denner, 2007)&quot;,&quot;plainCitation&quot;:&quot;(Denner, 2007)&quot;,&quot;noteIndex&quot;:0},&quot;citationItems&quot;:[{&quot;id&quot;:2687,&quot;uris&quot;:[&quot;http://zotero.org/users/1913249/items/UUXJYAW7&quot;,[&quot;http://zotero.org/users/1913249/items/UUXJYAW7&quot;]],&quot;itemData&quot;:{&quot;id&quot;:2687,&quot;type&quot;:&quot;article-journal&quot;,&quot;abstract&quot;:&quot;The Girls Creating Games program is a demonstration project designed to increase the number of girls who become producers, rather than just users, of technology. The activities and instructional approach are aimed to increase girls ’ expectations for success with computers and the extent to which they value computer work and the support they receive. In over 23 sessions after school and in the summer, middle school girls worked in pairs to design and program a computer game that was supposed to help other students. Two hundred fourteen girls participated in a study of the program. Data from surveys and interviews suggest that compared to girls not in the program, participants increased their computer skills, knowledge about computers, and perceived social support. They decreased their negative stereotypes about girls and information technology workers. Implications for applying aspects of the program to middle school classrooms are discussed.&quot;,&quot;container-title&quot;:&quot;Meridian: A Middle School Computer Technologies Journal&quot;,&quot;issue&quot;:&quot;1&quot;,&quot;source&quot;:&quot;CiteSeer&quot;,&quot;title&quot;:&quot;The Girls Creating Games Program: An Innovative Approach to Integrating Technology into Middle School&quot;,&quot;title-short&quot;:&quot;The Girls Creating Games Program&quot;,&quot;volume&quot;:&quot;10&quot;,&quot;author&quot;:[{&quot;family&quot;:&quot;Denner&quot;,&quot;given&quot;:&quot;Jill&quot;}],&quot;issued&quot;:{&quot;date-parts&quot;:[[&quot;2007&quot;]]},&quot;citation-key&quot;:&quot;denner_girls_2007&quot;},&quot;prefix&quot;:&quot;&quot;,&quot;suffix&quot;:&quot;&quot;}],&quot;schema&quot;:&quot;https://github.com/citation-style-language/schema/raw/master/csl-citation.json&quot;} RNDc5al8OoC8I"/> . Findings were again mixed but encouraging in some areas. While there was no increase in desire to persue computing, there were marked increases in computer related confidence, ability and a decrease in gender stereo typing around computer use.</text:p>
      <text:list text:style-name="L25">
        <text:list-item>
          <text:p text:style-name="P30">Important to caution against gender stereo-typing and identity in relation to computers <text:reference-mark-start text:name="ZOTERO_ITEM CSL_CITATION {&quot;citationID&quot;:&quot;wpfrniyt&quot;,&quot;properties&quot;:{&quot;formattedCitation&quot;:&quot;(Pelletier, 2008)&quot;,&quot;plainCitation&quot;:&quot;(Pelletier, 2008)&quot;,&quot;noteIndex&quot;:0},&quot;citationItems&quot;:[{&quot;id&quot;:2943,&quot;uris&quot;:[&quot;http://zotero.org/users/1913249/items/CI3UYB78&quot;,[&quot;http://zotero.org/users/1913249/items/CI3UYB78&quot;]],&quot;itemData&quot;:{&quot;id&quot;:2943,&quot;type&quot;:&quot;chapter&quot;,&quot;abstract&quot;:&quot;UCL Discovery is UCL's open access repository, showcasing and providing access to UCL research outputs from all UCL disciplines.&quot;,&quot;container-title&quot;:&quot;Beyond Barbie and Mortal Kombat: New Perspectives on Gender and Gaming&quot;,&quot;event-place&quot;:&quot;Cambridge, MA&quot;,&quot;page&quot;:&quot;145-159&quot;,&quot;publisher&quot;:&quot;MIT Press&quot;,&quot;publisher-place&quot;:&quot;Cambridge, MA&quot;,&quot;source&quot;:&quot;discovery.ucl.ac.uk&quot;,&quot;title&quot;:&quot;Gaming in Context: How Young People Construct Their Gendered Identities in Playing and Making Games&quot;,&quot;title-short&quot;:&quot;Gaming in Context&quot;,&quot;URL&quot;:&quot;http://discovery.ucl.ac.uk/1561023/&quot;,&quot;author&quot;:[{&quot;family&quot;:&quot;Pelletier&quot;,&quot;given&quot;:&quot;C.&quot;}],&quot;editor&quot;:[{&quot;family&quot;:&quot;Kafai&quot;,&quot;given&quot;:&quot;Y. B.&quot;},{&quot;family&quot;:&quot;Heeter&quot;,&quot;given&quot;:&quot;C.&quot;},{&quot;family&quot;:&quot;Denner&quot;,&quot;given&quot;:&quot;J.&quot;},{&quot;family&quot;:&quot;Sun&quot;,&quot;given&quot;:&quot;J. Y.&quot;},{&quot;family&quot;:&quot;Kafai&quot;,&quot;given&quot;:&quot;Y. B.&quot;},{&quot;family&quot;:&quot;Sun&quot;,&quot;given&quot;:&quot;J. Y.&quot;}],&quot;accessed&quot;:{&quot;date-parts&quot;:[[&quot;2018&quot;,7,19]]},&quot;issued&quot;:{&quot;date-parts&quot;:[[&quot;2008&quot;]]},&quot;citation-key&quot;:&quot;pelletier_gaming_2008&quot;},&quot;prefix&quot;:&quot;&quot;,&quot;suffix&quot;:&quot;&quot;}],&quot;schema&quot;:&quot;https://github.com/citation-style-language/schema/raw/master/csl-citation.json&quot;} RNDYDSKC9g9yz"/>(Pelletier, 2008)<text:reference-mark-end text:name="ZOTERO_ITEM CSL_CITATION {&quot;citationID&quot;:&quot;wpfrniyt&quot;,&quot;properties&quot;:{&quot;formattedCitation&quot;:&quot;(Pelletier, 2008)&quot;,&quot;plainCitation&quot;:&quot;(Pelletier, 2008)&quot;,&quot;noteIndex&quot;:0},&quot;citationItems&quot;:[{&quot;id&quot;:2943,&quot;uris&quot;:[&quot;http://zotero.org/users/1913249/items/CI3UYB78&quot;,[&quot;http://zotero.org/users/1913249/items/CI3UYB78&quot;]],&quot;itemData&quot;:{&quot;id&quot;:2943,&quot;type&quot;:&quot;chapter&quot;,&quot;abstract&quot;:&quot;UCL Discovery is UCL's open access repository, showcasing and providing access to UCL research outputs from all UCL disciplines.&quot;,&quot;container-title&quot;:&quot;Beyond Barbie and Mortal Kombat: New Perspectives on Gender and Gaming&quot;,&quot;event-place&quot;:&quot;Cambridge, MA&quot;,&quot;page&quot;:&quot;145-159&quot;,&quot;publisher&quot;:&quot;MIT Press&quot;,&quot;publisher-place&quot;:&quot;Cambridge, MA&quot;,&quot;source&quot;:&quot;discovery.ucl.ac.uk&quot;,&quot;title&quot;:&quot;Gaming in Context: How Young People Construct Their Gendered Identities in Playing and Making Games&quot;,&quot;title-short&quot;:&quot;Gaming in Context&quot;,&quot;URL&quot;:&quot;http://discovery.ucl.ac.uk/1561023/&quot;,&quot;author&quot;:[{&quot;family&quot;:&quot;Pelletier&quot;,&quot;given&quot;:&quot;C.&quot;}],&quot;editor&quot;:[{&quot;family&quot;:&quot;Kafai&quot;,&quot;given&quot;:&quot;Y. B.&quot;},{&quot;family&quot;:&quot;Heeter&quot;,&quot;given&quot;:&quot;C.&quot;},{&quot;family&quot;:&quot;Denner&quot;,&quot;given&quot;:&quot;J.&quot;},{&quot;family&quot;:&quot;Sun&quot;,&quot;given&quot;:&quot;J. Y.&quot;},{&quot;family&quot;:&quot;Kafai&quot;,&quot;given&quot;:&quot;Y. B.&quot;},{&quot;family&quot;:&quot;Sun&quot;,&quot;given&quot;:&quot;J. Y.&quot;}],&quot;accessed&quot;:{&quot;date-parts&quot;:[[&quot;2018&quot;,7,19]]},&quot;issued&quot;:{&quot;date-parts&quot;:[[&quot;2008&quot;]]},&quot;citation-key&quot;:&quot;pelletier_gaming_2008&quot;},&quot;prefix&quot;:&quot;&quot;,&quot;suffix&quot;:&quot;&quot;}],&quot;schema&quot;:&quot;https://github.com/citation-style-language/schema/raw/master/csl-citation.json&quot;} RNDYDSKC9g9yz"/></text:p>
        </text:list-item>
        <text:list-item>
          <text:p text:style-name="P30">study by Fisher and Jenson critically explored diverse themes through a summer game making programme 2017). Emerging issues included pinkification, marginalisation and exclusions of women from game cultures, sexualisation and harassment.</text:p>
        </text:list-item>
      </text:list>
      <text:p text:style-name="First_20_paragraph"/>
      <text:p text:style-name="Text_20_body">Research on making computing inclusive highlights the value personal expression within the process as a motivational factor <text:reference-mark-start text:name="ZOTERO_ITEM CSL_CITATION {&quot;citationID&quot;:&quot;qdmcuurx&quot;,&quot;properties&quot;:{&quot;formattedCitation&quot;:&quot;(Robertson and Nicholson, 2007; Robertson, 2012)&quot;,&quot;plainCitation&quot;:&quot;(Robertson and Nicholson, 2007; Robertson, 2012)&quot;,&quot;noteIndex&quot;:0},&quot;citationItems&quot;:[{&quot;id&quot;:239,&quot;uris&quot;:[&quot;http://zotero.org/users/1913249/items/34QR9L8P&quot;,[&quot;http://zotero.org/users/1913249/items/34QR9L8P&quot;]],&quot;itemData&quot;:{&quot;id&quot;:239,&quot;type&quot;:&quot;article-journal&quot;,&quot;abstract&quot;:&quot;This paper argues that making computer games as part of a classroom project can develop a range of new media storytelling, visual design and audience awareness skills. This claim is supported by data from the evaluation of a six week game making project in a state funded primary school in which 11–12 year old learners made their own computer games using software called Adventure Author. The paper reports on analysis of the games produced by the children and documents the range of new media storytelling skills used as well as examining how the pupils responded to peer reviews of their games. In light of concerns raised in the literature that girls may be disadvantaged by classroom games projects, it investigates whether there are gender differences in the game making skills displayed by the learners. The results of the study indicate that girls’ games score more highly than boys’, particularly on skills relating to storytelling.&quot;,&quot;container-title&quot;:&quot;Computers &amp; Education&quot;,&quot;DOI&quot;:&quot;10.1016/j.compedu.2011.12.020&quot;,&quot;ISSN&quot;:&quot;03601315&quot;,&quot;issue&quot;:&quot;2&quot;,&quot;language&quot;:&quot;en&quot;,&quot;page&quot;:&quot;385-398&quot;,&quot;source&quot;:&quot;Crossref&quot;,&quot;title&quot;:&quot;Making games in the classroom: Benefits and gender concerns&quot;,&quot;title-short&quot;:&quot;Making games in the classroom&quot;,&quot;URL&quot;:&quot;http://linkinghub.elsevier.com/retrieve/pii/S0360131511003368&quot;,&quot;volume&quot;:&quot;59&quot;,&quot;author&quot;:[{&quot;family&quot;:&quot;Robertson&quot;,&quot;given&quot;:&quot;Judy&quot;}],&quot;accessed&quot;:{&quot;date-parts&quot;:[[&quot;2018&quot;,4,28]]},&quot;issued&quot;:{&quot;date-parts&quot;:[[&quot;2012&quot;,9]]},&quot;citation-key&quot;:&quot;robertson_making_2012&quot;},&quot;prefix&quot;:&quot;&quot;,&quot;suffix&quot;:&quot;&quot;},{&quot;id&quot;:1471,&quot;uris&quot;:[&quot;http://zotero.org/users/1913249/items/XUCHIJK7&quot;,[&quot;http://zotero.org/users/1913249/items/XUCHIJK7&quot;]],&quot;itemData&quot;:{&quot;id&quot;:1471,&quot;type&quot;:&quot;paper-conference&quot;,&quot;container-title&quot;:&quot;Proceedings of the 6th international conference on Interaction design and children&quot;,&quot;page&quot;:&quot;37–44&quot;,&quot;publisher&quot;:&quot;ACM&quot;,&quot;source&quot;:&quot;Google Scholar&quot;,&quot;title&quot;:&quot;Adventure Author: a learning environment to support creative design&quot;,&quot;title-short&quot;:&quot;Adventure Author&quot;,&quot;URL&quot;:&quot;http://dl.acm.org/citation.cfm?id=1297285&quot;,&quot;author&quot;:[{&quot;family&quot;:&quot;Robertson&quot;,&quot;given&quot;:&quot;Judy&quot;},{&quot;family&quot;:&quot;Nicholson&quot;,&quot;given&quot;:&quot;Keiron&quot;}],&quot;accessed&quot;:{&quot;date-parts&quot;:[[&quot;2017&quot;,6,19]]},&quot;issued&quot;:{&quot;date-parts&quot;:[[&quot;2007&quot;]]},&quot;citation-key&quot;:&quot;robertson_adventure_2007&quot;},&quot;prefix&quot;:&quot;&quot;,&quot;suffix&quot;:&quot;&quot;}],&quot;schema&quot;:&quot;https://github.com/citation-style-language/schema/raw/master/csl-citation.json&quot;} RNDdu2MutJw9Y"/>(Robertson and Nicholson, 2007; Robertson, 2012)<text:reference-mark-end text:name="ZOTERO_ITEM CSL_CITATION {&quot;citationID&quot;:&quot;qdmcuurx&quot;,&quot;properties&quot;:{&quot;formattedCitation&quot;:&quot;(Robertson and Nicholson, 2007; Robertson, 2012)&quot;,&quot;plainCitation&quot;:&quot;(Robertson and Nicholson, 2007; Robertson, 2012)&quot;,&quot;noteIndex&quot;:0},&quot;citationItems&quot;:[{&quot;id&quot;:239,&quot;uris&quot;:[&quot;http://zotero.org/users/1913249/items/34QR9L8P&quot;,[&quot;http://zotero.org/users/1913249/items/34QR9L8P&quot;]],&quot;itemData&quot;:{&quot;id&quot;:239,&quot;type&quot;:&quot;article-journal&quot;,&quot;abstract&quot;:&quot;This paper argues that making computer games as part of a classroom project can develop a range of new media storytelling, visual design and audience awareness skills. This claim is supported by data from the evaluation of a six week game making project in a state funded primary school in which 11–12 year old learners made their own computer games using software called Adventure Author. The paper reports on analysis of the games produced by the children and documents the range of new media storytelling skills used as well as examining how the pupils responded to peer reviews of their games. In light of concerns raised in the literature that girls may be disadvantaged by classroom games projects, it investigates whether there are gender differences in the game making skills displayed by the learners. The results of the study indicate that girls’ games score more highly than boys’, particularly on skills relating to storytelling.&quot;,&quot;container-title&quot;:&quot;Computers &amp; Education&quot;,&quot;DOI&quot;:&quot;10.1016/j.compedu.2011.12.020&quot;,&quot;ISSN&quot;:&quot;03601315&quot;,&quot;issue&quot;:&quot;2&quot;,&quot;language&quot;:&quot;en&quot;,&quot;page&quot;:&quot;385-398&quot;,&quot;source&quot;:&quot;Crossref&quot;,&quot;title&quot;:&quot;Making games in the classroom: Benefits and gender concerns&quot;,&quot;title-short&quot;:&quot;Making games in the classroom&quot;,&quot;URL&quot;:&quot;http://linkinghub.elsevier.com/retrieve/pii/S0360131511003368&quot;,&quot;volume&quot;:&quot;59&quot;,&quot;author&quot;:[{&quot;family&quot;:&quot;Robertson&quot;,&quot;given&quot;:&quot;Judy&quot;}],&quot;accessed&quot;:{&quot;date-parts&quot;:[[&quot;2018&quot;,4,28]]},&quot;issued&quot;:{&quot;date-parts&quot;:[[&quot;2012&quot;,9]]},&quot;citation-key&quot;:&quot;robertson_making_2012&quot;},&quot;prefix&quot;:&quot;&quot;,&quot;suffix&quot;:&quot;&quot;},{&quot;id&quot;:1471,&quot;uris&quot;:[&quot;http://zotero.org/users/1913249/items/XUCHIJK7&quot;,[&quot;http://zotero.org/users/1913249/items/XUCHIJK7&quot;]],&quot;itemData&quot;:{&quot;id&quot;:1471,&quot;type&quot;:&quot;paper-conference&quot;,&quot;container-title&quot;:&quot;Proceedings of the 6th international conference on Interaction design and children&quot;,&quot;page&quot;:&quot;37–44&quot;,&quot;publisher&quot;:&quot;ACM&quot;,&quot;source&quot;:&quot;Google Scholar&quot;,&quot;title&quot;:&quot;Adventure Author: a learning environment to support creative design&quot;,&quot;title-short&quot;:&quot;Adventure Author&quot;,&quot;URL&quot;:&quot;http://dl.acm.org/citation.cfm?id=1297285&quot;,&quot;author&quot;:[{&quot;family&quot;:&quot;Robertson&quot;,&quot;given&quot;:&quot;Judy&quot;},{&quot;family&quot;:&quot;Nicholson&quot;,&quot;given&quot;:&quot;Keiron&quot;}],&quot;accessed&quot;:{&quot;date-parts&quot;:[[&quot;2017&quot;,6,19]]},&quot;issued&quot;:{&quot;date-parts&quot;:[[&quot;2007&quot;]]},&quot;citation-key&quot;:&quot;robertson_adventure_2007&quot;},&quot;prefix&quot;:&quot;&quot;,&quot;suffix&quot;:&quot;&quot;}],&quot;schema&quot;:&quot;https://github.com/citation-style-language/schema/raw/master/csl-citation.json&quot;} RNDdu2MutJw9Y"/>.</text:p>
      <text:p text:style-name="P24">Race related identities</text:p>
      <text:p text:style-name="Text_20_body">In study by Thayter and Ko <text:reference-mark-start text:name="ZOTERO_ITEM CSL_CITATION {&quot;citationID&quot;:&quot;sokvpxfu&quot;,&quot;properties&quot;:{&quot;formattedCitation&quot;:&quot;(Thayer and Ko, 2017)&quot;,&quot;plainCitation&quot;:&quot;(Thayer and Ko, 2017)&quot;,&quot;noteIndex&quot;:0},&quot;citationItems&quot;:[{&quot;id&quot;:9011,&quot;uris&quot;:[&quot;http://zotero.org/users/1913249/items/LV67TTVJ&quot;,[&quot;http://zotero.org/users/1913249/items/LV67TTVJ&quot;]],&quot;itemData&quot;:{&quot;id&quot;:9011,&quot;type&quot;:&quot;paper-conference&quot;,&quot;abstract&quot;:&quot;Coding bootcamps are a new and understudied way of training new software developers. To learn about the barriers bootcamp students face, we interviewed twenty-six coding bootcamp students and analyzed the interviews using the Communities of Practice framework. We found that bootcamps can be part of an alternate path into the software industry and they provided a second chance for those who missed computing education opportunities earlier, particularly for women. While bootcamps represented a second chance, students entering the industry through bootcamps faced great personal costs and risks, often including significant time, money and effort spent before, during, and after their bootcamps. Though the coursework of bootcamps only ranged from three to six months, career change could take students a year or more, with some students even attending sections of multiple bootcamps.&quot;,&quot;collection-title&quot;:&quot;ICER '17&quot;,&quot;container-title&quot;:&quot;Proceedings of the 2017 ACM Conference on International Computing Education Research&quot;,&quot;DOI&quot;:&quot;10.1145/3105726.3106176&quot;,&quot;event-place&quot;:&quot;New York, NY, USA&quot;,&quot;ISBN&quot;:&quot;978-1-4503-4968-0&quot;,&quot;page&quot;:&quot;245–253&quot;,&quot;publisher&quot;:&quot;Association for Computing Machinery&quot;,&quot;publisher-place&quot;:&quot;New York, NY, USA&quot;,&quot;source&quot;:&quot;ACM Digital Library&quot;,&quot;title&quot;:&quot;Barriers Faced by Coding Bootcamp Students&quot;,&quot;URL&quot;:&quot;https://dl.acm.org/doi/10.1145/3105726.3106176&quot;,&quot;author&quot;:[{&quot;family&quot;:&quot;Thayer&quot;,&quot;given&quot;:&quot;Kyle&quot;},{&quot;family&quot;:&quot;Ko&quot;,&quot;given&quot;:&quot;Amy J.&quot;}],&quot;accessed&quot;:{&quot;date-parts&quot;:[[&quot;2023&quot;,10,3]]},&quot;issued&quot;:{&quot;date-parts&quot;:[[&quot;2017&quot;,8,14]]},&quot;citation-key&quot;:&quot;thayer_barriers_2017&quot;},&quot;prefix&quot;:&quot;&quot;,&quot;suffix&quot;:&quot;&quot;}],&quot;schema&quot;:&quot;https://github.com/citation-style-language/schema/raw/master/csl-citation.json&quot;} RND9Xz78aSMM9"/>(Thayer and Ko, 2017)<text:reference-mark-end text:name="ZOTERO_ITEM CSL_CITATION {&quot;citationID&quot;:&quot;sokvpxfu&quot;,&quot;properties&quot;:{&quot;formattedCitation&quot;:&quot;(Thayer and Ko, 2017)&quot;,&quot;plainCitation&quot;:&quot;(Thayer and Ko, 2017)&quot;,&quot;noteIndex&quot;:0},&quot;citationItems&quot;:[{&quot;id&quot;:9011,&quot;uris&quot;:[&quot;http://zotero.org/users/1913249/items/LV67TTVJ&quot;,[&quot;http://zotero.org/users/1913249/items/LV67TTVJ&quot;]],&quot;itemData&quot;:{&quot;id&quot;:9011,&quot;type&quot;:&quot;paper-conference&quot;,&quot;abstract&quot;:&quot;Coding bootcamps are a new and understudied way of training new software developers. To learn about the barriers bootcamp students face, we interviewed twenty-six coding bootcamp students and analyzed the interviews using the Communities of Practice framework. We found that bootcamps can be part of an alternate path into the software industry and they provided a second chance for those who missed computing education opportunities earlier, particularly for women. While bootcamps represented a second chance, students entering the industry through bootcamps faced great personal costs and risks, often including significant time, money and effort spent before, during, and after their bootcamps. Though the coursework of bootcamps only ranged from three to six months, career change could take students a year or more, with some students even attending sections of multiple bootcamps.&quot;,&quot;collection-title&quot;:&quot;ICER '17&quot;,&quot;container-title&quot;:&quot;Proceedings of the 2017 ACM Conference on International Computing Education Research&quot;,&quot;DOI&quot;:&quot;10.1145/3105726.3106176&quot;,&quot;event-place&quot;:&quot;New York, NY, USA&quot;,&quot;ISBN&quot;:&quot;978-1-4503-4968-0&quot;,&quot;page&quot;:&quot;245–253&quot;,&quot;publisher&quot;:&quot;Association for Computing Machinery&quot;,&quot;publisher-place&quot;:&quot;New York, NY, USA&quot;,&quot;source&quot;:&quot;ACM Digital Library&quot;,&quot;title&quot;:&quot;Barriers Faced by Coding Bootcamp Students&quot;,&quot;URL&quot;:&quot;https://dl.acm.org/doi/10.1145/3105726.3106176&quot;,&quot;author&quot;:[{&quot;family&quot;:&quot;Thayer&quot;,&quot;given&quot;:&quot;Kyle&quot;},{&quot;family&quot;:&quot;Ko&quot;,&quot;given&quot;:&quot;Amy J.&quot;}],&quot;accessed&quot;:{&quot;date-parts&quot;:[[&quot;2023&quot;,10,3]]},&quot;issued&quot;:{&quot;date-parts&quot;:[[&quot;2017&quot;,8,14]]},&quot;citation-key&quot;:&quot;thayer_barriers_2017&quot;},&quot;prefix&quot;:&quot;&quot;,&quot;suffix&quot;:&quot;&quot;}],&quot;schema&quot;:&quot;https://github.com/citation-style-language/schema/raw/master/csl-citation.json&quot;} RND9Xz78aSMM9"/> the work of Margolis et al is analysed using concepts from communities of practice, type of barriers, and personal obstacles [(<text:span text:style-name="T2">margolis_stuck_2008?</text:span>);]</text:p>
      <text:p text:style-name="Preformatted_20_Text"><text:s text:c="2"/>Stuck in the Shallow End: Education, Race and Computing by Margolis, Estrella, et al. [ 12] examined the racial gap in high school CS, finding barriers that included lack of access to classes (formal boundary), cultural expectations on who the classes were for, feelings of isolation in classes, divisions within classes between those who “have it or don’t have it” (informal boundaries), and lack of social support(personal obstacle). Additional studies found participation and success in computing programs depended on background experience [ 2, 27 ], comfort level [ 27 ], sense of belonging and stereotypes (dis proportionately negatively affecting women) [ 2 , 5, 10, 16 ], view of self as an “insider” [21], and believed role of luck [27]</text:p>
      <text:p text:style-name="First_20_paragraph">I adopt a similar approach but use the language of AT contradictions, barriers and tensions.</text:p>
      <text:p text:style-name="Text_20_body">Glitch game testers <text:reference-mark-start text:name="ZOTERO_ITEM CSL_CITATION {&quot;citationID&quot;:&quot;pddfuvte&quot;,&quot;properties&quot;:{&quot;formattedCitation&quot;:&quot;(DiSalvo et al., 2008, 2009, 2014)&quot;,&quot;plainCitation&quot;:&quot;(DiSalvo et al., 2008, 2009, 2014)&quot;,&quot;noteIndex&quot;:0},&quot;citationItems&quot;:[{&quot;id&quot;:2650,&quot;uris&quot;:[&quot;http://zotero.org/users/1913249/items/HKBNN53C&quot;,[&quot;http://zotero.org/users/1913249/items/HKBNN53C&quot;]],&quot;itemData&quot;:{&quot;id&quot;:2650,&quot;type&quot;:&quot;article-journal&quot;,&quot;abstract&quot;:&quot;Why would individuals who are capable of learning opt not to? Learning is important for stability and success. It would seem rational that students in groups that are frequently underrepresented or marginalized would be motivated to learn. However, negotiation of multiple identities and self-beliefs can impact motivations to learn. For example, young African American males frequently adopt a “cool pose” in their approach to education. They maintain that they do not care and will not try to be a part of the existing educational system. To better understand these issues, we studied African American males in the Glitch Game Testers program. High school students in the Glitch program worked as paid game testers and took workshops in computer science. More than 65% of the participants went on to study computing after high school. We found that these students persisted with education and computing because they navigated around motivations to not learn by creating many different faces for their involvement with Glitch. In this article, we explore the use and design implications of face-saving tactics these young men used to “geek out” on computer programming, choose computer science for their career, and maintain their current identities with friends and families.&quot;,&quot;container-title&quot;:&quot;Journal of the Learning Sciences&quot;,&quot;DOI&quot;:&quot;10.1080/10508406.2014.893434&quot;,&quot;ISSN&quot;:&quot;1050-8406&quot;,&quot;issue&quot;:&quot;3&quot;,&quot;page&quot;:&quot;272-315&quot;,&quot;source&quot;:&quot;Taylor and Francis+NEJM&quot;,&quot;title&quot;:&quot;Saving Face While Geeking Out: Video Game Testing as a Justification for Learning Computer Science&quot;,&quot;title-short&quot;:&quot;Saving Face While Geeking Out&quot;,&quot;URL&quot;:&quot;https://doi.org/10.1080/10508406.2014.893434&quot;,&quot;volume&quot;:&quot;23&quot;,&quot;author&quot;:[{&quot;family&quot;:&quot;DiSalvo&quot;,&quot;given&quot;:&quot;Betsy&quot;},{&quot;family&quot;:&quot;Guzdial&quot;,&quot;given&quot;:&quot;Mark&quot;},{&quot;family&quot;:&quot;Bruckman&quot;,&quot;given&quot;:&quot;Amy&quot;},{&quot;family&quot;:&quot;McKlin&quot;,&quot;given&quot;:&quot;Tom&quot;}],&quot;accessed&quot;:{&quot;date-parts&quot;:[[&quot;2018&quot;,7,16]]},&quot;issued&quot;:{&quot;date-parts&quot;:[[&quot;2014&quot;,7,3]]},&quot;citation-key&quot;:&quot;disalvo_saving_2014&quot;},&quot;prefix&quot;:&quot;&quot;,&quot;suffix&quot;:&quot;&quot;},{&quot;id&quot;:2670,&quot;uris&quot;:[&quot;http://zotero.org/users/1913249/items/9GLLZLMB&quot;,[&quot;http://zotero.org/users/1913249/items/9GLLZLMB&quot;]],&quot;itemData&quot;:{&quot;id&quot;:2670,&quot;type&quot;:&quot;paper-conference&quot;,&quot;abstract&quot;:&quot;Glitch Game Testers is a research project to develop a sustainable high school job program to train and employ high school students as game testers [1]. Our goal is to leverage the passion that young urban African American men have for video games into agency with technology. The first step is to encourage these young people to see the computation behind digital games and the second step is to offer a contextualized computing curriculum [2]. In this paper, we will present findings from formative work on the play practices of young African American men, introduce the Glitch Game Testers project, and report on preliminary findings from workshops. By looking at the intersection of race and gender in gaming practices, we have developed Glitch to specifically meet the cultural needs for young African American men.&quot;,&quot;container-title&quot;:&quot;Breaking New Ground: Innovation in Games, Play, Practice and Theory.&quot;,&quot;event-title&quot;:&quot;DiGRA&quot;,&quot;language&quot;:&quot;en&quot;,&quot;page&quot;:&quot;7&quot;,&quot;source&quot;:&quot;Zotero&quot;,&quot;title&quot;:&quot;Glitch Game Testers: African American Men Breaking Open the Console&quot;,&quot;author&quot;:[{&quot;family&quot;:&quot;DiSalvo&quot;,&quot;given&quot;:&quot;Betsy James&quot;},{&quot;family&quot;:&quot;Guzdail&quot;,&quot;given&quot;:&quot;Mark&quot;},{&quot;family&quot;:&quot;Mcklin&quot;,&quot;given&quot;:&quot;Tom&quot;},{&quot;family&quot;:&quot;Meadows&quot;,&quot;given&quot;:&quot;Charles&quot;},{&quot;family&quot;:&quot;Perry&quot;,&quot;given&quot;:&quot;Kenneth&quot;},{&quot;family&quot;:&quot;Steward&quot;,&quot;given&quot;:&quot;Corey&quot;},{&quot;family&quot;:&quot;Bruckman&quot;,&quot;given&quot;:&quot;Amy&quot;}],&quot;issued&quot;:{&quot;date-parts&quot;:[[&quot;2009&quot;]]},&quot;citation-key&quot;:&quot;disalvo_glitch_2009-1&quot;},&quot;prefix&quot;:&quot;&quot;,&quot;suffix&quot;:&quot;&quot;},{&quot;id&quot;:2651,&quot;uris&quot;:[&quot;http://zotero.org/users/1913249/items/XMLVAMHU&quot;,[&quot;http://zotero.org/users/1913249/items/XMLVAMHU&quot;]],&quot;itemData&quot;:{&quot;id&quot;:2651,&quot;type&quot;:&quot;article-journal&quot;,&quot;abstract&quot;:&quot;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 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quot;,&quot;container-title&quot;:&quot;Games and Culture&quot;,&quot;DOI&quot;:&quot;10.1177/1555412008314130&quot;,&quot;ISSN&quot;:&quot;1555-4120&quot;,&quot;issue&quot;:&quot;2&quot;,&quot;journalAbbreviation&quot;:&quot;Games and Culture&quot;,&quot;language&quot;:&quot;en&quot;,&quot;page&quot;:&quot;131-141&quot;,&quot;source&quot;:&quot;SAGE Journals&quot;,&quot;title&quot;:&quot;Learning in Context                                                    ,                                                             Learning in Context: Digital Games and Young Black Men             ,                      Digital Games and Young Black Men&quot;,&quot;title-short&quot;:&quot;Learning in Context                                                    ,                                                             Learning in Context&quot;,&quot;URL&quot;:&quot;http://journals.sagepub.com/doi/abs/10.1177/1555412008314130&quot;,&quot;volume&quot;:&quot;3&quot;,&quot;author&quot;:[{&quot;family&quot;:&quot;DiSalvo&quot;,&quot;given&quot;:&quot;Betsy James&quot;},{&quot;family&quot;:&quot;Crowley&quot;,&quot;given&quot;:&quot;Kevin&quot;},{&quot;family&quot;:&quot;Norwood&quot;,&quot;given&quot;:&quot;Roy&quot;}],&quot;accessed&quot;:{&quot;date-parts&quot;:[[&quot;2018&quot;,7,16]]},&quot;issued&quot;:{&quot;date-parts&quot;:[[&quot;2008&quot;,4,1]]},&quot;citation-key&quot;:&quot;disalvo_learning_2008&quot;},&quot;prefix&quot;:&quot;&quot;,&quot;suffix&quot;:&quot;&quot;}],&quot;schema&quot;:&quot;https://github.com/citation-style-language/schema/raw/master/csl-citation.json&quot;} RND1ig6pEi86u"/>(DiSalvo et al., 2008, 2009, 2014)<text:reference-mark-end text:name="ZOTERO_ITEM CSL_CITATION {&quot;citationID&quot;:&quot;pddfuvte&quot;,&quot;properties&quot;:{&quot;formattedCitation&quot;:&quot;(DiSalvo et al., 2008, 2009, 2014)&quot;,&quot;plainCitation&quot;:&quot;(DiSalvo et al., 2008, 2009, 2014)&quot;,&quot;noteIndex&quot;:0},&quot;citationItems&quot;:[{&quot;id&quot;:2650,&quot;uris&quot;:[&quot;http://zotero.org/users/1913249/items/HKBNN53C&quot;,[&quot;http://zotero.org/users/1913249/items/HKBNN53C&quot;]],&quot;itemData&quot;:{&quot;id&quot;:2650,&quot;type&quot;:&quot;article-journal&quot;,&quot;abstract&quot;:&quot;Why would individuals who are capable of learning opt not to? Learning is important for stability and success. It would seem rational that students in groups that are frequently underrepresented or marginalized would be motivated to learn. However, negotiation of multiple identities and self-beliefs can impact motivations to learn. For example, young African American males frequently adopt a “cool pose” in their approach to education. They maintain that they do not care and will not try to be a part of the existing educational system. To better understand these issues, we studied African American males in the Glitch Game Testers program. High school students in the Glitch program worked as paid game testers and took workshops in computer science. More than 65% of the participants went on to study computing after high school. We found that these students persisted with education and computing because they navigated around motivations to not learn by creating many different faces for their involvement with Glitch. In this article, we explore the use and design implications of face-saving tactics these young men used to “geek out” on computer programming, choose computer science for their career, and maintain their current identities with friends and families.&quot;,&quot;container-title&quot;:&quot;Journal of the Learning Sciences&quot;,&quot;DOI&quot;:&quot;10.1080/10508406.2014.893434&quot;,&quot;ISSN&quot;:&quot;1050-8406&quot;,&quot;issue&quot;:&quot;3&quot;,&quot;page&quot;:&quot;272-315&quot;,&quot;source&quot;:&quot;Taylor and Francis+NEJM&quot;,&quot;title&quot;:&quot;Saving Face While Geeking Out: Video Game Testing as a Justification for Learning Computer Science&quot;,&quot;title-short&quot;:&quot;Saving Face While Geeking Out&quot;,&quot;URL&quot;:&quot;https://doi.org/10.1080/10508406.2014.893434&quot;,&quot;volume&quot;:&quot;23&quot;,&quot;author&quot;:[{&quot;family&quot;:&quot;DiSalvo&quot;,&quot;given&quot;:&quot;Betsy&quot;},{&quot;family&quot;:&quot;Guzdial&quot;,&quot;given&quot;:&quot;Mark&quot;},{&quot;family&quot;:&quot;Bruckman&quot;,&quot;given&quot;:&quot;Amy&quot;},{&quot;family&quot;:&quot;McKlin&quot;,&quot;given&quot;:&quot;Tom&quot;}],&quot;accessed&quot;:{&quot;date-parts&quot;:[[&quot;2018&quot;,7,16]]},&quot;issued&quot;:{&quot;date-parts&quot;:[[&quot;2014&quot;,7,3]]},&quot;citation-key&quot;:&quot;disalvo_saving_2014&quot;},&quot;prefix&quot;:&quot;&quot;,&quot;suffix&quot;:&quot;&quot;},{&quot;id&quot;:2670,&quot;uris&quot;:[&quot;http://zotero.org/users/1913249/items/9GLLZLMB&quot;,[&quot;http://zotero.org/users/1913249/items/9GLLZLMB&quot;]],&quot;itemData&quot;:{&quot;id&quot;:2670,&quot;type&quot;:&quot;paper-conference&quot;,&quot;abstract&quot;:&quot;Glitch Game Testers is a research project to develop a sustainable high school job program to train and employ high school students as game testers [1]. Our goal is to leverage the passion that young urban African American men have for video games into agency with technology. The first step is to encourage these young people to see the computation behind digital games and the second step is to offer a contextualized computing curriculum [2]. In this paper, we will present findings from formative work on the play practices of young African American men, introduce the Glitch Game Testers project, and report on preliminary findings from workshops. By looking at the intersection of race and gender in gaming practices, we have developed Glitch to specifically meet the cultural needs for young African American men.&quot;,&quot;container-title&quot;:&quot;Breaking New Ground: Innovation in Games, Play, Practice and Theory.&quot;,&quot;event-title&quot;:&quot;DiGRA&quot;,&quot;language&quot;:&quot;en&quot;,&quot;page&quot;:&quot;7&quot;,&quot;source&quot;:&quot;Zotero&quot;,&quot;title&quot;:&quot;Glitch Game Testers: African American Men Breaking Open the Console&quot;,&quot;author&quot;:[{&quot;family&quot;:&quot;DiSalvo&quot;,&quot;given&quot;:&quot;Betsy James&quot;},{&quot;family&quot;:&quot;Guzdail&quot;,&quot;given&quot;:&quot;Mark&quot;},{&quot;family&quot;:&quot;Mcklin&quot;,&quot;given&quot;:&quot;Tom&quot;},{&quot;family&quot;:&quot;Meadows&quot;,&quot;given&quot;:&quot;Charles&quot;},{&quot;family&quot;:&quot;Perry&quot;,&quot;given&quot;:&quot;Kenneth&quot;},{&quot;family&quot;:&quot;Steward&quot;,&quot;given&quot;:&quot;Corey&quot;},{&quot;family&quot;:&quot;Bruckman&quot;,&quot;given&quot;:&quot;Amy&quot;}],&quot;issued&quot;:{&quot;date-parts&quot;:[[&quot;2009&quot;]]},&quot;citation-key&quot;:&quot;disalvo_glitch_2009-1&quot;},&quot;prefix&quot;:&quot;&quot;,&quot;suffix&quot;:&quot;&quot;},{&quot;id&quot;:2651,&quot;uris&quot;:[&quot;http://zotero.org/users/1913249/items/XMLVAMHU&quot;,[&quot;http://zotero.org/users/1913249/items/XMLVAMHU&quot;]],&quot;itemData&quot;:{&quot;id&quot;:2651,&quot;type&quot;:&quot;article-journal&quot;,&quot;abstract&quot;:&quot;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 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quot;,&quot;container-title&quot;:&quot;Games and Culture&quot;,&quot;DOI&quot;:&quot;10.1177/1555412008314130&quot;,&quot;ISSN&quot;:&quot;1555-4120&quot;,&quot;issue&quot;:&quot;2&quot;,&quot;journalAbbreviation&quot;:&quot;Games and Culture&quot;,&quot;language&quot;:&quot;en&quot;,&quot;page&quot;:&quot;131-141&quot;,&quot;source&quot;:&quot;SAGE Journals&quot;,&quot;title&quot;:&quot;Learning in Context                                                    ,                                                             Learning in Context: Digital Games and Young Black Men             ,                      Digital Games and Young Black Men&quot;,&quot;title-short&quot;:&quot;Learning in Context                                                    ,                                                             Learning in Context&quot;,&quot;URL&quot;:&quot;http://journals.sagepub.com/doi/abs/10.1177/1555412008314130&quot;,&quot;volume&quot;:&quot;3&quot;,&quot;author&quot;:[{&quot;family&quot;:&quot;DiSalvo&quot;,&quot;given&quot;:&quot;Betsy James&quot;},{&quot;family&quot;:&quot;Crowley&quot;,&quot;given&quot;:&quot;Kevin&quot;},{&quot;family&quot;:&quot;Norwood&quot;,&quot;given&quot;:&quot;Roy&quot;}],&quot;accessed&quot;:{&quot;date-parts&quot;:[[&quot;2018&quot;,7,16]]},&quot;issued&quot;:{&quot;date-parts&quot;:[[&quot;2008&quot;,4,1]]},&quot;citation-key&quot;:&quot;disalvo_learning_2008&quot;},&quot;prefix&quot;:&quot;&quot;,&quot;suffix&quot;:&quot;&quot;}],&quot;schema&quot;:&quot;https://github.com/citation-style-language/schema/raw/master/csl-citation.json&quot;} RND1ig6pEi86u"/></text:p>
      <text:p text:style-name="P24">Other Non-dominant identities</text:p>
      <text:p text:style-name="Text_20_body"><text:soft-page-break/>Shift to other tactics like Family Connected Learning Roque.</text:p>
      <text:h text:style-name="Heading_20_3" text:outline-level="3"><text:bookmark-start text:name="financial-barriers---funding-sustainable-programmes"/>Financial Barriers - Funding sustainable programmes<text:bookmark-end text:name="financial-barriers---funding-sustainable-programmes"/></text:h>
      <text:h text:style-name="Heading_20_4" text:outline-level="4"><text:bookmark-start text:name="school-context"/>School context<text:bookmark-end text:name="school-context"/></text:h>
      <text:p text:style-name="First_20_paragraph">Financial elements in general, lack of specialist funding addressed by training CPD funding for schools. But the effectiveness of this is limited in teh following ways. Time, enthusiasm,</text:p>
      <text:h text:style-name="Heading_20_4" text:outline-level="4"><text:bookmark-start text:name="university-context"/>University context<text:bookmark-end text:name="university-context"/></text:h>
      <text:p text:style-name="First_20_paragraph">University partnership context. Service learnings</text:p>
      <text:p text:style-name="Text_20_body">The next case study addresses this</text:p>
      <text:h text:style-name="Heading_20_2" text:outline-level="2"><text:bookmark-start text:name="case-studies"/>Case Studies<text:bookmark-end text:name="case-studies"/></text:h>
      <text:h text:style-name="Heading_20_3" text:outline-level="3"><text:bookmark-start text:name="th-dimension-case-study"/>5th Dimension Case Study<text:bookmark-end text:name="th-dimension-case-study"/></text:h>
      <text:p text:style-name="First_20_paragraph">Insert a summary of context, motivation and some of the processes to address cultural issues in 5th dimension project</text:p>
      <text:p text:style-name="Text_20_body">A case studey from a socio-cultural perspective is exemplified by the 5th Dimension (5D) project led by Michael Cole <text:reference-mark-start text:name="ZOTERO_ITEM CSL_CITATION {&quot;citationID&quot;:&quot;yfnuydho&quot;,&quot;properties&quot;:{&quot;formattedCitation&quot;:&quot;(Cole and Packer, 2016)&quot;,&quot;plainCitation&quot;:&quot;(Cole and Packer, 2016)&quot;,&quot;noteIndex&quot;:0},&quot;citationItems&quot;:[{&quot;id&quot;:8878,&quot;uris&quot;:[&quot;http://zotero.org/users/1913249/items/FYCLWKSL&quot;,[&quot;http://zotero.org/users/1913249/items/FYCLWKSL&quot;]],&quot;itemData&quot;:{&quot;id&quot;:8878,&quot;type&quot;:&quot;article-journal&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container-title&quot;:&quot;Journal of the Learning Sciences&quot;,&quot;DOI&quot;:&quot;10.1080/10508406.2016.1187148&quot;,&quot;ISSN&quot;:&quot;1050-8406&quot;,&quot;issue&quot;:&quot;4&quot;,&quot;note&quot;:&quot;publisher: Routledge\n_eprint: https://doi.org/10.1080/10508406.2016.1187148&quot;,&quot;page&quot;:&quot;503-530&quot;,&quot;source&quot;:&quot;Taylor and Francis+NEJM&quot;,&quot;title&quot;:&quot;Design-Based Intervention Research as the Science of the Doubly Artificial&quot;,&quot;URL&quot;:&quot;https://doi.org/10.1080/10508406.2016.1187148&quot;,&quot;volume&quot;:&quot;25&quot;,&quot;author&quot;:[{&quot;family&quot;:&quot;Cole&quot;,&quot;given&quot;:&quot;Michael&quot;},{&quot;family&quot;:&quot;Packer&quot;,&quot;given&quot;:&quot;Martin&quot;}],&quot;accessed&quot;:{&quot;date-parts&quot;:[[&quot;2023&quot;,7,4]]},&quot;issued&quot;:{&quot;date-parts&quot;:[[&quot;2016&quot;,10,1]]},&quot;citation-key&quot;:&quot;cole_design-based_2016&quot;},&quot;prefix&quot;:&quot;&quot;,&quot;suffix&quot;:&quot;&quot;}],&quot;schema&quot;:&quot;https://github.com/citation-style-language/schema/raw/master/csl-citation.json&quot;} RNDqtusuwOrEC"/>(Cole and Packer, 2016)<text:reference-mark-end text:name="ZOTERO_ITEM CSL_CITATION {&quot;citationID&quot;:&quot;yfnuydho&quot;,&quot;properties&quot;:{&quot;formattedCitation&quot;:&quot;(Cole and Packer, 2016)&quot;,&quot;plainCitation&quot;:&quot;(Cole and Packer, 2016)&quot;,&quot;noteIndex&quot;:0},&quot;citationItems&quot;:[{&quot;id&quot;:8878,&quot;uris&quot;:[&quot;http://zotero.org/users/1913249/items/FYCLWKSL&quot;,[&quot;http://zotero.org/users/1913249/items/FYCLWKSL&quot;]],&quot;itemData&quot;:{&quot;id&quot;:8878,&quot;type&quot;:&quot;article-journal&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container-title&quot;:&quot;Journal of the Learning Sciences&quot;,&quot;DOI&quot;:&quot;10.1080/10508406.2016.1187148&quot;,&quot;ISSN&quot;:&quot;1050-8406&quot;,&quot;issue&quot;:&quot;4&quot;,&quot;note&quot;:&quot;publisher: Routledge\n_eprint: https://doi.org/10.1080/10508406.2016.1187148&quot;,&quot;page&quot;:&quot;503-530&quot;,&quot;source&quot;:&quot;Taylor and Francis+NEJM&quot;,&quot;title&quot;:&quot;Design-Based Intervention Research as the Science of the Doubly Artificial&quot;,&quot;URL&quot;:&quot;https://doi.org/10.1080/10508406.2016.1187148&quot;,&quot;volume&quot;:&quot;25&quot;,&quot;author&quot;:[{&quot;family&quot;:&quot;Cole&quot;,&quot;given&quot;:&quot;Michael&quot;},{&quot;family&quot;:&quot;Packer&quot;,&quot;given&quot;:&quot;Martin&quot;}],&quot;accessed&quot;:{&quot;date-parts&quot;:[[&quot;2023&quot;,7,4]]},&quot;issued&quot;:{&quot;date-parts&quot;:[[&quot;2016&quot;,10,1]]},&quot;citation-key&quot;:&quot;cole_design-based_2016&quot;},&quot;prefix&quot;:&quot;&quot;,&quot;suffix&quot;:&quot;&quot;}],&quot;schema&quot;:&quot;https://github.com/citation-style-language/schema/raw/master/csl-citation.json&quot;} RNDqtusuwOrEC"/>. This educational intervention used University support of volunteers, equipment and technical support in after-school settings in the San Diego area.</text:p>
      <text:p text:style-name="Text_20_body">The intervention introduced a fictional narrative to create a shared ‘project’ for the different participants involved to promote a shared understanding of the work via intentional goal setting <text:reference-mark-start text:name="ZOTERO_ITEM CSL_CITATION {&quot;citationID&quot;:&quot;qtuhbwee&quot;,&quot;properties&quot;:{&quot;formattedCitation&quot;:&quot;(Brown and Cole, 2008)&quot;,&quot;plainCitation&quot;:&quot;(Brown and Cole, 2008)&quot;,&quot;noteIndex&quot;:0},&quot;citationItems&quot;:[{&quot;id&quot;:1441,&quot;uris&quot;:[&quot;http://zotero.org/users/1913249/items/8QZDB9FX&quot;,[&quot;http://zotero.org/users/1913249/items/8QZDB9FX&quot;]],&quot;itemData&quot;:{&quot;id&quot;:1441,&quot;type&quot;:&quot;chapter&quot;,&quot;container-title&quot;:&quot;Learning for Life in the 21st Century: Sociocultural Perspectives on the Future of Education&quot;,&quot;ISBN&quot;:&quot;978-0-470-75354-5&quot;,&quot;language&quot;:&quot;en&quot;,&quot;note&quot;:&quot;DOI: 10.1002/9780470753545.ch17&quot;,&quot;page&quot;:&quot;225-238&quot;,&quot;publisher&quot;:&quot;Blackwell Publishing Ltd&quot;,&quot;source&quot;:&quot;onlinelibrary.wiley.com&quot;,&quot;title&quot;:&quot;Cultural Historical Activity Theory and the Expansion of Opportunities for Learning After School&quot;,&quot;URL&quot;:&quot;http://onlinelibrary.wiley.com/doi/10.1002/9780470753545.ch17/summary&quot;,&quot;author&quot;:[{&quot;family&quot;:&quot;Brown&quot;,&quot;given&quot;:&quot;Katherine&quot;},{&quot;family&quot;:&quot;Cole&quot;,&quot;given&quot;:&quot;Michael&quot;}],&quot;accessed&quot;:{&quot;date-parts&quot;:[[&quot;2017&quot;,7,28]]},&quot;issued&quot;:{&quot;date-parts&quot;:[[&quot;2008&quot;,1,14]]},&quot;citation-key&quot;:&quot;brown_cultural_2008&quot;},&quot;prefix&quot;:&quot;&quot;,&quot;suffix&quot;:&quot;&quot;}],&quot;schema&quot;:&quot;https://github.com/citation-style-language/schema/raw/master/csl-citation.json&quot;} RNDKe6ndTekIp"/>(Brown and Cole, 2008)<text:reference-mark-end text:name="ZOTERO_ITEM CSL_CITATION {&quot;citationID&quot;:&quot;qtuhbwee&quot;,&quot;properties&quot;:{&quot;formattedCitation&quot;:&quot;(Brown and Cole, 2008)&quot;,&quot;plainCitation&quot;:&quot;(Brown and Cole, 2008)&quot;,&quot;noteIndex&quot;:0},&quot;citationItems&quot;:[{&quot;id&quot;:1441,&quot;uris&quot;:[&quot;http://zotero.org/users/1913249/items/8QZDB9FX&quot;,[&quot;http://zotero.org/users/1913249/items/8QZDB9FX&quot;]],&quot;itemData&quot;:{&quot;id&quot;:1441,&quot;type&quot;:&quot;chapter&quot;,&quot;container-title&quot;:&quot;Learning for Life in the 21st Century: Sociocultural Perspectives on the Future of Education&quot;,&quot;ISBN&quot;:&quot;978-0-470-75354-5&quot;,&quot;language&quot;:&quot;en&quot;,&quot;note&quot;:&quot;DOI: 10.1002/9780470753545.ch17&quot;,&quot;page&quot;:&quot;225-238&quot;,&quot;publisher&quot;:&quot;Blackwell Publishing Ltd&quot;,&quot;source&quot;:&quot;onlinelibrary.wiley.com&quot;,&quot;title&quot;:&quot;Cultural Historical Activity Theory and the Expansion of Opportunities for Learning After School&quot;,&quot;URL&quot;:&quot;http://onlinelibrary.wiley.com/doi/10.1002/9780470753545.ch17/summary&quot;,&quot;author&quot;:[{&quot;family&quot;:&quot;Brown&quot;,&quot;given&quot;:&quot;Katherine&quot;},{&quot;family&quot;:&quot;Cole&quot;,&quot;given&quot;:&quot;Michael&quot;}],&quot;accessed&quot;:{&quot;date-parts&quot;:[[&quot;2017&quot;,7,28]]},&quot;issued&quot;:{&quot;date-parts&quot;:[[&quot;2008&quot;,1,14]]},&quot;citation-key&quot;:&quot;brown_cultural_2008&quot;},&quot;prefix&quot;:&quot;&quot;,&quot;suffix&quot;:&quot;&quot;}],&quot;schema&quot;:&quot;https://github.com/citation-style-language/schema/raw/master/csl-citation.json&quot;} RNDKe6ndTekIp"/>.</text:p>
      <text:p text:style-name="Text_20_body">In the 5D intervention, a narrative fiction of a ‘wizard’ to rapidly construct a shared sense of the guiding activities. In similar approach to Heathcote’s Mantle of the Expert, roles are created and breathed into life by the facilitator and affordances of the learning design to accelerate an adoption of principles of practice.</text:p>
      <text:p text:style-name="Text_20_body">This technique emerged in this study as one of value and is explored in chapters x and y.</text:p>
      <text:h text:style-name="Heading_20_3" text:outline-level="3"><text:bookmark-start text:name="creative-family-learning---roque"/>Creative Family Learning - Roque<text:bookmark-end text:name="creative-family-learning---roque"/></text:h>
      <text:p text:style-name="First_20_paragraph">There is limited research on how to create learning communities making games for educational purposes. Existing research <text:reference-mark-start text:name="ZOTERO_ITEM CSL_CITATION {&quot;citationID&quot;:&quot;tkjkhpbx&quot;,&quot;properties&quot;:{&quot;formattedCitation&quot;:&quot;(Xiao and Carroll, 2007)&quot;,&quot;plainCitation&quot;:&quot;(Xiao and Carroll, 2007)&quot;,&quot;noteIndex&quot;:0},&quot;citationItems&quot;:[{&quot;id&quot;:8729,&quot;uris&quot;:[&quot;http://zotero.org/users/1913249/items/5MPFI3YK&quot;,[&quot;http://zotero.org/users/1913249/items/5MPFI3YK&quot;]],&quot;itemData&quot;:{&quot;id&quot;:8729,&quot;type&quot;:&quot;article-journal&quot;,&quot;abstract&quot;:&quot;Computer technologies develop at a challenging fast pace. Formal education should not only teach students basic computer skills to meet current computer needs, but also foster student development of informal learning ability for a lifelong learning process. On the other hand, students growing up in the digital world are often more skilled with computer technologies than their teachers. We describe an online course design project in which a group of students designed an online health course for their middle school, and teachers played the roles of facilitators and learners. We suggest fostering an informal learning community of computer technologies at school as a supplemental method of formal computer education to address the shift in educational context and as a place offering opportunities for students to work on real-life projects and solve real-life problems.&quot;,&quot;container-title&quot;:&quot;Behaviour &amp; Information Technology&quot;,&quot;DOI&quot;:&quot;10.1080/01449290600811511&quot;,&quot;ISSN&quot;:&quot;0144-929X&quot;,&quot;issue&quot;:&quot;1&quot;,&quot;note&quot;:&quot;publisher: Taylor &amp; Francis\n_eprint: https://doi.org/10.1080/01449290600811511&quot;,&quot;page&quot;:&quot;23-36&quot;,&quot;source&quot;:&quot;Taylor and Francis+NEJM&quot;,&quot;title&quot;:&quot;Fostering an informal learning community of computer technologies at school&quot;,&quot;URL&quot;:&quot;https://doi.org/10.1080/01449290600811511&quot;,&quot;volume&quot;:&quot;26&quot;,&quot;author&quot;:[{&quot;family&quot;:&quot;Xiao&quot;,&quot;given&quot;:&quot;Lu&quot;},{&quot;family&quot;:&quot;Carroll&quot;,&quot;given&quot;:&quot;John M.&quot;}],&quot;accessed&quot;:{&quot;date-parts&quot;:[[&quot;2023&quot;,6,13]]},&quot;issued&quot;:{&quot;date-parts&quot;:[[&quot;2007&quot;,1,1]]},&quot;citation-key&quot;:&quot;xiao_fostering_2007&quot;},&quot;prefix&quot;:&quot;&quot;,&quot;suffix&quot;:&quot;&quot;}],&quot;schema&quot;:&quot;https://github.com/citation-style-language/schema/raw/master/csl-citation.json&quot;} RND1IICJ47opQ"/>(Xiao and Carroll, 2007)<text:reference-mark-end text:name="ZOTERO_ITEM CSL_CITATION {&quot;citationID&quot;:&quot;tkjkhpbx&quot;,&quot;properties&quot;:{&quot;formattedCitation&quot;:&quot;(Xiao and Carroll, 2007)&quot;,&quot;plainCitation&quot;:&quot;(Xiao and Carroll, 2007)&quot;,&quot;noteIndex&quot;:0},&quot;citationItems&quot;:[{&quot;id&quot;:8729,&quot;uris&quot;:[&quot;http://zotero.org/users/1913249/items/5MPFI3YK&quot;,[&quot;http://zotero.org/users/1913249/items/5MPFI3YK&quot;]],&quot;itemData&quot;:{&quot;id&quot;:8729,&quot;type&quot;:&quot;article-journal&quot;,&quot;abstract&quot;:&quot;Computer technologies develop at a challenging fast pace. Formal education should not only teach students basic computer skills to meet current computer needs, but also foster student development of informal learning ability for a lifelong learning process. On the other hand, students growing up in the digital world are often more skilled with computer technologies than their teachers. We describe an online course design project in which a group of students designed an online health course for their middle school, and teachers played the roles of facilitators and learners. We suggest fostering an informal learning community of computer technologies at school as a supplemental method of formal computer education to address the shift in educational context and as a place offering opportunities for students to work on real-life projects and solve real-life problems.&quot;,&quot;container-title&quot;:&quot;Behaviour &amp; Information Technology&quot;,&quot;DOI&quot;:&quot;10.1080/01449290600811511&quot;,&quot;ISSN&quot;:&quot;0144-929X&quot;,&quot;issue&quot;:&quot;1&quot;,&quot;note&quot;:&quot;publisher: Taylor &amp; Francis\n_eprint: https://doi.org/10.1080/01449290600811511&quot;,&quot;page&quot;:&quot;23-36&quot;,&quot;source&quot;:&quot;Taylor and Francis+NEJM&quot;,&quot;title&quot;:&quot;Fostering an informal learning community of computer technologies at school&quot;,&quot;URL&quot;:&quot;https://doi.org/10.1080/01449290600811511&quot;,&quot;volume&quot;:&quot;26&quot;,&quot;author&quot;:[{&quot;family&quot;:&quot;Xiao&quot;,&quot;given&quot;:&quot;Lu&quot;},{&quot;family&quot;:&quot;Carroll&quot;,&quot;given&quot;:&quot;John M.&quot;}],&quot;accessed&quot;:{&quot;date-parts&quot;:[[&quot;2023&quot;,6,13]]},&quot;issued&quot;:{&quot;date-parts&quot;:[[&quot;2007&quot;,1,1]]},&quot;citation-key&quot;:&quot;xiao_fostering_2007&quot;},&quot;prefix&quot;:&quot;&quot;,&quot;suffix&quot;:&quot;&quot;}],&quot;schema&quot;:&quot;https://github.com/citation-style-language/schema/raw/master/csl-citation.json&quot;} RND1IICJ47opQ"/> has close parallels with project approaches and has a focus on fostering online collaboration and resources sharing. Many popular and well researched online communities exist <text:a xlink:type="simple" xlink:href="Bruckman" text:style-name="Internet_20_link" text:visited-style-name="Visited_20_Internet_20_Link"><text:span text:style-name="Definition">scratch, itch.io, new grounds</text:span></text:a>. However researchers <text:reference-mark-start text:name="ZOTERO_ITEM CSL_CITATION {&quot;citationID&quot;:&quot;dtmmfwdh&quot;,&quot;properties&quot;:{&quot;formattedCitation&quot;:&quot;(Roque, 2016)&quot;,&quot;plainCitation&quot;:&quot;(Roque, 2016)&quot;,&quot;noteIndex&quot;:0},&quot;citationItems&quot;:[{&quot;id&quot;:2834,&quot;uris&quot;:[&quot;http://zotero.org/users/1913249/items/4F43N9TP&quot;,[&quot;http://zotero.org/users/1913249/items/4F43N9TP&quot;]],&quot;itemData&quot;:{&quot;id&quot;:2834,&quot;type&quot;:&quot;thesis&quot;,&quot;abstract&quot;:&quot;The ability to create, design, and express oneself with technology is an important fluency for full participation in today's digitally mediated society. Social support can play a major role in engaging and deepening what young people can learn and do with technology. In particular, parents can play many roles, such as being collaborators, resource providers, and co-learners with their kids. In this dissertation, I explore the possibilities of engaging kids and their families as computational creators - providing opportunities and support to enable them to create things they care about with computing, to see themselves as creators, and to imagine the ways they can shape their world. I especially focus on families with limited access to resources and social support around computing. I describe the design of a community-based outreach program called Family Creative Learning, which invites kids, their families, and other families in their community to create and learn together using creative technologies. I use a qualitative approach to document the complex and diverse learning experiences of families. Through studies of family participation, I examine how kids and their parents supported one another and how the Family Creative Learning environment, activities, tools, and facilitation supported families in their development as computational creators. As families built projects, they also built perspectives in how they saw themselves, each other, and computing - developing identities as computational creators.&quot;,&quot;genre&quot;:&quot;Thesis&quot;,&quot;language&quot;:&quot;eng&quot;,&quot;license&quot;:&quot;http://dspace.mit.edu/handle/1721.1/7582&quot;,&quot;publisher&quot;:&quot;Massachusetts Institute of Technology&quot;,&quot;source&quot;:&quot;dspace.mit.edu&quot;,&quot;title&quot;:&quot;Family creative learning : designing structures to engage kids and parents as computational creators&quot;,&quot;title-short&quot;:&quot;Family creative learning&quot;,&quot;URL&quot;:&quot;http://dspace.mit.edu/handle/1721.1/107577&quot;,&quot;author&quot;:[{&quot;family&quot;:&quot;Roque&quot;,&quot;given&quot;:&quot;Ricarose Vallarta&quot;}],&quot;accessed&quot;:{&quot;date-parts&quot;:[[&quot;2018&quot;,10,30]]},&quot;issued&quot;:{&quot;date-parts&quot;:[[&quot;2016&quot;]]},&quot;citation-key&quot;:&quot;roque_family_2016&quot;},&quot;prefix&quot;:&quot;&quot;,&quot;suffix&quot;:&quot;&quot;}],&quot;schema&quot;:&quot;https://github.com/citation-style-language/schema/raw/master/csl-citation.json&quot;} RND8dCaOwbYUj"/>(Roque, 2016)<text:reference-mark-end text:name="ZOTERO_ITEM CSL_CITATION {&quot;citationID&quot;:&quot;dtmmfwdh&quot;,&quot;properties&quot;:{&quot;formattedCitation&quot;:&quot;(Roque, 2016)&quot;,&quot;plainCitation&quot;:&quot;(Roque, 2016)&quot;,&quot;noteIndex&quot;:0},&quot;citationItems&quot;:[{&quot;id&quot;:2834,&quot;uris&quot;:[&quot;http://zotero.org/users/1913249/items/4F43N9TP&quot;,[&quot;http://zotero.org/users/1913249/items/4F43N9TP&quot;]],&quot;itemData&quot;:{&quot;id&quot;:2834,&quot;type&quot;:&quot;thesis&quot;,&quot;abstract&quot;:&quot;The ability to create, design, and express oneself with technology is an important fluency for full participation in today's digitally mediated society. Social support can play a major role in engaging and deepening what young people can learn and do with technology. In particular, parents can play many roles, such as being collaborators, resource providers, and co-learners with their kids. In this dissertation, I explore the possibilities of engaging kids and their families as computational creators - providing opportunities and support to enable them to create things they care about with computing, to see themselves as creators, and to imagine the ways they can shape their world. I especially focus on families with limited access to resources and social support around computing. I describe the design of a community-based outreach program called Family Creative Learning, which invites kids, their families, and other families in their community to create and learn together using creative technologies. I use a qualitative approach to document the complex and diverse learning experiences of families. Through studies of family participation, I examine how kids and their parents supported one another and how the Family Creative Learning environment, activities, tools, and facilitation supported families in their development as computational creators. As families built projects, they also built perspectives in how they saw themselves, each other, and computing - developing identities as computational creators.&quot;,&quot;genre&quot;:&quot;Thesis&quot;,&quot;language&quot;:&quot;eng&quot;,&quot;license&quot;:&quot;http://dspace.mit.edu/handle/1721.1/7582&quot;,&quot;publisher&quot;:&quot;Massachusetts Institute of Technology&quot;,&quot;source&quot;:&quot;dspace.mit.edu&quot;,&quot;title&quot;:&quot;Family creative learning : designing structures to engage kids and parents as computational creators&quot;,&quot;title-short&quot;:&quot;Family creative learning&quot;,&quot;URL&quot;:&quot;http://dspace.mit.edu/handle/1721.1/107577&quot;,&quot;author&quot;:[{&quot;family&quot;:&quot;Roque&quot;,&quot;given&quot;:&quot;Ricarose Vallarta&quot;}],&quot;accessed&quot;:{&quot;date-parts&quot;:[[&quot;2018&quot;,10,30]]},&quot;issued&quot;:{&quot;date-parts&quot;:[[&quot;2016&quot;]]},&quot;citation-key&quot;:&quot;roque_family_2016&quot;},&quot;prefix&quot;:&quot;&quot;,&quot;suffix&quot;:&quot;&quot;}],&quot;schema&quot;:&quot;https://github.com/citation-style-language/schema/raw/master/csl-citation.json&quot;} RND8dCaOwbYUj"/> highlighted the limitations of accessibility of online participatory culture. In response Roque <text:reference-mark-start text:name="ZOTERO_ITEM CSL_CITATION {&quot;citationID&quot;:&quot;ucwfznrm&quot;,&quot;properties&quot;:{&quot;formattedCitation&quot;:&quot;(Roque, 2016)&quot;,&quot;plainCitation&quot;:&quot;(Roque, 2016)&quot;,&quot;noteIndex&quot;:0},&quot;citationItems&quot;:[{&quot;id&quot;:2834,&quot;uris&quot;:[&quot;http://zotero.org/users/1913249/items/4F43N9TP&quot;,[&quot;http://zotero.org/users/1913249/items/4F43N9TP&quot;]],&quot;itemData&quot;:{&quot;id&quot;:2834,&quot;type&quot;:&quot;thesis&quot;,&quot;abstract&quot;:&quot;The ability to create, design, and express oneself with technology is an important fluency for full participation in today's digitally mediated society. Social support can play a major role in engaging and deepening what young people can learn and do with technology. In particular, parents can play many roles, such as being collaborators, resource providers, and co-learners with their kids. In this dissertation, I explore the possibilities of engaging kids and their families as computational creators - providing opportunities and support to enable them to create things they care about with computing, to see themselves as creators, and to imagine the ways they can shape their world. I especially focus on families with limited access to resources and social support around computing. I describe the design of a community-based outreach program called Family Creative Learning, which invites kids, their families, and other families in their community to create and learn together using creative technologies. I use a qualitative approach to document the complex and diverse learning experiences of families. Through studies of family participation, I examine how kids and their parents supported one another and how the Family Creative Learning environment, activities, tools, and facilitation supported families in their development as computational creators. As families built projects, they also built perspectives in how they saw themselves, each other, and computing - developing identities as computational creators.&quot;,&quot;genre&quot;:&quot;Thesis&quot;,&quot;language&quot;:&quot;eng&quot;,&quot;license&quot;:&quot;http://dspace.mit.edu/handle/1721.1/7582&quot;,&quot;publisher&quot;:&quot;Massachusetts Institute of Technology&quot;,&quot;source&quot;:&quot;dspace.mit.edu&quot;,&quot;title&quot;:&quot;Family creative learning : designing structures to engage kids and parents as computational creators&quot;,&quot;title-short&quot;:&quot;Family creative learning&quot;,&quot;URL&quot;:&quot;http://dspace.mit.edu/handle/1721.1/107577&quot;,&quot;author&quot;:[{&quot;family&quot;:&quot;Roque&quot;,&quot;given&quot;:&quot;Ricarose Vallarta&quot;}],&quot;accessed&quot;:{&quot;date-parts&quot;:[[&quot;2018&quot;,10,30]]},&quot;issued&quot;:{&quot;date-parts&quot;:[[&quot;2016&quot;]]},&quot;citation-key&quot;:&quot;roque_family_2016&quot;},&quot;prefix&quot;:&quot;&quot;,&quot;suffix&quot;:&quot;&quot;}],&quot;schema&quot;:&quot;https://github.com/citation-style-language/schema/raw/master/csl-citation.json&quot;} RNDirt0rty3P0"/>(Roque, 2016)<text:reference-mark-end text:name="ZOTERO_ITEM CSL_CITATION {&quot;citationID&quot;:&quot;ucwfznrm&quot;,&quot;properties&quot;:{&quot;formattedCitation&quot;:&quot;(Roque, 2016)&quot;,&quot;plainCitation&quot;:&quot;(Roque, 2016)&quot;,&quot;noteIndex&quot;:0},&quot;citationItems&quot;:[{&quot;id&quot;:2834,&quot;uris&quot;:[&quot;http://zotero.org/users/1913249/items/4F43N9TP&quot;,[&quot;http://zotero.org/users/1913249/items/4F43N9TP&quot;]],&quot;itemData&quot;:{&quot;id&quot;:2834,&quot;type&quot;:&quot;thesis&quot;,&quot;abstract&quot;:&quot;The ability to create, design, and express oneself with technology is an important fluency for full participation in today's digitally mediated society. Social support can play a major role in engaging and deepening what young people can learn and do with technology. In particular, parents can play many roles, such as being collaborators, resource providers, and co-learners with their kids. In this dissertation, I explore the possibilities of engaging kids and their families as computational creators - providing opportunities and support to enable them to create things they care about with computing, to see themselves as creators, and to imagine the ways they can shape their world. I especially focus on families with limited access to resources and social support around computing. I describe the design of a community-based outreach program called Family Creative Learning, which invites kids, their families, and other families in their community to create and learn together using creative technologies. I use a qualitative approach to document the complex and diverse learning experiences of families. Through studies of family participation, I examine how kids and their parents supported one another and how the Family Creative Learning environment, activities, tools, and facilitation supported families in their development as computational creators. As families built projects, they also built perspectives in how they saw themselves, each other, and computing - developing identities as computational creators.&quot;,&quot;genre&quot;:&quot;Thesis&quot;,&quot;language&quot;:&quot;eng&quot;,&quot;license&quot;:&quot;http://dspace.mit.edu/handle/1721.1/7582&quot;,&quot;publisher&quot;:&quot;Massachusetts Institute of Technology&quot;,&quot;source&quot;:&quot;dspace.mit.edu&quot;,&quot;title&quot;:&quot;Family creative learning : designing structures to engage kids and parents as computational creators&quot;,&quot;title-short&quot;:&quot;Family creative learning&quot;,&quot;URL&quot;:&quot;http://dspace.mit.edu/handle/1721.1/107577&quot;,&quot;author&quot;:[{&quot;family&quot;:&quot;Roque&quot;,&quot;given&quot;:&quot;Ricarose Vallarta&quot;}],&quot;accessed&quot;:{&quot;date-parts&quot;:[[&quot;2018&quot;,10,30]]},&quot;issued&quot;:{&quot;date-parts&quot;:[[&quot;2016&quot;]]},&quot;citation-key&quot;:&quot;roque_family_2016&quot;},&quot;prefix&quot;:&quot;&quot;,&quot;suffix&quot;:&quot;&quot;}],&quot;schema&quot;:&quot;https://github.com/citation-style-language/schema/raw/master/csl-citation.json&quot;} RNDirt0rty3P0"/> FCL study addressed it with face to face session with help from family members.</text:p>
      <text:p text:style-name="Text_20_body">Roque’s work is founded on sociocultural / situated understandings of learning and brings it into a non-formal learning environment. A key question she asks is how can facilitators help develop participation in community activities (<text:span text:style-name="T2">roqueBecomingFacilitatorsCreative2018?</text:span>).</text:p>
      <text:p text:style-name="Text_20_body">It is of value to explore the community aspect of providing support to parents, and support and structure to staff members supporting parents.</text:p>
      <text:p text:style-name="Text_20_body">The work of Roque to operationalise Barron’s work on parental roles in a making context is of particular interest to this study.</text:p>
      <text:p text:style-name="Text_20_body"><text:soft-page-break/>I extend this in this study, how can the learning design contribute to aid this process and empower young people as well.</text:p>
      <text:h text:style-name="Heading_20_3" text:outline-level="3"><text:bookmark-start text:name="digital-braves-as-a-small-moe-5d-project"/>Digital Braves as a small MoE / 5D project<text:bookmark-end text:name="digital-braves-as-a-small-moe-5d-project"/></text:h>
      <text:p text:style-name="First_20_paragraph">Insert a summary of Digital Braves - link to republication version.</text:p>
      <text:h text:style-name="Heading_20_2" text:outline-level="2"><text:bookmark-start text:name="summary-of-the-thesis-motivation-and-structure"/>Summary of the thesis motivation and structure<text:bookmark-end text:name="summary-of-the-thesis-motivation-and-structure"/></text:h>
      <text:h text:style-name="Heading_20_3" text:outline-level="3"><text:bookmark-start text:name="recap-of-motivation"/>Recap of motivation<text:bookmark-end text:name="recap-of-motivation"/></text:h>
      <text:p text:style-name="First_20_paragraph">A motivation is to better understand my practice as an activist, community worker and educator.</text:p>
      <text:p text:style-name="Text_20_body">While I am wary of runaway objects, I am still active in a community and university setting.</text:p>
      <text:p text:style-name="Text_20_body">An understanding of this controlled experiment in creating culture can shed light on previous work.</text:p>
      <text:p text:style-name="Text_20_body">Theories of situated learning view transmission of educational practice as a thorny problem as the process of learning is dependant on many contextual factors.</text:p>
      <text:p text:style-name="Text_20_body">Thus why would this study based on observations of one context be of use? Thoughts:<text:line-break/>- similar contexts exist - underlying treads may emerge which may transcend context</text:p>
      <text:h text:style-name="Heading_20_4" text:outline-level="4"><text:bookmark-start text:name="an-area-of-tension-to-address---limited-leaner-choice-in-process-if-driven-by-curriculum."/>An area of tension to address - limited leaner choice in process if driven by curriculum.<text:bookmark-end text:name="an-area-of-tension-to-address---limited-leaner-choice-in-process-if-driven-by-curriculum."/></text:h>
      <text:p text:style-name="First_20_paragraph">Authors note that UMC and the value of project based exploration can clash with classroom culture driven by curriculum goals.</text:p>
      <text:p text:style-name="Preformatted_20_Text">"Constructionist learning experiences are often designed to give the learner agency in the activity, encouraging exploration throughout the process of constructing public and shareable artifacts [16, 26]. The open-endedness can be difficult to adhere to when used in a context where there are specific learning objectives or when trying to introduce new conceptual material or practices. Noss &amp; Hoyles [24] call this the Play Paradox, an inherent tension between supporting a freedom of exploration while constraining the activity to ensure specific concepts or practices are encountered."</text:p>
      <text:p text:style-name="First_20_paragraph">Quote from <text:reference-mark-start text:name="ZOTERO_ITEM CSL_CITATION {&quot;citationID&quot;:&quot;eslgqfjn&quot;,&quot;properties&quot;:{&quot;formattedCitation&quot;:&quot;(Franklin et al., 2020)&quot;,&quot;plainCitation&quot;:&quot;(Franklin et al., 2020)&quot;,&quot;noteIndex&quot;:0},&quot;citationItems&quot;:[{&quot;id&quot;:2,&quot;uris&quot;:[&quot;http://zotero.org/users/1913249/items/7NFVC6Q7&quot;,[&quot;http://zotero.org/users/1913249/items/7NFVC6Q7&quot;]],&quot;itemData&quot;:{&quot;id&quot;:2,&quot;type&quot;:&quot;paper-conference&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container-title&quot;:&quot;Proceedings of the 2020 ACM Conference on International Computing Education Research&quot;,&quot;DOI&quot;:&quot;10.1145/3372782.3406256&quot;,&quot;event-place&quot;:&quot;Virtual Event New Zealand&quot;,&quot;event-title&quot;:&quot;ICER '20: International Computing Education Research Conference&quot;,&quot;ISBN&quot;:&quot;978-1-4503-7092-9&quot;,&quot;language&quot;:&quot;en&quot;,&quot;page&quot;:&quot;14-24&quot;,&quot;publisher&quot;:&quot;ACM&quot;,&quot;publisher-place&quot;:&quot;Virtual Event New Zealand&quot;,&quot;source&quot;:&quot;DOI.org (Crossref)&quot;,&quot;title&quot;:&quot;An Analysis of Use-Modify-Create Pedagogical Approach's Success in Balancing Structure and Student Agency&quot;,&quot;URL&quot;:&quot;https://dl.acm.org/doi/10.1145/3372782.3406256&quot;,&quot;author&quot;:[{&quot;family&quot;:&quot;Franklin&quot;,&quot;given&quot;:&quot;Diana&quot;},{&quot;family&quot;:&quot;Coenraad&quot;,&quot;given&quot;:&quot;Merijke&quot;},{&quot;family&quot;:&quot;Palmer&quot;,&quot;given&quot;:&quot;Jennifer&quot;},{&quot;family&quot;:&quot;Eatinger&quot;,&quot;given&quot;:&quot;Donna&quot;},{&quot;family&quot;:&quot;Zipp&quot;,&quot;given&quot;:&quot;Anna&quot;},{&quot;family&quot;:&quot;Anaya&quot;,&quot;given&quot;:&quot;Marco&quot;},{&quot;family&quot;:&quot;White&quot;,&quot;given&quot;:&quot;Max&quot;},{&quot;family&quot;:&quot;Pham&quot;,&quot;given&quot;:&quot;Hoang&quot;},{&quot;family&quot;:&quot;Gökdemir&quot;,&quot;given&quot;:&quot;Ozan&quot;},{&quot;family&quot;:&quot;Weintrop&quot;,&quot;given&quot;:&quot;David&quot;}],&quot;accessed&quot;:{&quot;date-parts&quot;:[[&quot;2021&quot;,12,21]]},&quot;issued&quot;:{&quot;date-parts&quot;:[[&quot;2020&quot;,8,10]]},&quot;citation-key&quot;:&quot;franklin_analysis_2020&quot;},&quot;prefix&quot;:&quot;&quot;,&quot;suffix&quot;:&quot;&quot;}],&quot;schema&quot;:&quot;https://github.com/citation-style-language/schema/raw/master/csl-citation.json&quot;} RNDDy14BLdaHo"/>(Franklin et al., 2020)<text:reference-mark-end text:name="ZOTERO_ITEM CSL_CITATION {&quot;citationID&quot;:&quot;eslgqfjn&quot;,&quot;properties&quot;:{&quot;formattedCitation&quot;:&quot;(Franklin et al., 2020)&quot;,&quot;plainCitation&quot;:&quot;(Franklin et al., 2020)&quot;,&quot;noteIndex&quot;:0},&quot;citationItems&quot;:[{&quot;id&quot;:2,&quot;uris&quot;:[&quot;http://zotero.org/users/1913249/items/7NFVC6Q7&quot;,[&quot;http://zotero.org/users/1913249/items/7NFVC6Q7&quot;]],&quot;itemData&quot;:{&quot;id&quot;:2,&quot;type&quot;:&quot;paper-conference&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container-title&quot;:&quot;Proceedings of the 2020 ACM Conference on International Computing Education Research&quot;,&quot;DOI&quot;:&quot;10.1145/3372782.3406256&quot;,&quot;event-place&quot;:&quot;Virtual Event New Zealand&quot;,&quot;event-title&quot;:&quot;ICER '20: International Computing Education Research Conference&quot;,&quot;ISBN&quot;:&quot;978-1-4503-7092-9&quot;,&quot;language&quot;:&quot;en&quot;,&quot;page&quot;:&quot;14-24&quot;,&quot;publisher&quot;:&quot;ACM&quot;,&quot;publisher-place&quot;:&quot;Virtual Event New Zealand&quot;,&quot;source&quot;:&quot;DOI.org (Crossref)&quot;,&quot;title&quot;:&quot;An Analysis of Use-Modify-Create Pedagogical Approach's Success in Balancing Structure and Student Agency&quot;,&quot;URL&quot;:&quot;https://dl.acm.org/doi/10.1145/3372782.3406256&quot;,&quot;author&quot;:[{&quot;family&quot;:&quot;Franklin&quot;,&quot;given&quot;:&quot;Diana&quot;},{&quot;family&quot;:&quot;Coenraad&quot;,&quot;given&quot;:&quot;Merijke&quot;},{&quot;family&quot;:&quot;Palmer&quot;,&quot;given&quot;:&quot;Jennifer&quot;},{&quot;family&quot;:&quot;Eatinger&quot;,&quot;given&quot;:&quot;Donna&quot;},{&quot;family&quot;:&quot;Zipp&quot;,&quot;given&quot;:&quot;Anna&quot;},{&quot;family&quot;:&quot;Anaya&quot;,&quot;given&quot;:&quot;Marco&quot;},{&quot;family&quot;:&quot;White&quot;,&quot;given&quot;:&quot;Max&quot;},{&quot;family&quot;:&quot;Pham&quot;,&quot;given&quot;:&quot;Hoang&quot;},{&quot;family&quot;:&quot;Gökdemir&quot;,&quot;given&quot;:&quot;Ozan&quot;},{&quot;family&quot;:&quot;Weintrop&quot;,&quot;given&quot;:&quot;David&quot;}],&quot;accessed&quot;:{&quot;date-parts&quot;:[[&quot;2021&quot;,12,21]]},&quot;issued&quot;:{&quot;date-parts&quot;:[[&quot;2020&quot;,8,10]]},&quot;citation-key&quot;:&quot;franklin_analysis_2020&quot;},&quot;prefix&quot;:&quot;&quot;,&quot;suffix&quot;:&quot;&quot;}],&quot;schema&quot;:&quot;https://github.com/citation-style-language/schema/raw/master/csl-citation.json&quot;} RNDDy14BLdaHo"/></text:p>
      <text:h text:style-name="Heading_20_3" text:outline-level="3"><text:bookmark-start text:name="gaps-in-existing-research-contribution-to-knowledge-of-this-thesis"/>Gaps in existing research / Contribution to knowledge of this thesis<text:bookmark-end text:name="gaps-in-existing-research-contribution-to-knowledge-of-this-thesis"/></text:h>
      <text:p text:style-name="First_20_paragraph">Sharing practice for researchers and practitioners is complicated. The results are often too abstract to be useful or easily understood by practitioners or too concrete to replicate. Notable exceptions include design pattern collections and design heuristics like that of Brennan and Silverman <text:reference-mark-start text:name="ZOTERO_ITEM CSL_CITATION {&quot;citationID&quot;:&quot;jlwrukdl&quot;,&quot;properties&quot;:{&quot;formattedCitation&quot;:&quot;(Resnick and Silverman, 2005)&quot;,&quot;plainCitation&quot;:&quot;(Resnick and Silverman, 2005)&quot;,&quot;noteIndex&quot;:0},&quot;citationItems&quot;:[{&quot;id&quot;:1095,&quot;uris&quot;:[&quot;http://zotero.org/users/1913249/items/VWHA2FJX&quot;,[&quot;http://zotero.org/users/1913249/items/VWHA2FJX&quot;]],&quot;itemData&quot;:{&quot;id&quot;:1095,&quot;type&quot;:&quot;paper-conference&quot;,&quot;container-title&quot;:&quot;Proceedings of the 2005 conference on Interaction design and children&quot;,&quot;page&quot;:&quot;117–122&quot;,&quot;publisher&quot;:&quot;ACM&quot;,&quot;source&quot;:&quot;Google Scholar&quot;,&quot;title&quot;:&quot;Some reflections on designing construction kits for kids&quot;,&quot;URL&quot;:&quot;http://dl.acm.org/citation.cfm?id=1109556&quot;,&quot;author&quot;:[{&quot;family&quot;:&quot;Resnick&quot;,&quot;given&quot;:&quot;Mitchel&quot;},{&quot;family&quot;:&quot;Silverman&quot;,&quot;given&quot;:&quot;Brian&quot;}],&quot;accessed&quot;:{&quot;date-parts&quot;:[[&quot;2015&quot;,5,9]]},&quot;issued&quot;:{&quot;date-parts&quot;:[[&quot;2005&quot;]]},&quot;citation-key&quot;:&quot;resnick_reflections_2005&quot;},&quot;prefix&quot;:&quot;&quot;,&quot;suffix&quot;:&quot;&quot;}],&quot;schema&quot;:&quot;https://github.com/citation-style-language/schema/raw/master/csl-citation.json&quot;} RNDsYrtPUHou5"/>(Resnick and Silverman, 2005)<text:reference-mark-end text:name="ZOTERO_ITEM CSL_CITATION {&quot;citationID&quot;:&quot;jlwrukdl&quot;,&quot;properties&quot;:{&quot;formattedCitation&quot;:&quot;(Resnick and Silverman, 2005)&quot;,&quot;plainCitation&quot;:&quot;(Resnick and Silverman, 2005)&quot;,&quot;noteIndex&quot;:0},&quot;citationItems&quot;:[{&quot;id&quot;:1095,&quot;uris&quot;:[&quot;http://zotero.org/users/1913249/items/VWHA2FJX&quot;,[&quot;http://zotero.org/users/1913249/items/VWHA2FJX&quot;]],&quot;itemData&quot;:{&quot;id&quot;:1095,&quot;type&quot;:&quot;paper-conference&quot;,&quot;container-title&quot;:&quot;Proceedings of the 2005 conference on Interaction design and children&quot;,&quot;page&quot;:&quot;117–122&quot;,&quot;publisher&quot;:&quot;ACM&quot;,&quot;source&quot;:&quot;Google Scholar&quot;,&quot;title&quot;:&quot;Some reflections on designing construction kits for kids&quot;,&quot;URL&quot;:&quot;http://dl.acm.org/citation.cfm?id=1109556&quot;,&quot;author&quot;:[{&quot;family&quot;:&quot;Resnick&quot;,&quot;given&quot;:&quot;Mitchel&quot;},{&quot;family&quot;:&quot;Silverman&quot;,&quot;given&quot;:&quot;Brian&quot;}],&quot;accessed&quot;:{&quot;date-parts&quot;:[[&quot;2015&quot;,5,9]]},&quot;issued&quot;:{&quot;date-parts&quot;:[[&quot;2005&quot;]]},&quot;citation-key&quot;:&quot;resnick_reflections_2005&quot;},&quot;prefix&quot;:&quot;&quot;,&quot;suffix&quot;:&quot;&quot;}],&quot;schema&quot;:&quot;https://github.com/citation-style-language/schema/raw/master/csl-citation.json&quot;} RNDsYrtPUHou5"/></text:p>
      <text:p text:style-name="Text_20_body"><text:span text:style-name="T2">Gaps in research</text:span> - Kafai’s review on game making research is thin in cultural terms. - Not many addressing the explicit intention to create a community.<text:line-break/>- Game design patterns emerged in this research as fruitful and is under researched</text:p>
      <text:p text:style-name="P24">Other thoughts on thesis</text:p>
      <text:p text:style-name="Text_20_body">This research is valid in the following ways:</text:p>
      <text:list text:style-name="L26">
        <text:list-item>
          <text:p text:style-name="P31">generative nature of research. It has created teaching resources</text:p>
        </text:list-item>
        <text:list-item>
          <text:p text:style-name="P31">the detail of game making pedagogy, suitable for other researcher and Teachers</text:p>
        </text:list-item>
        <text:list-item>
          <text:p text:style-name="P31">tools are novel - media practices are situated, thus will differ with technology</text:p>
        </text:list-item>
        <text:list-item>
          <text:p text:style-name="P31"><text:soft-page-break/>application of guided participation as lens to this domain</text:p>
        </text:list-item>
        <text:list-item>
          <text:p text:style-name="P31">something about methods using 360 and screen capture?</text:p>
        </text:list-item>
      </text:list>
      <text:h text:style-name="Heading_20_3" text:outline-level="3"><text:bookmark-start text:name="research-questions"/>Research Questions<text:bookmark-end text:name="research-questions"/></text:h>
      <text:list text:style-name="L27">
        <text:list-item>
          <text:p text:style-name="P32">What pedagogical tools and processes are available to support novices to overcome barriers to game coding and design? </text:p>
        </text:list-item>
        <text:list-item>
          <text:p text:style-name="P32">How can participants build agency in an evolving community of game makers?</text:p>
        </text:list-item>
        <text:list-item>
          <text:p text:style-name="P32">How can game design patterns support the development of coding practices with novices?</text:p>
        </text:list-item>
      </text:list>
      <text:h text:style-name="Heading_20_3" text:outline-level="3"><text:bookmark-start text:name="chapter-outline"/>Chapter outline<text:bookmark-end text:name="chapter-outline"/></text:h>
      <text:p text:style-name="First_20_paragraph">As has been outlined in this introduction the a leading thread of the thesis is my desire to better understand my own experience as a facilitator of learners creating media and digital products in relation with existing research. This chapter has been structured around key contextual factors that have spurred this inquiry and which have emerged from observational research and integrating existing theoretical understandings in this area. While the immediate goal of understanding learning happening in temporary informal environments of learning coding, the findings have implications that of interest to a broader audience of researchers and practitioners who are looking to nurture creative and/or technical design practices in novice learners.</text:p>
      <text:p text:style-name="Text_20_body">In line with a situated view of learning the details of process of coding are important. Thus one of the challenges of this work is to explore the details to a non-expert audience. While the literature review will begin to disambiguate some of the terms used in the thesis there is in addition a glossary which outlines short definitions of technical terms used. The glossary is included as an appendix to this study and a summary table is present as an introductory section to the literature review.</text:p>
      <text:p text:style-name="Text_20_body">The literature review begins the exploration of the key themes and threads that are integral to the findings of this study. These include: authenticity in project based approaches; nature of informal settings in particular home education; barriers to participation in digital making; pedagogies to create inclusive learning environments and to help young people learn computer coding. To follow I outline the theoretical framework and the key methodologies of this study. I explain how the design based research (DBR) aligns well with the aims of the research questions and the use of concepts from the socio cultural school and the leading approach of third generation activity theory (3GAT).</text:p>
      <text:p text:style-name="Text_20_body">Chapter three starts with a summary of key concepts aligned with the theoretical framework to aid the analysis of data gathered. This include: the iterative and mutually created and emergent nature of the resources and processes that were created and adopted; identifying a unit of analysis; and transformative conceptions of agency. In the second part of the chapter, I outline the process of how data was gathered, processed and collected using screen capture and 360 cameras. I explore the challenge of gathering large amounts of research data and resulting prioritisation that resulted.</text:p>
      <text:p text:style-name="Text_20_body"/>
      <text:p text:style-name="Text_20_body">Chapter four outlines the learning design that emerged from the research process. To explore emerging tensions in design in a way which communicates relevant context, I outline four conflicts in interrelated activity systems using the terminology of third generation activity theory (3GAT). This chapter discussion begins with an exploration of the tools used through the lens of authenticity. It continues by covering the mutual nature of the evolution of the design, and ends with a synthesis to initial barriers to engaging in game making practices and initial interventions to address them.</text:p>
      <text:p text:style-name="Text_20_body">Chapter five focuses on the implementation of individual game design patterns (GDPs) and in doing so addresses how data gathered informs thinking on the research question - <text:span text:style-name="T1">how can game design patterns support the development of coding practices by novices</text:span>? This chapter begins by re-examining of game design patterns and game play design patterns in the context of a community of novice coders. Following this a vignette of parent child interaction in game making process introduces an <text:soft-page-break/>overview of interactions of that pair to help contextualise findings. The chapter then undertakes a systematic analysis of the use of game design patterns by participants drawing on detailed observations of practice. A discussion section explores implications and observations from these findings in relation to existing research and concepts.</text:p>
      <text:p text:style-name="Text_20_body">Chapter six outline the use of inclusive pedagogical methods that helped participants become part of an emerging community of game makers. It explores the role of the design of games and the surrounding communities that build up around games to support an nurture the development of player identities. The process is shown to have beneficial effects in supporting the creative process. I explore the use of a process drama to draw on their existing knowledge and encourages them to put this into practice via a playful fictional scenario.</text:p>
      <text:p text:style-name="Text_20_body">Chapter seven concludes the thesis with a final discussion on the significance of my findings in line with other research and discusses the limitations of this research and identifies areas for future work.</text:p>
      <text:h text:style-name="Heading_20_3" text:outline-level="3"><text:bookmark-start text:name="link-to-next-chapter"/>Link to next chapter<text:bookmark-end text:name="link-to-next-chapter"/></text:h>
      <text:p text:style-name="First_20_paragraph">It is worth noting at this stage that the process of being guided by personal interests, those of participants and creating and designing This chapter has explored the context of HE, informal science learning and specifically computer coding and game making. The pedagogies of those areas are explored in the next chapter.</text:p>
      <text:h text:style-name="Heading_20_2" text:outline-level="2"><text:bookmark-start text:name="links"/>Links<text:bookmark-end text:name="links"/></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Lato" svg:font-family="Lato" style:font-adornments="Bold" style:font-pitch="variable"/>
    <style:font-face style:name="Lato1" svg:font-family="Lato" style:font-adornments="Bold Italic" style:font-pitch="variable"/>
    <style:font-face style:name="Lato2" svg:font-family="Lato" style:font-adornments="Regular" style:font-pitch="variable"/>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Ubuntu" svg:font-family="Ubuntu" style:font-adornments="Regular"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text-indent="0cm" style:auto-text-indent="false"/>
      <style:text-properties style:font-name="Lato2" fo:font-family="Lato" style:font-style-name="Regular" style:font-pitch="variable" fo:font-size="11pt"/>
    </style:style>
    <style:style style:name="Author" style:family="paragraph" style:parent-style-name="Standard" style:next-style-name="Date" style:class="html" style:master-page-name="">
      <style:paragraph-properties style:page-number="auto"/>
      <style:text-properties fo:font-style="italic"/>
    </style:style>
    <style:style style:name="Date" style:family="paragraph" style:parent-style-name="Standard" style:next-style-name="Text_20_body" style:class="html">
      <style:text-properties fo:font-style="italic"/>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text-properties style:font-name="Lato2" fo:font-family="Lato" style:font-style-name="Regular" style:font-pitch="variable" fo:font-size="11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master-page-name="">
      <style:paragraph-properties fo:margin-top="0.21cm" fo:margin-bottom="0.21cm" style:contextual-spacing="false" style:page-number="auto"/>
    </style:style>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style:font-name="Lato" fo:font-family="Lato" style:font-style-name="Bold" style:font-pitch="variable" fo:font-size="16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Lato" fo:font-family="Lato" style:font-style-name="Bold" style:font-pitch="variable" fo:font-size="18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Lato" fo:font-family="Lato" style:font-style-name="Bold" style:font-pitch="variabl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Lato1" fo:font-family="Lato" style:font-style-name="Bold Italic" style:font-pitch="variable" fo:font-size="13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style:font-name="Lato" fo:font-family="Lato" style:font-style-name="Bold" style:font-pitch="variable" fo:font-size="11pt" fo:font-weight="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801cm" fo:margin-right="0.6cm" fo:margin-top="0.25cm" fo:margin-bottom="0.25cm" style:contextual-spacing="true" fo:text-indent="0cm" style:auto-text-indent="false">
        <style:tab-stops/>
      </style:paragraph-properties>
      <style:text-properties fo:font-style="italic"/>
    </style:style>
    <style:style style:name="Preformatted_20_Text" style:display-name="Preformatted Text" style:family="paragraph" style:parent-style-name="Standard" style:class="html">
      <style:paragraph-properties fo:margin-left="1cm" fo:margin-right="0cm" fo:margin-top="0.3cm" fo:margin-bottom="0.3cm" style:contextual-spacing="true" fo:text-indent="0cm" style:auto-text-indent="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text-properties style:font-name="Lato2" fo:font-family="Lato" style:font-style-name="Regular" style:font-pitch="variable" fo:font-size="10pt"/>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style:font-name="Lato" fo:font-family="Lato" style:font-style-name="Bold" style:font-pitch="variable" fo:font-size="22pt" fo:font-weight="bold" style:font-size-asian="28pt" style:font-weight-asian="bold" style:font-size-complex="28pt" style:font-weight-complex="bold"/>
    </style:style>
    <style:style style:name="Bibliography_20_1" style:display-name="Bibliography 1" style:family="paragraph" style:parent-style-name="Index" style:class="index">
      <style:paragraph-properties fo:margin-left="0cm" fo:margin-right="0cm" fo:margin-top="0cm" fo:margin-bottom="0.423cm" style:contextual-spacing="false" style:line-height-at-least="0.423cm" fo:text-indent="0cm" style:auto-text-indent="false">
        <style:tab-stops/>
      </style:paragraph-properties>
    </style:style>
    <style:style style:name="normal" style:family="paragraph" style:default-outline-level="">
      <style:paragraph-properties fo:text-align="start" style:justify-single-word="false" fo:orphans="2" fo:widows="2" style:writing-mode="lr-tb"/>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Addressee" style:family="paragraph" style:parent-style-name="Standard" style:class="extra">
      <style:paragraph-properties fo:margin-top="0cm" fo:margin-bottom="0.106cm" style:contextual-spacing="false" text:number-lines="false" text:line-number="0"/>
      <style:text-properties style:font-name="Ubuntu" fo:font-family="Ubuntu" style:font-style-name="Regular" style:font-pitch="variable" fo:font-size="12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02cm" fo:margin-left="0cm" fo:margin-right="0cm" fo:margin-top="0.51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7</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title>1. Introduction - What kind of game maker are you?</dc:title>
    <dc:description/>
    <dc:subject/>
    <meta:keyword/>
    <meta:initial-creator/>
    <dc:creator>Mick Chesterman</dc:creator>
    <meta:creation-date>2024-06-27T09:44:12Z</meta:creation-date>
    <dc:date>2024-06-27T10:45:00.909159748</dc:date>
    <meta:editing-duration>PT26S</meta:editing-duration>
    <meta:editing-cycles>1</meta:editing-cycles>
    <meta:document-statistic meta:table-count="0" meta:image-count="0" meta:object-count="0" meta:page-count="17" meta:paragraph-count="286" meta:word-count="8105" meta:character-count="51808" meta:non-whitespace-character-count="44063"/>
    <meta:user-defined meta:name="ZOTERO_PREF_1">&lt;data data-version="3" zotero-version="6.0.35"&gt;&lt;session id="BSROyI6s"/&gt;&lt;style id="http://www.zotero.org/styles/harvard-manchester-metropolitan-university" locale="en-US" hasBibliography="1" bibliographyStyleHasBeenSet="0"/&gt;&lt;prefs&gt;&lt;pref name="fieldType" va</meta:user-defined>
    <meta:user-defined meta:name="ZOTERO_PREF_2">lue="ReferenceMark"/&gt;&lt;/prefs&gt;&lt;/data&gt;</meta:user-defined>
    <meta:user-defined meta:name="categories">chapter</meta:user-defined>
    <meta:user-defined meta:name="layout">post</meta:user-defined>
    <meta:user-defined meta:name="zotero" meta:value-type="string"/>
  </office:meta>
</office:document-meta>
</file>